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31mm"/>
    </style:style>
    <style:style style:name="co2" style:family="table-column">
      <style:table-column-properties fo:break-before="auto" style:column-width="88.7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6.48mm"/>
    </style:style>
    <style:style style:name="co5" style:family="table-column">
      <style:table-column-properties fo:break-before="auto" style:column-width="28.05mm"/>
    </style:style>
    <style:style style:name="co6" style:family="table-column">
      <style:table-column-properties fo:break-before="auto" style:column-width="86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ret à DL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/>
          <table:table-cell table:style-name="ce2" office:value-type="string" calcext:value-type="string">
            <text:p><text:a xlink:href="https://reader.izneo.com/read/" xlink:type="simple">https://reader.izneo.com/read/</text:a></text:p>
          </table:table-cell>
        </table:table-row>
        <table:table-row table:style-name="ro1">
          <table:table-cell office:value-type="string" calcext:value-type="string">
            <text:p>Exemple</text:p>
          </table:table-cell>
          <table:table-cell table:formula="of:=[.$B$1]&amp;[.A2]&amp;&quot;/[0:300]&quot;" office:value-type="string" office:string-value="https://reader.izneo.com/read/Exemple/[0:300]" calcext:value-type="string">
            <text:p>https://reader.izneo.com/read/Exemple/[0:300]</text:p>
          </table:table-cell>
        </table:table-row>
        <table:table-row table:style-name="ro1">
          <table:table-cell office:value-type="string" calcext:value-type="string">
            <text:p>9782505045823</text:p>
          </table:table-cell>
          <table:table-cell table:formula="of:=[.$B$1]&amp;[.A3]&amp;&quot;/[0:300]&quot;" office:value-type="string" office:string-value="https://reader.izneo.com/read/9782505045823/[0:300]" calcext:value-type="string">
            <text:p>https://reader.izneo.com/read/9782505045823/[0:300]</text:p>
          </table:table-cell>
        </table:table-row>
        <table:table-row table:style-name="ro1">
          <table:table-cell office:value-type="string" calcext:value-type="string">
            <text:p>9782505045830</text:p>
          </table:table-cell>
          <table:table-cell table:formula="of:=[.$B$1]&amp;[.A4]&amp;&quot;/[0:300]&quot;" office:value-type="string" office:string-value="https://reader.izneo.com/read/9782505045830/[0:300]" calcext:value-type="string">
            <text:p>https://reader.izneo.com/read/9782505045830/[0:300]</text:p>
          </table:table-cell>
        </table:table-row>
        <table:table-row table:style-name="ro1">
          <table:table-cell office:value-type="string" calcext:value-type="string">
            <text:p>9782505045847</text:p>
          </table:table-cell>
          <table:table-cell table:formula="of:=[.$B$1]&amp;[.A5]&amp;&quot;/[0:300]&quot;" office:value-type="string" office:string-value="https://reader.izneo.com/read/9782505045847/[0:300]" calcext:value-type="string">
            <text:p>https://reader.izneo.com/read/9782505045847/[0:300]</text:p>
          </table:table-cell>
        </table:table-row>
        <table:table-row table:style-name="ro1">
          <table:table-cell office:value-type="string" calcext:value-type="string">
            <text:p>9782505045854</text:p>
          </table:table-cell>
          <table:table-cell table:formula="of:=[.$B$1]&amp;[.A6]&amp;&quot;/[0:300]&quot;" office:value-type="string" office:string-value="https://reader.izneo.com/read/9782505045854/[0:300]" calcext:value-type="string">
            <text:p>https://reader.izneo.com/read/9782505045854/[0:300]</text:p>
          </table:table-cell>
        </table:table-row>
        <table:table-row table:style-name="ro1">
          <table:table-cell office:value-type="string" calcext:value-type="string">
            <text:p>9782505045861</text:p>
          </table:table-cell>
          <table:table-cell table:formula="of:=[.$B$1]&amp;[.A7]&amp;&quot;/[0:300]&quot;" office:value-type="string" office:string-value="https://reader.izneo.com/read/9782505045861/[0:300]" calcext:value-type="string">
            <text:p>https://reader.izneo.com/read/9782505045861/[0:300]</text:p>
          </table:table-cell>
        </table:table-row>
        <table:table-row table:style-name="ro1">
          <table:table-cell office:value-type="string" calcext:value-type="string">
            <text:p>9782505045878</text:p>
          </table:table-cell>
          <table:table-cell table:formula="of:=[.$B$1]&amp;[.A8]&amp;&quot;/[0:300]&quot;" office:value-type="string" office:string-value="https://reader.izneo.com/read/9782505045878/[0:300]" calcext:value-type="string">
            <text:p>https://reader.izneo.com/read/9782505045878/[0:300]</text:p>
          </table:table-cell>
        </table:table-row>
        <table:table-row table:style-name="ro1">
          <table:table-cell office:value-type="string" calcext:value-type="string">
            <text:p>9782505045885</text:p>
          </table:table-cell>
          <table:table-cell table:formula="of:=[.$B$1]&amp;[.A9]&amp;&quot;/[0:300]&quot;" office:value-type="string" office:string-value="https://reader.izneo.com/read/9782505045885/[0:300]" calcext:value-type="string">
            <text:p>https://reader.izneo.com/read/9782505045885/[0:300]</text:p>
          </table:table-cell>
        </table:table-row>
        <table:table-row table:style-name="ro1">
          <table:table-cell office:value-type="string" calcext:value-type="string">
            <text:p>9782505045892</text:p>
          </table:table-cell>
          <table:table-cell table:formula="of:=[.$B$1]&amp;[.A10]&amp;&quot;/[0:300]&quot;" office:value-type="string" office:string-value="https://reader.izneo.com/read/9782505045892/[0:300]" calcext:value-type="string">
            <text:p>https://reader.izneo.com/read/9782505045892/[0:300]</text:p>
          </table:table-cell>
        </table:table-row>
        <table:table-row table:style-name="ro1">
          <table:table-cell office:value-type="string" calcext:value-type="string">
            <text:p>9782505045908</text:p>
          </table:table-cell>
          <table:table-cell table:formula="of:=[.$B$1]&amp;[.A11]&amp;&quot;/[0:300]&quot;" office:value-type="string" office:string-value="https://reader.izneo.com/read/9782505045908/[0:300]" calcext:value-type="string">
            <text:p>https://reader.izneo.com/read/9782505045908/[0:300]</text:p>
          </table:table-cell>
        </table:table-row>
        <table:table-row table:style-name="ro1">
          <table:table-cell office:value-type="string" calcext:value-type="string">
            <text:p>9782505045915</text:p>
          </table:table-cell>
          <table:table-cell table:formula="of:=[.$B$1]&amp;[.A12]&amp;&quot;/[0:300]&quot;" office:value-type="string" office:string-value="https://reader.izneo.com/read/9782505045915/[0:300]" calcext:value-type="string">
            <text:p>https://reader.izneo.com/read/9782505045915/[0:300]</text:p>
          </table:table-cell>
        </table:table-row>
        <table:table-row table:style-name="ro1">
          <table:table-cell office:value-type="string" calcext:value-type="string">
            <text:p>9782505045922</text:p>
          </table:table-cell>
          <table:table-cell table:formula="of:=[.$B$1]&amp;[.A13]&amp;&quot;/[0:300]&quot;" office:value-type="string" office:string-value="https://reader.izneo.com/read/9782505045922/[0:300]" calcext:value-type="string">
            <text:p>https://reader.izneo.com/read/9782505045922/[0:300]</text:p>
          </table:table-cell>
        </table:table-row>
        <table:table-row table:style-name="ro1">
          <table:table-cell office:value-type="string" calcext:value-type="string">
            <text:p>9782505045939</text:p>
          </table:table-cell>
          <table:table-cell table:formula="of:=[.$B$1]&amp;[.A14]&amp;&quot;/[0:300]&quot;" office:value-type="string" office:string-value="https://reader.izneo.com/read/9782505045939/[0:300]" calcext:value-type="string">
            <text:p>https://reader.izneo.com/read/9782505045939/[0:300]</text:p>
          </table:table-cell>
        </table:table-row>
        <table:table-row table:style-name="ro1">
          <table:table-cell office:value-type="string" calcext:value-type="string">
            <text:p>9782505045946</text:p>
          </table:table-cell>
          <table:table-cell table:formula="of:=[.$B$1]&amp;[.A15]&amp;&quot;/[0:300]&quot;" office:value-type="string" office:string-value="https://reader.izneo.com/read/9782505045946/[0:300]" calcext:value-type="string">
            <text:p>https://reader.izneo.com/read/9782505045946/[0:300]</text:p>
          </table:table-cell>
        </table:table-row>
        <table:table-row table:style-name="ro1">
          <table:table-cell office:value-type="string" calcext:value-type="string">
            <text:p>9782505045953</text:p>
          </table:table-cell>
          <table:table-cell table:formula="of:=[.$B$1]&amp;[.A16]&amp;&quot;/[0:300]&quot;" office:value-type="string" office:string-value="https://reader.izneo.com/read/9782505045953/[0:300]" calcext:value-type="string">
            <text:p>https://reader.izneo.com/read/9782505045953/[0:300]</text:p>
          </table:table-cell>
        </table:table-row>
        <table:table-row table:style-name="ro1">
          <table:table-cell office:value-type="string" calcext:value-type="string">
            <text:p>9782505045960</text:p>
          </table:table-cell>
          <table:table-cell table:formula="of:=[.$B$1]&amp;[.A17]&amp;&quot;/[0:300]&quot;" office:value-type="string" office:string-value="https://reader.izneo.com/read/9782505045960/[0:300]" calcext:value-type="string">
            <text:p>https://reader.izneo.com/read/9782505045960/[0:300]</text:p>
          </table:table-cell>
        </table:table-row>
        <table:table-row table:style-name="ro1">
          <table:table-cell office:value-type="string" calcext:value-type="string">
            <text:p>9782505045977</text:p>
          </table:table-cell>
          <table:table-cell table:formula="of:=[.$B$1]&amp;[.A18]&amp;&quot;/[0:300]&quot;" office:value-type="string" office:string-value="https://reader.izneo.com/read/9782505045977/[0:300]" calcext:value-type="string">
            <text:p>https://reader.izneo.com/read/9782505045977/[0:300]</text:p>
          </table:table-cell>
        </table:table-row>
        <table:table-row table:style-name="ro1">
          <table:table-cell office:value-type="string" calcext:value-type="string">
            <text:p>9782505045984</text:p>
          </table:table-cell>
          <table:table-cell table:formula="of:=[.$B$1]&amp;[.A19]&amp;&quot;/[0:300]&quot;" office:value-type="string" office:string-value="https://reader.izneo.com/read/9782505045984/[0:300]" calcext:value-type="string">
            <text:p>https://reader.izneo.com/read/9782505045984/[0:300]</text:p>
          </table:table-cell>
        </table:table-row>
        <table:table-row table:style-name="ro1">
          <table:table-cell office:value-type="string" calcext:value-type="string">
            <text:p>9782505045991</text:p>
          </table:table-cell>
          <table:table-cell table:formula="of:=[.$B$1]&amp;[.A20]&amp;&quot;/[0:300]&quot;" office:value-type="string" office:string-value="https://reader.izneo.com/read/9782505045991/[0:300]" calcext:value-type="string">
            <text:p>https://reader.izneo.com/read/9782505045991/[0:300]</text:p>
          </table:table-cell>
        </table:table-row>
        <table:table-row table:style-name="ro1">
          <table:table-cell office:value-type="string" calcext:value-type="string">
            <text:p>9782505046004</text:p>
          </table:table-cell>
          <table:table-cell table:formula="of:=[.$B$1]&amp;[.A21]&amp;&quot;/[0:300]&quot;" office:value-type="string" office:string-value="https://reader.izneo.com/read/9782505046004/[0:300]" calcext:value-type="string">
            <text:p>https://reader.izneo.com/read/9782505046004/[0:300]</text:p>
          </table:table-cell>
        </table:table-row>
        <table:table-row table:style-name="ro1">
          <table:table-cell office:value-type="string" calcext:value-type="string">
            <text:p>9782505046011</text:p>
          </table:table-cell>
          <table:table-cell table:formula="of:=[.$B$1]&amp;[.A22]&amp;&quot;/[0:300]&quot;" office:value-type="string" office:string-value="https://reader.izneo.com/read/9782505046011/[0:300]" calcext:value-type="string">
            <text:p>https://reader.izneo.com/read/9782505046011/[0:300]</text:p>
          </table:table-cell>
        </table:table-row>
        <table:table-row table:style-name="ro1">
          <table:table-cell office:value-type="string" calcext:value-type="string">
            <text:p>9782505046028</text:p>
          </table:table-cell>
          <table:table-cell table:formula="of:=[.$B$1]&amp;[.A23]&amp;&quot;/[0:300]&quot;" office:value-type="string" office:string-value="https://reader.izneo.com/read/9782505046028/[0:300]" calcext:value-type="string">
            <text:p>https://reader.izneo.com/read/9782505046028/[0:300]</text:p>
          </table:table-cell>
        </table:table-row>
        <table:table-row table:style-name="ro1">
          <table:table-cell office:value-type="string" calcext:value-type="string">
            <text:p>9782505046035</text:p>
          </table:table-cell>
          <table:table-cell table:formula="of:=[.$B$1]&amp;[.A24]&amp;&quot;/[0:300]&quot;" office:value-type="string" office:string-value="https://reader.izneo.com/read/9782505046035/[0:300]" calcext:value-type="string">
            <text:p>https://reader.izneo.com/read/9782505046035/[0:300]</text:p>
          </table:table-cell>
        </table:table-row>
        <table:table-row table:style-name="ro1">
          <table:table-cell office:value-type="string" calcext:value-type="string">
            <text:p>9782505046042</text:p>
          </table:table-cell>
          <table:table-cell table:formula="of:=[.$B$1]&amp;[.A25]&amp;&quot;/[0:300]&quot;" office:value-type="string" office:string-value="https://reader.izneo.com/read/9782505046042/[0:300]" calcext:value-type="string">
            <text:p>https://reader.izneo.com/read/9782505046042/[0:300]</text:p>
          </table:table-cell>
        </table:table-row>
        <table:table-row table:style-name="ro1">
          <table:table-cell office:value-type="string" calcext:value-type="string">
            <text:p>9782505046059</text:p>
          </table:table-cell>
          <table:table-cell table:formula="of:=[.$B$1]&amp;[.A26]&amp;&quot;/[0:300]&quot;" office:value-type="string" office:string-value="https://reader.izneo.com/read/9782505046059/[0:300]" calcext:value-type="string">
            <text:p>https://reader.izneo.com/read/9782505046059/[0:300]</text:p>
          </table:table-cell>
        </table:table-row>
        <table:table-row table:style-name="ro1">
          <table:table-cell office:value-type="string" calcext:value-type="string">
            <text:p>9782505046066</text:p>
          </table:table-cell>
          <table:table-cell table:formula="of:=[.$B$1]&amp;[.A27]&amp;&quot;/[0:300]&quot;" office:value-type="string" office:string-value="https://reader.izneo.com/read/9782505046066/[0:300]" calcext:value-type="string">
            <text:p>https://reader.izneo.com/read/9782505046066/[0:300]</text:p>
          </table:table-cell>
        </table:table-row>
        <table:table-row table:style-name="ro1">
          <table:table-cell office:value-type="string" calcext:value-type="string">
            <text:p>9782505046073</text:p>
          </table:table-cell>
          <table:table-cell table:formula="of:=[.$B$1]&amp;[.A28]&amp;&quot;/[0:300]&quot;" office:value-type="string" office:string-value="https://reader.izneo.com/read/9782505046073/[0:300]" calcext:value-type="string">
            <text:p>https://reader.izneo.com/read/9782505046073/[0:300]</text:p>
          </table:table-cell>
        </table:table-row>
        <table:table-row table:style-name="ro1">
          <table:table-cell office:value-type="string" calcext:value-type="string">
            <text:p>9782505046080</text:p>
          </table:table-cell>
          <table:table-cell table:formula="of:=[.$B$1]&amp;[.A29]&amp;&quot;/[0:300]&quot;" office:value-type="string" office:string-value="https://reader.izneo.com/read/9782505046080/[0:300]" calcext:value-type="string">
            <text:p>https://reader.izneo.com/read/9782505046080/[0:300]</text:p>
          </table:table-cell>
        </table:table-row>
        <table:table-row table:style-name="ro1">
          <table:table-cell office:value-type="string" calcext:value-type="string">
            <text:p>9782505046097</text:p>
          </table:table-cell>
          <table:table-cell table:formula="of:=[.$B$1]&amp;[.A30]&amp;&quot;/[0:300]&quot;" office:value-type="string" office:string-value="https://reader.izneo.com/read/9782505046097/[0:300]" calcext:value-type="string">
            <text:p>https://reader.izneo.com/read/9782505046097/[0:300]</text:p>
          </table:table-cell>
        </table:table-row>
        <table:table-row table:style-name="ro1">
          <table:table-cell office:value-type="string" calcext:value-type="string">
            <text:p>9782505046103</text:p>
          </table:table-cell>
          <table:table-cell table:formula="of:=[.$B$1]&amp;[.A31]&amp;&quot;/[0:300]&quot;" office:value-type="string" office:string-value="https://reader.izneo.com/read/9782505046103/[0:300]" calcext:value-type="string">
            <text:p>https://reader.izneo.com/read/9782505046103/[0:300]</text:p>
          </table:table-cell>
        </table:table-row>
        <table:table-row table:style-name="ro1">
          <table:table-cell office:value-type="string" calcext:value-type="string">
            <text:p>9782505046110</text:p>
          </table:table-cell>
          <table:table-cell table:formula="of:=[.$B$1]&amp;[.A32]&amp;&quot;/[0:300]&quot;" office:value-type="string" office:string-value="https://reader.izneo.com/read/9782505046110/[0:300]" calcext:value-type="string">
            <text:p>https://reader.izneo.com/read/9782505046110/[0:300]</text:p>
          </table:table-cell>
        </table:table-row>
        <table:table-row table:style-name="ro1">
          <table:table-cell office:value-type="string" calcext:value-type="string">
            <text:p>9782505046127</text:p>
          </table:table-cell>
          <table:table-cell table:formula="of:=[.$B$1]&amp;[.A33]&amp;&quot;/[0:300]&quot;" office:value-type="string" office:string-value="https://reader.izneo.com/read/9782505046127/[0:300]" calcext:value-type="string">
            <text:p>https://reader.izneo.com/read/9782505046127/[0:300]</text:p>
          </table:table-cell>
        </table:table-row>
        <table:table-row table:style-name="ro1">
          <table:table-cell office:value-type="string" calcext:value-type="string">
            <text:p>9782505046134</text:p>
          </table:table-cell>
          <table:table-cell table:formula="of:=[.$B$1]&amp;[.A34]&amp;&quot;/[0:300]&quot;" office:value-type="string" office:string-value="https://reader.izneo.com/read/9782505046134/[0:300]" calcext:value-type="string">
            <text:p>https://reader.izneo.com/read/9782505046134/[0:300]</text:p>
          </table:table-cell>
        </table:table-row>
        <table:table-row table:style-name="ro1">
          <table:table-cell office:value-type="string" calcext:value-type="string">
            <text:p>9782505046141</text:p>
          </table:table-cell>
          <table:table-cell table:formula="of:=[.$B$1]&amp;[.A35]&amp;&quot;/[0:300]&quot;" office:value-type="string" office:string-value="https://reader.izneo.com/read/9782505046141/[0:300]" calcext:value-type="string">
            <text:p>https://reader.izneo.com/read/9782505046141/[0:300]</text:p>
          </table:table-cell>
        </table:table-row>
        <table:table-row table:style-name="ro1">
          <table:table-cell office:value-type="string" calcext:value-type="string">
            <text:p>9782505046158</text:p>
          </table:table-cell>
          <table:table-cell table:formula="of:=[.$B$1]&amp;[.A36]&amp;&quot;/[0:300]&quot;" office:value-type="string" office:string-value="https://reader.izneo.com/read/9782505046158/[0:300]" calcext:value-type="string">
            <text:p>https://reader.izneo.com/read/9782505046158/[0:300]</text:p>
          </table:table-cell>
        </table:table-row>
        <table:table-row table:style-name="ro1">
          <table:table-cell office:value-type="string" calcext:value-type="string">
            <text:p>9782505046165</text:p>
          </table:table-cell>
          <table:table-cell table:formula="of:=[.$B$1]&amp;[.A37]&amp;&quot;/[0:300]&quot;" office:value-type="string" office:string-value="https://reader.izneo.com/read/9782505046165/[0:300]" calcext:value-type="string">
            <text:p>https://reader.izneo.com/read/9782505046165/[0:300]</text:p>
          </table:table-cell>
        </table:table-row>
        <table:table-row table:style-name="ro1">
          <table:table-cell office:value-type="string" calcext:value-type="string">
            <text:p>9782505046172</text:p>
          </table:table-cell>
          <table:table-cell table:formula="of:=[.$B$1]&amp;[.A38]&amp;&quot;/[0:300]&quot;" office:value-type="string" office:string-value="https://reader.izneo.com/read/9782505046172/[0:300]" calcext:value-type="string">
            <text:p>https://reader.izneo.com/read/9782505046172/[0:300]</text:p>
          </table:table-cell>
        </table:table-row>
        <table:table-row table:style-name="ro1">
          <table:table-cell office:value-type="string" calcext:value-type="string">
            <text:p>9782505046189</text:p>
          </table:table-cell>
          <table:table-cell table:formula="of:=[.$B$1]&amp;[.A39]&amp;&quot;/[0:300]&quot;" office:value-type="string" office:string-value="https://reader.izneo.com/read/9782505046189/[0:300]" calcext:value-type="string">
            <text:p>https://reader.izneo.com/read/9782505046189/[0:300]</text:p>
          </table:table-cell>
        </table:table-row>
        <table:table-row table:style-name="ro1">
          <table:table-cell office:value-type="string" calcext:value-type="string">
            <text:p>9782505046196</text:p>
          </table:table-cell>
          <table:table-cell table:formula="of:=[.$B$1]&amp;[.A40]&amp;&quot;/[0:300]&quot;" office:value-type="string" office:string-value="https://reader.izneo.com/read/9782505046196/[0:300]" calcext:value-type="string">
            <text:p>https://reader.izneo.com/read/9782505046196/[0:300]</text:p>
          </table:table-cell>
        </table:table-row>
        <table:table-row table:style-name="ro1">
          <table:table-cell office:value-type="string" calcext:value-type="string">
            <text:p>9782505046202</text:p>
          </table:table-cell>
          <table:table-cell table:formula="of:=[.$B$1]&amp;[.A41]&amp;&quot;/[0:300]&quot;" office:value-type="string" office:string-value="https://reader.izneo.com/read/9782505046202/[0:300]" calcext:value-type="string">
            <text:p>https://reader.izneo.com/read/9782505046202/[0:300]</text:p>
          </table:table-cell>
        </table:table-row>
        <table:table-row table:style-name="ro1">
          <table:table-cell office:value-type="string" calcext:value-type="string">
            <text:p>9782505046219</text:p>
          </table:table-cell>
          <table:table-cell table:formula="of:=[.$B$1]&amp;[.A42]&amp;&quot;/[0:300]&quot;" office:value-type="string" office:string-value="https://reader.izneo.com/read/9782505046219/[0:300]" calcext:value-type="string">
            <text:p>https://reader.izneo.com/read/9782505046219/[0:300]</text:p>
          </table:table-cell>
        </table:table-row>
        <table:table-row table:style-name="ro1">
          <table:table-cell office:value-type="string" calcext:value-type="string">
            <text:p>9782505046226</text:p>
          </table:table-cell>
          <table:table-cell table:formula="of:=[.$B$1]&amp;[.A43]&amp;&quot;/[0:300]&quot;" office:value-type="string" office:string-value="https://reader.izneo.com/read/9782505046226/[0:300]" calcext:value-type="string">
            <text:p>https://reader.izneo.com/read/9782505046226/[0:300]</text:p>
          </table:table-cell>
        </table:table-row>
        <table:table-row table:style-name="ro1">
          <table:table-cell office:value-type="string" calcext:value-type="string">
            <text:p>9782505047179</text:p>
          </table:table-cell>
          <table:table-cell table:formula="of:=[.$B$1]&amp;[.A44]&amp;&quot;/[0:300]&quot;" office:value-type="string" office:string-value="https://reader.izneo.com/read/9782505047179/[0:300]" calcext:value-type="string">
            <text:p>https://reader.izneo.com/read/9782505047179/[0:300]</text:p>
          </table:table-cell>
        </table:table-row>
        <table:table-row table:style-name="ro1">
          <table:table-cell office:value-type="string" calcext:value-type="string">
            <text:p>9782505047841</text:p>
          </table:table-cell>
          <table:table-cell table:formula="of:=[.$B$1]&amp;[.A45]&amp;&quot;/[0:300]&quot;" office:value-type="string" office:string-value="https://reader.izneo.com/read/9782505047841/[0:300]" calcext:value-type="string">
            <text:p>https://reader.izneo.com/read/9782505047841/[0:300]</text:p>
          </table:table-cell>
        </table:table-row>
        <table:table-row table:style-name="ro1">
          <table:table-cell office:value-type="string" calcext:value-type="string">
            <text:p>9782505048442</text:p>
          </table:table-cell>
          <table:table-cell table:formula="of:=[.$B$1]&amp;[.A46]&amp;&quot;/[0:300]&quot;" office:value-type="string" office:string-value="https://reader.izneo.com/read/9782505048442/[0:300]" calcext:value-type="string">
            <text:p>https://reader.izneo.com/read/9782505048442/[0:300]</text:p>
          </table:table-cell>
        </table:table-row>
        <table:table-row table:style-name="ro1">
          <table:table-cell office:value-type="string" calcext:value-type="string">
            <text:p>9782505048459</text:p>
          </table:table-cell>
          <table:table-cell table:formula="of:=[.$B$1]&amp;[.A47]&amp;&quot;/[0:300]&quot;" office:value-type="string" office:string-value="https://reader.izneo.com/read/9782505048459/[0:300]" calcext:value-type="string">
            <text:p>https://reader.izneo.com/read/9782505048459/[0:300]</text:p>
          </table:table-cell>
        </table:table-row>
        <table:table-row table:style-name="ro1">
          <table:table-cell office:value-type="string" calcext:value-type="string">
            <text:p>9782505048466</text:p>
          </table:table-cell>
          <table:table-cell table:formula="of:=[.$B$1]&amp;[.A48]&amp;&quot;/[0:300]&quot;" office:value-type="string" office:string-value="https://reader.izneo.com/read/9782505048466/[0:300]" calcext:value-type="string">
            <text:p>https://reader.izneo.com/read/9782505048466/[0:300]</text:p>
          </table:table-cell>
        </table:table-row>
        <table:table-row table:style-name="ro1">
          <table:table-cell office:value-type="string" calcext:value-type="string">
            <text:p>9782505048572</text:p>
          </table:table-cell>
          <table:table-cell table:formula="of:=[.$B$1]&amp;[.A49]&amp;&quot;/[0:300]&quot;" office:value-type="string" office:string-value="https://reader.izneo.com/read/9782505048572/[0:300]" calcext:value-type="string">
            <text:p>https://reader.izneo.com/read/9782505048572/[0:300]</text:p>
          </table:table-cell>
        </table:table-row>
        <table:table-row table:style-name="ro1">
          <table:table-cell office:value-type="string" calcext:value-type="string">
            <text:p>9782505048732</text:p>
          </table:table-cell>
          <table:table-cell table:formula="of:=[.$B$1]&amp;[.A50]&amp;&quot;/[0:300]&quot;" office:value-type="string" office:string-value="https://reader.izneo.com/read/9782505048732/[0:300]" calcext:value-type="string">
            <text:p>https://reader.izneo.com/read/9782505048732/[0:300]</text:p>
          </table:table-cell>
        </table:table-row>
        <table:table-row table:style-name="ro1">
          <table:table-cell office:value-type="string" calcext:value-type="string">
            <text:p>9782505048749</text:p>
          </table:table-cell>
          <table:table-cell table:formula="of:=[.$B$1]&amp;[.A51]&amp;&quot;/[0:300]&quot;" office:value-type="string" office:string-value="https://reader.izneo.com/read/9782505048749/[0:300]" calcext:value-type="string">
            <text:p>https://reader.izneo.com/read/9782505048749/[0:300]</text:p>
          </table:table-cell>
        </table:table-row>
        <table:table-row table:style-name="ro1">
          <table:table-cell office:value-type="string" calcext:value-type="string">
            <text:p>9782505048756</text:p>
          </table:table-cell>
          <table:table-cell table:formula="of:=[.$B$1]&amp;[.A52]&amp;&quot;/[0:300]&quot;" office:value-type="string" office:string-value="https://reader.izneo.com/read/9782505048756/[0:300]" calcext:value-type="string">
            <text:p>https://reader.izneo.com/read/9782505048756/[0:300]</text:p>
          </table:table-cell>
        </table:table-row>
        <table:table-row table:style-name="ro1">
          <table:table-cell office:value-type="string" calcext:value-type="string">
            <text:p>9782505048800</text:p>
          </table:table-cell>
          <table:table-cell table:formula="of:=[.$B$1]&amp;[.A53]&amp;&quot;/[0:300]&quot;" office:value-type="string" office:string-value="https://reader.izneo.com/read/9782505048800/[0:300]" calcext:value-type="string">
            <text:p>https://reader.izneo.com/read/9782505048800/[0:300]</text:p>
          </table:table-cell>
        </table:table-row>
        <table:table-row table:style-name="ro1">
          <table:table-cell office:value-type="string" calcext:value-type="string">
            <text:p>9782505048831</text:p>
          </table:table-cell>
          <table:table-cell table:formula="of:=[.$B$1]&amp;[.A54]&amp;&quot;/[0:300]&quot;" office:value-type="string" office:string-value="https://reader.izneo.com/read/9782505048831/[0:300]" calcext:value-type="string">
            <text:p>https://reader.izneo.com/read/9782505048831/[0:300]</text:p>
          </table:table-cell>
        </table:table-row>
        <table:table-row table:style-name="ro1">
          <table:table-cell office:value-type="string" calcext:value-type="string">
            <text:p>9782505048848</text:p>
          </table:table-cell>
          <table:table-cell table:formula="of:=[.$B$1]&amp;[.A55]&amp;&quot;/[0:300]&quot;" office:value-type="string" office:string-value="https://reader.izneo.com/read/9782505048848/[0:300]" calcext:value-type="string">
            <text:p>https://reader.izneo.com/read/9782505048848/[0:300]</text:p>
          </table:table-cell>
        </table:table-row>
        <table:table-row table:style-name="ro1">
          <table:table-cell office:value-type="string" calcext:value-type="string">
            <text:p>9782505048978</text:p>
          </table:table-cell>
          <table:table-cell table:formula="of:=[.$B$1]&amp;[.A56]&amp;&quot;/[0:300]&quot;" office:value-type="string" office:string-value="https://reader.izneo.com/read/9782505048978/[0:300]" calcext:value-type="string">
            <text:p>https://reader.izneo.com/read/9782505048978/[0:300]</text:p>
          </table:table-cell>
        </table:table-row>
        <table:table-row table:style-name="ro1">
          <table:table-cell office:value-type="string" calcext:value-type="string">
            <text:p>9782505049142</text:p>
          </table:table-cell>
          <table:table-cell table:formula="of:=[.$B$1]&amp;[.A57]&amp;&quot;/[0:300]&quot;" office:value-type="string" office:string-value="https://reader.izneo.com/read/9782505049142/[0:300]" calcext:value-type="string">
            <text:p>https://reader.izneo.com/read/9782505049142/[0:300]</text:p>
          </table:table-cell>
        </table:table-row>
        <table:table-row table:style-name="ro1">
          <table:table-cell office:value-type="string" calcext:value-type="string">
            <text:p>9782505049159</text:p>
          </table:table-cell>
          <table:table-cell table:formula="of:=[.$B$1]&amp;[.A58]&amp;&quot;/[0:300]&quot;" office:value-type="string" office:string-value="https://reader.izneo.com/read/9782505049159/[0:300]" calcext:value-type="string">
            <text:p>https://reader.izneo.com/read/9782505049159/[0:300]</text:p>
          </table:table-cell>
        </table:table-row>
        <table:table-row table:style-name="ro1">
          <table:table-cell office:value-type="string" calcext:value-type="string">
            <text:p>9782505049166</text:p>
          </table:table-cell>
          <table:table-cell table:formula="of:=[.$B$1]&amp;[.A59]&amp;&quot;/[0:300]&quot;" office:value-type="string" office:string-value="https://reader.izneo.com/read/9782505049166/[0:300]" calcext:value-type="string">
            <text:p>https://reader.izneo.com/read/9782505049166/[0:300]</text:p>
          </table:table-cell>
        </table:table-row>
        <table:table-row table:style-name="ro1">
          <table:table-cell office:value-type="string" calcext:value-type="string">
            <text:p>9782505049227</text:p>
          </table:table-cell>
          <table:table-cell table:formula="of:=[.$B$1]&amp;[.A60]&amp;&quot;/[0:300]&quot;" office:value-type="string" office:string-value="https://reader.izneo.com/read/9782505049227/[0:300]" calcext:value-type="string">
            <text:p>https://reader.izneo.com/read/9782505049227/[0:300]</text:p>
          </table:table-cell>
        </table:table-row>
        <table:table-row table:style-name="ro1">
          <table:table-cell office:value-type="string" calcext:value-type="string">
            <text:p>9782505049395</text:p>
          </table:table-cell>
          <table:table-cell table:formula="of:=[.$B$1]&amp;[.A61]&amp;&quot;/[0:300]&quot;" office:value-type="string" office:string-value="https://reader.izneo.com/read/9782505049395/[0:300]" calcext:value-type="string">
            <text:p>https://reader.izneo.com/read/9782505049395/[0:300]</text:p>
          </table:table-cell>
        </table:table-row>
        <table:table-row table:style-name="ro1">
          <table:table-cell office:value-type="string" calcext:value-type="string">
            <text:p>9782505049586</text:p>
          </table:table-cell>
          <table:table-cell table:formula="of:=[.$B$1]&amp;[.A62]&amp;&quot;/[0:300]&quot;" office:value-type="string" office:string-value="https://reader.izneo.com/read/9782505049586/[0:300]" calcext:value-type="string">
            <text:p>https://reader.izneo.com/read/9782505049586/[0:300]</text:p>
          </table:table-cell>
        </table:table-row>
        <table:table-row table:style-name="ro1">
          <table:table-cell office:value-type="string" calcext:value-type="string">
            <text:p>9782505049593</text:p>
          </table:table-cell>
          <table:table-cell table:formula="of:=[.$B$1]&amp;[.A63]&amp;&quot;/[0:300]&quot;" office:value-type="string" office:string-value="https://reader.izneo.com/read/9782505049593/[0:300]" calcext:value-type="string">
            <text:p>https://reader.izneo.com/read/9782505049593/[0:300]</text:p>
          </table:table-cell>
        </table:table-row>
        <table:table-row table:style-name="ro1">
          <table:table-cell office:value-type="string" calcext:value-type="string">
            <text:p>9782505049609</text:p>
          </table:table-cell>
          <table:table-cell table:formula="of:=[.$B$1]&amp;[.A64]&amp;&quot;/[0:300]&quot;" office:value-type="string" office:string-value="https://reader.izneo.com/read/9782505049609/[0:300]" calcext:value-type="string">
            <text:p>https://reader.izneo.com/read/9782505049609/[0:300]</text:p>
          </table:table-cell>
        </table:table-row>
        <table:table-row table:style-name="ro1">
          <table:table-cell office:value-type="string" calcext:value-type="string">
            <text:p>9782505049616</text:p>
          </table:table-cell>
          <table:table-cell table:formula="of:=[.$B$1]&amp;[.A65]&amp;&quot;/[0:300]&quot;" office:value-type="string" office:string-value="https://reader.izneo.com/read/9782505049616/[0:300]" calcext:value-type="string">
            <text:p>https://reader.izneo.com/read/9782505049616/[0:300]</text:p>
          </table:table-cell>
        </table:table-row>
        <table:table-row table:style-name="ro1">
          <table:table-cell office:value-type="string" calcext:value-type="string">
            <text:p>9782505049623</text:p>
          </table:table-cell>
          <table:table-cell table:formula="of:=[.$B$1]&amp;[.A66]&amp;&quot;/[0:300]&quot;" office:value-type="string" office:string-value="https://reader.izneo.com/read/9782505049623/[0:300]" calcext:value-type="string">
            <text:p>https://reader.izneo.com/read/9782505049623/[0:300]</text:p>
          </table:table-cell>
        </table:table-row>
        <table:table-row table:style-name="ro1">
          <table:table-cell office:value-type="string" calcext:value-type="string">
            <text:p>9782505049685</text:p>
          </table:table-cell>
          <table:table-cell table:formula="of:=[.$B$1]&amp;[.A67]&amp;&quot;/[0:300]&quot;" office:value-type="string" office:string-value="https://reader.izneo.com/read/9782505049685/[0:300]" calcext:value-type="string">
            <text:p>https://reader.izneo.com/read/9782505049685/[0:300]</text:p>
          </table:table-cell>
        </table:table-row>
        <table:table-row table:style-name="ro1">
          <table:table-cell office:value-type="string" calcext:value-type="string">
            <text:p>9782505049753</text:p>
          </table:table-cell>
          <table:table-cell table:formula="of:=[.$B$1]&amp;[.A68]&amp;&quot;/[0:300]&quot;" office:value-type="string" office:string-value="https://reader.izneo.com/read/9782505049753/[0:300]" calcext:value-type="string">
            <text:p>https://reader.izneo.com/read/9782505049753/[0:300]</text:p>
          </table:table-cell>
        </table:table-row>
        <table:table-row table:style-name="ro1">
          <table:table-cell office:value-type="string" calcext:value-type="string">
            <text:p>9782505049760</text:p>
          </table:table-cell>
          <table:table-cell table:formula="of:=[.$B$1]&amp;[.A69]&amp;&quot;/[0:300]&quot;" office:value-type="string" office:string-value="https://reader.izneo.com/read/9782505049760/[0:300]" calcext:value-type="string">
            <text:p>https://reader.izneo.com/read/9782505049760/[0:300]</text:p>
          </table:table-cell>
        </table:table-row>
        <table:table-row table:style-name="ro1">
          <table:table-cell office:value-type="string" calcext:value-type="string">
            <text:p>9782505049777</text:p>
          </table:table-cell>
          <table:table-cell table:formula="of:=[.$B$1]&amp;[.A70]&amp;&quot;/[0:300]&quot;" office:value-type="string" office:string-value="https://reader.izneo.com/read/9782505049777/[0:300]" calcext:value-type="string">
            <text:p>https://reader.izneo.com/read/9782505049777/[0:300]</text:p>
          </table:table-cell>
        </table:table-row>
        <table:table-row table:style-name="ro1">
          <table:table-cell office:value-type="string" calcext:value-type="string">
            <text:p>9782505049876</text:p>
          </table:table-cell>
          <table:table-cell table:formula="of:=[.$B$1]&amp;[.A71]&amp;&quot;/[0:300]&quot;" office:value-type="string" office:string-value="https://reader.izneo.com/read/9782505049876/[0:300]" calcext:value-type="string">
            <text:p>https://reader.izneo.com/read/9782505049876/[0:300]</text:p>
          </table:table-cell>
        </table:table-row>
        <table:table-row table:style-name="ro1">
          <table:table-cell office:value-type="string" calcext:value-type="string">
            <text:p>9782505049883</text:p>
          </table:table-cell>
          <table:table-cell table:formula="of:=[.$B$1]&amp;[.A72]&amp;&quot;/[0:300]&quot;" office:value-type="string" office:string-value="https://reader.izneo.com/read/9782505049883/[0:300]" calcext:value-type="string">
            <text:p>https://reader.izneo.com/read/9782505049883/[0:300]</text:p>
          </table:table-cell>
        </table:table-row>
        <table:table-row table:style-name="ro1">
          <table:table-cell office:value-type="string" calcext:value-type="string">
            <text:p>9782505050124</text:p>
          </table:table-cell>
          <table:table-cell table:formula="of:=[.$B$1]&amp;[.A73]&amp;&quot;/[0:300]&quot;" office:value-type="string" office:string-value="https://reader.izneo.com/read/9782505050124/[0:300]" calcext:value-type="string">
            <text:p>https://reader.izneo.com/read/9782505050124/[0:300]</text:p>
          </table:table-cell>
        </table:table-row>
        <table:table-row table:style-name="ro1">
          <table:table-cell office:value-type="string" calcext:value-type="string">
            <text:p>9782505050223</text:p>
          </table:table-cell>
          <table:table-cell table:formula="of:=[.$B$1]&amp;[.A74]&amp;&quot;/[0:300]&quot;" office:value-type="string" office:string-value="https://reader.izneo.com/read/9782505050223/[0:300]" calcext:value-type="string">
            <text:p>https://reader.izneo.com/read/9782505050223/[0:300]</text:p>
          </table:table-cell>
        </table:table-row>
        <table:table-row table:style-name="ro1">
          <table:table-cell office:value-type="string" calcext:value-type="string">
            <text:p>9782505050230</text:p>
          </table:table-cell>
          <table:table-cell table:formula="of:=[.$B$1]&amp;[.A75]&amp;&quot;/[0:300]&quot;" office:value-type="string" office:string-value="https://reader.izneo.com/read/9782505050230/[0:300]" calcext:value-type="string">
            <text:p>https://reader.izneo.com/read/9782505050230/[0:300]</text:p>
          </table:table-cell>
        </table:table-row>
        <table:table-row table:style-name="ro1">
          <table:table-cell office:value-type="string" calcext:value-type="string">
            <text:p>9782505050247</text:p>
          </table:table-cell>
          <table:table-cell table:formula="of:=[.$B$1]&amp;[.A76]&amp;&quot;/[0:300]&quot;" office:value-type="string" office:string-value="https://reader.izneo.com/read/9782505050247/[0:300]" calcext:value-type="string">
            <text:p>https://reader.izneo.com/read/9782505050247/[0:300]</text:p>
          </table:table-cell>
        </table:table-row>
        <table:table-row table:style-name="ro1">
          <table:table-cell office:value-type="string" calcext:value-type="string">
            <text:p>9782505050254</text:p>
          </table:table-cell>
          <table:table-cell table:formula="of:=[.$B$1]&amp;[.A77]&amp;&quot;/[0:300]&quot;" office:value-type="string" office:string-value="https://reader.izneo.com/read/9782505050254/[0:300]" calcext:value-type="string">
            <text:p>https://reader.izneo.com/read/9782505050254/[0:300]</text:p>
          </table:table-cell>
        </table:table-row>
        <table:table-row table:style-name="ro1">
          <table:table-cell office:value-type="string" calcext:value-type="string">
            <text:p>9782505050261</text:p>
          </table:table-cell>
          <table:table-cell table:formula="of:=[.$B$1]&amp;[.A78]&amp;&quot;/[0:300]&quot;" office:value-type="string" office:string-value="https://reader.izneo.com/read/9782505050261/[0:300]" calcext:value-type="string">
            <text:p>https://reader.izneo.com/read/9782505050261/[0:300]</text:p>
          </table:table-cell>
        </table:table-row>
        <table:table-row table:style-name="ro1">
          <table:table-cell office:value-type="string" calcext:value-type="string">
            <text:p>9782505050278</text:p>
          </table:table-cell>
          <table:table-cell table:formula="of:=[.$B$1]&amp;[.A79]&amp;&quot;/[0:300]&quot;" office:value-type="string" office:string-value="https://reader.izneo.com/read/9782505050278/[0:300]" calcext:value-type="string">
            <text:p>https://reader.izneo.com/read/9782505050278/[0:300]</text:p>
          </table:table-cell>
        </table:table-row>
        <table:table-row table:style-name="ro1">
          <table:table-cell office:value-type="string" calcext:value-type="string">
            <text:p>9782505050285</text:p>
          </table:table-cell>
          <table:table-cell table:formula="of:=[.$B$1]&amp;[.A80]&amp;&quot;/[0:300]&quot;" office:value-type="string" office:string-value="https://reader.izneo.com/read/9782505050285/[0:300]" calcext:value-type="string">
            <text:p>https://reader.izneo.com/read/9782505050285/[0:300]</text:p>
          </table:table-cell>
        </table:table-row>
        <table:table-row table:style-name="ro1">
          <table:table-cell office:value-type="string" calcext:value-type="string">
            <text:p>9782505050292</text:p>
          </table:table-cell>
          <table:table-cell table:formula="of:=[.$B$1]&amp;[.A81]&amp;&quot;/[0:300]&quot;" office:value-type="string" office:string-value="https://reader.izneo.com/read/9782505050292/[0:300]" calcext:value-type="string">
            <text:p>https://reader.izneo.com/read/9782505050292/[0:300]</text:p>
          </table:table-cell>
        </table:table-row>
        <table:table-row table:style-name="ro1">
          <table:table-cell office:value-type="string" calcext:value-type="string">
            <text:p>9782505050414</text:p>
          </table:table-cell>
          <table:table-cell table:formula="of:=[.$B$1]&amp;[.A82]&amp;&quot;/[0:300]&quot;" office:value-type="string" office:string-value="https://reader.izneo.com/read/9782505050414/[0:300]" calcext:value-type="string">
            <text:p>https://reader.izneo.com/read/9782505050414/[0:300]</text:p>
          </table:table-cell>
        </table:table-row>
        <table:table-row table:style-name="ro1">
          <table:table-cell office:value-type="string" calcext:value-type="string">
            <text:p>9782505050421</text:p>
          </table:table-cell>
          <table:table-cell table:formula="of:=[.$B$1]&amp;[.A83]&amp;&quot;/[0:300]&quot;" office:value-type="string" office:string-value="https://reader.izneo.com/read/9782505050421/[0:300]" calcext:value-type="string">
            <text:p>https://reader.izneo.com/read/9782505050421/[0:300]</text:p>
          </table:table-cell>
        </table:table-row>
        <table:table-row table:style-name="ro1">
          <table:table-cell office:value-type="string" calcext:value-type="string">
            <text:p>9782505050445</text:p>
          </table:table-cell>
          <table:table-cell table:formula="of:=[.$B$1]&amp;[.A84]&amp;&quot;/[0:300]&quot;" office:value-type="string" office:string-value="https://reader.izneo.com/read/9782505050445/[0:300]" calcext:value-type="string">
            <text:p>https://reader.izneo.com/read/9782505050445/[0:300]</text:p>
          </table:table-cell>
        </table:table-row>
        <table:table-row table:style-name="ro1">
          <table:table-cell office:value-type="string" calcext:value-type="string">
            <text:p>9782505050520</text:p>
          </table:table-cell>
          <table:table-cell table:formula="of:=[.$B$1]&amp;[.A85]&amp;&quot;/[0:300]&quot;" office:value-type="string" office:string-value="https://reader.izneo.com/read/9782505050520/[0:300]" calcext:value-type="string">
            <text:p>https://reader.izneo.com/read/9782505050520/[0:300]</text:p>
          </table:table-cell>
        </table:table-row>
        <table:table-row table:style-name="ro1">
          <table:table-cell office:value-type="string" calcext:value-type="string">
            <text:p>9782505050698</text:p>
          </table:table-cell>
          <table:table-cell table:formula="of:=[.$B$1]&amp;[.A86]&amp;&quot;/[0:300]&quot;" office:value-type="string" office:string-value="https://reader.izneo.com/read/9782505050698/[0:300]" calcext:value-type="string">
            <text:p>https://reader.izneo.com/read/9782505050698/[0:300]</text:p>
          </table:table-cell>
        </table:table-row>
        <table:table-row table:style-name="ro1">
          <table:table-cell office:value-type="string" calcext:value-type="string">
            <text:p>9782505050704</text:p>
          </table:table-cell>
          <table:table-cell table:formula="of:=[.$B$1]&amp;[.A87]&amp;&quot;/[0:300]&quot;" office:value-type="string" office:string-value="https://reader.izneo.com/read/9782505050704/[0:300]" calcext:value-type="string">
            <text:p>https://reader.izneo.com/read/9782505050704/[0:300]</text:p>
          </table:table-cell>
        </table:table-row>
        <table:table-row table:style-name="ro1">
          <table:table-cell office:value-type="string" calcext:value-type="string">
            <text:p>9782505050797</text:p>
          </table:table-cell>
          <table:table-cell table:formula="of:=[.$B$1]&amp;[.A88]&amp;&quot;/[0:300]&quot;" office:value-type="string" office:string-value="https://reader.izneo.com/read/9782505050797/[0:300]" calcext:value-type="string">
            <text:p>https://reader.izneo.com/read/9782505050797/[0:300]</text:p>
          </table:table-cell>
        </table:table-row>
        <table:table-row table:style-name="ro1">
          <table:table-cell office:value-type="string" calcext:value-type="string">
            <text:p>9782505050834</text:p>
          </table:table-cell>
          <table:table-cell table:formula="of:=[.$B$1]&amp;[.A89]&amp;&quot;/[0:300]&quot;" office:value-type="string" office:string-value="https://reader.izneo.com/read/9782505050834/[0:300]" calcext:value-type="string">
            <text:p>https://reader.izneo.com/read/9782505050834/[0:300]</text:p>
          </table:table-cell>
        </table:table-row>
        <table:table-row table:style-name="ro1">
          <table:table-cell office:value-type="string" calcext:value-type="string">
            <text:p>9782505050902</text:p>
          </table:table-cell>
          <table:table-cell table:formula="of:=[.$B$1]&amp;[.A90]&amp;&quot;/[0:300]&quot;" office:value-type="string" office:string-value="https://reader.izneo.com/read/9782505050902/[0:300]" calcext:value-type="string">
            <text:p>https://reader.izneo.com/read/9782505050902/[0:300]</text:p>
          </table:table-cell>
        </table:table-row>
        <table:table-row table:style-name="ro1">
          <table:table-cell office:value-type="string" calcext:value-type="string">
            <text:p>9782505050919</text:p>
          </table:table-cell>
          <table:table-cell table:formula="of:=[.$B$1]&amp;[.A91]&amp;&quot;/[0:300]&quot;" office:value-type="string" office:string-value="https://reader.izneo.com/read/9782505050919/[0:300]" calcext:value-type="string">
            <text:p>https://reader.izneo.com/read/9782505050919/[0:300]</text:p>
          </table:table-cell>
        </table:table-row>
        <table:table-row table:style-name="ro1">
          <table:table-cell office:value-type="string" calcext:value-type="string">
            <text:p>9782505051374</text:p>
          </table:table-cell>
          <table:table-cell table:formula="of:=[.$B$1]&amp;[.A92]&amp;&quot;/[0:300]&quot;" office:value-type="string" office:string-value="https://reader.izneo.com/read/9782505051374/[0:300]" calcext:value-type="string">
            <text:p>https://reader.izneo.com/read/9782505051374/[0:300]</text:p>
          </table:table-cell>
        </table:table-row>
        <table:table-row table:style-name="ro1">
          <table:table-cell office:value-type="string" calcext:value-type="string">
            <text:p>9782505051381</text:p>
          </table:table-cell>
          <table:table-cell table:formula="of:=[.$B$1]&amp;[.A93]&amp;&quot;/[0:300]&quot;" office:value-type="string" office:string-value="https://reader.izneo.com/read/9782505051381/[0:300]" calcext:value-type="string">
            <text:p>https://reader.izneo.com/read/9782505051381/[0:300]</text:p>
          </table:table-cell>
        </table:table-row>
        <table:table-row table:style-name="ro1">
          <table:table-cell office:value-type="string" calcext:value-type="string">
            <text:p>9782505051398</text:p>
          </table:table-cell>
          <table:table-cell table:formula="of:=[.$B$1]&amp;[.A94]&amp;&quot;/[0:300]&quot;" office:value-type="string" office:string-value="https://reader.izneo.com/read/9782505051398/[0:300]" calcext:value-type="string">
            <text:p>https://reader.izneo.com/read/9782505051398/[0:300]</text:p>
          </table:table-cell>
        </table:table-row>
        <table:table-row table:style-name="ro1">
          <table:table-cell office:value-type="string" calcext:value-type="string">
            <text:p>9782505051404</text:p>
          </table:table-cell>
          <table:table-cell table:formula="of:=[.$B$1]&amp;[.A95]&amp;&quot;/[0:300]&quot;" office:value-type="string" office:string-value="https://reader.izneo.com/read/9782505051404/[0:300]" calcext:value-type="string">
            <text:p>https://reader.izneo.com/read/9782505051404/[0:300]</text:p>
          </table:table-cell>
        </table:table-row>
        <table:table-row table:style-name="ro1">
          <table:table-cell office:value-type="string" calcext:value-type="string">
            <text:p>9782505051541</text:p>
          </table:table-cell>
          <table:table-cell table:formula="of:=[.$B$1]&amp;[.A96]&amp;&quot;/[0:300]&quot;" office:value-type="string" office:string-value="https://reader.izneo.com/read/9782505051541/[0:300]" calcext:value-type="string">
            <text:p>https://reader.izneo.com/read/9782505051541/[0:300]</text:p>
          </table:table-cell>
        </table:table-row>
        <table:table-row table:style-name="ro1">
          <table:table-cell office:value-type="string" calcext:value-type="string">
            <text:p>9782505051558</text:p>
          </table:table-cell>
          <table:table-cell table:formula="of:=[.$B$1]&amp;[.A97]&amp;&quot;/[0:300]&quot;" office:value-type="string" office:string-value="https://reader.izneo.com/read/9782505051558/[0:300]" calcext:value-type="string">
            <text:p>https://reader.izneo.com/read/9782505051558/[0:300]</text:p>
          </table:table-cell>
        </table:table-row>
        <table:table-row table:style-name="ro1">
          <table:table-cell office:value-type="string" calcext:value-type="string">
            <text:p>9782505051565</text:p>
          </table:table-cell>
          <table:table-cell table:formula="of:=[.$B$1]&amp;[.A98]&amp;&quot;/[0:300]&quot;" office:value-type="string" office:string-value="https://reader.izneo.com/read/9782505051565/[0:300]" calcext:value-type="string">
            <text:p>https://reader.izneo.com/read/9782505051565/[0:300]</text:p>
          </table:table-cell>
        </table:table-row>
        <table:table-row table:style-name="ro1">
          <table:table-cell office:value-type="string" calcext:value-type="string">
            <text:p>9782505051589</text:p>
          </table:table-cell>
          <table:table-cell table:formula="of:=[.$B$1]&amp;[.A99]&amp;&quot;/[0:300]&quot;" office:value-type="string" office:string-value="https://reader.izneo.com/read/9782505051589/[0:300]" calcext:value-type="string">
            <text:p>https://reader.izneo.com/read/9782505051589/[0:300]</text:p>
          </table:table-cell>
        </table:table-row>
        <table:table-row table:style-name="ro1">
          <table:table-cell office:value-type="string" calcext:value-type="string">
            <text:p>9782505051640</text:p>
          </table:table-cell>
          <table:table-cell table:formula="of:=[.$B$1]&amp;[.A100]&amp;&quot;/[0:300]&quot;" office:value-type="string" office:string-value="https://reader.izneo.com/read/9782505051640/[0:300]" calcext:value-type="string">
            <text:p>https://reader.izneo.com/read/9782505051640/[0:300]</text:p>
          </table:table-cell>
        </table:table-row>
        <table:table-row table:style-name="ro1">
          <table:table-cell office:value-type="string" calcext:value-type="string">
            <text:p>9782505051657</text:p>
          </table:table-cell>
          <table:table-cell table:formula="of:=[.$B$1]&amp;[.A101]&amp;&quot;/[0:300]&quot;" office:value-type="string" office:string-value="https://reader.izneo.com/read/9782505051657/[0:300]" calcext:value-type="string">
            <text:p>https://reader.izneo.com/read/9782505051657/[0:300]</text:p>
          </table:table-cell>
        </table:table-row>
        <table:table-row table:style-name="ro1">
          <table:table-cell office:value-type="string" calcext:value-type="string">
            <text:p>9782505051732</text:p>
          </table:table-cell>
          <table:table-cell table:formula="of:=[.$B$1]&amp;[.A102]&amp;&quot;/[0:300]&quot;" office:value-type="string" office:string-value="https://reader.izneo.com/read/9782505051732/[0:300]" calcext:value-type="string">
            <text:p>https://reader.izneo.com/read/9782505051732/[0:300]</text:p>
          </table:table-cell>
        </table:table-row>
        <table:table-row table:style-name="ro1">
          <table:table-cell office:value-type="string" calcext:value-type="string">
            <text:p>9782505051756</text:p>
          </table:table-cell>
          <table:table-cell table:formula="of:=[.$B$1]&amp;[.A103]&amp;&quot;/[0:300]&quot;" office:value-type="string" office:string-value="https://reader.izneo.com/read/9782505051756/[0:300]" calcext:value-type="string">
            <text:p>https://reader.izneo.com/read/9782505051756/[0:300]</text:p>
          </table:table-cell>
        </table:table-row>
        <table:table-row table:style-name="ro1">
          <table:table-cell office:value-type="string" calcext:value-type="string">
            <text:p>9782505051763</text:p>
          </table:table-cell>
          <table:table-cell table:formula="of:=[.$B$1]&amp;[.A104]&amp;&quot;/[0:300]&quot;" office:value-type="string" office:string-value="https://reader.izneo.com/read/9782505051763/[0:300]" calcext:value-type="string">
            <text:p>https://reader.izneo.com/read/9782505051763/[0:300]</text:p>
          </table:table-cell>
        </table:table-row>
        <table:table-row table:style-name="ro1">
          <table:table-cell office:value-type="string" calcext:value-type="string">
            <text:p>9782505051770</text:p>
          </table:table-cell>
          <table:table-cell table:formula="of:=[.$B$1]&amp;[.A105]&amp;&quot;/[0:300]&quot;" office:value-type="string" office:string-value="https://reader.izneo.com/read/9782505051770/[0:300]" calcext:value-type="string">
            <text:p>https://reader.izneo.com/read/9782505051770/[0:300]</text:p>
          </table:table-cell>
        </table:table-row>
        <table:table-row table:style-name="ro1">
          <table:table-cell office:value-type="string" calcext:value-type="string">
            <text:p>9782505051787</text:p>
          </table:table-cell>
          <table:table-cell table:formula="of:=[.$B$1]&amp;[.A106]&amp;&quot;/[0:300]&quot;" office:value-type="string" office:string-value="https://reader.izneo.com/read/9782505051787/[0:300]" calcext:value-type="string">
            <text:p>https://reader.izneo.com/read/9782505051787/[0:300]</text:p>
          </table:table-cell>
        </table:table-row>
        <table:table-row table:style-name="ro1">
          <table:table-cell office:value-type="string" calcext:value-type="string">
            <text:p>9782505051794</text:p>
          </table:table-cell>
          <table:table-cell table:formula="of:=[.$B$1]&amp;[.A107]&amp;&quot;/[0:300]&quot;" office:value-type="string" office:string-value="https://reader.izneo.com/read/9782505051794/[0:300]" calcext:value-type="string">
            <text:p>https://reader.izneo.com/read/9782505051794/[0:300]</text:p>
          </table:table-cell>
        </table:table-row>
        <table:table-row table:style-name="ro1">
          <table:table-cell office:value-type="string" calcext:value-type="string">
            <text:p>9782505051800</text:p>
          </table:table-cell>
          <table:table-cell table:formula="of:=[.$B$1]&amp;[.A108]&amp;&quot;/[0:300]&quot;" office:value-type="string" office:string-value="https://reader.izneo.com/read/9782505051800/[0:300]" calcext:value-type="string">
            <text:p>https://reader.izneo.com/read/9782505051800/[0:300]</text:p>
          </table:table-cell>
        </table:table-row>
        <table:table-row table:style-name="ro1">
          <table:table-cell office:value-type="string" calcext:value-type="string">
            <text:p>9782505051817</text:p>
          </table:table-cell>
          <table:table-cell table:formula="of:=[.$B$1]&amp;[.A109]&amp;&quot;/[0:300]&quot;" office:value-type="string" office:string-value="https://reader.izneo.com/read/9782505051817/[0:300]" calcext:value-type="string">
            <text:p>https://reader.izneo.com/read/9782505051817/[0:300]</text:p>
          </table:table-cell>
        </table:table-row>
        <table:table-row table:style-name="ro1">
          <table:table-cell office:value-type="string" calcext:value-type="string">
            <text:p>9782505051961</text:p>
          </table:table-cell>
          <table:table-cell table:formula="of:=[.$B$1]&amp;[.A110]&amp;&quot;/[0:300]&quot;" office:value-type="string" office:string-value="https://reader.izneo.com/read/9782505051961/[0:300]" calcext:value-type="string">
            <text:p>https://reader.izneo.com/read/9782505051961/[0:300]</text:p>
          </table:table-cell>
        </table:table-row>
        <table:table-row table:style-name="ro1">
          <table:table-cell office:value-type="string" calcext:value-type="string">
            <text:p>9782505052050</text:p>
          </table:table-cell>
          <table:table-cell table:formula="of:=[.$B$1]&amp;[.A111]&amp;&quot;/[0:300]&quot;" office:value-type="string" office:string-value="https://reader.izneo.com/read/9782505052050/[0:300]" calcext:value-type="string">
            <text:p>https://reader.izneo.com/read/9782505052050/[0:300]</text:p>
          </table:table-cell>
        </table:table-row>
        <table:table-row table:style-name="ro1">
          <table:table-cell office:value-type="string" calcext:value-type="string">
            <text:p>9782505052067</text:p>
          </table:table-cell>
          <table:table-cell table:formula="of:=[.$B$1]&amp;[.A112]&amp;&quot;/[0:300]&quot;" office:value-type="string" office:string-value="https://reader.izneo.com/read/9782505052067/[0:300]" calcext:value-type="string">
            <text:p>https://reader.izneo.com/read/9782505052067/[0:300]</text:p>
          </table:table-cell>
        </table:table-row>
        <table:table-row table:style-name="ro1">
          <table:table-cell office:value-type="string" calcext:value-type="string">
            <text:p>9782505052074</text:p>
          </table:table-cell>
          <table:table-cell table:formula="of:=[.$B$1]&amp;[.A113]&amp;&quot;/[0:300]&quot;" office:value-type="string" office:string-value="https://reader.izneo.com/read/9782505052074/[0:300]" calcext:value-type="string">
            <text:p>https://reader.izneo.com/read/9782505052074/[0:300]</text:p>
          </table:table-cell>
        </table:table-row>
        <table:table-row table:style-name="ro1">
          <table:table-cell office:value-type="string" calcext:value-type="string">
            <text:p>9782505052081</text:p>
          </table:table-cell>
          <table:table-cell table:formula="of:=[.$B$1]&amp;[.A114]&amp;&quot;/[0:300]&quot;" office:value-type="string" office:string-value="https://reader.izneo.com/read/9782505052081/[0:300]" calcext:value-type="string">
            <text:p>https://reader.izneo.com/read/9782505052081/[0:300]</text:p>
          </table:table-cell>
        </table:table-row>
        <table:table-row table:style-name="ro1">
          <table:table-cell office:value-type="string" calcext:value-type="string">
            <text:p>9782505052098</text:p>
          </table:table-cell>
          <table:table-cell table:formula="of:=[.$B$1]&amp;[.A115]&amp;&quot;/[0:300]&quot;" office:value-type="string" office:string-value="https://reader.izneo.com/read/9782505052098/[0:300]" calcext:value-type="string">
            <text:p>https://reader.izneo.com/read/9782505052098/[0:300]</text:p>
          </table:table-cell>
        </table:table-row>
        <table:table-row table:style-name="ro1">
          <table:table-cell office:value-type="string" calcext:value-type="string">
            <text:p>9782505052104</text:p>
          </table:table-cell>
          <table:table-cell table:formula="of:=[.$B$1]&amp;[.A116]&amp;&quot;/[0:300]&quot;" office:value-type="string" office:string-value="https://reader.izneo.com/read/9782505052104/[0:300]" calcext:value-type="string">
            <text:p>https://reader.izneo.com/read/9782505052104/[0:300]</text:p>
          </table:table-cell>
        </table:table-row>
        <table:table-row table:style-name="ro1">
          <table:table-cell office:value-type="string" calcext:value-type="string">
            <text:p>9782505052111</text:p>
          </table:table-cell>
          <table:table-cell table:formula="of:=[.$B$1]&amp;[.A117]&amp;&quot;/[0:300]&quot;" office:value-type="string" office:string-value="https://reader.izneo.com/read/9782505052111/[0:300]" calcext:value-type="string">
            <text:p>https://reader.izneo.com/read/9782505052111/[0:300]</text:p>
          </table:table-cell>
        </table:table-row>
        <table:table-row table:style-name="ro1">
          <table:table-cell office:value-type="string" calcext:value-type="string">
            <text:p>9782505052128</text:p>
          </table:table-cell>
          <table:table-cell table:formula="of:=[.$B$1]&amp;[.A118]&amp;&quot;/[0:300]&quot;" office:value-type="string" office:string-value="https://reader.izneo.com/read/9782505052128/[0:300]" calcext:value-type="string">
            <text:p>https://reader.izneo.com/read/9782505052128/[0:300]</text:p>
          </table:table-cell>
        </table:table-row>
        <table:table-row table:style-name="ro1">
          <table:table-cell office:value-type="string" calcext:value-type="string">
            <text:p>9782505052135</text:p>
          </table:table-cell>
          <table:table-cell table:formula="of:=[.$B$1]&amp;[.A119]&amp;&quot;/[0:300]&quot;" office:value-type="string" office:string-value="https://reader.izneo.com/read/9782505052135/[0:300]" calcext:value-type="string">
            <text:p>https://reader.izneo.com/read/9782505052135/[0:300]</text:p>
          </table:table-cell>
        </table:table-row>
        <table:table-row table:style-name="ro1">
          <table:table-cell office:value-type="string" calcext:value-type="string">
            <text:p>9782505052142</text:p>
          </table:table-cell>
          <table:table-cell table:formula="of:=[.$B$1]&amp;[.A120]&amp;&quot;/[0:300]&quot;" office:value-type="string" office:string-value="https://reader.izneo.com/read/9782505052142/[0:300]" calcext:value-type="string">
            <text:p>https://reader.izneo.com/read/9782505052142/[0:300]</text:p>
          </table:table-cell>
        </table:table-row>
        <table:table-row table:style-name="ro1">
          <table:table-cell office:value-type="string" calcext:value-type="string">
            <text:p>9782505052159</text:p>
          </table:table-cell>
          <table:table-cell table:formula="of:=[.$B$1]&amp;[.A121]&amp;&quot;/[0:300]&quot;" office:value-type="string" office:string-value="https://reader.izneo.com/read/9782505052159/[0:300]" calcext:value-type="string">
            <text:p>https://reader.izneo.com/read/9782505052159/[0:300]</text:p>
          </table:table-cell>
        </table:table-row>
        <table:table-row table:style-name="ro1">
          <table:table-cell office:value-type="string" calcext:value-type="string">
            <text:p>9782505052166</text:p>
          </table:table-cell>
          <table:table-cell table:formula="of:=[.$B$1]&amp;[.A122]&amp;&quot;/[0:300]&quot;" office:value-type="string" office:string-value="https://reader.izneo.com/read/9782505052166/[0:300]" calcext:value-type="string">
            <text:p>https://reader.izneo.com/read/9782505052166/[0:300]</text:p>
          </table:table-cell>
        </table:table-row>
        <table:table-row table:style-name="ro1">
          <table:table-cell office:value-type="string" calcext:value-type="string">
            <text:p>9782505052173</text:p>
          </table:table-cell>
          <table:table-cell table:formula="of:=[.$B$1]&amp;[.A123]&amp;&quot;/[0:300]&quot;" office:value-type="string" office:string-value="https://reader.izneo.com/read/9782505052173/[0:300]" calcext:value-type="string">
            <text:p>https://reader.izneo.com/read/9782505052173/[0:300]</text:p>
          </table:table-cell>
        </table:table-row>
        <table:table-row table:style-name="ro1">
          <table:table-cell office:value-type="string" calcext:value-type="string">
            <text:p>9782505052180</text:p>
          </table:table-cell>
          <table:table-cell table:formula="of:=[.$B$1]&amp;[.A124]&amp;&quot;/[0:300]&quot;" office:value-type="string" office:string-value="https://reader.izneo.com/read/9782505052180/[0:300]" calcext:value-type="string">
            <text:p>https://reader.izneo.com/read/9782505052180/[0:300]</text:p>
          </table:table-cell>
        </table:table-row>
        <table:table-row table:style-name="ro1">
          <table:table-cell office:value-type="string" calcext:value-type="string">
            <text:p>9782505052197</text:p>
          </table:table-cell>
          <table:table-cell table:formula="of:=[.$B$1]&amp;[.A125]&amp;&quot;/[0:300]&quot;" office:value-type="string" office:string-value="https://reader.izneo.com/read/9782505052197/[0:300]" calcext:value-type="string">
            <text:p>https://reader.izneo.com/read/9782505052197/[0:300]</text:p>
          </table:table-cell>
        </table:table-row>
        <table:table-row table:style-name="ro1">
          <table:table-cell office:value-type="string" calcext:value-type="string">
            <text:p>9782505052203</text:p>
          </table:table-cell>
          <table:table-cell table:formula="of:=[.$B$1]&amp;[.A126]&amp;&quot;/[0:300]&quot;" office:value-type="string" office:string-value="https://reader.izneo.com/read/9782505052203/[0:300]" calcext:value-type="string">
            <text:p>https://reader.izneo.com/read/9782505052203/[0:300]</text:p>
          </table:table-cell>
        </table:table-row>
        <table:table-row table:style-name="ro1">
          <table:table-cell office:value-type="string" calcext:value-type="string">
            <text:p>9782505052210</text:p>
          </table:table-cell>
          <table:table-cell table:formula="of:=[.$B$1]&amp;[.A127]&amp;&quot;/[0:300]&quot;" office:value-type="string" office:string-value="https://reader.izneo.com/read/9782505052210/[0:300]" calcext:value-type="string">
            <text:p>https://reader.izneo.com/read/9782505052210/[0:300]</text:p>
          </table:table-cell>
        </table:table-row>
        <table:table-row table:style-name="ro1">
          <table:table-cell office:value-type="string" calcext:value-type="string">
            <text:p>9782505052227</text:p>
          </table:table-cell>
          <table:table-cell table:formula="of:=[.$B$1]&amp;[.A128]&amp;&quot;/[0:300]&quot;" office:value-type="string" office:string-value="https://reader.izneo.com/read/9782505052227/[0:300]" calcext:value-type="string">
            <text:p>https://reader.izneo.com/read/9782505052227/[0:300]</text:p>
          </table:table-cell>
        </table:table-row>
        <table:table-row table:style-name="ro1">
          <table:table-cell office:value-type="string" calcext:value-type="string">
            <text:p>9782505052234</text:p>
          </table:table-cell>
          <table:table-cell table:formula="of:=[.$B$1]&amp;[.A129]&amp;&quot;/[0:300]&quot;" office:value-type="string" office:string-value="https://reader.izneo.com/read/9782505052234/[0:300]" calcext:value-type="string">
            <text:p>https://reader.izneo.com/read/9782505052234/[0:300]</text:p>
          </table:table-cell>
        </table:table-row>
        <table:table-row table:style-name="ro1">
          <table:table-cell office:value-type="string" calcext:value-type="string">
            <text:p>9782505052241</text:p>
          </table:table-cell>
          <table:table-cell table:formula="of:=[.$B$1]&amp;[.A130]&amp;&quot;/[0:300]&quot;" office:value-type="string" office:string-value="https://reader.izneo.com/read/9782505052241/[0:300]" calcext:value-type="string">
            <text:p>https://reader.izneo.com/read/9782505052241/[0:300]</text:p>
          </table:table-cell>
        </table:table-row>
        <table:table-row table:style-name="ro1">
          <table:table-cell office:value-type="string" calcext:value-type="string">
            <text:p>9782505052357</text:p>
          </table:table-cell>
          <table:table-cell table:formula="of:=[.$B$1]&amp;[.A131]&amp;&quot;/[0:300]&quot;" office:value-type="string" office:string-value="https://reader.izneo.com/read/9782505052357/[0:300]" calcext:value-type="string">
            <text:p>https://reader.izneo.com/read/9782505052357/[0:300]</text:p>
          </table:table-cell>
        </table:table-row>
        <table:table-row table:style-name="ro1">
          <table:table-cell office:value-type="string" calcext:value-type="string">
            <text:p>9782505052364</text:p>
          </table:table-cell>
          <table:table-cell table:formula="of:=[.$B$1]&amp;[.A132]&amp;&quot;/[0:300]&quot;" office:value-type="string" office:string-value="https://reader.izneo.com/read/9782505052364/[0:300]" calcext:value-type="string">
            <text:p>https://reader.izneo.com/read/9782505052364/[0:300]</text:p>
          </table:table-cell>
        </table:table-row>
        <table:table-row table:style-name="ro1">
          <table:table-cell office:value-type="string" calcext:value-type="string">
            <text:p>9782505052371</text:p>
          </table:table-cell>
          <table:table-cell table:formula="of:=[.$B$1]&amp;[.A133]&amp;&quot;/[0:300]&quot;" office:value-type="string" office:string-value="https://reader.izneo.com/read/9782505052371/[0:300]" calcext:value-type="string">
            <text:p>https://reader.izneo.com/read/9782505052371/[0:300]</text:p>
          </table:table-cell>
        </table:table-row>
        <table:table-row table:style-name="ro1">
          <table:table-cell office:value-type="string" calcext:value-type="string">
            <text:p>9782505052388</text:p>
          </table:table-cell>
          <table:table-cell table:formula="of:=[.$B$1]&amp;[.A134]&amp;&quot;/[0:300]&quot;" office:value-type="string" office:string-value="https://reader.izneo.com/read/9782505052388/[0:300]" calcext:value-type="string">
            <text:p>https://reader.izneo.com/read/9782505052388/[0:300]</text:p>
          </table:table-cell>
        </table:table-row>
        <table:table-row table:style-name="ro1">
          <table:table-cell office:value-type="string" calcext:value-type="string">
            <text:p>9782505052395</text:p>
          </table:table-cell>
          <table:table-cell table:formula="of:=[.$B$1]&amp;[.A135]&amp;&quot;/[0:300]&quot;" office:value-type="string" office:string-value="https://reader.izneo.com/read/9782505052395/[0:300]" calcext:value-type="string">
            <text:p>https://reader.izneo.com/read/9782505052395/[0:300]</text:p>
          </table:table-cell>
        </table:table-row>
        <table:table-row table:style-name="ro1">
          <table:table-cell office:value-type="string" calcext:value-type="string">
            <text:p>9782505052401</text:p>
          </table:table-cell>
          <table:table-cell table:formula="of:=[.$B$1]&amp;[.A136]&amp;&quot;/[0:300]&quot;" office:value-type="string" office:string-value="https://reader.izneo.com/read/9782505052401/[0:300]" calcext:value-type="string">
            <text:p>https://reader.izneo.com/read/9782505052401/[0:300]</text:p>
          </table:table-cell>
        </table:table-row>
        <table:table-row table:style-name="ro1">
          <table:table-cell office:value-type="string" calcext:value-type="string">
            <text:p>9782505052579</text:p>
          </table:table-cell>
          <table:table-cell table:formula="of:=[.$B$1]&amp;[.A137]&amp;&quot;/[0:300]&quot;" office:value-type="string" office:string-value="https://reader.izneo.com/read/9782505052579/[0:300]" calcext:value-type="string">
            <text:p>https://reader.izneo.com/read/9782505052579/[0:300]</text:p>
          </table:table-cell>
        </table:table-row>
        <table:table-row table:style-name="ro1">
          <table:table-cell office:value-type="string" calcext:value-type="string">
            <text:p>9782505052616</text:p>
          </table:table-cell>
          <table:table-cell table:formula="of:=[.$B$1]&amp;[.A138]&amp;&quot;/[0:300]&quot;" office:value-type="string" office:string-value="https://reader.izneo.com/read/9782505052616/[0:300]" calcext:value-type="string">
            <text:p>https://reader.izneo.com/read/9782505052616/[0:300]</text:p>
          </table:table-cell>
        </table:table-row>
        <table:table-row table:style-name="ro1">
          <table:table-cell office:value-type="string" calcext:value-type="string">
            <text:p>9782505052937</text:p>
          </table:table-cell>
          <table:table-cell table:formula="of:=[.$B$1]&amp;[.A139]&amp;&quot;/[0:300]&quot;" office:value-type="string" office:string-value="https://reader.izneo.com/read/9782505052937/[0:300]" calcext:value-type="string">
            <text:p>https://reader.izneo.com/read/9782505052937/[0:300]</text:p>
          </table:table-cell>
        </table:table-row>
        <table:table-row table:style-name="ro1">
          <table:table-cell office:value-type="string" calcext:value-type="string">
            <text:p>9782505052968</text:p>
          </table:table-cell>
          <table:table-cell table:formula="of:=[.$B$1]&amp;[.A140]&amp;&quot;/[0:300]&quot;" office:value-type="string" office:string-value="https://reader.izneo.com/read/9782505052968/[0:300]" calcext:value-type="string">
            <text:p>https://reader.izneo.com/read/9782505052968/[0:300]</text:p>
          </table:table-cell>
        </table:table-row>
        <table:table-row table:style-name="ro1">
          <table:table-cell office:value-type="string" calcext:value-type="string">
            <text:p>9782505052975</text:p>
          </table:table-cell>
          <table:table-cell table:formula="of:=[.$B$1]&amp;[.A141]&amp;&quot;/[0:300]&quot;" office:value-type="string" office:string-value="https://reader.izneo.com/read/9782505052975/[0:300]" calcext:value-type="string">
            <text:p>https://reader.izneo.com/read/9782505052975/[0:300]</text:p>
          </table:table-cell>
        </table:table-row>
        <table:table-row table:style-name="ro1">
          <table:table-cell office:value-type="string" calcext:value-type="string">
            <text:p>9782505052982</text:p>
          </table:table-cell>
          <table:table-cell table:formula="of:=[.$B$1]&amp;[.A142]&amp;&quot;/[0:300]&quot;" office:value-type="string" office:string-value="https://reader.izneo.com/read/9782505052982/[0:300]" calcext:value-type="string">
            <text:p>https://reader.izneo.com/read/9782505052982/[0:300]</text:p>
          </table:table-cell>
        </table:table-row>
        <table:table-row table:style-name="ro1">
          <table:table-cell office:value-type="string" calcext:value-type="string">
            <text:p>9782505052999</text:p>
          </table:table-cell>
          <table:table-cell table:formula="of:=[.$B$1]&amp;[.A143]&amp;&quot;/[0:300]&quot;" office:value-type="string" office:string-value="https://reader.izneo.com/read/9782505052999/[0:300]" calcext:value-type="string">
            <text:p>https://reader.izneo.com/read/9782505052999/[0:300]</text:p>
          </table:table-cell>
        </table:table-row>
        <table:table-row table:style-name="ro1">
          <table:table-cell office:value-type="string" calcext:value-type="string">
            <text:p>9782505053040</text:p>
          </table:table-cell>
          <table:table-cell table:formula="of:=[.$B$1]&amp;[.A144]&amp;&quot;/[0:300]&quot;" office:value-type="string" office:string-value="https://reader.izneo.com/read/9782505053040/[0:300]" calcext:value-type="string">
            <text:p>https://reader.izneo.com/read/9782505053040/[0:300]</text:p>
          </table:table-cell>
        </table:table-row>
        <table:table-row table:style-name="ro1">
          <table:table-cell office:value-type="string" calcext:value-type="string">
            <text:p>9782505053057</text:p>
          </table:table-cell>
          <table:table-cell table:formula="of:=[.$B$1]&amp;[.A145]&amp;&quot;/[0:300]&quot;" office:value-type="string" office:string-value="https://reader.izneo.com/read/9782505053057/[0:300]" calcext:value-type="string">
            <text:p>https://reader.izneo.com/read/9782505053057/[0:300]</text:p>
          </table:table-cell>
        </table:table-row>
        <table:table-row table:style-name="ro1">
          <table:table-cell office:value-type="string" calcext:value-type="string">
            <text:p>9782505053125</text:p>
          </table:table-cell>
          <table:table-cell table:formula="of:=[.$B$1]&amp;[.A146]&amp;&quot;/[0:300]&quot;" office:value-type="string" office:string-value="https://reader.izneo.com/read/9782505053125/[0:300]" calcext:value-type="string">
            <text:p>https://reader.izneo.com/read/9782505053125/[0:300]</text:p>
          </table:table-cell>
        </table:table-row>
        <table:table-row table:style-name="ro1">
          <table:table-cell office:value-type="string" calcext:value-type="string">
            <text:p>9782505053378</text:p>
          </table:table-cell>
          <table:table-cell table:formula="of:=[.$B$1]&amp;[.A147]&amp;&quot;/[0:300]&quot;" office:value-type="string" office:string-value="https://reader.izneo.com/read/9782505053378/[0:300]" calcext:value-type="string">
            <text:p>https://reader.izneo.com/read/9782505053378/[0:300]</text:p>
          </table:table-cell>
        </table:table-row>
        <table:table-row table:style-name="ro1">
          <table:table-cell office:value-type="string" calcext:value-type="string">
            <text:p>9782505053408</text:p>
          </table:table-cell>
          <table:table-cell table:formula="of:=[.$B$1]&amp;[.A148]&amp;&quot;/[0:300]&quot;" office:value-type="string" office:string-value="https://reader.izneo.com/read/9782505053408/[0:300]" calcext:value-type="string">
            <text:p>https://reader.izneo.com/read/9782505053408/[0:300]</text:p>
          </table:table-cell>
        </table:table-row>
        <table:table-row table:style-name="ro1">
          <table:table-cell office:value-type="string" calcext:value-type="string">
            <text:p>9782505053613</text:p>
          </table:table-cell>
          <table:table-cell table:formula="of:=[.$B$1]&amp;[.A149]&amp;&quot;/[0:300]&quot;" office:value-type="string" office:string-value="https://reader.izneo.com/read/9782505053613/[0:300]" calcext:value-type="string">
            <text:p>https://reader.izneo.com/read/9782505053613/[0:300]</text:p>
          </table:table-cell>
        </table:table-row>
        <table:table-row table:style-name="ro1">
          <table:table-cell office:value-type="string" calcext:value-type="string">
            <text:p>9782505053620</text:p>
          </table:table-cell>
          <table:table-cell table:formula="of:=[.$B$1]&amp;[.A150]&amp;&quot;/[0:300]&quot;" office:value-type="string" office:string-value="https://reader.izneo.com/read/9782505053620/[0:300]" calcext:value-type="string">
            <text:p>https://reader.izneo.com/read/9782505053620/[0:300]</text:p>
          </table:table-cell>
        </table:table-row>
        <table:table-row table:style-name="ro1">
          <table:table-cell office:value-type="string" calcext:value-type="string">
            <text:p>9782505053637</text:p>
          </table:table-cell>
          <table:table-cell table:formula="of:=[.$B$1]&amp;[.A151]&amp;&quot;/[0:300]&quot;" office:value-type="string" office:string-value="https://reader.izneo.com/read/9782505053637/[0:300]" calcext:value-type="string">
            <text:p>https://reader.izneo.com/read/9782505053637/[0:300]</text:p>
          </table:table-cell>
        </table:table-row>
        <table:table-row table:style-name="ro1">
          <table:table-cell office:value-type="string" calcext:value-type="string">
            <text:p>9782505053644</text:p>
          </table:table-cell>
          <table:table-cell table:formula="of:=[.$B$1]&amp;[.A152]&amp;&quot;/[0:300]&quot;" office:value-type="string" office:string-value="https://reader.izneo.com/read/9782505053644/[0:300]" calcext:value-type="string">
            <text:p>https://reader.izneo.com/read/9782505053644/[0:300]</text:p>
          </table:table-cell>
        </table:table-row>
        <table:table-row table:style-name="ro1">
          <table:table-cell office:value-type="string" calcext:value-type="string">
            <text:p>9782505053651</text:p>
          </table:table-cell>
          <table:table-cell table:formula="of:=[.$B$1]&amp;[.A153]&amp;&quot;/[0:300]&quot;" office:value-type="string" office:string-value="https://reader.izneo.com/read/9782505053651/[0:300]" calcext:value-type="string">
            <text:p>https://reader.izneo.com/read/9782505053651/[0:300]</text:p>
          </table:table-cell>
        </table:table-row>
        <table:table-row table:style-name="ro1">
          <table:table-cell office:value-type="string" calcext:value-type="string">
            <text:p>9782505053668</text:p>
          </table:table-cell>
          <table:table-cell table:formula="of:=[.$B$1]&amp;[.A154]&amp;&quot;/[0:300]&quot;" office:value-type="string" office:string-value="https://reader.izneo.com/read/9782505053668/[0:300]" calcext:value-type="string">
            <text:p>https://reader.izneo.com/read/9782505053668/[0:300]</text:p>
          </table:table-cell>
        </table:table-row>
        <table:table-row table:style-name="ro1">
          <table:table-cell office:value-type="string" calcext:value-type="string">
            <text:p>9782505053675</text:p>
          </table:table-cell>
          <table:table-cell table:formula="of:=[.$B$1]&amp;[.A155]&amp;&quot;/[0:300]&quot;" office:value-type="string" office:string-value="https://reader.izneo.com/read/9782505053675/[0:300]" calcext:value-type="string">
            <text:p>https://reader.izneo.com/read/9782505053675/[0:300]</text:p>
          </table:table-cell>
        </table:table-row>
        <table:table-row table:style-name="ro1">
          <table:table-cell office:value-type="string" calcext:value-type="string">
            <text:p>9782505053682</text:p>
          </table:table-cell>
          <table:table-cell table:formula="of:=[.$B$1]&amp;[.A156]&amp;&quot;/[0:300]&quot;" office:value-type="string" office:string-value="https://reader.izneo.com/read/9782505053682/[0:300]" calcext:value-type="string">
            <text:p>https://reader.izneo.com/read/9782505053682/[0:300]</text:p>
          </table:table-cell>
        </table:table-row>
        <table:table-row table:style-name="ro1">
          <table:table-cell office:value-type="string" calcext:value-type="string">
            <text:p>9782505053699</text:p>
          </table:table-cell>
          <table:table-cell table:formula="of:=[.$B$1]&amp;[.A157]&amp;&quot;/[0:300]&quot;" office:value-type="string" office:string-value="https://reader.izneo.com/read/9782505053699/[0:300]" calcext:value-type="string">
            <text:p>https://reader.izneo.com/read/9782505053699/[0:300]</text:p>
          </table:table-cell>
        </table:table-row>
        <table:table-row table:style-name="ro1">
          <table:table-cell office:value-type="string" calcext:value-type="string">
            <text:p>9782505053705</text:p>
          </table:table-cell>
          <table:table-cell table:formula="of:=[.$B$1]&amp;[.A158]&amp;&quot;/[0:300]&quot;" office:value-type="string" office:string-value="https://reader.izneo.com/read/9782505053705/[0:300]" calcext:value-type="string">
            <text:p>https://reader.izneo.com/read/9782505053705/[0:300]</text:p>
          </table:table-cell>
        </table:table-row>
        <table:table-row table:style-name="ro1">
          <table:table-cell office:value-type="string" calcext:value-type="string">
            <text:p>9782505053712</text:p>
          </table:table-cell>
          <table:table-cell table:formula="of:=[.$B$1]&amp;[.A159]&amp;&quot;/[0:300]&quot;" office:value-type="string" office:string-value="https://reader.izneo.com/read/9782505053712/[0:300]" calcext:value-type="string">
            <text:p>https://reader.izneo.com/read/9782505053712/[0:300]</text:p>
          </table:table-cell>
        </table:table-row>
        <table:table-row table:style-name="ro1">
          <table:table-cell office:value-type="string" calcext:value-type="string">
            <text:p>9782505053729</text:p>
          </table:table-cell>
          <table:table-cell table:formula="of:=[.$B$1]&amp;[.A160]&amp;&quot;/[0:300]&quot;" office:value-type="string" office:string-value="https://reader.izneo.com/read/9782505053729/[0:300]" calcext:value-type="string">
            <text:p>https://reader.izneo.com/read/9782505053729/[0:300]</text:p>
          </table:table-cell>
        </table:table-row>
        <table:table-row table:style-name="ro1">
          <table:table-cell office:value-type="string" calcext:value-type="string">
            <text:p>9782505053736</text:p>
          </table:table-cell>
          <table:table-cell table:formula="of:=[.$B$1]&amp;[.A161]&amp;&quot;/[0:300]&quot;" office:value-type="string" office:string-value="https://reader.izneo.com/read/9782505053736/[0:300]" calcext:value-type="string">
            <text:p>https://reader.izneo.com/read/9782505053736/[0:300]</text:p>
          </table:table-cell>
        </table:table-row>
        <table:table-row table:style-name="ro1">
          <table:table-cell office:value-type="string" calcext:value-type="string">
            <text:p>9782505053743</text:p>
          </table:table-cell>
          <table:table-cell table:formula="of:=[.$B$1]&amp;[.A162]&amp;&quot;/[0:300]&quot;" office:value-type="string" office:string-value="https://reader.izneo.com/read/9782505053743/[0:300]" calcext:value-type="string">
            <text:p>https://reader.izneo.com/read/9782505053743/[0:300]</text:p>
          </table:table-cell>
        </table:table-row>
        <table:table-row table:style-name="ro1">
          <table:table-cell office:value-type="string" calcext:value-type="string">
            <text:p>9782505053750</text:p>
          </table:table-cell>
          <table:table-cell table:formula="of:=[.$B$1]&amp;[.A163]&amp;&quot;/[0:300]&quot;" office:value-type="string" office:string-value="https://reader.izneo.com/read/9782505053750/[0:300]" calcext:value-type="string">
            <text:p>https://reader.izneo.com/read/9782505053750/[0:300]</text:p>
          </table:table-cell>
        </table:table-row>
        <table:table-row table:style-name="ro1">
          <table:table-cell office:value-type="string" calcext:value-type="string">
            <text:p>9782505053767</text:p>
          </table:table-cell>
          <table:table-cell table:formula="of:=[.$B$1]&amp;[.A164]&amp;&quot;/[0:300]&quot;" office:value-type="string" office:string-value="https://reader.izneo.com/read/9782505053767/[0:300]" calcext:value-type="string">
            <text:p>https://reader.izneo.com/read/9782505053767/[0:300]</text:p>
          </table:table-cell>
        </table:table-row>
        <table:table-row table:style-name="ro1">
          <table:table-cell office:value-type="string" calcext:value-type="string">
            <text:p>9782505053774</text:p>
          </table:table-cell>
          <table:table-cell table:formula="of:=[.$B$1]&amp;[.A165]&amp;&quot;/[0:300]&quot;" office:value-type="string" office:string-value="https://reader.izneo.com/read/9782505053774/[0:300]" calcext:value-type="string">
            <text:p>https://reader.izneo.com/read/9782505053774/[0:300]</text:p>
          </table:table-cell>
        </table:table-row>
        <table:table-row table:style-name="ro1">
          <table:table-cell office:value-type="string" calcext:value-type="string">
            <text:p>9782505053781</text:p>
          </table:table-cell>
          <table:table-cell table:formula="of:=[.$B$1]&amp;[.A166]&amp;&quot;/[0:300]&quot;" office:value-type="string" office:string-value="https://reader.izneo.com/read/9782505053781/[0:300]" calcext:value-type="string">
            <text:p>https://reader.izneo.com/read/9782505053781/[0:300]</text:p>
          </table:table-cell>
        </table:table-row>
        <table:table-row table:style-name="ro1">
          <table:table-cell office:value-type="string" calcext:value-type="string">
            <text:p>9782505053798</text:p>
          </table:table-cell>
          <table:table-cell table:formula="of:=[.$B$1]&amp;[.A167]&amp;&quot;/[0:300]&quot;" office:value-type="string" office:string-value="https://reader.izneo.com/read/9782505053798/[0:300]" calcext:value-type="string">
            <text:p>https://reader.izneo.com/read/9782505053798/[0:300]</text:p>
          </table:table-cell>
        </table:table-row>
        <table:table-row table:style-name="ro1">
          <table:table-cell office:value-type="string" calcext:value-type="string">
            <text:p>9782505053804</text:p>
          </table:table-cell>
          <table:table-cell table:formula="of:=[.$B$1]&amp;[.A168]&amp;&quot;/[0:300]&quot;" office:value-type="string" office:string-value="https://reader.izneo.com/read/9782505053804/[0:300]" calcext:value-type="string">
            <text:p>https://reader.izneo.com/read/9782505053804/[0:300]</text:p>
          </table:table-cell>
        </table:table-row>
        <table:table-row table:style-name="ro1">
          <table:table-cell office:value-type="string" calcext:value-type="string">
            <text:p>9782505053927</text:p>
          </table:table-cell>
          <table:table-cell table:formula="of:=[.$B$1]&amp;[.A169]&amp;&quot;/[0:300]&quot;" office:value-type="string" office:string-value="https://reader.izneo.com/read/9782505053927/[0:300]" calcext:value-type="string">
            <text:p>https://reader.izneo.com/read/9782505053927/[0:300]</text:p>
          </table:table-cell>
        </table:table-row>
        <table:table-row table:style-name="ro1">
          <table:table-cell office:value-type="string" calcext:value-type="string">
            <text:p>9782505053989</text:p>
          </table:table-cell>
          <table:table-cell table:formula="of:=[.$B$1]&amp;[.A170]&amp;&quot;/[0:300]&quot;" office:value-type="string" office:string-value="https://reader.izneo.com/read/9782505053989/[0:300]" calcext:value-type="string">
            <text:p>https://reader.izneo.com/read/9782505053989/[0:300]</text:p>
          </table:table-cell>
        </table:table-row>
        <table:table-row table:style-name="ro1">
          <table:table-cell office:value-type="string" calcext:value-type="string">
            <text:p>9782505053996</text:p>
          </table:table-cell>
          <table:table-cell table:formula="of:=[.$B$1]&amp;[.A171]&amp;&quot;/[0:300]&quot;" office:value-type="string" office:string-value="https://reader.izneo.com/read/9782505053996/[0:300]" calcext:value-type="string">
            <text:p>https://reader.izneo.com/read/9782505053996/[0:300]</text:p>
          </table:table-cell>
        </table:table-row>
        <table:table-row table:style-name="ro1">
          <table:table-cell office:value-type="string" calcext:value-type="string">
            <text:p>9782505054009</text:p>
          </table:table-cell>
          <table:table-cell table:formula="of:=[.$B$1]&amp;[.A172]&amp;&quot;/[0:300]&quot;" office:value-type="string" office:string-value="https://reader.izneo.com/read/9782505054009/[0:300]" calcext:value-type="string">
            <text:p>https://reader.izneo.com/read/9782505054009/[0:300]</text:p>
          </table:table-cell>
        </table:table-row>
        <table:table-row table:style-name="ro1">
          <table:table-cell office:value-type="string" calcext:value-type="string">
            <text:p>9782505054016</text:p>
          </table:table-cell>
          <table:table-cell table:formula="of:=[.$B$1]&amp;[.A173]&amp;&quot;/[0:300]&quot;" office:value-type="string" office:string-value="https://reader.izneo.com/read/9782505054016/[0:300]" calcext:value-type="string">
            <text:p>https://reader.izneo.com/read/9782505054016/[0:300]</text:p>
          </table:table-cell>
        </table:table-row>
        <table:table-row table:style-name="ro1">
          <table:table-cell office:value-type="string" calcext:value-type="string">
            <text:p>9782505054023</text:p>
          </table:table-cell>
          <table:table-cell table:formula="of:=[.$B$1]&amp;[.A174]&amp;&quot;/[0:300]&quot;" office:value-type="string" office:string-value="https://reader.izneo.com/read/9782505054023/[0:300]" calcext:value-type="string">
            <text:p>https://reader.izneo.com/read/9782505054023/[0:300]</text:p>
          </table:table-cell>
        </table:table-row>
        <table:table-row table:style-name="ro1">
          <table:table-cell office:value-type="string" calcext:value-type="string">
            <text:p>9782505054030</text:p>
          </table:table-cell>
          <table:table-cell table:formula="of:=[.$B$1]&amp;[.A175]&amp;&quot;/[0:300]&quot;" office:value-type="string" office:string-value="https://reader.izneo.com/read/9782505054030/[0:300]" calcext:value-type="string">
            <text:p>https://reader.izneo.com/read/9782505054030/[0:300]</text:p>
          </table:table-cell>
        </table:table-row>
        <table:table-row table:style-name="ro1">
          <table:table-cell office:value-type="string" calcext:value-type="string">
            <text:p>9782505054047</text:p>
          </table:table-cell>
          <table:table-cell table:formula="of:=[.$B$1]&amp;[.A176]&amp;&quot;/[0:300]&quot;" office:value-type="string" office:string-value="https://reader.izneo.com/read/9782505054047/[0:300]" calcext:value-type="string">
            <text:p>https://reader.izneo.com/read/9782505054047/[0:300]</text:p>
          </table:table-cell>
        </table:table-row>
        <table:table-row table:style-name="ro1">
          <table:table-cell office:value-type="string" calcext:value-type="string">
            <text:p>9782505054054</text:p>
          </table:table-cell>
          <table:table-cell table:formula="of:=[.$B$1]&amp;[.A177]&amp;&quot;/[0:300]&quot;" office:value-type="string" office:string-value="https://reader.izneo.com/read/9782505054054/[0:300]" calcext:value-type="string">
            <text:p>https://reader.izneo.com/read/9782505054054/[0:300]</text:p>
          </table:table-cell>
        </table:table-row>
        <table:table-row table:style-name="ro1">
          <table:table-cell office:value-type="string" calcext:value-type="string">
            <text:p>9782505054061</text:p>
          </table:table-cell>
          <table:table-cell table:formula="of:=[.$B$1]&amp;[.A178]&amp;&quot;/[0:300]&quot;" office:value-type="string" office:string-value="https://reader.izneo.com/read/9782505054061/[0:300]" calcext:value-type="string">
            <text:p>https://reader.izneo.com/read/9782505054061/[0:300]</text:p>
          </table:table-cell>
        </table:table-row>
        <table:table-row table:style-name="ro1">
          <table:table-cell office:value-type="string" calcext:value-type="string">
            <text:p>9782505054078</text:p>
          </table:table-cell>
          <table:table-cell table:formula="of:=[.$B$1]&amp;[.A179]&amp;&quot;/[0:300]&quot;" office:value-type="string" office:string-value="https://reader.izneo.com/read/9782505054078/[0:300]" calcext:value-type="string">
            <text:p>https://reader.izneo.com/read/9782505054078/[0:300]</text:p>
          </table:table-cell>
        </table:table-row>
        <table:table-row table:style-name="ro1">
          <table:table-cell office:value-type="string" calcext:value-type="string">
            <text:p>9782505054085</text:p>
          </table:table-cell>
          <table:table-cell table:formula="of:=[.$B$1]&amp;[.A180]&amp;&quot;/[0:300]&quot;" office:value-type="string" office:string-value="https://reader.izneo.com/read/9782505054085/[0:300]" calcext:value-type="string">
            <text:p>https://reader.izneo.com/read/9782505054085/[0:300]</text:p>
          </table:table-cell>
        </table:table-row>
        <table:table-row table:style-name="ro1">
          <table:table-cell office:value-type="string" calcext:value-type="string">
            <text:p>9782505054092</text:p>
          </table:table-cell>
          <table:table-cell table:formula="of:=[.$B$1]&amp;[.A181]&amp;&quot;/[0:300]&quot;" office:value-type="string" office:string-value="https://reader.izneo.com/read/9782505054092/[0:300]" calcext:value-type="string">
            <text:p>https://reader.izneo.com/read/9782505054092/[0:300]</text:p>
          </table:table-cell>
        </table:table-row>
        <table:table-row table:style-name="ro1">
          <table:table-cell office:value-type="string" calcext:value-type="string">
            <text:p>9782505054108</text:p>
          </table:table-cell>
          <table:table-cell table:formula="of:=[.$B$1]&amp;[.A182]&amp;&quot;/[0:300]&quot;" office:value-type="string" office:string-value="https://reader.izneo.com/read/9782505054108/[0:300]" calcext:value-type="string">
            <text:p>https://reader.izneo.com/read/9782505054108/[0:300]</text:p>
          </table:table-cell>
        </table:table-row>
        <table:table-row table:style-name="ro1">
          <table:table-cell office:value-type="string" calcext:value-type="string">
            <text:p>9782505054115</text:p>
          </table:table-cell>
          <table:table-cell table:formula="of:=[.$B$1]&amp;[.A183]&amp;&quot;/[0:300]&quot;" office:value-type="string" office:string-value="https://reader.izneo.com/read/9782505054115/[0:300]" calcext:value-type="string">
            <text:p>https://reader.izneo.com/read/9782505054115/[0:300]</text:p>
          </table:table-cell>
        </table:table-row>
        <table:table-row table:style-name="ro1">
          <table:table-cell office:value-type="string" calcext:value-type="string">
            <text:p>9782505054122</text:p>
          </table:table-cell>
          <table:table-cell table:formula="of:=[.$B$1]&amp;[.A184]&amp;&quot;/[0:300]&quot;" office:value-type="string" office:string-value="https://reader.izneo.com/read/9782505054122/[0:300]" calcext:value-type="string">
            <text:p>https://reader.izneo.com/read/9782505054122/[0:300]</text:p>
          </table:table-cell>
        </table:table-row>
        <table:table-row table:style-name="ro1">
          <table:table-cell office:value-type="string" calcext:value-type="string">
            <text:p>9782505054139</text:p>
          </table:table-cell>
          <table:table-cell table:formula="of:=[.$B$1]&amp;[.A185]&amp;&quot;/[0:300]&quot;" office:value-type="string" office:string-value="https://reader.izneo.com/read/9782505054139/[0:300]" calcext:value-type="string">
            <text:p>https://reader.izneo.com/read/9782505054139/[0:300]</text:p>
          </table:table-cell>
        </table:table-row>
        <table:table-row table:style-name="ro1">
          <table:table-cell office:value-type="string" calcext:value-type="string">
            <text:p>9782505054146</text:p>
          </table:table-cell>
          <table:table-cell table:formula="of:=[.$B$1]&amp;[.A186]&amp;&quot;/[0:300]&quot;" office:value-type="string" office:string-value="https://reader.izneo.com/read/9782505054146/[0:300]" calcext:value-type="string">
            <text:p>https://reader.izneo.com/read/9782505054146/[0:300]</text:p>
          </table:table-cell>
        </table:table-row>
        <table:table-row table:style-name="ro1">
          <table:table-cell office:value-type="string" calcext:value-type="string">
            <text:p>9782505054153</text:p>
          </table:table-cell>
          <table:table-cell table:formula="of:=[.$B$1]&amp;[.A187]&amp;&quot;/[0:300]&quot;" office:value-type="string" office:string-value="https://reader.izneo.com/read/9782505054153/[0:300]" calcext:value-type="string">
            <text:p>https://reader.izneo.com/read/9782505054153/[0:300]</text:p>
          </table:table-cell>
        </table:table-row>
        <table:table-row table:style-name="ro1">
          <table:table-cell office:value-type="string" calcext:value-type="string">
            <text:p>9782505054160</text:p>
          </table:table-cell>
          <table:table-cell table:formula="of:=[.$B$1]&amp;[.A188]&amp;&quot;/[0:300]&quot;" office:value-type="string" office:string-value="https://reader.izneo.com/read/9782505054160/[0:300]" calcext:value-type="string">
            <text:p>https://reader.izneo.com/read/9782505054160/[0:300]</text:p>
          </table:table-cell>
        </table:table-row>
        <table:table-row table:style-name="ro1">
          <table:table-cell office:value-type="string" calcext:value-type="string">
            <text:p>9782505054214</text:p>
          </table:table-cell>
          <table:table-cell table:formula="of:=[.$B$1]&amp;[.A189]&amp;&quot;/[0:300]&quot;" office:value-type="string" office:string-value="https://reader.izneo.com/read/9782505054214/[0:300]" calcext:value-type="string">
            <text:p>https://reader.izneo.com/read/9782505054214/[0:300]</text:p>
          </table:table-cell>
        </table:table-row>
        <table:table-row table:style-name="ro1">
          <table:table-cell office:value-type="string" calcext:value-type="string">
            <text:p>9782505054269</text:p>
          </table:table-cell>
          <table:table-cell table:formula="of:=[.$B$1]&amp;[.A190]&amp;&quot;/[0:300]&quot;" office:value-type="string" office:string-value="https://reader.izneo.com/read/9782505054269/[0:300]" calcext:value-type="string">
            <text:p>https://reader.izneo.com/read/9782505054269/[0:300]</text:p>
          </table:table-cell>
        </table:table-row>
        <table:table-row table:style-name="ro1">
          <table:table-cell office:value-type="string" calcext:value-type="string">
            <text:p>9782505054283</text:p>
          </table:table-cell>
          <table:table-cell table:formula="of:=[.$B$1]&amp;[.A191]&amp;&quot;/[0:300]&quot;" office:value-type="string" office:string-value="https://reader.izneo.com/read/9782505054283/[0:300]" calcext:value-type="string">
            <text:p>https://reader.izneo.com/read/9782505054283/[0:300]</text:p>
          </table:table-cell>
        </table:table-row>
        <table:table-row table:style-name="ro1">
          <table:table-cell office:value-type="string" calcext:value-type="string">
            <text:p>9782505054290</text:p>
          </table:table-cell>
          <table:table-cell table:formula="of:=[.$B$1]&amp;[.A192]&amp;&quot;/[0:300]&quot;" office:value-type="string" office:string-value="https://reader.izneo.com/read/9782505054290/[0:300]" calcext:value-type="string">
            <text:p>https://reader.izneo.com/read/9782505054290/[0:300]</text:p>
          </table:table-cell>
        </table:table-row>
        <table:table-row table:style-name="ro1">
          <table:table-cell office:value-type="string" calcext:value-type="string">
            <text:p>9782505054467</text:p>
          </table:table-cell>
          <table:table-cell table:formula="of:=[.$B$1]&amp;[.A193]&amp;&quot;/[0:300]&quot;" office:value-type="string" office:string-value="https://reader.izneo.com/read/9782505054467/[0:300]" calcext:value-type="string">
            <text:p>https://reader.izneo.com/read/9782505054467/[0:300]</text:p>
          </table:table-cell>
        </table:table-row>
        <table:table-row table:style-name="ro1">
          <table:table-cell office:value-type="string" calcext:value-type="string">
            <text:p>9782505054573</text:p>
          </table:table-cell>
          <table:table-cell table:formula="of:=[.$B$1]&amp;[.A194]&amp;&quot;/[0:300]&quot;" office:value-type="string" office:string-value="https://reader.izneo.com/read/9782505054573/[0:300]" calcext:value-type="string">
            <text:p>https://reader.izneo.com/read/9782505054573/[0:300]</text:p>
          </table:table-cell>
        </table:table-row>
        <table:table-row table:style-name="ro1">
          <table:table-cell office:value-type="string" calcext:value-type="string">
            <text:p>9782505054627</text:p>
          </table:table-cell>
          <table:table-cell table:formula="of:=[.$B$1]&amp;[.A195]&amp;&quot;/[0:300]&quot;" office:value-type="string" office:string-value="https://reader.izneo.com/read/9782505054627/[0:300]" calcext:value-type="string">
            <text:p>https://reader.izneo.com/read/9782505054627/[0:300]</text:p>
          </table:table-cell>
        </table:table-row>
        <table:table-row table:style-name="ro1">
          <table:table-cell office:value-type="string" calcext:value-type="string">
            <text:p>9782505054634</text:p>
          </table:table-cell>
          <table:table-cell table:formula="of:=[.$B$1]&amp;[.A196]&amp;&quot;/[0:300]&quot;" office:value-type="string" office:string-value="https://reader.izneo.com/read/9782505054634/[0:300]" calcext:value-type="string">
            <text:p>https://reader.izneo.com/read/9782505054634/[0:300]</text:p>
          </table:table-cell>
        </table:table-row>
        <table:table-row table:style-name="ro1">
          <table:table-cell office:value-type="string" calcext:value-type="string">
            <text:p>9782505054641</text:p>
          </table:table-cell>
          <table:table-cell table:formula="of:=[.$B$1]&amp;[.A197]&amp;&quot;/[0:300]&quot;" office:value-type="string" office:string-value="https://reader.izneo.com/read/9782505054641/[0:300]" calcext:value-type="string">
            <text:p>https://reader.izneo.com/read/9782505054641/[0:300]</text:p>
          </table:table-cell>
        </table:table-row>
        <table:table-row table:style-name="ro1">
          <table:table-cell office:value-type="string" calcext:value-type="string">
            <text:p>9782505054658</text:p>
          </table:table-cell>
          <table:table-cell table:formula="of:=[.$B$1]&amp;[.A198]&amp;&quot;/[0:300]&quot;" office:value-type="string" office:string-value="https://reader.izneo.com/read/9782505054658/[0:300]" calcext:value-type="string">
            <text:p>https://reader.izneo.com/read/9782505054658/[0:300]</text:p>
          </table:table-cell>
        </table:table-row>
        <table:table-row table:style-name="ro1">
          <table:table-cell office:value-type="string" calcext:value-type="string">
            <text:p>9782505054696</text:p>
          </table:table-cell>
          <table:table-cell table:formula="of:=[.$B$1]&amp;[.A199]&amp;&quot;/[0:300]&quot;" office:value-type="string" office:string-value="https://reader.izneo.com/read/9782505054696/[0:300]" calcext:value-type="string">
            <text:p>https://reader.izneo.com/read/9782505054696/[0:300]</text:p>
          </table:table-cell>
        </table:table-row>
        <table:table-row table:style-name="ro1">
          <table:table-cell office:value-type="string" calcext:value-type="string">
            <text:p>9782505054719</text:p>
          </table:table-cell>
          <table:table-cell table:formula="of:=[.$B$1]&amp;[.A200]&amp;&quot;/[0:300]&quot;" office:value-type="string" office:string-value="https://reader.izneo.com/read/9782505054719/[0:300]" calcext:value-type="string">
            <text:p>https://reader.izneo.com/read/9782505054719/[0:300]</text:p>
          </table:table-cell>
        </table:table-row>
        <table:table-row table:style-name="ro1">
          <table:table-cell office:value-type="string" calcext:value-type="string">
            <text:p>9782505054849</text:p>
          </table:table-cell>
          <table:table-cell table:formula="of:=[.$B$1]&amp;[.A201]&amp;&quot;/[0:300]&quot;" office:value-type="string" office:string-value="https://reader.izneo.com/read/9782505054849/[0:300]" calcext:value-type="string">
            <text:p>https://reader.izneo.com/read/9782505054849/[0:300]</text:p>
          </table:table-cell>
        </table:table-row>
        <table:table-row table:style-name="ro1">
          <table:table-cell office:value-type="string" calcext:value-type="string">
            <text:p>9782505054870</text:p>
          </table:table-cell>
          <table:table-cell table:formula="of:=[.$B$1]&amp;[.A202]&amp;&quot;/[0:300]&quot;" office:value-type="string" office:string-value="https://reader.izneo.com/read/9782505054870/[0:300]" calcext:value-type="string">
            <text:p>https://reader.izneo.com/read/9782505054870/[0:300]</text:p>
          </table:table-cell>
        </table:table-row>
        <table:table-row table:style-name="ro1">
          <table:table-cell office:value-type="string" calcext:value-type="string">
            <text:p>9782505055013</text:p>
          </table:table-cell>
          <table:table-cell table:formula="of:=[.$B$1]&amp;[.A203]&amp;&quot;/[0:300]&quot;" office:value-type="string" office:string-value="https://reader.izneo.com/read/9782505055013/[0:300]" calcext:value-type="string">
            <text:p>https://reader.izneo.com/read/9782505055013/[0:300]</text:p>
          </table:table-cell>
        </table:table-row>
        <table:table-row table:style-name="ro1">
          <table:table-cell office:value-type="string" calcext:value-type="string">
            <text:p>9782505055273</text:p>
          </table:table-cell>
          <table:table-cell table:formula="of:=[.$B$1]&amp;[.A204]&amp;&quot;/[0:300]&quot;" office:value-type="string" office:string-value="https://reader.izneo.com/read/9782505055273/[0:300]" calcext:value-type="string">
            <text:p>https://reader.izneo.com/read/9782505055273/[0:300]</text:p>
          </table:table-cell>
        </table:table-row>
        <table:table-row table:style-name="ro1">
          <table:table-cell office:value-type="string" calcext:value-type="string">
            <text:p>9782505055341</text:p>
          </table:table-cell>
          <table:table-cell table:formula="of:=[.$B$1]&amp;[.A205]&amp;&quot;/[0:300]&quot;" office:value-type="string" office:string-value="https://reader.izneo.com/read/9782505055341/[0:300]" calcext:value-type="string">
            <text:p>https://reader.izneo.com/read/9782505055341/[0:300]</text:p>
          </table:table-cell>
        </table:table-row>
        <table:table-row table:style-name="ro1">
          <table:table-cell office:value-type="string" calcext:value-type="string">
            <text:p>9782505055396</text:p>
          </table:table-cell>
          <table:table-cell table:formula="of:=[.$B$1]&amp;[.A206]&amp;&quot;/[0:300]&quot;" office:value-type="string" office:string-value="https://reader.izneo.com/read/9782505055396/[0:300]" calcext:value-type="string">
            <text:p>https://reader.izneo.com/read/9782505055396/[0:300]</text:p>
          </table:table-cell>
        </table:table-row>
        <table:table-row table:style-name="ro1">
          <table:table-cell office:value-type="string" calcext:value-type="string">
            <text:p>9782505055525</text:p>
          </table:table-cell>
          <table:table-cell table:formula="of:=[.$B$1]&amp;[.A207]&amp;&quot;/[0:300]&quot;" office:value-type="string" office:string-value="https://reader.izneo.com/read/9782505055525/[0:300]" calcext:value-type="string">
            <text:p>https://reader.izneo.com/read/9782505055525/[0:300]</text:p>
          </table:table-cell>
        </table:table-row>
        <table:table-row table:style-name="ro1">
          <table:table-cell office:value-type="string" calcext:value-type="string">
            <text:p>9782505055594</text:p>
          </table:table-cell>
          <table:table-cell table:formula="of:=[.$B$1]&amp;[.A208]&amp;&quot;/[0:300]&quot;" office:value-type="string" office:string-value="https://reader.izneo.com/read/9782505055594/[0:300]" calcext:value-type="string">
            <text:p>https://reader.izneo.com/read/9782505055594/[0:300]</text:p>
          </table:table-cell>
        </table:table-row>
        <table:table-row table:style-name="ro1">
          <table:table-cell office:value-type="string" calcext:value-type="string">
            <text:p>9782505055815</text:p>
          </table:table-cell>
          <table:table-cell table:formula="of:=[.$B$1]&amp;[.A209]&amp;&quot;/[0:300]&quot;" office:value-type="string" office:string-value="https://reader.izneo.com/read/9782505055815/[0:300]" calcext:value-type="string">
            <text:p>https://reader.izneo.com/read/9782505055815/[0:300]</text:p>
          </table:table-cell>
        </table:table-row>
        <table:table-row table:style-name="ro1">
          <table:table-cell office:value-type="string" calcext:value-type="string">
            <text:p>9782505056058</text:p>
          </table:table-cell>
          <table:table-cell table:formula="of:=[.$B$1]&amp;[.A210]&amp;&quot;/[0:300]&quot;" office:value-type="string" office:string-value="https://reader.izneo.com/read/9782505056058/[0:300]" calcext:value-type="string">
            <text:p>https://reader.izneo.com/read/9782505056058/[0:300]</text:p>
          </table:table-cell>
        </table:table-row>
        <table:table-row table:style-name="ro1">
          <table:table-cell office:value-type="string" calcext:value-type="string">
            <text:p>9782505056072</text:p>
          </table:table-cell>
          <table:table-cell table:formula="of:=[.$B$1]&amp;[.A211]&amp;&quot;/[0:300]&quot;" office:value-type="string" office:string-value="https://reader.izneo.com/read/9782505056072/[0:300]" calcext:value-type="string">
            <text:p>https://reader.izneo.com/read/9782505056072/[0:300]</text:p>
          </table:table-cell>
        </table:table-row>
        <table:table-row table:style-name="ro1">
          <table:table-cell office:value-type="string" calcext:value-type="string">
            <text:p>9782505056140</text:p>
          </table:table-cell>
          <table:table-cell table:formula="of:=[.$B$1]&amp;[.A212]&amp;&quot;/[0:300]&quot;" office:value-type="string" office:string-value="https://reader.izneo.com/read/9782505056140/[0:300]" calcext:value-type="string">
            <text:p>https://reader.izneo.com/read/9782505056140/[0:300]</text:p>
          </table:table-cell>
        </table:table-row>
        <table:table-row table:style-name="ro1">
          <table:table-cell office:value-type="string" calcext:value-type="string">
            <text:p>9782505056294</text:p>
          </table:table-cell>
          <table:table-cell table:formula="of:=[.$B$1]&amp;[.A213]&amp;&quot;/[0:300]&quot;" office:value-type="string" office:string-value="https://reader.izneo.com/read/9782505056294/[0:300]" calcext:value-type="string">
            <text:p>https://reader.izneo.com/read/9782505056294/[0:300]</text:p>
          </table:table-cell>
        </table:table-row>
        <table:table-row table:style-name="ro1">
          <table:table-cell office:value-type="string" calcext:value-type="string">
            <text:p>9782505056829</text:p>
          </table:table-cell>
          <table:table-cell table:formula="of:=[.$B$1]&amp;[.A214]&amp;&quot;/[0:300]&quot;" office:value-type="string" office:string-value="https://reader.izneo.com/read/9782505056829/[0:300]" calcext:value-type="string">
            <text:p>https://reader.izneo.com/read/9782505056829/[0:300]</text:p>
          </table:table-cell>
        </table:table-row>
        <table:table-row table:style-name="ro1">
          <table:table-cell office:value-type="string" calcext:value-type="string">
            <text:p>9782505056836</text:p>
          </table:table-cell>
          <table:table-cell table:formula="of:=[.$B$1]&amp;[.A215]&amp;&quot;/[0:300]&quot;" office:value-type="string" office:string-value="https://reader.izneo.com/read/9782505056836/[0:300]" calcext:value-type="string">
            <text:p>https://reader.izneo.com/read/9782505056836/[0:300]</text:p>
          </table:table-cell>
        </table:table-row>
        <table:table-row table:style-name="ro1">
          <table:table-cell office:value-type="string" calcext:value-type="string">
            <text:p>9782505056911</text:p>
          </table:table-cell>
          <table:table-cell table:formula="of:=[.$B$1]&amp;[.A216]&amp;&quot;/[0:300]&quot;" office:value-type="string" office:string-value="https://reader.izneo.com/read/9782505056911/[0:300]" calcext:value-type="string">
            <text:p>https://reader.izneo.com/read/9782505056911/[0:300]</text:p>
          </table:table-cell>
        </table:table-row>
        <table:table-row table:style-name="ro1">
          <table:table-cell office:value-type="string" calcext:value-type="string">
            <text:p>9782505057185</text:p>
          </table:table-cell>
          <table:table-cell table:formula="of:=[.$B$1]&amp;[.A217]&amp;&quot;/[0:300]&quot;" office:value-type="string" office:string-value="https://reader.izneo.com/read/9782505057185/[0:300]" calcext:value-type="string">
            <text:p>https://reader.izneo.com/read/9782505057185/[0:300]</text:p>
          </table:table-cell>
        </table:table-row>
        <table:table-row table:style-name="ro1">
          <table:table-cell office:value-type="string" calcext:value-type="string">
            <text:p>9782505057208</text:p>
          </table:table-cell>
          <table:table-cell table:formula="of:=[.$B$1]&amp;[.A218]&amp;&quot;/[0:300]&quot;" office:value-type="string" office:string-value="https://reader.izneo.com/read/9782505057208/[0:300]" calcext:value-type="string">
            <text:p>https://reader.izneo.com/read/9782505057208/[0:300]</text:p>
          </table:table-cell>
        </table:table-row>
        <table:table-row table:style-name="ro1">
          <table:table-cell office:value-type="string" calcext:value-type="string">
            <text:p>9782505057659</text:p>
          </table:table-cell>
          <table:table-cell table:formula="of:=[.$B$1]&amp;[.A219]&amp;&quot;/[0:300]&quot;" office:value-type="string" office:string-value="https://reader.izneo.com/read/9782505057659/[0:300]" calcext:value-type="string">
            <text:p>https://reader.izneo.com/read/9782505057659/[0:300]</text:p>
          </table:table-cell>
        </table:table-row>
        <table:table-row table:style-name="ro1">
          <table:table-cell office:value-type="string" calcext:value-type="string">
            <text:p>9782505060017</text:p>
          </table:table-cell>
          <table:table-cell table:formula="of:=[.$B$1]&amp;[.A220]&amp;&quot;/[0:300]&quot;" office:value-type="string" office:string-value="https://reader.izneo.com/read/9782505060017/[0:300]" calcext:value-type="string">
            <text:p>https://reader.izneo.com/read/9782505060017/[0:300]</text:p>
          </table:table-cell>
        </table:table-row>
        <table:table-row table:style-name="ro1">
          <table:table-cell office:value-type="string" calcext:value-type="string">
            <text:p>9782505060024</text:p>
          </table:table-cell>
          <table:table-cell table:formula="of:=[.$B$1]&amp;[.A221]&amp;&quot;/[0:300]&quot;" office:value-type="string" office:string-value="https://reader.izneo.com/read/9782505060024/[0:300]" calcext:value-type="string">
            <text:p>https://reader.izneo.com/read/9782505060024/[0:300]</text:p>
          </table:table-cell>
        </table:table-row>
        <table:table-row table:style-name="ro1">
          <table:table-cell office:value-type="string" calcext:value-type="string">
            <text:p>9782505060031</text:p>
          </table:table-cell>
          <table:table-cell table:formula="of:=[.$B$1]&amp;[.A222]&amp;&quot;/[0:300]&quot;" office:value-type="string" office:string-value="https://reader.izneo.com/read/9782505060031/[0:300]" calcext:value-type="string">
            <text:p>https://reader.izneo.com/read/9782505060031/[0:300]</text:p>
          </table:table-cell>
        </table:table-row>
        <table:table-row table:style-name="ro1">
          <table:table-cell office:value-type="string" calcext:value-type="string">
            <text:p>9782505060192</text:p>
          </table:table-cell>
          <table:table-cell table:formula="of:=[.$B$1]&amp;[.A223]&amp;&quot;/[0:300]&quot;" office:value-type="string" office:string-value="https://reader.izneo.com/read/9782505060192/[0:300]" calcext:value-type="string">
            <text:p>https://reader.izneo.com/read/9782505060192/[0:300]</text:p>
          </table:table-cell>
        </table:table-row>
        <table:table-row table:style-name="ro1">
          <table:table-cell office:value-type="string" calcext:value-type="string">
            <text:p>9782505060260</text:p>
          </table:table-cell>
          <table:table-cell table:formula="of:=[.$B$1]&amp;[.A224]&amp;&quot;/[0:300]&quot;" office:value-type="string" office:string-value="https://reader.izneo.com/read/9782505060260/[0:300]" calcext:value-type="string">
            <text:p>https://reader.izneo.com/read/9782505060260/[0:300]</text:p>
          </table:table-cell>
        </table:table-row>
        <table:table-row table:style-name="ro1">
          <table:table-cell office:value-type="string" calcext:value-type="string">
            <text:p>9782505060444</text:p>
          </table:table-cell>
          <table:table-cell table:formula="of:=[.$B$1]&amp;[.A225]&amp;&quot;/[0:300]&quot;" office:value-type="string" office:string-value="https://reader.izneo.com/read/9782505060444/[0:300]" calcext:value-type="string">
            <text:p>https://reader.izneo.com/read/9782505060444/[0:300]</text:p>
          </table:table-cell>
        </table:table-row>
        <table:table-row table:style-name="ro1">
          <table:table-cell office:value-type="string" calcext:value-type="string">
            <text:p>9782505060796</text:p>
          </table:table-cell>
          <table:table-cell table:formula="of:=[.$B$1]&amp;[.A226]&amp;&quot;/[0:300]&quot;" office:value-type="string" office:string-value="https://reader.izneo.com/read/9782505060796/[0:300]" calcext:value-type="string">
            <text:p>https://reader.izneo.com/read/9782505060796/[0:300]</text:p>
          </table:table-cell>
        </table:table-row>
        <table:table-row table:style-name="ro1">
          <table:table-cell office:value-type="string" calcext:value-type="string">
            <text:p>9782505060819</text:p>
          </table:table-cell>
          <table:table-cell table:formula="of:=[.$B$1]&amp;[.A227]&amp;&quot;/[0:300]&quot;" office:value-type="string" office:string-value="https://reader.izneo.com/read/9782505060819/[0:300]" calcext:value-type="string">
            <text:p>https://reader.izneo.com/read/9782505060819/[0:300]</text:p>
          </table:table-cell>
        </table:table-row>
        <table:table-row table:style-name="ro1">
          <table:table-cell office:value-type="string" calcext:value-type="string">
            <text:p>9782505061007</text:p>
          </table:table-cell>
          <table:table-cell table:formula="of:=[.$B$1]&amp;[.A228]&amp;&quot;/[0:300]&quot;" office:value-type="string" office:string-value="https://reader.izneo.com/read/9782505061007/[0:300]" calcext:value-type="string">
            <text:p>https://reader.izneo.com/read/9782505061007/[0:300]</text:p>
          </table:table-cell>
        </table:table-row>
        <table:table-row table:style-name="ro1">
          <table:table-cell office:value-type="string" calcext:value-type="string">
            <text:p>9782505061212</text:p>
          </table:table-cell>
          <table:table-cell table:formula="of:=[.$B$1]&amp;[.A229]&amp;&quot;/[0:300]&quot;" office:value-type="string" office:string-value="https://reader.izneo.com/read/9782505061212/[0:300]" calcext:value-type="string">
            <text:p>https://reader.izneo.com/read/9782505061212/[0:300]</text:p>
          </table:table-cell>
        </table:table-row>
        <table:table-row table:style-name="ro1">
          <table:table-cell office:value-type="string" calcext:value-type="string">
            <text:p>9782505061236</text:p>
          </table:table-cell>
          <table:table-cell table:formula="of:=[.$B$1]&amp;[.A230]&amp;&quot;/[0:300]&quot;" office:value-type="string" office:string-value="https://reader.izneo.com/read/9782505061236/[0:300]" calcext:value-type="string">
            <text:p>https://reader.izneo.com/read/9782505061236/[0:300]</text:p>
          </table:table-cell>
        </table:table-row>
        <table:table-row table:style-name="ro1">
          <table:table-cell office:value-type="string" calcext:value-type="string">
            <text:p>9782505061373</text:p>
          </table:table-cell>
          <table:table-cell table:formula="of:=[.$B$1]&amp;[.A231]&amp;&quot;/[0:300]&quot;" office:value-type="string" office:string-value="https://reader.izneo.com/read/9782505061373/[0:300]" calcext:value-type="string">
            <text:p>https://reader.izneo.com/read/9782505061373/[0:300]</text:p>
          </table:table-cell>
        </table:table-row>
        <table:table-row table:style-name="ro1">
          <table:table-cell office:value-type="string" calcext:value-type="string">
            <text:p>9782505061601</text:p>
          </table:table-cell>
          <table:table-cell table:formula="of:=[.$B$1]&amp;[.A232]&amp;&quot;/[0:300]&quot;" office:value-type="string" office:string-value="https://reader.izneo.com/read/9782505061601/[0:300]" calcext:value-type="string">
            <text:p>https://reader.izneo.com/read/9782505061601/[0:300]</text:p>
          </table:table-cell>
        </table:table-row>
        <table:table-row table:style-name="ro1">
          <table:table-cell office:value-type="string" calcext:value-type="string">
            <text:p>9782505061625</text:p>
          </table:table-cell>
          <table:table-cell table:formula="of:=[.$B$1]&amp;[.A233]&amp;&quot;/[0:300]&quot;" office:value-type="string" office:string-value="https://reader.izneo.com/read/9782505061625/[0:300]" calcext:value-type="string">
            <text:p>https://reader.izneo.com/read/9782505061625/[0:300]</text:p>
          </table:table-cell>
        </table:table-row>
        <table:table-row table:style-name="ro1">
          <table:table-cell office:value-type="string" calcext:value-type="string">
            <text:p>9782505061694</text:p>
          </table:table-cell>
          <table:table-cell table:formula="of:=[.$B$1]&amp;[.A234]&amp;&quot;/[0:300]&quot;" office:value-type="string" office:string-value="https://reader.izneo.com/read/9782505061694/[0:300]" calcext:value-type="string">
            <text:p>https://reader.izneo.com/read/9782505061694/[0:300]</text:p>
          </table:table-cell>
        </table:table-row>
        <table:table-row table:style-name="ro1">
          <table:table-cell office:value-type="string" calcext:value-type="string">
            <text:p>9782505061700</text:p>
          </table:table-cell>
          <table:table-cell table:formula="of:=[.$B$1]&amp;[.A235]&amp;&quot;/[0:300]&quot;" office:value-type="string" office:string-value="https://reader.izneo.com/read/9782505061700/[0:300]" calcext:value-type="string">
            <text:p>https://reader.izneo.com/read/9782505061700/[0:300]</text:p>
          </table:table-cell>
        </table:table-row>
        <table:table-row table:style-name="ro1">
          <table:table-cell office:value-type="string" calcext:value-type="string">
            <text:p>9782505061786</text:p>
          </table:table-cell>
          <table:table-cell table:formula="of:=[.$B$1]&amp;[.A236]&amp;&quot;/[0:300]&quot;" office:value-type="string" office:string-value="https://reader.izneo.com/read/9782505061786/[0:300]" calcext:value-type="string">
            <text:p>https://reader.izneo.com/read/9782505061786/[0:300]</text:p>
          </table:table-cell>
        </table:table-row>
        <table:table-row table:style-name="ro1">
          <table:table-cell office:value-type="string" calcext:value-type="string">
            <text:p>9782505061793</text:p>
          </table:table-cell>
          <table:table-cell table:formula="of:=[.$B$1]&amp;[.A237]&amp;&quot;/[0:300]&quot;" office:value-type="string" office:string-value="https://reader.izneo.com/read/9782505061793/[0:300]" calcext:value-type="string">
            <text:p>https://reader.izneo.com/read/9782505061793/[0:300]</text:p>
          </table:table-cell>
        </table:table-row>
        <table:table-row table:style-name="ro1">
          <table:table-cell office:value-type="string" calcext:value-type="string">
            <text:p>9782505061984</text:p>
          </table:table-cell>
          <table:table-cell table:formula="of:=[.$B$1]&amp;[.A238]&amp;&quot;/[0:300]&quot;" office:value-type="string" office:string-value="https://reader.izneo.com/read/9782505061984/[0:300]" calcext:value-type="string">
            <text:p>https://reader.izneo.com/read/9782505061984/[0:300]</text:p>
          </table:table-cell>
        </table:table-row>
        <table:table-row table:style-name="ro1">
          <table:table-cell office:value-type="string" calcext:value-type="string">
            <text:p>9782505062547</text:p>
          </table:table-cell>
          <table:table-cell table:formula="of:=[.$B$1]&amp;[.A239]&amp;&quot;/[0:300]&quot;" office:value-type="string" office:string-value="https://reader.izneo.com/read/9782505062547/[0:300]" calcext:value-type="string">
            <text:p>https://reader.izneo.com/read/9782505062547/[0:300]</text:p>
          </table:table-cell>
        </table:table-row>
        <table:table-row table:style-name="ro1">
          <table:table-cell office:value-type="string" calcext:value-type="string">
            <text:p>9782505062653</text:p>
          </table:table-cell>
          <table:table-cell table:formula="of:=[.$B$1]&amp;[.A240]&amp;&quot;/[0:300]&quot;" office:value-type="string" office:string-value="https://reader.izneo.com/read/9782505062653/[0:300]" calcext:value-type="string">
            <text:p>https://reader.izneo.com/read/9782505062653/[0:300]</text:p>
          </table:table-cell>
        </table:table-row>
        <table:table-row table:style-name="ro1">
          <table:table-cell office:value-type="string" calcext:value-type="string">
            <text:p>9782505062813</text:p>
          </table:table-cell>
          <table:table-cell table:formula="of:=[.$B$1]&amp;[.A241]&amp;&quot;/[0:300]&quot;" office:value-type="string" office:string-value="https://reader.izneo.com/read/9782505062813/[0:300]" calcext:value-type="string">
            <text:p>https://reader.izneo.com/read/9782505062813/[0:300]</text:p>
          </table:table-cell>
        </table:table-row>
        <table:table-row table:style-name="ro1">
          <table:table-cell office:value-type="string" calcext:value-type="string">
            <text:p>9782505063247</text:p>
          </table:table-cell>
          <table:table-cell table:formula="of:=[.$B$1]&amp;[.A242]&amp;&quot;/[0:300]&quot;" office:value-type="string" office:string-value="https://reader.izneo.com/read/9782505063247/[0:300]" calcext:value-type="string">
            <text:p>https://reader.izneo.com/read/9782505063247/[0:300]</text:p>
          </table:table-cell>
        </table:table-row>
        <table:table-row table:style-name="ro1">
          <table:table-cell office:value-type="string" calcext:value-type="string">
            <text:p>9782505063377</text:p>
          </table:table-cell>
          <table:table-cell table:formula="of:=[.$B$1]&amp;[.A243]&amp;&quot;/[0:300]&quot;" office:value-type="string" office:string-value="https://reader.izneo.com/read/9782505063377/[0:300]" calcext:value-type="string">
            <text:p>https://reader.izneo.com/read/9782505063377/[0:300]</text:p>
          </table:table-cell>
        </table:table-row>
        <table:table-row table:style-name="ro1">
          <table:table-cell office:value-type="string" calcext:value-type="string">
            <text:p>9782505063421</text:p>
          </table:table-cell>
          <table:table-cell table:formula="of:=[.$B$1]&amp;[.A244]&amp;&quot;/[0:300]&quot;" office:value-type="string" office:string-value="https://reader.izneo.com/read/9782505063421/[0:300]" calcext:value-type="string">
            <text:p>https://reader.izneo.com/read/9782505063421/[0:300]</text:p>
          </table:table-cell>
        </table:table-row>
        <table:table-row table:style-name="ro1">
          <table:table-cell office:value-type="string" calcext:value-type="string">
            <text:p>9782505063438</text:p>
          </table:table-cell>
          <table:table-cell table:formula="of:=[.$B$1]&amp;[.A245]&amp;&quot;/[0:300]&quot;" office:value-type="string" office:string-value="https://reader.izneo.com/read/9782505063438/[0:300]" calcext:value-type="string">
            <text:p>https://reader.izneo.com/read/9782505063438/[0:300]</text:p>
          </table:table-cell>
        </table:table-row>
        <table:table-row table:style-name="ro1">
          <table:table-cell office:value-type="string" calcext:value-type="string">
            <text:p>9782505063445</text:p>
          </table:table-cell>
          <table:table-cell table:formula="of:=[.$B$1]&amp;[.A246]&amp;&quot;/[0:300]&quot;" office:value-type="string" office:string-value="https://reader.izneo.com/read/9782505063445/[0:300]" calcext:value-type="string">
            <text:p>https://reader.izneo.com/read/9782505063445/[0:300]</text:p>
          </table:table-cell>
        </table:table-row>
        <table:table-row table:style-name="ro1">
          <table:table-cell office:value-type="string" calcext:value-type="string">
            <text:p>9782505063476</text:p>
          </table:table-cell>
          <table:table-cell table:formula="of:=[.$B$1]&amp;[.A247]&amp;&quot;/[0:300]&quot;" office:value-type="string" office:string-value="https://reader.izneo.com/read/9782505063476/[0:300]" calcext:value-type="string">
            <text:p>https://reader.izneo.com/read/9782505063476/[0:300]</text:p>
          </table:table-cell>
        </table:table-row>
        <table:table-row table:style-name="ro1">
          <table:table-cell office:value-type="string" calcext:value-type="string">
            <text:p>9782505063490</text:p>
          </table:table-cell>
          <table:table-cell table:formula="of:=[.$B$1]&amp;[.A248]&amp;&quot;/[0:300]&quot;" office:value-type="string" office:string-value="https://reader.izneo.com/read/9782505063490/[0:300]" calcext:value-type="string">
            <text:p>https://reader.izneo.com/read/9782505063490/[0:300]</text:p>
          </table:table-cell>
        </table:table-row>
        <table:table-row table:style-name="ro1">
          <table:table-cell office:value-type="string" calcext:value-type="string">
            <text:p>9782505063506</text:p>
          </table:table-cell>
          <table:table-cell table:formula="of:=[.$B$1]&amp;[.A249]&amp;&quot;/[0:300]&quot;" office:value-type="string" office:string-value="https://reader.izneo.com/read/9782505063506/[0:300]" calcext:value-type="string">
            <text:p>https://reader.izneo.com/read/9782505063506/[0:300]</text:p>
          </table:table-cell>
        </table:table-row>
        <table:table-row table:style-name="ro1">
          <table:table-cell office:value-type="string" calcext:value-type="string">
            <text:p>9782505063513</text:p>
          </table:table-cell>
          <table:table-cell table:formula="of:=[.$B$1]&amp;[.A250]&amp;&quot;/[0:300]&quot;" office:value-type="string" office:string-value="https://reader.izneo.com/read/9782505063513/[0:300]" calcext:value-type="string">
            <text:p>https://reader.izneo.com/read/9782505063513/[0:300]</text:p>
          </table:table-cell>
        </table:table-row>
        <table:table-row table:style-name="ro1">
          <table:table-cell office:value-type="string" calcext:value-type="string">
            <text:p>9782505063544</text:p>
          </table:table-cell>
          <table:table-cell table:formula="of:=[.$B$1]&amp;[.A251]&amp;&quot;/[0:300]&quot;" office:value-type="string" office:string-value="https://reader.izneo.com/read/9782505063544/[0:300]" calcext:value-type="string">
            <text:p>https://reader.izneo.com/read/9782505063544/[0:300]</text:p>
          </table:table-cell>
        </table:table-row>
        <table:table-row table:style-name="ro1">
          <table:table-cell office:value-type="string" calcext:value-type="string">
            <text:p>9782505063599</text:p>
          </table:table-cell>
          <table:table-cell table:formula="of:=[.$B$1]&amp;[.A252]&amp;&quot;/[0:300]&quot;" office:value-type="string" office:string-value="https://reader.izneo.com/read/9782505063599/[0:300]" calcext:value-type="string">
            <text:p>https://reader.izneo.com/read/9782505063599/[0:300]</text:p>
          </table:table-cell>
        </table:table-row>
        <table:table-row table:style-name="ro1">
          <table:table-cell office:value-type="string" calcext:value-type="string">
            <text:p>9782505063896</text:p>
          </table:table-cell>
          <table:table-cell table:formula="of:=[.$B$1]&amp;[.A253]&amp;&quot;/[0:300]&quot;" office:value-type="string" office:string-value="https://reader.izneo.com/read/9782505063896/[0:300]" calcext:value-type="string">
            <text:p>https://reader.izneo.com/read/9782505063896/[0:300]</text:p>
          </table:table-cell>
        </table:table-row>
        <table:table-row table:style-name="ro1">
          <table:table-cell office:value-type="string" calcext:value-type="string">
            <text:p>9782505064046</text:p>
          </table:table-cell>
          <table:table-cell table:formula="of:=[.$B$1]&amp;[.A254]&amp;&quot;/[0:300]&quot;" office:value-type="string" office:string-value="https://reader.izneo.com/read/9782505064046/[0:300]" calcext:value-type="string">
            <text:p>https://reader.izneo.com/read/9782505064046/[0:300]</text:p>
          </table:table-cell>
        </table:table-row>
        <table:table-row table:style-name="ro1">
          <table:table-cell office:value-type="string" calcext:value-type="string">
            <text:p>9782505064091</text:p>
          </table:table-cell>
          <table:table-cell table:formula="of:=[.$B$1]&amp;[.A255]&amp;&quot;/[0:300]&quot;" office:value-type="string" office:string-value="https://reader.izneo.com/read/9782505064091/[0:300]" calcext:value-type="string">
            <text:p>https://reader.izneo.com/read/9782505064091/[0:300]</text:p>
          </table:table-cell>
        </table:table-row>
        <table:table-row table:style-name="ro1">
          <table:table-cell office:value-type="string" calcext:value-type="string">
            <text:p>9782505064107</text:p>
          </table:table-cell>
          <table:table-cell table:formula="of:=[.$B$1]&amp;[.A256]&amp;&quot;/[0:300]&quot;" office:value-type="string" office:string-value="https://reader.izneo.com/read/9782505064107/[0:300]" calcext:value-type="string">
            <text:p>https://reader.izneo.com/read/9782505064107/[0:300]</text:p>
          </table:table-cell>
        </table:table-row>
        <table:table-row table:style-name="ro1">
          <table:table-cell office:value-type="string" calcext:value-type="string">
            <text:p>9782505064169</text:p>
          </table:table-cell>
          <table:table-cell table:formula="of:=[.$B$1]&amp;[.A257]&amp;&quot;/[0:300]&quot;" office:value-type="string" office:string-value="https://reader.izneo.com/read/9782505064169/[0:300]" calcext:value-type="string">
            <text:p>https://reader.izneo.com/read/9782505064169/[0:300]</text:p>
          </table:table-cell>
        </table:table-row>
        <table:table-row table:style-name="ro1">
          <table:table-cell office:value-type="string" calcext:value-type="string">
            <text:p>9782505064343</text:p>
          </table:table-cell>
          <table:table-cell table:formula="of:=[.$B$1]&amp;[.A258]&amp;&quot;/[0:300]&quot;" office:value-type="string" office:string-value="https://reader.izneo.com/read/9782505064343/[0:300]" calcext:value-type="string">
            <text:p>https://reader.izneo.com/read/9782505064343/[0:300]</text:p>
          </table:table-cell>
        </table:table-row>
        <table:table-row table:style-name="ro1">
          <table:table-cell office:value-type="string" calcext:value-type="string">
            <text:p>9782505064350</text:p>
          </table:table-cell>
          <table:table-cell table:formula="of:=[.$B$1]&amp;[.A259]&amp;&quot;/[0:300]&quot;" office:value-type="string" office:string-value="https://reader.izneo.com/read/9782505064350/[0:300]" calcext:value-type="string">
            <text:p>https://reader.izneo.com/read/9782505064350/[0:300]</text:p>
          </table:table-cell>
        </table:table-row>
        <table:table-row table:style-name="ro1">
          <table:table-cell office:value-type="string" calcext:value-type="string">
            <text:p>9782505064367</text:p>
          </table:table-cell>
          <table:table-cell table:formula="of:=[.$B$1]&amp;[.A260]&amp;&quot;/[0:300]&quot;" office:value-type="string" office:string-value="https://reader.izneo.com/read/9782505064367/[0:300]" calcext:value-type="string">
            <text:p>https://reader.izneo.com/read/9782505064367/[0:300]</text:p>
          </table:table-cell>
        </table:table-row>
        <table:table-row table:style-name="ro1">
          <table:table-cell office:value-type="string" calcext:value-type="string">
            <text:p>9782505064473</text:p>
          </table:table-cell>
          <table:table-cell table:formula="of:=[.$B$1]&amp;[.A261]&amp;&quot;/[0:300]&quot;" office:value-type="string" office:string-value="https://reader.izneo.com/read/9782505064473/[0:300]" calcext:value-type="string">
            <text:p>https://reader.izneo.com/read/9782505064473/[0:300]</text:p>
          </table:table-cell>
        </table:table-row>
        <table:table-row table:style-name="ro1">
          <table:table-cell office:value-type="string" calcext:value-type="string">
            <text:p>9782505064558</text:p>
          </table:table-cell>
          <table:table-cell table:formula="of:=[.$B$1]&amp;[.A262]&amp;&quot;/[0:300]&quot;" office:value-type="string" office:string-value="https://reader.izneo.com/read/9782505064558/[0:300]" calcext:value-type="string">
            <text:p>https://reader.izneo.com/read/9782505064558/[0:300]</text:p>
          </table:table-cell>
        </table:table-row>
        <table:table-row table:style-name="ro1">
          <table:table-cell office:value-type="string" calcext:value-type="string">
            <text:p>9782505064718</text:p>
          </table:table-cell>
          <table:table-cell table:formula="of:=[.$B$1]&amp;[.A263]&amp;&quot;/[0:300]&quot;" office:value-type="string" office:string-value="https://reader.izneo.com/read/9782505064718/[0:300]" calcext:value-type="string">
            <text:p>https://reader.izneo.com/read/9782505064718/[0:300]</text:p>
          </table:table-cell>
        </table:table-row>
        <table:table-row table:style-name="ro1">
          <table:table-cell office:value-type="string" calcext:value-type="string">
            <text:p>9782505064848</text:p>
          </table:table-cell>
          <table:table-cell table:formula="of:=[.$B$1]&amp;[.A264]&amp;&quot;/[0:300]&quot;" office:value-type="string" office:string-value="https://reader.izneo.com/read/9782505064848/[0:300]" calcext:value-type="string">
            <text:p>https://reader.izneo.com/read/9782505064848/[0:300]</text:p>
          </table:table-cell>
        </table:table-row>
        <table:table-row table:style-name="ro1">
          <table:table-cell office:value-type="string" calcext:value-type="string">
            <text:p>9782505064855</text:p>
          </table:table-cell>
          <table:table-cell table:formula="of:=[.$B$1]&amp;[.A265]&amp;&quot;/[0:300]&quot;" office:value-type="string" office:string-value="https://reader.izneo.com/read/9782505064855/[0:300]" calcext:value-type="string">
            <text:p>https://reader.izneo.com/read/9782505064855/[0:300]</text:p>
          </table:table-cell>
        </table:table-row>
        <table:table-row table:style-name="ro1">
          <table:table-cell office:value-type="string" calcext:value-type="string">
            <text:p>9782505065289</text:p>
          </table:table-cell>
          <table:table-cell table:formula="of:=[.$B$1]&amp;[.A266]&amp;&quot;/[0:300]&quot;" office:value-type="string" office:string-value="https://reader.izneo.com/read/9782505065289/[0:300]" calcext:value-type="string">
            <text:p>https://reader.izneo.com/read/9782505065289/[0:300]</text:p>
          </table:table-cell>
        </table:table-row>
        <table:table-row table:style-name="ro1">
          <table:table-cell office:value-type="string" calcext:value-type="string">
            <text:p>9782505065319</text:p>
          </table:table-cell>
          <table:table-cell table:formula="of:=[.$B$1]&amp;[.A267]&amp;&quot;/[0:300]&quot;" office:value-type="string" office:string-value="https://reader.izneo.com/read/9782505065319/[0:300]" calcext:value-type="string">
            <text:p>https://reader.izneo.com/read/9782505065319/[0:300]</text:p>
          </table:table-cell>
        </table:table-row>
        <table:table-row table:style-name="ro1">
          <table:table-cell office:value-type="string" calcext:value-type="string">
            <text:p>9782505065326</text:p>
          </table:table-cell>
          <table:table-cell table:formula="of:=[.$B$1]&amp;[.A268]&amp;&quot;/[0:300]&quot;" office:value-type="string" office:string-value="https://reader.izneo.com/read/9782505065326/[0:300]" calcext:value-type="string">
            <text:p>https://reader.izneo.com/read/9782505065326/[0:300]</text:p>
          </table:table-cell>
        </table:table-row>
        <table:table-row table:style-name="ro1">
          <table:table-cell office:value-type="string" calcext:value-type="string">
            <text:p>9782505065333</text:p>
          </table:table-cell>
          <table:table-cell table:formula="of:=[.$B$1]&amp;[.A269]&amp;&quot;/[0:300]&quot;" office:value-type="string" office:string-value="https://reader.izneo.com/read/9782505065333/[0:300]" calcext:value-type="string">
            <text:p>https://reader.izneo.com/read/9782505065333/[0:300]</text:p>
          </table:table-cell>
        </table:table-row>
        <table:table-row table:style-name="ro1">
          <table:table-cell office:value-type="string" calcext:value-type="string">
            <text:p>9782505065401</text:p>
          </table:table-cell>
          <table:table-cell table:formula="of:=[.$B$1]&amp;[.A270]&amp;&quot;/[0:300]&quot;" office:value-type="string" office:string-value="https://reader.izneo.com/read/9782505065401/[0:300]" calcext:value-type="string">
            <text:p>https://reader.izneo.com/read/9782505065401/[0:300]</text:p>
          </table:table-cell>
        </table:table-row>
        <table:table-row table:style-name="ro1">
          <table:table-cell office:value-type="string" calcext:value-type="string">
            <text:p>9782505065494</text:p>
          </table:table-cell>
          <table:table-cell table:formula="of:=[.$B$1]&amp;[.A271]&amp;&quot;/[0:300]&quot;" office:value-type="string" office:string-value="https://reader.izneo.com/read/9782505065494/[0:300]" calcext:value-type="string">
            <text:p>https://reader.izneo.com/read/9782505065494/[0:300]</text:p>
          </table:table-cell>
        </table:table-row>
        <table:table-row table:style-name="ro1">
          <table:table-cell office:value-type="string" calcext:value-type="string">
            <text:p>9782505066224</text:p>
          </table:table-cell>
          <table:table-cell table:formula="of:=[.$B$1]&amp;[.A272]&amp;&quot;/[0:300]&quot;" office:value-type="string" office:string-value="https://reader.izneo.com/read/9782505066224/[0:300]" calcext:value-type="string">
            <text:p>https://reader.izneo.com/read/9782505066224/[0:300]</text:p>
          </table:table-cell>
        </table:table-row>
        <table:table-row table:style-name="ro1">
          <table:table-cell office:value-type="string" calcext:value-type="string">
            <text:p>9782505066231</text:p>
          </table:table-cell>
          <table:table-cell table:formula="of:=[.$B$1]&amp;[.A273]&amp;&quot;/[0:300]&quot;" office:value-type="string" office:string-value="https://reader.izneo.com/read/9782505066231/[0:300]" calcext:value-type="string">
            <text:p>https://reader.izneo.com/read/9782505066231/[0:300]</text:p>
          </table:table-cell>
        </table:table-row>
        <table:table-row table:style-name="ro1">
          <table:table-cell office:value-type="string" calcext:value-type="string">
            <text:p>9782505066309</text:p>
          </table:table-cell>
          <table:table-cell table:formula="of:=[.$B$1]&amp;[.A274]&amp;&quot;/[0:300]&quot;" office:value-type="string" office:string-value="https://reader.izneo.com/read/9782505066309/[0:300]" calcext:value-type="string">
            <text:p>https://reader.izneo.com/read/9782505066309/[0:300]</text:p>
          </table:table-cell>
        </table:table-row>
        <table:table-row table:style-name="ro1">
          <table:table-cell office:value-type="string" calcext:value-type="string">
            <text:p>9782505066316</text:p>
          </table:table-cell>
          <table:table-cell table:formula="of:=[.$B$1]&amp;[.A275]&amp;&quot;/[0:300]&quot;" office:value-type="string" office:string-value="https://reader.izneo.com/read/9782505066316/[0:300]" calcext:value-type="string">
            <text:p>https://reader.izneo.com/read/9782505066316/[0:300]</text:p>
          </table:table-cell>
        </table:table-row>
        <table:table-row table:style-name="ro1">
          <table:table-cell office:value-type="string" calcext:value-type="string">
            <text:p>9782505066514</text:p>
          </table:table-cell>
          <table:table-cell table:formula="of:=[.$B$1]&amp;[.A276]&amp;&quot;/[0:300]&quot;" office:value-type="string" office:string-value="https://reader.izneo.com/read/9782505066514/[0:300]" calcext:value-type="string">
            <text:p>https://reader.izneo.com/read/9782505066514/[0:300]</text:p>
          </table:table-cell>
        </table:table-row>
        <table:table-row table:style-name="ro1">
          <table:table-cell office:value-type="string" calcext:value-type="string">
            <text:p>9782505066552</text:p>
          </table:table-cell>
          <table:table-cell table:formula="of:=[.$B$1]&amp;[.A277]&amp;&quot;/[0:300]&quot;" office:value-type="string" office:string-value="https://reader.izneo.com/read/9782505066552/[0:300]" calcext:value-type="string">
            <text:p>https://reader.izneo.com/read/9782505066552/[0:300]</text:p>
          </table:table-cell>
        </table:table-row>
        <table:table-row table:style-name="ro1">
          <table:table-cell office:value-type="string" calcext:value-type="string">
            <text:p>9782505066866</text:p>
          </table:table-cell>
          <table:table-cell table:formula="of:=[.$B$1]&amp;[.A278]&amp;&quot;/[0:300]&quot;" office:value-type="string" office:string-value="https://reader.izneo.com/read/9782505066866/[0:300]" calcext:value-type="string">
            <text:p>https://reader.izneo.com/read/9782505066866/[0:300]</text:p>
          </table:table-cell>
        </table:table-row>
        <table:table-row table:style-name="ro1">
          <table:table-cell office:value-type="string" calcext:value-type="string">
            <text:p>9782505066873</text:p>
          </table:table-cell>
          <table:table-cell table:formula="of:=[.$B$1]&amp;[.A279]&amp;&quot;/[0:300]&quot;" office:value-type="string" office:string-value="https://reader.izneo.com/read/9782505066873/[0:300]" calcext:value-type="string">
            <text:p>https://reader.izneo.com/read/9782505066873/[0:300]</text:p>
          </table:table-cell>
        </table:table-row>
        <table:table-row table:style-name="ro1">
          <table:table-cell office:value-type="string" calcext:value-type="string">
            <text:p>9782505066903</text:p>
          </table:table-cell>
          <table:table-cell table:formula="of:=[.$B$1]&amp;[.A280]&amp;&quot;/[0:300]&quot;" office:value-type="string" office:string-value="https://reader.izneo.com/read/9782505066903/[0:300]" calcext:value-type="string">
            <text:p>https://reader.izneo.com/read/9782505066903/[0:300]</text:p>
          </table:table-cell>
        </table:table-row>
        <table:table-row table:style-name="ro1">
          <table:table-cell office:value-type="string" calcext:value-type="string">
            <text:p>9782505066989</text:p>
          </table:table-cell>
          <table:table-cell table:formula="of:=[.$B$1]&amp;[.A281]&amp;&quot;/[0:300]&quot;" office:value-type="string" office:string-value="https://reader.izneo.com/read/9782505066989/[0:300]" calcext:value-type="string">
            <text:p>https://reader.izneo.com/read/9782505066989/[0:300]</text:p>
          </table:table-cell>
        </table:table-row>
        <table:table-row table:style-name="ro1">
          <table:table-cell office:value-type="string" calcext:value-type="string">
            <text:p>9782505067436</text:p>
          </table:table-cell>
          <table:table-cell table:formula="of:=[.$B$1]&amp;[.A282]&amp;&quot;/[0:300]&quot;" office:value-type="string" office:string-value="https://reader.izneo.com/read/9782505067436/[0:300]" calcext:value-type="string">
            <text:p>https://reader.izneo.com/read/9782505067436/[0:300]</text:p>
          </table:table-cell>
        </table:table-row>
        <table:table-row table:style-name="ro1">
          <table:table-cell office:value-type="string" calcext:value-type="string">
            <text:p>9782505067511</text:p>
          </table:table-cell>
          <table:table-cell table:formula="of:=[.$B$1]&amp;[.A283]&amp;&quot;/[0:300]&quot;" office:value-type="string" office:string-value="https://reader.izneo.com/read/9782505067511/[0:300]" calcext:value-type="string">
            <text:p>https://reader.izneo.com/read/9782505067511/[0:300]</text:p>
          </table:table-cell>
        </table:table-row>
        <table:table-row table:style-name="ro1">
          <table:table-cell office:value-type="string" calcext:value-type="string">
            <text:p>9782505067832</text:p>
          </table:table-cell>
          <table:table-cell table:formula="of:=[.$B$1]&amp;[.A284]&amp;&quot;/[0:300]&quot;" office:value-type="string" office:string-value="https://reader.izneo.com/read/9782505067832/[0:300]" calcext:value-type="string">
            <text:p>https://reader.izneo.com/read/9782505067832/[0:300]</text:p>
          </table:table-cell>
        </table:table-row>
        <table:table-row table:style-name="ro1">
          <table:table-cell office:value-type="string" calcext:value-type="string">
            <text:p>9782505067870</text:p>
          </table:table-cell>
          <table:table-cell table:formula="of:=[.$B$1]&amp;[.A285]&amp;&quot;/[0:300]&quot;" office:value-type="string" office:string-value="https://reader.izneo.com/read/9782505067870/[0:300]" calcext:value-type="string">
            <text:p>https://reader.izneo.com/read/9782505067870/[0:300]</text:p>
          </table:table-cell>
        </table:table-row>
        <table:table-row table:style-name="ro1">
          <table:table-cell office:value-type="string" calcext:value-type="string">
            <text:p>9782505067900</text:p>
          </table:table-cell>
          <table:table-cell table:formula="of:=[.$B$1]&amp;[.A286]&amp;&quot;/[0:300]&quot;" office:value-type="string" office:string-value="https://reader.izneo.com/read/9782505067900/[0:300]" calcext:value-type="string">
            <text:p>https://reader.izneo.com/read/9782505067900/[0:300]</text:p>
          </table:table-cell>
        </table:table-row>
        <table:table-row table:style-name="ro1">
          <table:table-cell office:value-type="string" calcext:value-type="string">
            <text:p>9782505068853</text:p>
          </table:table-cell>
          <table:table-cell table:formula="of:=[.$B$1]&amp;[.A287]&amp;&quot;/[0:300]&quot;" office:value-type="string" office:string-value="https://reader.izneo.com/read/9782505068853/[0:300]" calcext:value-type="string">
            <text:p>https://reader.izneo.com/read/9782505068853/[0:300]</text:p>
          </table:table-cell>
        </table:table-row>
        <table:table-row table:style-name="ro1">
          <table:table-cell office:value-type="string" calcext:value-type="string">
            <text:p>9782505068990</text:p>
          </table:table-cell>
          <table:table-cell table:formula="of:=[.$B$1]&amp;[.A288]&amp;&quot;/[0:300]&quot;" office:value-type="string" office:string-value="https://reader.izneo.com/read/9782505068990/[0:300]" calcext:value-type="string">
            <text:p>https://reader.izneo.com/read/9782505068990/[0:300]</text:p>
          </table:table-cell>
        </table:table-row>
        <table:table-row table:style-name="ro1">
          <table:table-cell office:value-type="string" calcext:value-type="string">
            <text:p>9782505069249</text:p>
          </table:table-cell>
          <table:table-cell table:formula="of:=[.$B$1]&amp;[.A289]&amp;&quot;/[0:300]&quot;" office:value-type="string" office:string-value="https://reader.izneo.com/read/9782505069249/[0:300]" calcext:value-type="string">
            <text:p>https://reader.izneo.com/read/9782505069249/[0:300]</text:p>
          </table:table-cell>
        </table:table-row>
        <table:table-row table:style-name="ro1">
          <table:table-cell office:value-type="string" calcext:value-type="string">
            <text:p>9782505069263</text:p>
          </table:table-cell>
          <table:table-cell table:formula="of:=[.$B$1]&amp;[.A290]&amp;&quot;/[0:300]&quot;" office:value-type="string" office:string-value="https://reader.izneo.com/read/9782505069263/[0:300]" calcext:value-type="string">
            <text:p>https://reader.izneo.com/read/9782505069263/[0:300]</text:p>
          </table:table-cell>
        </table:table-row>
        <table:table-row table:style-name="ro1">
          <table:table-cell office:value-type="string" calcext:value-type="string">
            <text:p>9782505069386</text:p>
          </table:table-cell>
          <table:table-cell table:formula="of:=[.$B$1]&amp;[.A291]&amp;&quot;/[0:300]&quot;" office:value-type="string" office:string-value="https://reader.izneo.com/read/9782505069386/[0:300]" calcext:value-type="string">
            <text:p>https://reader.izneo.com/read/9782505069386/[0:300]</text:p>
          </table:table-cell>
        </table:table-row>
        <table:table-row table:style-name="ro1">
          <table:table-cell office:value-type="string" calcext:value-type="string">
            <text:p>9782505070832</text:p>
          </table:table-cell>
          <table:table-cell table:formula="of:=[.$B$1]&amp;[.A292]&amp;&quot;/[0:300]&quot;" office:value-type="string" office:string-value="https://reader.izneo.com/read/9782505070832/[0:300]" calcext:value-type="string">
            <text:p>https://reader.izneo.com/read/9782505070832/[0:300]</text:p>
          </table:table-cell>
        </table:table-row>
        <table:table-row table:style-name="ro1">
          <table:table-cell/>
          <table:table-cell table:style-name="ce3" office:value-type="float" office:value="97828036" calcext:value-type="float">
            <text:p>97828036</text:p>
          </table:table-cell>
        </table:table-row>
        <table:table-row table:style-name="ro1">
          <table:table-cell office:value-type="string" calcext:value-type="string">
            <text:p>9782803616244</text:p>
          </table:table-cell>
          <table:table-cell/>
        </table:table-row>
        <table:table-row table:style-name="ro1">
          <table:table-cell office:value-type="string" calcext:value-type="string">
            <text:p>9782803616251</text:p>
          </table:table-cell>
          <table:table-cell/>
        </table:table-row>
        <table:table-row table:style-name="ro1">
          <table:table-cell office:value-type="string" calcext:value-type="string">
            <text:p>9782803616299</text:p>
          </table:table-cell>
          <table:table-cell/>
        </table:table-row>
        <table:table-row table:style-name="ro1">
          <table:table-cell office:value-type="string" calcext:value-type="string">
            <text:p>9782803616312</text:p>
          </table:table-cell>
          <table:table-cell/>
        </table:table-row>
        <table:table-row table:style-name="ro1">
          <table:table-cell office:value-type="string" calcext:value-type="string">
            <text:p>9782803616350</text:p>
          </table:table-cell>
          <table:table-cell/>
        </table:table-row>
        <table:table-row table:style-name="ro1">
          <table:table-cell office:value-type="string" calcext:value-type="string">
            <text:p>9782803616398</text:p>
          </table:table-cell>
          <table:table-cell/>
        </table:table-row>
        <table:table-row table:style-name="ro1">
          <table:table-cell office:value-type="string" calcext:value-type="string">
            <text:p>9782803616428</text:p>
          </table:table-cell>
          <table:table-cell/>
        </table:table-row>
        <table:table-row table:style-name="ro1">
          <table:table-cell office:value-type="string" calcext:value-type="string">
            <text:p>9782803616565</text:p>
          </table:table-cell>
          <table:table-cell/>
        </table:table-row>
        <table:table-row table:style-name="ro1">
          <table:table-cell office:value-type="string" calcext:value-type="string">
            <text:p>9782803616572</text:p>
          </table:table-cell>
          <table:table-cell/>
        </table:table-row>
        <table:table-row table:style-name="ro1">
          <table:table-cell office:value-type="string" calcext:value-type="string">
            <text:p>9782803616657</text:p>
          </table:table-cell>
          <table:table-cell/>
        </table:table-row>
        <table:table-row table:style-name="ro1">
          <table:table-cell office:value-type="string" calcext:value-type="string">
            <text:p>9782803616664</text:p>
          </table:table-cell>
          <table:table-cell/>
        </table:table-row>
        <table:table-row table:style-name="ro1">
          <table:table-cell office:value-type="string" calcext:value-type="string">
            <text:p>9782803616695</text:p>
          </table:table-cell>
          <table:table-cell/>
        </table:table-row>
        <table:table-row table:style-name="ro1">
          <table:table-cell office:value-type="string" calcext:value-type="string">
            <text:p>9782803616763</text:p>
          </table:table-cell>
          <table:table-cell/>
        </table:table-row>
        <table:table-row table:style-name="ro1">
          <table:table-cell office:value-type="string" calcext:value-type="string">
            <text:p>9782803616770</text:p>
          </table:table-cell>
          <table:table-cell/>
        </table:table-row>
        <table:table-row table:style-name="ro1">
          <table:table-cell office:value-type="string" calcext:value-type="string">
            <text:p>9782803616817</text:p>
          </table:table-cell>
          <table:table-cell/>
        </table:table-row>
        <table:table-row table:style-name="ro1">
          <table:table-cell office:value-type="string" calcext:value-type="string">
            <text:p>9782803616992</text:p>
          </table:table-cell>
          <table:table-cell/>
        </table:table-row>
        <table:table-row table:style-name="ro1">
          <table:table-cell office:value-type="string" calcext:value-type="string">
            <text:p>9782803617005</text:p>
          </table:table-cell>
          <table:table-cell/>
        </table:table-row>
        <table:table-row table:style-name="ro1">
          <table:table-cell office:value-type="string" calcext:value-type="string">
            <text:p>9782803617012</text:p>
          </table:table-cell>
          <table:table-cell/>
        </table:table-row>
        <table:table-row table:style-name="ro1">
          <table:table-cell office:value-type="string" calcext:value-type="string">
            <text:p>9782803617029</text:p>
          </table:table-cell>
          <table:table-cell/>
        </table:table-row>
        <table:table-row table:style-name="ro1">
          <table:table-cell office:value-type="string" calcext:value-type="string">
            <text:p>9782803617036</text:p>
          </table:table-cell>
          <table:table-cell/>
        </table:table-row>
        <table:table-row table:style-name="ro1">
          <table:table-cell office:value-type="string" calcext:value-type="string">
            <text:p>9782803617043</text:p>
          </table:table-cell>
          <table:table-cell/>
        </table:table-row>
        <table:table-row table:style-name="ro1">
          <table:table-cell office:value-type="string" calcext:value-type="string">
            <text:p>9782803617050</text:p>
          </table:table-cell>
          <table:table-cell/>
        </table:table-row>
        <table:table-row table:style-name="ro1">
          <table:table-cell office:value-type="string" calcext:value-type="string">
            <text:p>9782803617067</text:p>
          </table:table-cell>
          <table:table-cell/>
        </table:table-row>
        <table:table-row table:style-name="ro1">
          <table:table-cell office:value-type="string" calcext:value-type="string">
            <text:p>9782803617074</text:p>
          </table:table-cell>
          <table:table-cell/>
        </table:table-row>
        <table:table-row table:style-name="ro1">
          <table:table-cell office:value-type="string" calcext:value-type="string">
            <text:p>9782803617081</text:p>
          </table:table-cell>
          <table:table-cell/>
        </table:table-row>
        <table:table-row table:style-name="ro1">
          <table:table-cell office:value-type="string" calcext:value-type="string">
            <text:p>9782803617098</text:p>
          </table:table-cell>
          <table:table-cell/>
        </table:table-row>
        <table:table-row table:style-name="ro1">
          <table:table-cell office:value-type="string" calcext:value-type="string">
            <text:p>9782803617104</text:p>
          </table:table-cell>
          <table:table-cell/>
        </table:table-row>
        <table:table-row table:style-name="ro1">
          <table:table-cell office:value-type="string" calcext:value-type="string">
            <text:p>9782803617111</text:p>
          </table:table-cell>
          <table:table-cell/>
        </table:table-row>
        <table:table-row table:style-name="ro1">
          <table:table-cell office:value-type="string" calcext:value-type="string">
            <text:p>9782803617128</text:p>
          </table:table-cell>
          <table:table-cell/>
        </table:table-row>
        <table:table-row table:style-name="ro1">
          <table:table-cell office:value-type="string" calcext:value-type="string">
            <text:p>9782803617135</text:p>
          </table:table-cell>
          <table:table-cell/>
        </table:table-row>
        <table:table-row table:style-name="ro1">
          <table:table-cell office:value-type="string" calcext:value-type="string">
            <text:p>9782803617142</text:p>
          </table:table-cell>
          <table:table-cell/>
        </table:table-row>
        <table:table-row table:style-name="ro1">
          <table:table-cell office:value-type="string" calcext:value-type="string">
            <text:p>9782803617159</text:p>
          </table:table-cell>
          <table:table-cell/>
        </table:table-row>
        <table:table-row table:style-name="ro1">
          <table:table-cell office:value-type="string" calcext:value-type="string">
            <text:p>9782803617166</text:p>
          </table:table-cell>
          <table:table-cell/>
        </table:table-row>
        <table:table-row table:style-name="ro1">
          <table:table-cell office:value-type="string" calcext:value-type="string">
            <text:p>9782803617173</text:p>
          </table:table-cell>
          <table:table-cell/>
        </table:table-row>
        <table:table-row table:style-name="ro1">
          <table:table-cell office:value-type="string" calcext:value-type="string">
            <text:p>9782803617180</text:p>
          </table:table-cell>
          <table:table-cell/>
        </table:table-row>
        <table:table-row table:style-name="ro1">
          <table:table-cell office:value-type="string" calcext:value-type="string">
            <text:p>9782803617197</text:p>
          </table:table-cell>
          <table:table-cell/>
        </table:table-row>
        <table:table-row table:style-name="ro1">
          <table:table-cell office:value-type="string" calcext:value-type="string">
            <text:p>9782803617203</text:p>
          </table:table-cell>
          <table:table-cell/>
        </table:table-row>
        <table:table-row table:style-name="ro1">
          <table:table-cell office:value-type="string" calcext:value-type="string">
            <text:p>9782803617210</text:p>
          </table:table-cell>
          <table:table-cell/>
        </table:table-row>
        <table:table-row table:style-name="ro1">
          <table:table-cell office:value-type="string" calcext:value-type="string">
            <text:p>9782803617227</text:p>
          </table:table-cell>
          <table:table-cell/>
        </table:table-row>
        <table:table-row table:style-name="ro1">
          <table:table-cell office:value-type="string" calcext:value-type="string">
            <text:p>9782803617234</text:p>
          </table:table-cell>
          <table:table-cell/>
        </table:table-row>
        <table:table-row table:style-name="ro1">
          <table:table-cell office:value-type="string" calcext:value-type="string">
            <text:p>9782803617241</text:p>
          </table:table-cell>
          <table:table-cell/>
        </table:table-row>
        <table:table-row table:style-name="ro1">
          <table:table-cell office:value-type="string" calcext:value-type="string">
            <text:p>9782803617296</text:p>
          </table:table-cell>
          <table:table-cell/>
        </table:table-row>
        <table:table-row table:style-name="ro1">
          <table:table-cell office:value-type="string" calcext:value-type="string">
            <text:p>9782803617333</text:p>
          </table:table-cell>
          <table:table-cell/>
        </table:table-row>
        <table:table-row table:style-name="ro1">
          <table:table-cell office:value-type="string" calcext:value-type="string">
            <text:p>9782803617340</text:p>
          </table:table-cell>
          <table:table-cell/>
        </table:table-row>
        <table:table-row table:style-name="ro1">
          <table:table-cell office:value-type="string" calcext:value-type="string">
            <text:p>9782803617357</text:p>
          </table:table-cell>
          <table:table-cell/>
        </table:table-row>
        <table:table-row table:style-name="ro1">
          <table:table-cell office:value-type="string" calcext:value-type="string">
            <text:p>9782803617364</text:p>
          </table:table-cell>
          <table:table-cell/>
        </table:table-row>
        <table:table-row table:style-name="ro1">
          <table:table-cell office:value-type="string" calcext:value-type="string">
            <text:p>9782803617371</text:p>
          </table:table-cell>
          <table:table-cell/>
        </table:table-row>
        <table:table-row table:style-name="ro1">
          <table:table-cell office:value-type="string" calcext:value-type="string">
            <text:p>9782803617388</text:p>
          </table:table-cell>
          <table:table-cell/>
        </table:table-row>
        <table:table-row table:style-name="ro1">
          <table:table-cell office:value-type="string" calcext:value-type="string">
            <text:p>9782803617425</text:p>
          </table:table-cell>
          <table:table-cell/>
        </table:table-row>
        <table:table-row table:style-name="ro1">
          <table:table-cell office:value-type="string" calcext:value-type="string">
            <text:p>9782803617470</text:p>
          </table:table-cell>
          <table:table-cell/>
        </table:table-row>
        <table:table-row table:style-name="ro1">
          <table:table-cell office:value-type="string" calcext:value-type="string">
            <text:p>9782803617494</text:p>
          </table:table-cell>
          <table:table-cell/>
        </table:table-row>
        <table:table-row table:style-name="ro1">
          <table:table-cell office:value-type="string" calcext:value-type="string">
            <text:p>9782803617500</text:p>
          </table:table-cell>
          <table:table-cell/>
        </table:table-row>
        <table:table-row table:style-name="ro1">
          <table:table-cell office:value-type="string" calcext:value-type="string">
            <text:p>9782803617517</text:p>
          </table:table-cell>
          <table:table-cell/>
        </table:table-row>
        <table:table-row table:style-name="ro1">
          <table:table-cell office:value-type="string" calcext:value-type="string">
            <text:p>9782803617524</text:p>
          </table:table-cell>
          <table:table-cell/>
        </table:table-row>
        <table:table-row table:style-name="ro1">
          <table:table-cell office:value-type="string" calcext:value-type="string">
            <text:p>9782803617623</text:p>
          </table:table-cell>
          <table:table-cell/>
        </table:table-row>
        <table:table-row table:style-name="ro1">
          <table:table-cell office:value-type="string" calcext:value-type="string">
            <text:p>9782803617647</text:p>
          </table:table-cell>
          <table:table-cell/>
        </table:table-row>
        <table:table-row table:style-name="ro1">
          <table:table-cell office:value-type="string" calcext:value-type="string">
            <text:p>9782803617685</text:p>
          </table:table-cell>
          <table:table-cell/>
        </table:table-row>
        <table:table-row table:style-name="ro1">
          <table:table-cell office:value-type="string" calcext:value-type="string">
            <text:p>9782803617715</text:p>
          </table:table-cell>
          <table:table-cell/>
        </table:table-row>
        <table:table-row table:style-name="ro1">
          <table:table-cell office:value-type="string" calcext:value-type="string">
            <text:p>9782803617722</text:p>
          </table:table-cell>
          <table:table-cell/>
        </table:table-row>
        <table:table-row table:style-name="ro1">
          <table:table-cell office:value-type="string" calcext:value-type="string">
            <text:p>9782803617753</text:p>
          </table:table-cell>
          <table:table-cell/>
        </table:table-row>
        <table:table-row table:style-name="ro1">
          <table:table-cell office:value-type="string" calcext:value-type="string">
            <text:p>9782803617869</text:p>
          </table:table-cell>
          <table:table-cell/>
        </table:table-row>
        <table:table-row table:style-name="ro1">
          <table:table-cell office:value-type="string" calcext:value-type="string">
            <text:p>9782803617876</text:p>
          </table:table-cell>
          <table:table-cell/>
        </table:table-row>
        <table:table-row table:style-name="ro1">
          <table:table-cell office:value-type="string" calcext:value-type="string">
            <text:p>9782803617883</text:p>
          </table:table-cell>
          <table:table-cell/>
        </table:table-row>
        <table:table-row table:style-name="ro1">
          <table:table-cell office:value-type="string" calcext:value-type="string">
            <text:p>9782803617890</text:p>
          </table:table-cell>
          <table:table-cell/>
        </table:table-row>
        <table:table-row table:style-name="ro1">
          <table:table-cell office:value-type="string" calcext:value-type="string">
            <text:p>9782803617906</text:p>
          </table:table-cell>
          <table:table-cell/>
        </table:table-row>
        <table:table-row table:style-name="ro1">
          <table:table-cell office:value-type="string" calcext:value-type="string">
            <text:p>9782803617913</text:p>
          </table:table-cell>
          <table:table-cell/>
        </table:table-row>
        <table:table-row table:style-name="ro1">
          <table:table-cell office:value-type="string" calcext:value-type="string">
            <text:p>9782803617920</text:p>
          </table:table-cell>
          <table:table-cell/>
        </table:table-row>
        <table:table-row table:style-name="ro1">
          <table:table-cell office:value-type="string" calcext:value-type="string">
            <text:p>9782803617937</text:p>
          </table:table-cell>
          <table:table-cell/>
        </table:table-row>
        <table:table-row table:style-name="ro1">
          <table:table-cell office:value-type="string" calcext:value-type="string">
            <text:p>9782803617944</text:p>
          </table:table-cell>
          <table:table-cell/>
        </table:table-row>
        <table:table-row table:style-name="ro1">
          <table:table-cell office:value-type="string" calcext:value-type="string">
            <text:p>9782803617951</text:p>
          </table:table-cell>
          <table:table-cell/>
        </table:table-row>
        <table:table-row table:style-name="ro1">
          <table:table-cell office:value-type="string" calcext:value-type="string">
            <text:p>9782803617968</text:p>
          </table:table-cell>
          <table:table-cell/>
        </table:table-row>
        <table:table-row table:style-name="ro1">
          <table:table-cell office:value-type="string" calcext:value-type="string">
            <text:p>9782803617975</text:p>
          </table:table-cell>
          <table:table-cell/>
        </table:table-row>
        <table:table-row table:style-name="ro1">
          <table:table-cell office:value-type="string" calcext:value-type="string">
            <text:p>9782803617982</text:p>
          </table:table-cell>
          <table:table-cell/>
        </table:table-row>
        <table:table-row table:style-name="ro1">
          <table:table-cell office:value-type="string" calcext:value-type="string">
            <text:p>9782803618132</text:p>
          </table:table-cell>
          <table:table-cell/>
        </table:table-row>
        <table:table-row table:style-name="ro1">
          <table:table-cell office:value-type="string" calcext:value-type="string">
            <text:p>9782803618149</text:p>
          </table:table-cell>
          <table:table-cell/>
        </table:table-row>
        <table:table-row table:style-name="ro1">
          <table:table-cell office:value-type="string" calcext:value-type="string">
            <text:p>9782803618156</text:p>
          </table:table-cell>
          <table:table-cell/>
        </table:table-row>
        <table:table-row table:style-name="ro1">
          <table:table-cell office:value-type="string" calcext:value-type="string">
            <text:p>9782803618163</text:p>
          </table:table-cell>
          <table:table-cell/>
        </table:table-row>
        <table:table-row table:style-name="ro1">
          <table:table-cell office:value-type="string" calcext:value-type="string">
            <text:p>9782803618170</text:p>
          </table:table-cell>
          <table:table-cell/>
        </table:table-row>
        <table:table-row table:style-name="ro1">
          <table:table-cell office:value-type="string" calcext:value-type="string">
            <text:p>9782803618231</text:p>
          </table:table-cell>
          <table:table-cell/>
        </table:table-row>
        <table:table-row table:style-name="ro1">
          <table:table-cell office:value-type="string" calcext:value-type="string">
            <text:p>9782803618354</text:p>
          </table:table-cell>
          <table:table-cell/>
        </table:table-row>
        <table:table-row table:style-name="ro1">
          <table:table-cell office:value-type="string" calcext:value-type="string">
            <text:p>9782803618361</text:p>
          </table:table-cell>
          <table:table-cell/>
        </table:table-row>
        <table:table-row table:style-name="ro1">
          <table:table-cell office:value-type="string" calcext:value-type="string">
            <text:p>9782803618453</text:p>
          </table:table-cell>
          <table:table-cell/>
        </table:table-row>
        <table:table-row table:style-name="ro1">
          <table:table-cell office:value-type="string" calcext:value-type="string">
            <text:p>9782803618460</text:p>
          </table:table-cell>
          <table:table-cell/>
        </table:table-row>
        <table:table-row table:style-name="ro1">
          <table:table-cell office:value-type="string" calcext:value-type="string">
            <text:p>9782803618620</text:p>
          </table:table-cell>
          <table:table-cell/>
        </table:table-row>
        <table:table-row table:style-name="ro1">
          <table:table-cell office:value-type="string" calcext:value-type="string">
            <text:p>9782803618729</text:p>
          </table:table-cell>
          <table:table-cell/>
        </table:table-row>
        <table:table-row table:style-name="ro1">
          <table:table-cell office:value-type="string" calcext:value-type="string">
            <text:p>9782803618774</text:p>
          </table:table-cell>
          <table:table-cell/>
        </table:table-row>
        <table:table-row table:style-name="ro1">
          <table:table-cell office:value-type="string" calcext:value-type="string">
            <text:p>9782803618798</text:p>
          </table:table-cell>
          <table:table-cell/>
        </table:table-row>
        <table:table-row table:style-name="ro1">
          <table:table-cell office:value-type="string" calcext:value-type="string">
            <text:p>9782803618866</text:p>
          </table:table-cell>
          <table:table-cell/>
        </table:table-row>
        <table:table-row table:style-name="ro1">
          <table:table-cell office:value-type="string" calcext:value-type="string">
            <text:p>9782803618903</text:p>
          </table:table-cell>
          <table:table-cell/>
        </table:table-row>
        <table:table-row table:style-name="ro1">
          <table:table-cell office:value-type="string" calcext:value-type="string">
            <text:p>9782803618910</text:p>
          </table:table-cell>
          <table:table-cell/>
        </table:table-row>
        <table:table-row table:style-name="ro1">
          <table:table-cell office:value-type="string" calcext:value-type="string">
            <text:p>9782803618958</text:p>
          </table:table-cell>
          <table:table-cell/>
        </table:table-row>
        <table:table-row table:style-name="ro1">
          <table:table-cell office:value-type="string" calcext:value-type="string">
            <text:p>9782803618996</text:p>
          </table:table-cell>
          <table:table-cell/>
        </table:table-row>
        <table:table-row table:style-name="ro1">
          <table:table-cell office:value-type="string" calcext:value-type="string">
            <text:p>9782803619009</text:p>
          </table:table-cell>
          <table:table-cell/>
        </table:table-row>
        <table:table-row table:style-name="ro1">
          <table:table-cell office:value-type="string" calcext:value-type="string">
            <text:p>9782803619139</text:p>
          </table:table-cell>
          <table:table-cell/>
        </table:table-row>
        <table:table-row table:style-name="ro1">
          <table:table-cell office:value-type="string" calcext:value-type="string">
            <text:p>9782803619146</text:p>
          </table:table-cell>
          <table:table-cell/>
        </table:table-row>
        <table:table-row table:style-name="ro1">
          <table:table-cell office:value-type="string" calcext:value-type="string">
            <text:p>9782803619474</text:p>
          </table:table-cell>
          <table:table-cell/>
        </table:table-row>
        <table:table-row table:style-name="ro1">
          <table:table-cell office:value-type="string" calcext:value-type="string">
            <text:p>9782803619481</text:p>
          </table:table-cell>
          <table:table-cell/>
        </table:table-row>
        <table:table-row table:style-name="ro1">
          <table:table-cell office:value-type="string" calcext:value-type="string">
            <text:p>9782803619498</text:p>
          </table:table-cell>
          <table:table-cell/>
        </table:table-row>
        <table:table-row table:style-name="ro1">
          <table:table-cell office:value-type="string" calcext:value-type="string">
            <text:p>9782803619672</text:p>
          </table:table-cell>
          <table:table-cell/>
        </table:table-row>
        <table:table-row table:style-name="ro1">
          <table:table-cell office:value-type="string" calcext:value-type="string">
            <text:p>9782803619733</text:p>
          </table:table-cell>
          <table:table-cell/>
        </table:table-row>
        <table:table-row table:style-name="ro1">
          <table:table-cell office:value-type="string" calcext:value-type="string">
            <text:p>9782803619757</text:p>
          </table:table-cell>
          <table:table-cell table:formula="of:=[.$B$1]&amp;[.A394]&amp;&quot;/[0:300]&quot;" office:value-type="string" office:string-value="https://reader.izneo.com/read/9782803619757/[0:300]" calcext:value-type="string">
            <text:p>https://reader.izneo.com/read/9782803619757/[0:300]</text:p>
          </table:table-cell>
        </table:table-row>
        <table:table-row table:style-name="ro1">
          <table:table-cell office:value-type="string" calcext:value-type="string">
            <text:p>9782803619856</text:p>
          </table:table-cell>
          <table:table-cell table:formula="of:=[.$B$1]&amp;[.A395]&amp;&quot;/[0:300]&quot;" office:value-type="string" office:string-value="https://reader.izneo.com/read/9782803619856/[0:300]" calcext:value-type="string">
            <text:p>https://reader.izneo.com/read/9782803619856/[0:300]</text:p>
          </table:table-cell>
        </table:table-row>
        <table:table-row table:style-name="ro1">
          <table:table-cell office:value-type="string" calcext:value-type="string">
            <text:p>9782803619870</text:p>
          </table:table-cell>
          <table:table-cell table:formula="of:=[.$B$1]&amp;[.A396]&amp;&quot;/[0:300]&quot;" office:value-type="string" office:string-value="https://reader.izneo.com/read/9782803619870/[0:300]" calcext:value-type="string">
            <text:p>https://reader.izneo.com/read/9782803619870/[0:300]</text:p>
          </table:table-cell>
        </table:table-row>
        <table:table-row table:style-name="ro1">
          <table:table-cell office:value-type="string" calcext:value-type="string">
            <text:p>9782803619900</text:p>
          </table:table-cell>
          <table:table-cell table:formula="of:=[.$B$1]&amp;[.A397]&amp;&quot;/[0:300]&quot;" office:value-type="string" office:string-value="https://reader.izneo.com/read/9782803619900/[0:300]" calcext:value-type="string">
            <text:p>https://reader.izneo.com/read/9782803619900/[0:300]</text:p>
          </table:table-cell>
        </table:table-row>
        <table:table-row table:style-name="ro1">
          <table:table-cell office:value-type="string" calcext:value-type="string">
            <text:p>9782803619955</text:p>
          </table:table-cell>
          <table:table-cell table:formula="of:=[.$B$1]&amp;[.A398]&amp;&quot;/[0:300]&quot;" office:value-type="string" office:string-value="https://reader.izneo.com/read/9782803619955/[0:300]" calcext:value-type="string">
            <text:p>https://reader.izneo.com/read/9782803619955/[0:300]</text:p>
          </table:table-cell>
        </table:table-row>
        <table:table-row table:style-name="ro1">
          <table:table-cell office:value-type="string" calcext:value-type="string">
            <text:p>9782803619979</text:p>
          </table:table-cell>
          <table:table-cell table:formula="of:=[.$B$1]&amp;[.A399]&amp;&quot;/[0:300]&quot;" office:value-type="string" office:string-value="https://reader.izneo.com/read/9782803619979/[0:300]" calcext:value-type="string">
            <text:p>https://reader.izneo.com/read/9782803619979/[0:300]</text:p>
          </table:table-cell>
        </table:table-row>
        <table:table-row table:style-name="ro1">
          <table:table-cell office:value-type="string" calcext:value-type="string">
            <text:p>9782803619986</text:p>
          </table:table-cell>
          <table:table-cell table:formula="of:=[.$B$1]&amp;[.A400]&amp;&quot;/[0:300]&quot;" office:value-type="string" office:string-value="https://reader.izneo.com/read/9782803619986/[0:300]" calcext:value-type="string">
            <text:p>https://reader.izneo.com/read/9782803619986/[0:300]</text:p>
          </table:table-cell>
        </table:table-row>
        <table:table-row table:style-name="ro1">
          <table:table-cell office:value-type="string" calcext:value-type="string">
            <text:p>9782803620005</text:p>
          </table:table-cell>
          <table:table-cell table:formula="of:=[.$B$1]&amp;[.A401]&amp;&quot;/[0:300]&quot;" office:value-type="string" office:string-value="https://reader.izneo.com/read/9782803620005/[0:300]" calcext:value-type="string">
            <text:p>https://reader.izneo.com/read/9782803620005/[0:300]</text:p>
          </table:table-cell>
        </table:table-row>
        <table:table-row table:style-name="ro1">
          <table:table-cell office:value-type="string" calcext:value-type="string">
            <text:p>9782803620036</text:p>
          </table:table-cell>
          <table:table-cell table:formula="of:=[.$B$1]&amp;[.A402]&amp;&quot;/[0:300]&quot;" office:value-type="string" office:string-value="https://reader.izneo.com/read/9782803620036/[0:300]" calcext:value-type="string">
            <text:p>https://reader.izneo.com/read/9782803620036/[0:300]</text:p>
          </table:table-cell>
        </table:table-row>
        <table:table-row table:style-name="ro1">
          <table:table-cell office:value-type="string" calcext:value-type="string">
            <text:p>9782803620050</text:p>
          </table:table-cell>
          <table:table-cell table:formula="of:=[.$B$1]&amp;[.A403]&amp;&quot;/[0:300]&quot;" office:value-type="string" office:string-value="https://reader.izneo.com/read/9782803620050/[0:300]" calcext:value-type="string">
            <text:p>https://reader.izneo.com/read/9782803620050/[0:300]</text:p>
          </table:table-cell>
        </table:table-row>
        <table:table-row table:style-name="ro1">
          <table:table-cell office:value-type="string" calcext:value-type="string">
            <text:p>9782803620074</text:p>
          </table:table-cell>
          <table:table-cell table:formula="of:=[.$B$1]&amp;[.A404]&amp;&quot;/[0:300]&quot;" office:value-type="string" office:string-value="https://reader.izneo.com/read/9782803620074/[0:300]" calcext:value-type="string">
            <text:p>https://reader.izneo.com/read/9782803620074/[0:300]</text:p>
          </table:table-cell>
        </table:table-row>
        <table:table-row table:style-name="ro1">
          <table:table-cell office:value-type="string" calcext:value-type="string">
            <text:p>9782803620104</text:p>
          </table:table-cell>
          <table:table-cell table:formula="of:=[.$B$1]&amp;[.A405]&amp;&quot;/[0:300]&quot;" office:value-type="string" office:string-value="https://reader.izneo.com/read/9782803620104/[0:300]" calcext:value-type="string">
            <text:p>https://reader.izneo.com/read/9782803620104/[0:300]</text:p>
          </table:table-cell>
        </table:table-row>
        <table:table-row table:style-name="ro1">
          <table:table-cell office:value-type="string" calcext:value-type="string">
            <text:p>9782803620111</text:p>
          </table:table-cell>
          <table:table-cell table:formula="of:=[.$B$1]&amp;[.A406]&amp;&quot;/[0:300]&quot;" office:value-type="string" office:string-value="https://reader.izneo.com/read/9782803620111/[0:300]" calcext:value-type="string">
            <text:p>https://reader.izneo.com/read/9782803620111/[0:300]</text:p>
          </table:table-cell>
        </table:table-row>
        <table:table-row table:style-name="ro1">
          <table:table-cell office:value-type="string" calcext:value-type="string">
            <text:p>9782803620128</text:p>
          </table:table-cell>
          <table:table-cell table:formula="of:=[.$B$1]&amp;[.A407]&amp;&quot;/[0:300]&quot;" office:value-type="string" office:string-value="https://reader.izneo.com/read/9782803620128/[0:300]" calcext:value-type="string">
            <text:p>https://reader.izneo.com/read/9782803620128/[0:300]</text:p>
          </table:table-cell>
        </table:table-row>
        <table:table-row table:style-name="ro1">
          <table:table-cell office:value-type="string" calcext:value-type="string">
            <text:p>9782803620159</text:p>
          </table:table-cell>
          <table:table-cell table:formula="of:=[.$B$1]&amp;[.A408]&amp;&quot;/[0:300]&quot;" office:value-type="string" office:string-value="https://reader.izneo.com/read/9782803620159/[0:300]" calcext:value-type="string">
            <text:p>https://reader.izneo.com/read/9782803620159/[0:300]</text:p>
          </table:table-cell>
        </table:table-row>
        <table:table-row table:style-name="ro1">
          <table:table-cell office:value-type="string" calcext:value-type="string">
            <text:p>9782803620166</text:p>
          </table:table-cell>
          <table:table-cell table:formula="of:=[.$B$1]&amp;[.A409]&amp;&quot;/[0:300]&quot;" office:value-type="string" office:string-value="https://reader.izneo.com/read/9782803620166/[0:300]" calcext:value-type="string">
            <text:p>https://reader.izneo.com/read/9782803620166/[0:300]</text:p>
          </table:table-cell>
        </table:table-row>
        <table:table-row table:style-name="ro1">
          <table:table-cell office:value-type="string" calcext:value-type="string">
            <text:p>9782803620173</text:p>
          </table:table-cell>
          <table:table-cell table:formula="of:=[.$B$1]&amp;[.A410]&amp;&quot;/[0:300]&quot;" office:value-type="string" office:string-value="https://reader.izneo.com/read/9782803620173/[0:300]" calcext:value-type="string">
            <text:p>https://reader.izneo.com/read/9782803620173/[0:300]</text:p>
          </table:table-cell>
        </table:table-row>
        <table:table-row table:style-name="ro1">
          <table:table-cell office:value-type="string" calcext:value-type="string">
            <text:p>9782803620180</text:p>
          </table:table-cell>
          <table:table-cell table:formula="of:=[.$B$1]&amp;[.A411]&amp;&quot;/[0:300]&quot;" office:value-type="string" office:string-value="https://reader.izneo.com/read/9782803620180/[0:300]" calcext:value-type="string">
            <text:p>https://reader.izneo.com/read/9782803620180/[0:300]</text:p>
          </table:table-cell>
        </table:table-row>
        <table:table-row table:style-name="ro1">
          <table:table-cell office:value-type="string" calcext:value-type="string">
            <text:p>9782803620289</text:p>
          </table:table-cell>
          <table:table-cell table:formula="of:=[.$B$1]&amp;[.A412]&amp;&quot;/[0:300]&quot;" office:value-type="string" office:string-value="https://reader.izneo.com/read/9782803620289/[0:300]" calcext:value-type="string">
            <text:p>https://reader.izneo.com/read/9782803620289/[0:300]</text:p>
          </table:table-cell>
        </table:table-row>
        <table:table-row table:style-name="ro1">
          <table:table-cell office:value-type="string" calcext:value-type="string">
            <text:p>9782803620296</text:p>
          </table:table-cell>
          <table:table-cell table:formula="of:=[.$B$1]&amp;[.A413]&amp;&quot;/[0:300]&quot;" office:value-type="string" office:string-value="https://reader.izneo.com/read/9782803620296/[0:300]" calcext:value-type="string">
            <text:p>https://reader.izneo.com/read/9782803620296/[0:300]</text:p>
          </table:table-cell>
        </table:table-row>
        <table:table-row table:style-name="ro1">
          <table:table-cell office:value-type="string" calcext:value-type="string">
            <text:p>9782803620302</text:p>
          </table:table-cell>
          <table:table-cell table:formula="of:=[.$B$1]&amp;[.A414]&amp;&quot;/[0:300]&quot;" office:value-type="string" office:string-value="https://reader.izneo.com/read/9782803620302/[0:300]" calcext:value-type="string">
            <text:p>https://reader.izneo.com/read/9782803620302/[0:300]</text:p>
          </table:table-cell>
        </table:table-row>
        <table:table-row table:style-name="ro1">
          <table:table-cell office:value-type="string" calcext:value-type="string">
            <text:p>9782803620319</text:p>
          </table:table-cell>
          <table:table-cell table:formula="of:=[.$B$1]&amp;[.A415]&amp;&quot;/[0:300]&quot;" office:value-type="string" office:string-value="https://reader.izneo.com/read/9782803620319/[0:300]" calcext:value-type="string">
            <text:p>https://reader.izneo.com/read/9782803620319/[0:300]</text:p>
          </table:table-cell>
        </table:table-row>
        <table:table-row table:style-name="ro1">
          <table:table-cell office:value-type="string" calcext:value-type="string">
            <text:p>9782803620364</text:p>
          </table:table-cell>
          <table:table-cell table:formula="of:=[.$B$1]&amp;[.A416]&amp;&quot;/[0:300]&quot;" office:value-type="string" office:string-value="https://reader.izneo.com/read/9782803620364/[0:300]" calcext:value-type="string">
            <text:p>https://reader.izneo.com/read/9782803620364/[0:300]</text:p>
          </table:table-cell>
        </table:table-row>
        <table:table-row table:style-name="ro1">
          <table:table-cell office:value-type="string" calcext:value-type="string">
            <text:p>9782803620388</text:p>
          </table:table-cell>
          <table:table-cell table:formula="of:=[.$B$1]&amp;[.A417]&amp;&quot;/[0:300]&quot;" office:value-type="string" office:string-value="https://reader.izneo.com/read/9782803620388/[0:300]" calcext:value-type="string">
            <text:p>https://reader.izneo.com/read/9782803620388/[0:300]</text:p>
          </table:table-cell>
        </table:table-row>
        <table:table-row table:style-name="ro1">
          <table:table-cell office:value-type="string" calcext:value-type="string">
            <text:p>9782803620395</text:p>
          </table:table-cell>
          <table:table-cell table:formula="of:=[.$B$1]&amp;[.A418]&amp;&quot;/[0:300]&quot;" office:value-type="string" office:string-value="https://reader.izneo.com/read/9782803620395/[0:300]" calcext:value-type="string">
            <text:p>https://reader.izneo.com/read/9782803620395/[0:300]</text:p>
          </table:table-cell>
        </table:table-row>
        <table:table-row table:style-name="ro1">
          <table:table-cell office:value-type="string" calcext:value-type="string">
            <text:p>9782803620401</text:p>
          </table:table-cell>
          <table:table-cell table:formula="of:=[.$B$1]&amp;[.A419]&amp;&quot;/[0:300]&quot;" office:value-type="string" office:string-value="https://reader.izneo.com/read/9782803620401/[0:300]" calcext:value-type="string">
            <text:p>https://reader.izneo.com/read/9782803620401/[0:300]</text:p>
          </table:table-cell>
        </table:table-row>
        <table:table-row table:style-name="ro1">
          <table:table-cell office:value-type="string" calcext:value-type="string">
            <text:p>9782803620418</text:p>
          </table:table-cell>
          <table:table-cell table:formula="of:=[.$B$1]&amp;[.A420]&amp;&quot;/[0:300]&quot;" office:value-type="string" office:string-value="https://reader.izneo.com/read/9782803620418/[0:300]" calcext:value-type="string">
            <text:p>https://reader.izneo.com/read/9782803620418/[0:300]</text:p>
          </table:table-cell>
        </table:table-row>
        <table:table-row table:style-name="ro1">
          <table:table-cell office:value-type="string" calcext:value-type="string">
            <text:p>9782803620425</text:p>
          </table:table-cell>
          <table:table-cell table:formula="of:=[.$B$1]&amp;[.A421]&amp;&quot;/[0:300]&quot;" office:value-type="string" office:string-value="https://reader.izneo.com/read/9782803620425/[0:300]" calcext:value-type="string">
            <text:p>https://reader.izneo.com/read/9782803620425/[0:300]</text:p>
          </table:table-cell>
        </table:table-row>
        <table:table-row table:style-name="ro1">
          <table:table-cell office:value-type="string" calcext:value-type="string">
            <text:p>9782803620432</text:p>
          </table:table-cell>
          <table:table-cell table:formula="of:=[.$B$1]&amp;[.A422]&amp;&quot;/[0:300]&quot;" office:value-type="string" office:string-value="https://reader.izneo.com/read/9782803620432/[0:300]" calcext:value-type="string">
            <text:p>https://reader.izneo.com/read/9782803620432/[0:300]</text:p>
          </table:table-cell>
        </table:table-row>
        <table:table-row table:style-name="ro1">
          <table:table-cell office:value-type="string" calcext:value-type="string">
            <text:p>9782803620449</text:p>
          </table:table-cell>
          <table:table-cell table:formula="of:=[.$B$1]&amp;[.A423]&amp;&quot;/[0:300]&quot;" office:value-type="string" office:string-value="https://reader.izneo.com/read/9782803620449/[0:300]" calcext:value-type="string">
            <text:p>https://reader.izneo.com/read/9782803620449/[0:300]</text:p>
          </table:table-cell>
        </table:table-row>
        <table:table-row table:style-name="ro1">
          <table:table-cell office:value-type="string" calcext:value-type="string">
            <text:p>9782803620456</text:p>
          </table:table-cell>
          <table:table-cell table:formula="of:=[.$B$1]&amp;[.A424]&amp;&quot;/[0:300]&quot;" office:value-type="string" office:string-value="https://reader.izneo.com/read/9782803620456/[0:300]" calcext:value-type="string">
            <text:p>https://reader.izneo.com/read/9782803620456/[0:300]</text:p>
          </table:table-cell>
        </table:table-row>
        <table:table-row table:style-name="ro1">
          <table:table-cell office:value-type="string" calcext:value-type="string">
            <text:p>9782803620470</text:p>
          </table:table-cell>
          <table:table-cell table:formula="of:=[.$B$1]&amp;[.A425]&amp;&quot;/[0:300]&quot;" office:value-type="string" office:string-value="https://reader.izneo.com/read/9782803620470/[0:300]" calcext:value-type="string">
            <text:p>https://reader.izneo.com/read/9782803620470/[0:300]</text:p>
          </table:table-cell>
        </table:table-row>
        <table:table-row table:style-name="ro1">
          <table:table-cell office:value-type="string" calcext:value-type="string">
            <text:p>9782803620531</text:p>
          </table:table-cell>
          <table:table-cell table:formula="of:=[.$B$1]&amp;[.A426]&amp;&quot;/[0:300]&quot;" office:value-type="string" office:string-value="https://reader.izneo.com/read/9782803620531/[0:300]" calcext:value-type="string">
            <text:p>https://reader.izneo.com/read/9782803620531/[0:300]</text:p>
          </table:table-cell>
        </table:table-row>
        <table:table-row table:style-name="ro1">
          <table:table-cell office:value-type="string" calcext:value-type="string">
            <text:p>9782803620548</text:p>
          </table:table-cell>
          <table:table-cell table:formula="of:=[.$B$1]&amp;[.A427]&amp;&quot;/[0:300]&quot;" office:value-type="string" office:string-value="https://reader.izneo.com/read/9782803620548/[0:300]" calcext:value-type="string">
            <text:p>https://reader.izneo.com/read/9782803620548/[0:300]</text:p>
          </table:table-cell>
        </table:table-row>
        <table:table-row table:style-name="ro1">
          <table:table-cell office:value-type="string" calcext:value-type="string">
            <text:p>9782803620555</text:p>
          </table:table-cell>
          <table:table-cell table:formula="of:=[.$B$1]&amp;[.A428]&amp;&quot;/[0:300]&quot;" office:value-type="string" office:string-value="https://reader.izneo.com/read/9782803620555/[0:300]" calcext:value-type="string">
            <text:p>https://reader.izneo.com/read/9782803620555/[0:300]</text:p>
          </table:table-cell>
        </table:table-row>
        <table:table-row table:style-name="ro1">
          <table:table-cell office:value-type="string" calcext:value-type="string">
            <text:p>9782803620562</text:p>
          </table:table-cell>
          <table:table-cell table:formula="of:=[.$B$1]&amp;[.A429]&amp;&quot;/[0:300]&quot;" office:value-type="string" office:string-value="https://reader.izneo.com/read/9782803620562/[0:300]" calcext:value-type="string">
            <text:p>https://reader.izneo.com/read/9782803620562/[0:300]</text:p>
          </table:table-cell>
        </table:table-row>
        <table:table-row table:style-name="ro1">
          <table:table-cell office:value-type="string" calcext:value-type="string">
            <text:p>9782803620579</text:p>
          </table:table-cell>
          <table:table-cell table:formula="of:=[.$B$1]&amp;[.A430]&amp;&quot;/[0:300]&quot;" office:value-type="string" office:string-value="https://reader.izneo.com/read/9782803620579/[0:300]" calcext:value-type="string">
            <text:p>https://reader.izneo.com/read/9782803620579/[0:300]</text:p>
          </table:table-cell>
        </table:table-row>
        <table:table-row table:style-name="ro1">
          <table:table-cell office:value-type="string" calcext:value-type="string">
            <text:p>9782803620586</text:p>
          </table:table-cell>
          <table:table-cell table:formula="of:=[.$B$1]&amp;[.A431]&amp;&quot;/[0:300]&quot;" office:value-type="string" office:string-value="https://reader.izneo.com/read/9782803620586/[0:300]" calcext:value-type="string">
            <text:p>https://reader.izneo.com/read/9782803620586/[0:300]</text:p>
          </table:table-cell>
        </table:table-row>
        <table:table-row table:style-name="ro1">
          <table:table-cell office:value-type="string" calcext:value-type="string">
            <text:p>9782803620593</text:p>
          </table:table-cell>
          <table:table-cell table:formula="of:=[.$B$1]&amp;[.A432]&amp;&quot;/[0:300]&quot;" office:value-type="string" office:string-value="https://reader.izneo.com/read/9782803620593/[0:300]" calcext:value-type="string">
            <text:p>https://reader.izneo.com/read/9782803620593/[0:300]</text:p>
          </table:table-cell>
        </table:table-row>
        <table:table-row table:style-name="ro1">
          <table:table-cell office:value-type="string" calcext:value-type="string">
            <text:p>9782803620647</text:p>
          </table:table-cell>
          <table:table-cell table:formula="of:=[.$B$1]&amp;[.A433]&amp;&quot;/[0:300]&quot;" office:value-type="string" office:string-value="https://reader.izneo.com/read/9782803620647/[0:300]" calcext:value-type="string">
            <text:p>https://reader.izneo.com/read/9782803620647/[0:300]</text:p>
          </table:table-cell>
        </table:table-row>
        <table:table-row table:style-name="ro1">
          <table:table-cell office:value-type="string" calcext:value-type="string">
            <text:p>9782803620692</text:p>
          </table:table-cell>
          <table:table-cell table:formula="of:=[.$B$1]&amp;[.A434]&amp;&quot;/[0:300]&quot;" office:value-type="string" office:string-value="https://reader.izneo.com/read/9782803620692/[0:300]" calcext:value-type="string">
            <text:p>https://reader.izneo.com/read/9782803620692/[0:300]</text:p>
          </table:table-cell>
        </table:table-row>
        <table:table-row table:style-name="ro1">
          <table:table-cell office:value-type="string" calcext:value-type="string">
            <text:p>9782803620708</text:p>
          </table:table-cell>
          <table:table-cell table:formula="of:=[.$B$1]&amp;[.A435]&amp;&quot;/[0:300]&quot;" office:value-type="string" office:string-value="https://reader.izneo.com/read/9782803620708/[0:300]" calcext:value-type="string">
            <text:p>https://reader.izneo.com/read/9782803620708/[0:300]</text:p>
          </table:table-cell>
        </table:table-row>
        <table:table-row table:style-name="ro1">
          <table:table-cell office:value-type="string" calcext:value-type="string">
            <text:p>9782803620715</text:p>
          </table:table-cell>
          <table:table-cell table:formula="of:=[.$B$1]&amp;[.A436]&amp;&quot;/[0:300]&quot;" office:value-type="string" office:string-value="https://reader.izneo.com/read/9782803620715/[0:300]" calcext:value-type="string">
            <text:p>https://reader.izneo.com/read/9782803620715/[0:300]</text:p>
          </table:table-cell>
        </table:table-row>
        <table:table-row table:style-name="ro1">
          <table:table-cell office:value-type="string" calcext:value-type="string">
            <text:p>9782803620746</text:p>
          </table:table-cell>
          <table:table-cell table:formula="of:=[.$B$1]&amp;[.A437]&amp;&quot;/[0:300]&quot;" office:value-type="string" office:string-value="https://reader.izneo.com/read/9782803620746/[0:300]" calcext:value-type="string">
            <text:p>https://reader.izneo.com/read/9782803620746/[0:300]</text:p>
          </table:table-cell>
        </table:table-row>
        <table:table-row table:style-name="ro1">
          <table:table-cell office:value-type="string" calcext:value-type="string">
            <text:p>9782803620760</text:p>
          </table:table-cell>
          <table:table-cell table:formula="of:=[.$B$1]&amp;[.A438]&amp;&quot;/[0:300]&quot;" office:value-type="string" office:string-value="https://reader.izneo.com/read/9782803620760/[0:300]" calcext:value-type="string">
            <text:p>https://reader.izneo.com/read/9782803620760/[0:300]</text:p>
          </table:table-cell>
        </table:table-row>
        <table:table-row table:style-name="ro1">
          <table:table-cell office:value-type="string" calcext:value-type="string">
            <text:p>9782803620777</text:p>
          </table:table-cell>
          <table:table-cell table:formula="of:=[.$B$1]&amp;[.A439]&amp;&quot;/[0:300]&quot;" office:value-type="string" office:string-value="https://reader.izneo.com/read/9782803620777/[0:300]" calcext:value-type="string">
            <text:p>https://reader.izneo.com/read/9782803620777/[0:300]</text:p>
          </table:table-cell>
        </table:table-row>
        <table:table-row table:style-name="ro1">
          <table:table-cell office:value-type="string" calcext:value-type="string">
            <text:p>9782803620784</text:p>
          </table:table-cell>
          <table:table-cell table:formula="of:=[.$B$1]&amp;[.A440]&amp;&quot;/[0:300]&quot;" office:value-type="string" office:string-value="https://reader.izneo.com/read/9782803620784/[0:300]" calcext:value-type="string">
            <text:p>https://reader.izneo.com/read/9782803620784/[0:300]</text:p>
          </table:table-cell>
        </table:table-row>
        <table:table-row table:style-name="ro1">
          <table:table-cell office:value-type="string" calcext:value-type="string">
            <text:p>9782803620814</text:p>
          </table:table-cell>
          <table:table-cell table:formula="of:=[.$B$1]&amp;[.A441]&amp;&quot;/[0:300]&quot;" office:value-type="string" office:string-value="https://reader.izneo.com/read/9782803620814/[0:300]" calcext:value-type="string">
            <text:p>https://reader.izneo.com/read/9782803620814/[0:300]</text:p>
          </table:table-cell>
        </table:table-row>
        <table:table-row table:style-name="ro1">
          <table:table-cell office:value-type="string" calcext:value-type="string">
            <text:p>9782803620838</text:p>
          </table:table-cell>
          <table:table-cell table:formula="of:=[.$B$1]&amp;[.A442]&amp;&quot;/[0:300]&quot;" office:value-type="string" office:string-value="https://reader.izneo.com/read/9782803620838/[0:300]" calcext:value-type="string">
            <text:p>https://reader.izneo.com/read/9782803620838/[0:300]</text:p>
          </table:table-cell>
        </table:table-row>
        <table:table-row table:style-name="ro1">
          <table:table-cell office:value-type="string" calcext:value-type="string">
            <text:p>9782803620845</text:p>
          </table:table-cell>
          <table:table-cell table:formula="of:=[.$B$1]&amp;[.A443]&amp;&quot;/[0:300]&quot;" office:value-type="string" office:string-value="https://reader.izneo.com/read/9782803620845/[0:300]" calcext:value-type="string">
            <text:p>https://reader.izneo.com/read/9782803620845/[0:300]</text:p>
          </table:table-cell>
        </table:table-row>
        <table:table-row table:style-name="ro1">
          <table:table-cell office:value-type="string" calcext:value-type="string">
            <text:p>9782803620883</text:p>
          </table:table-cell>
          <table:table-cell table:formula="of:=[.$B$1]&amp;[.A444]&amp;&quot;/[0:300]&quot;" office:value-type="string" office:string-value="https://reader.izneo.com/read/9782803620883/[0:300]" calcext:value-type="string">
            <text:p>https://reader.izneo.com/read/9782803620883/[0:300]</text:p>
          </table:table-cell>
        </table:table-row>
        <table:table-row table:style-name="ro1">
          <table:table-cell office:value-type="string" calcext:value-type="string">
            <text:p>9782803620937</text:p>
          </table:table-cell>
          <table:table-cell table:formula="of:=[.$B$1]&amp;[.A445]&amp;&quot;/[0:300]&quot;" office:value-type="string" office:string-value="https://reader.izneo.com/read/9782803620937/[0:300]" calcext:value-type="string">
            <text:p>https://reader.izneo.com/read/9782803620937/[0:300]</text:p>
          </table:table-cell>
        </table:table-row>
        <table:table-row table:style-name="ro1">
          <table:table-cell office:value-type="string" calcext:value-type="string">
            <text:p>9782803620944</text:p>
          </table:table-cell>
          <table:table-cell table:formula="of:=[.$B$1]&amp;[.A446]&amp;&quot;/[0:300]&quot;" office:value-type="string" office:string-value="https://reader.izneo.com/read/9782803620944/[0:300]" calcext:value-type="string">
            <text:p>https://reader.izneo.com/read/9782803620944/[0:300]</text:p>
          </table:table-cell>
        </table:table-row>
        <table:table-row table:style-name="ro1">
          <table:table-cell office:value-type="string" calcext:value-type="string">
            <text:p>9782803621026</text:p>
          </table:table-cell>
          <table:table-cell table:formula="of:=[.$B$1]&amp;[.A447]&amp;&quot;/[0:300]&quot;" office:value-type="string" office:string-value="https://reader.izneo.com/read/9782803621026/[0:300]" calcext:value-type="string">
            <text:p>https://reader.izneo.com/read/9782803621026/[0:300]</text:p>
          </table:table-cell>
        </table:table-row>
        <table:table-row table:style-name="ro1">
          <table:table-cell office:value-type="string" calcext:value-type="string">
            <text:p>9782803621156</text:p>
          </table:table-cell>
          <table:table-cell table:formula="of:=[.$B$1]&amp;[.A448]&amp;&quot;/[0:300]&quot;" office:value-type="string" office:string-value="https://reader.izneo.com/read/9782803621156/[0:300]" calcext:value-type="string">
            <text:p>https://reader.izneo.com/read/9782803621156/[0:300]</text:p>
          </table:table-cell>
        </table:table-row>
        <table:table-row table:style-name="ro1">
          <table:table-cell office:value-type="string" calcext:value-type="string">
            <text:p>9782803621217</text:p>
          </table:table-cell>
          <table:table-cell table:formula="of:=[.$B$1]&amp;[.A449]&amp;&quot;/[0:300]&quot;" office:value-type="string" office:string-value="https://reader.izneo.com/read/9782803621217/[0:300]" calcext:value-type="string">
            <text:p>https://reader.izneo.com/read/9782803621217/[0:300]</text:p>
          </table:table-cell>
        </table:table-row>
        <table:table-row table:style-name="ro1">
          <table:table-cell office:value-type="string" calcext:value-type="string">
            <text:p>9782803621439</text:p>
          </table:table-cell>
          <table:table-cell table:formula="of:=[.$B$1]&amp;[.A450]&amp;&quot;/[0:300]&quot;" office:value-type="string" office:string-value="https://reader.izneo.com/read/9782803621439/[0:300]" calcext:value-type="string">
            <text:p>https://reader.izneo.com/read/9782803621439/[0:300]</text:p>
          </table:table-cell>
        </table:table-row>
        <table:table-row table:style-name="ro1">
          <table:table-cell office:value-type="string" calcext:value-type="string">
            <text:p>9782803621446</text:p>
          </table:table-cell>
          <table:table-cell table:formula="of:=[.$B$1]&amp;[.A451]&amp;&quot;/[0:300]&quot;" office:value-type="string" office:string-value="https://reader.izneo.com/read/9782803621446/[0:300]" calcext:value-type="string">
            <text:p>https://reader.izneo.com/read/9782803621446/[0:300]</text:p>
          </table:table-cell>
        </table:table-row>
        <table:table-row table:style-name="ro1">
          <table:table-cell office:value-type="string" calcext:value-type="string">
            <text:p>9782803621538</text:p>
          </table:table-cell>
          <table:table-cell table:formula="of:=[.$B$1]&amp;[.A452]&amp;&quot;/[0:300]&quot;" office:value-type="string" office:string-value="https://reader.izneo.com/read/9782803621538/[0:300]" calcext:value-type="string">
            <text:p>https://reader.izneo.com/read/9782803621538/[0:300]</text:p>
          </table:table-cell>
        </table:table-row>
        <table:table-row table:style-name="ro1">
          <table:table-cell office:value-type="string" calcext:value-type="string">
            <text:p>9782803621545</text:p>
          </table:table-cell>
          <table:table-cell table:formula="of:=[.$B$1]&amp;[.A453]&amp;&quot;/[0:300]&quot;" office:value-type="string" office:string-value="https://reader.izneo.com/read/9782803621545/[0:300]" calcext:value-type="string">
            <text:p>https://reader.izneo.com/read/9782803621545/[0:300]</text:p>
          </table:table-cell>
        </table:table-row>
        <table:table-row table:style-name="ro1">
          <table:table-cell office:value-type="string" calcext:value-type="string">
            <text:p>9782803621576</text:p>
          </table:table-cell>
          <table:table-cell table:formula="of:=[.$B$1]&amp;[.A454]&amp;&quot;/[0:300]&quot;" office:value-type="string" office:string-value="https://reader.izneo.com/read/9782803621576/[0:300]" calcext:value-type="string">
            <text:p>https://reader.izneo.com/read/9782803621576/[0:300]</text:p>
          </table:table-cell>
        </table:table-row>
        <table:table-row table:style-name="ro1">
          <table:table-cell office:value-type="string" calcext:value-type="string">
            <text:p>9782803621590</text:p>
          </table:table-cell>
          <table:table-cell table:formula="of:=[.$B$1]&amp;[.A455]&amp;&quot;/[0:300]&quot;" office:value-type="string" office:string-value="https://reader.izneo.com/read/9782803621590/[0:300]" calcext:value-type="string">
            <text:p>https://reader.izneo.com/read/9782803621590/[0:300]</text:p>
          </table:table-cell>
        </table:table-row>
        <table:table-row table:style-name="ro1">
          <table:table-cell office:value-type="string" calcext:value-type="string">
            <text:p>9782803621606</text:p>
          </table:table-cell>
          <table:table-cell table:formula="of:=[.$B$1]&amp;[.A456]&amp;&quot;/[0:300]&quot;" office:value-type="string" office:string-value="https://reader.izneo.com/read/9782803621606/[0:300]" calcext:value-type="string">
            <text:p>https://reader.izneo.com/read/9782803621606/[0:300]</text:p>
          </table:table-cell>
        </table:table-row>
        <table:table-row table:style-name="ro1">
          <table:table-cell office:value-type="string" calcext:value-type="string">
            <text:p>9782803621675</text:p>
          </table:table-cell>
          <table:table-cell table:formula="of:=[.$B$1]&amp;[.A457]&amp;&quot;/[0:300]&quot;" office:value-type="string" office:string-value="https://reader.izneo.com/read/9782803621675/[0:300]" calcext:value-type="string">
            <text:p>https://reader.izneo.com/read/9782803621675/[0:300]</text:p>
          </table:table-cell>
        </table:table-row>
        <table:table-row table:style-name="ro1">
          <table:table-cell office:value-type="string" calcext:value-type="string">
            <text:p>9782803621705</text:p>
          </table:table-cell>
          <table:table-cell table:formula="of:=[.$B$1]&amp;[.A458]&amp;&quot;/[0:300]&quot;" office:value-type="string" office:string-value="https://reader.izneo.com/read/9782803621705/[0:300]" calcext:value-type="string">
            <text:p>https://reader.izneo.com/read/9782803621705/[0:300]</text:p>
          </table:table-cell>
        </table:table-row>
        <table:table-row table:style-name="ro1">
          <table:table-cell office:value-type="string" calcext:value-type="string">
            <text:p>9782803621743</text:p>
          </table:table-cell>
          <table:table-cell table:formula="of:=[.$B$1]&amp;[.A459]&amp;&quot;/[0:300]&quot;" office:value-type="string" office:string-value="https://reader.izneo.com/read/9782803621743/[0:300]" calcext:value-type="string">
            <text:p>https://reader.izneo.com/read/9782803621743/[0:300]</text:p>
          </table:table-cell>
        </table:table-row>
        <table:table-row table:style-name="ro1">
          <table:table-cell office:value-type="string" calcext:value-type="string">
            <text:p>9782803621750</text:p>
          </table:table-cell>
          <table:table-cell table:formula="of:=[.$B$1]&amp;[.A460]&amp;&quot;/[0:300]&quot;" office:value-type="string" office:string-value="https://reader.izneo.com/read/9782803621750/[0:300]" calcext:value-type="string">
            <text:p>https://reader.izneo.com/read/9782803621750/[0:300]</text:p>
          </table:table-cell>
        </table:table-row>
        <table:table-row table:style-name="ro1">
          <table:table-cell office:value-type="string" calcext:value-type="string">
            <text:p>9782803621804</text:p>
          </table:table-cell>
          <table:table-cell table:formula="of:=[.$B$1]&amp;[.A461]&amp;&quot;/[0:300]&quot;" office:value-type="string" office:string-value="https://reader.izneo.com/read/9782803621804/[0:300]" calcext:value-type="string">
            <text:p>https://reader.izneo.com/read/9782803621804/[0:300]</text:p>
          </table:table-cell>
        </table:table-row>
        <table:table-row table:style-name="ro1">
          <table:table-cell office:value-type="string" calcext:value-type="string">
            <text:p>9782803621866</text:p>
          </table:table-cell>
          <table:table-cell table:formula="of:=[.$B$1]&amp;[.A462]&amp;&quot;/[0:300]&quot;" office:value-type="string" office:string-value="https://reader.izneo.com/read/9782803621866/[0:300]" calcext:value-type="string">
            <text:p>https://reader.izneo.com/read/9782803621866/[0:300]</text:p>
          </table:table-cell>
        </table:table-row>
        <table:table-row table:style-name="ro1">
          <table:table-cell office:value-type="string" calcext:value-type="string">
            <text:p>9782803621873</text:p>
          </table:table-cell>
          <table:table-cell table:formula="of:=[.$B$1]&amp;[.A463]&amp;&quot;/[0:300]&quot;" office:value-type="string" office:string-value="https://reader.izneo.com/read/9782803621873/[0:300]" calcext:value-type="string">
            <text:p>https://reader.izneo.com/read/9782803621873/[0:300]</text:p>
          </table:table-cell>
        </table:table-row>
        <table:table-row table:style-name="ro1">
          <table:table-cell office:value-type="string" calcext:value-type="string">
            <text:p>9782803621903</text:p>
          </table:table-cell>
          <table:table-cell table:formula="of:=[.$B$1]&amp;[.A464]&amp;&quot;/[0:300]&quot;" office:value-type="string" office:string-value="https://reader.izneo.com/read/9782803621903/[0:300]" calcext:value-type="string">
            <text:p>https://reader.izneo.com/read/9782803621903/[0:300]</text:p>
          </table:table-cell>
        </table:table-row>
        <table:table-row table:style-name="ro1">
          <table:table-cell office:value-type="string" calcext:value-type="string">
            <text:p>9782803621965</text:p>
          </table:table-cell>
          <table:table-cell table:formula="of:=[.$B$1]&amp;[.A465]&amp;&quot;/[0:300]&quot;" office:value-type="string" office:string-value="https://reader.izneo.com/read/9782803621965/[0:300]" calcext:value-type="string">
            <text:p>https://reader.izneo.com/read/9782803621965/[0:300]</text:p>
          </table:table-cell>
        </table:table-row>
        <table:table-row table:style-name="ro1">
          <table:table-cell office:value-type="string" calcext:value-type="string">
            <text:p>9782803621989</text:p>
          </table:table-cell>
          <table:table-cell table:formula="of:=[.$B$1]&amp;[.A466]&amp;&quot;/[0:300]&quot;" office:value-type="string" office:string-value="https://reader.izneo.com/read/9782803621989/[0:300]" calcext:value-type="string">
            <text:p>https://reader.izneo.com/read/9782803621989/[0:300]</text:p>
          </table:table-cell>
        </table:table-row>
        <table:table-row table:style-name="ro1">
          <table:table-cell office:value-type="string" calcext:value-type="string">
            <text:p>9782803622054</text:p>
          </table:table-cell>
          <table:table-cell table:formula="of:=[.$B$1]&amp;[.A467]&amp;&quot;/[0:300]&quot;" office:value-type="string" office:string-value="https://reader.izneo.com/read/9782803622054/[0:300]" calcext:value-type="string">
            <text:p>https://reader.izneo.com/read/9782803622054/[0:300]</text:p>
          </table:table-cell>
        </table:table-row>
        <table:table-row table:style-name="ro1">
          <table:table-cell office:value-type="string" calcext:value-type="string">
            <text:p>9782803622061</text:p>
          </table:table-cell>
          <table:table-cell table:formula="of:=[.$B$1]&amp;[.A468]&amp;&quot;/[0:300]&quot;" office:value-type="string" office:string-value="https://reader.izneo.com/read/9782803622061/[0:300]" calcext:value-type="string">
            <text:p>https://reader.izneo.com/read/9782803622061/[0:300]</text:p>
          </table:table-cell>
        </table:table-row>
        <table:table-row table:style-name="ro1">
          <table:table-cell office:value-type="string" calcext:value-type="string">
            <text:p>9782803622245</text:p>
          </table:table-cell>
          <table:table-cell table:formula="of:=[.$B$1]&amp;[.A469]&amp;&quot;/[0:300]&quot;" office:value-type="string" office:string-value="https://reader.izneo.com/read/9782803622245/[0:300]" calcext:value-type="string">
            <text:p>https://reader.izneo.com/read/9782803622245/[0:300]</text:p>
          </table:table-cell>
        </table:table-row>
        <table:table-row table:style-name="ro1">
          <table:table-cell office:value-type="string" calcext:value-type="string">
            <text:p>9782803622399</text:p>
          </table:table-cell>
          <table:table-cell table:formula="of:=[.$B$1]&amp;[.A470]&amp;&quot;/[0:300]&quot;" office:value-type="string" office:string-value="https://reader.izneo.com/read/9782803622399/[0:300]" calcext:value-type="string">
            <text:p>https://reader.izneo.com/read/9782803622399/[0:300]</text:p>
          </table:table-cell>
        </table:table-row>
        <table:table-row table:style-name="ro1">
          <table:table-cell office:value-type="string" calcext:value-type="string">
            <text:p>9782803622429</text:p>
          </table:table-cell>
          <table:table-cell table:formula="of:=[.$B$1]&amp;[.A471]&amp;&quot;/[0:300]&quot;" office:value-type="string" office:string-value="https://reader.izneo.com/read/9782803622429/[0:300]" calcext:value-type="string">
            <text:p>https://reader.izneo.com/read/9782803622429/[0:300]</text:p>
          </table:table-cell>
        </table:table-row>
        <table:table-row table:style-name="ro1">
          <table:table-cell office:value-type="string" calcext:value-type="string">
            <text:p>9782803622498</text:p>
          </table:table-cell>
          <table:table-cell table:formula="of:=[.$B$1]&amp;[.A472]&amp;&quot;/[0:300]&quot;" office:value-type="string" office:string-value="https://reader.izneo.com/read/9782803622498/[0:300]" calcext:value-type="string">
            <text:p>https://reader.izneo.com/read/9782803622498/[0:300]</text:p>
          </table:table-cell>
        </table:table-row>
        <table:table-row table:style-name="ro1">
          <table:table-cell office:value-type="string" calcext:value-type="string">
            <text:p>9782803622528</text:p>
          </table:table-cell>
          <table:table-cell table:formula="of:=[.$B$1]&amp;[.A473]&amp;&quot;/[0:300]&quot;" office:value-type="string" office:string-value="https://reader.izneo.com/read/9782803622528/[0:300]" calcext:value-type="string">
            <text:p>https://reader.izneo.com/read/9782803622528/[0:300]</text:p>
          </table:table-cell>
        </table:table-row>
        <table:table-row table:style-name="ro1">
          <table:table-cell office:value-type="string" calcext:value-type="string">
            <text:p>9782803622542</text:p>
          </table:table-cell>
          <table:table-cell table:formula="of:=[.$B$1]&amp;[.A474]&amp;&quot;/[0:300]&quot;" office:value-type="string" office:string-value="https://reader.izneo.com/read/9782803622542/[0:300]" calcext:value-type="string">
            <text:p>https://reader.izneo.com/read/9782803622542/[0:300]</text:p>
          </table:table-cell>
        </table:table-row>
        <table:table-row table:style-name="ro1">
          <table:table-cell office:value-type="string" calcext:value-type="string">
            <text:p>9782803622566</text:p>
          </table:table-cell>
          <table:table-cell table:formula="of:=[.$B$1]&amp;[.A475]&amp;&quot;/[0:300]&quot;" office:value-type="string" office:string-value="https://reader.izneo.com/read/9782803622566/[0:300]" calcext:value-type="string">
            <text:p>https://reader.izneo.com/read/9782803622566/[0:300]</text:p>
          </table:table-cell>
        </table:table-row>
        <table:table-row table:style-name="ro1">
          <table:table-cell office:value-type="string" calcext:value-type="string">
            <text:p>9782803622603</text:p>
          </table:table-cell>
          <table:table-cell table:formula="of:=[.$B$1]&amp;[.A476]&amp;&quot;/[0:300]&quot;" office:value-type="string" office:string-value="https://reader.izneo.com/read/9782803622603/[0:300]" calcext:value-type="string">
            <text:p>https://reader.izneo.com/read/9782803622603/[0:300]</text:p>
          </table:table-cell>
        </table:table-row>
        <table:table-row table:style-name="ro1">
          <table:table-cell office:value-type="string" calcext:value-type="string">
            <text:p>9782803622627</text:p>
          </table:table-cell>
          <table:table-cell table:formula="of:=[.$B$1]&amp;[.A477]&amp;&quot;/[0:300]&quot;" office:value-type="string" office:string-value="https://reader.izneo.com/read/9782803622627/[0:300]" calcext:value-type="string">
            <text:p>https://reader.izneo.com/read/9782803622627/[0:300]</text:p>
          </table:table-cell>
        </table:table-row>
        <table:table-row table:style-name="ro1">
          <table:table-cell office:value-type="string" calcext:value-type="string">
            <text:p>9782803622658</text:p>
          </table:table-cell>
          <table:table-cell table:formula="of:=[.$B$1]&amp;[.A478]&amp;&quot;/[0:300]&quot;" office:value-type="string" office:string-value="https://reader.izneo.com/read/9782803622658/[0:300]" calcext:value-type="string">
            <text:p>https://reader.izneo.com/read/9782803622658/[0:300]</text:p>
          </table:table-cell>
        </table:table-row>
        <table:table-row table:style-name="ro1">
          <table:table-cell office:value-type="string" calcext:value-type="string">
            <text:p>9782803622672</text:p>
          </table:table-cell>
          <table:table-cell table:formula="of:=[.$B$1]&amp;[.A479]&amp;&quot;/[0:300]&quot;" office:value-type="string" office:string-value="https://reader.izneo.com/read/9782803622672/[0:300]" calcext:value-type="string">
            <text:p>https://reader.izneo.com/read/9782803622672/[0:300]</text:p>
          </table:table-cell>
        </table:table-row>
        <table:table-row table:style-name="ro1">
          <table:table-cell office:value-type="string" calcext:value-type="string">
            <text:p>9782803622696</text:p>
          </table:table-cell>
          <table:table-cell table:formula="of:=[.$B$1]&amp;[.A480]&amp;&quot;/[0:300]&quot;" office:value-type="string" office:string-value="https://reader.izneo.com/read/9782803622696/[0:300]" calcext:value-type="string">
            <text:p>https://reader.izneo.com/read/9782803622696/[0:300]</text:p>
          </table:table-cell>
        </table:table-row>
        <table:table-row table:style-name="ro1">
          <table:table-cell office:value-type="string" calcext:value-type="string">
            <text:p>9782803622795</text:p>
          </table:table-cell>
          <table:table-cell table:formula="of:=[.$B$1]&amp;[.A481]&amp;&quot;/[0:300]&quot;" office:value-type="string" office:string-value="https://reader.izneo.com/read/9782803622795/[0:300]" calcext:value-type="string">
            <text:p>https://reader.izneo.com/read/9782803622795/[0:300]</text:p>
          </table:table-cell>
        </table:table-row>
        <table:table-row table:style-name="ro1">
          <table:table-cell office:value-type="string" calcext:value-type="string">
            <text:p>9782803622801</text:p>
          </table:table-cell>
          <table:table-cell table:formula="of:=[.$B$1]&amp;[.A482]&amp;&quot;/[0:300]&quot;" office:value-type="string" office:string-value="https://reader.izneo.com/read/9782803622801/[0:300]" calcext:value-type="string">
            <text:p>https://reader.izneo.com/read/9782803622801/[0:300]</text:p>
          </table:table-cell>
        </table:table-row>
        <table:table-row table:style-name="ro1">
          <table:table-cell office:value-type="string" calcext:value-type="string">
            <text:p>9782803622856</text:p>
          </table:table-cell>
          <table:table-cell table:formula="of:=[.$B$1]&amp;[.A483]&amp;&quot;/[0:300]&quot;" office:value-type="string" office:string-value="https://reader.izneo.com/read/9782803622856/[0:300]" calcext:value-type="string">
            <text:p>https://reader.izneo.com/read/9782803622856/[0:300]</text:p>
          </table:table-cell>
        </table:table-row>
        <table:table-row table:style-name="ro1">
          <table:table-cell office:value-type="string" calcext:value-type="string">
            <text:p>9782803622863</text:p>
          </table:table-cell>
          <table:table-cell table:formula="of:=[.$B$1]&amp;[.A484]&amp;&quot;/[0:300]&quot;" office:value-type="string" office:string-value="https://reader.izneo.com/read/9782803622863/[0:300]" calcext:value-type="string">
            <text:p>https://reader.izneo.com/read/9782803622863/[0:300]</text:p>
          </table:table-cell>
        </table:table-row>
        <table:table-row table:style-name="ro1">
          <table:table-cell office:value-type="string" calcext:value-type="string">
            <text:p>9782803622887</text:p>
          </table:table-cell>
          <table:table-cell table:formula="of:=[.$B$1]&amp;[.A485]&amp;&quot;/[0:300]&quot;" office:value-type="string" office:string-value="https://reader.izneo.com/read/9782803622887/[0:300]" calcext:value-type="string">
            <text:p>https://reader.izneo.com/read/9782803622887/[0:300]</text:p>
          </table:table-cell>
        </table:table-row>
        <table:table-row table:style-name="ro1">
          <table:table-cell office:value-type="string" calcext:value-type="string">
            <text:p>9782803622917</text:p>
          </table:table-cell>
          <table:table-cell table:formula="of:=[.$B$1]&amp;[.A486]&amp;&quot;/[0:300]&quot;" office:value-type="string" office:string-value="https://reader.izneo.com/read/9782803622917/[0:300]" calcext:value-type="string">
            <text:p>https://reader.izneo.com/read/9782803622917/[0:300]</text:p>
          </table:table-cell>
        </table:table-row>
        <table:table-row table:style-name="ro1">
          <table:table-cell office:value-type="string" calcext:value-type="string">
            <text:p>9782803622948</text:p>
          </table:table-cell>
          <table:table-cell table:formula="of:=[.$B$1]&amp;[.A487]&amp;&quot;/[0:300]&quot;" office:value-type="string" office:string-value="https://reader.izneo.com/read/9782803622948/[0:300]" calcext:value-type="string">
            <text:p>https://reader.izneo.com/read/9782803622948/[0:300]</text:p>
          </table:table-cell>
        </table:table-row>
        <table:table-row table:style-name="ro1">
          <table:table-cell office:value-type="string" calcext:value-type="string">
            <text:p>9782803622955</text:p>
          </table:table-cell>
          <table:table-cell table:formula="of:=[.$B$1]&amp;[.A488]&amp;&quot;/[0:300]&quot;" office:value-type="string" office:string-value="https://reader.izneo.com/read/9782803622955/[0:300]" calcext:value-type="string">
            <text:p>https://reader.izneo.com/read/9782803622955/[0:300]</text:p>
          </table:table-cell>
        </table:table-row>
        <table:table-row table:style-name="ro1">
          <table:table-cell office:value-type="string" calcext:value-type="string">
            <text:p>9782803622986</text:p>
          </table:table-cell>
          <table:table-cell table:formula="of:=[.$B$1]&amp;[.A489]&amp;&quot;/[0:300]&quot;" office:value-type="string" office:string-value="https://reader.izneo.com/read/9782803622986/[0:300]" calcext:value-type="string">
            <text:p>https://reader.izneo.com/read/9782803622986/[0:300]</text:p>
          </table:table-cell>
        </table:table-row>
        <table:table-row table:style-name="ro1">
          <table:table-cell office:value-type="string" calcext:value-type="string">
            <text:p>9782803622993</text:p>
          </table:table-cell>
          <table:table-cell table:formula="of:=[.$B$1]&amp;[.A490]&amp;&quot;/[0:300]&quot;" office:value-type="string" office:string-value="https://reader.izneo.com/read/9782803622993/[0:300]" calcext:value-type="string">
            <text:p>https://reader.izneo.com/read/9782803622993/[0:300]</text:p>
          </table:table-cell>
        </table:table-row>
        <table:table-row table:style-name="ro1">
          <table:table-cell office:value-type="string" calcext:value-type="string">
            <text:p>9782803623006</text:p>
          </table:table-cell>
          <table:table-cell table:formula="of:=[.$B$1]&amp;[.A491]&amp;&quot;/[0:300]&quot;" office:value-type="string" office:string-value="https://reader.izneo.com/read/9782803623006/[0:300]" calcext:value-type="string">
            <text:p>https://reader.izneo.com/read/9782803623006/[0:300]</text:p>
          </table:table-cell>
        </table:table-row>
        <table:table-row table:style-name="ro1">
          <table:table-cell office:value-type="string" calcext:value-type="string">
            <text:p>9782803623020</text:p>
          </table:table-cell>
          <table:table-cell table:formula="of:=[.$B$1]&amp;[.A492]&amp;&quot;/[0:300]&quot;" office:value-type="string" office:string-value="https://reader.izneo.com/read/9782803623020/[0:300]" calcext:value-type="string">
            <text:p>https://reader.izneo.com/read/9782803623020/[0:300]</text:p>
          </table:table-cell>
        </table:table-row>
        <table:table-row table:style-name="ro1">
          <table:table-cell office:value-type="string" calcext:value-type="string">
            <text:p>9782803623068</text:p>
          </table:table-cell>
          <table:table-cell table:formula="of:=[.$B$1]&amp;[.A493]&amp;&quot;/[0:300]&quot;" office:value-type="string" office:string-value="https://reader.izneo.com/read/9782803623068/[0:300]" calcext:value-type="string">
            <text:p>https://reader.izneo.com/read/9782803623068/[0:300]</text:p>
          </table:table-cell>
        </table:table-row>
        <table:table-row table:style-name="ro1">
          <table:table-cell office:value-type="string" calcext:value-type="string">
            <text:p>9782803623075</text:p>
          </table:table-cell>
          <table:table-cell table:formula="of:=[.$B$1]&amp;[.A494]&amp;&quot;/[0:300]&quot;" office:value-type="string" office:string-value="https://reader.izneo.com/read/9782803623075/[0:300]" calcext:value-type="string">
            <text:p>https://reader.izneo.com/read/9782803623075/[0:300]</text:p>
          </table:table-cell>
        </table:table-row>
        <table:table-row table:style-name="ro1">
          <table:table-cell office:value-type="string" calcext:value-type="string">
            <text:p>9782803623112</text:p>
          </table:table-cell>
          <table:table-cell table:formula="of:=[.$B$1]&amp;[.A495]&amp;&quot;/[0:300]&quot;" office:value-type="string" office:string-value="https://reader.izneo.com/read/9782803623112/[0:300]" calcext:value-type="string">
            <text:p>https://reader.izneo.com/read/9782803623112/[0:300]</text:p>
          </table:table-cell>
        </table:table-row>
        <table:table-row table:style-name="ro1">
          <table:table-cell office:value-type="string" calcext:value-type="string">
            <text:p>9782803623129</text:p>
          </table:table-cell>
          <table:table-cell table:formula="of:=[.$B$1]&amp;[.A496]&amp;&quot;/[0:300]&quot;" office:value-type="string" office:string-value="https://reader.izneo.com/read/9782803623129/[0:300]" calcext:value-type="string">
            <text:p>https://reader.izneo.com/read/9782803623129/[0:300]</text:p>
          </table:table-cell>
        </table:table-row>
        <table:table-row table:style-name="ro1">
          <table:table-cell office:value-type="string" calcext:value-type="string">
            <text:p>9782803623136</text:p>
          </table:table-cell>
          <table:table-cell table:formula="of:=[.$B$1]&amp;[.A497]&amp;&quot;/[0:300]&quot;" office:value-type="string" office:string-value="https://reader.izneo.com/read/9782803623136/[0:300]" calcext:value-type="string">
            <text:p>https://reader.izneo.com/read/9782803623136/[0:300]</text:p>
          </table:table-cell>
        </table:table-row>
        <table:table-row table:style-name="ro1">
          <table:table-cell office:value-type="string" calcext:value-type="string">
            <text:p>9782803623266</text:p>
          </table:table-cell>
          <table:table-cell table:formula="of:=[.$B$1]&amp;[.A498]&amp;&quot;/[0:300]&quot;" office:value-type="string" office:string-value="https://reader.izneo.com/read/9782803623266/[0:300]" calcext:value-type="string">
            <text:p>https://reader.izneo.com/read/9782803623266/[0:300]</text:p>
          </table:table-cell>
        </table:table-row>
        <table:table-row table:style-name="ro1">
          <table:table-cell office:value-type="string" calcext:value-type="string">
            <text:p>9782803623280</text:p>
          </table:table-cell>
          <table:table-cell table:formula="of:=[.$B$1]&amp;[.A499]&amp;&quot;/[0:300]&quot;" office:value-type="string" office:string-value="https://reader.izneo.com/read/9782803623280/[0:300]" calcext:value-type="string">
            <text:p>https://reader.izneo.com/read/9782803623280/[0:300]</text:p>
          </table:table-cell>
        </table:table-row>
        <table:table-row table:style-name="ro1">
          <table:table-cell office:value-type="string" calcext:value-type="string">
            <text:p>9782803623730</text:p>
          </table:table-cell>
          <table:table-cell table:formula="of:=[.$B$1]&amp;[.A500]&amp;&quot;/[0:300]&quot;" office:value-type="string" office:string-value="https://reader.izneo.com/read/9782803623730/[0:300]" calcext:value-type="string">
            <text:p>https://reader.izneo.com/read/9782803623730/[0:300]</text:p>
          </table:table-cell>
        </table:table-row>
        <table:table-row table:style-name="ro1">
          <table:table-cell office:value-type="string" calcext:value-type="string">
            <text:p>9782803623754</text:p>
          </table:table-cell>
          <table:table-cell table:formula="of:=[.$B$1]&amp;[.A501]&amp;&quot;/[0:300]&quot;" office:value-type="string" office:string-value="https://reader.izneo.com/read/9782803623754/[0:300]" calcext:value-type="string">
            <text:p>https://reader.izneo.com/read/9782803623754/[0:300]</text:p>
          </table:table-cell>
        </table:table-row>
        <table:table-row table:style-name="ro1">
          <table:table-cell office:value-type="string" calcext:value-type="string">
            <text:p>9782803623822</text:p>
          </table:table-cell>
          <table:table-cell table:formula="of:=[.$B$1]&amp;[.A502]&amp;&quot;/[0:300]&quot;" office:value-type="string" office:string-value="https://reader.izneo.com/read/9782803623822/[0:300]" calcext:value-type="string">
            <text:p>https://reader.izneo.com/read/9782803623822/[0:300]</text:p>
          </table:table-cell>
        </table:table-row>
        <table:table-row table:style-name="ro1">
          <table:table-cell office:value-type="string" calcext:value-type="string">
            <text:p>9782803623860</text:p>
          </table:table-cell>
          <table:table-cell table:formula="of:=[.$B$1]&amp;[.A503]&amp;&quot;/[0:300]&quot;" office:value-type="string" office:string-value="https://reader.izneo.com/read/9782803623860/[0:300]" calcext:value-type="string">
            <text:p>https://reader.izneo.com/read/9782803623860/[0:300]</text:p>
          </table:table-cell>
        </table:table-row>
        <table:table-row table:style-name="ro1">
          <table:table-cell office:value-type="string" calcext:value-type="string">
            <text:p>9782803623891</text:p>
          </table:table-cell>
          <table:table-cell table:formula="of:=[.$B$1]&amp;[.A504]&amp;&quot;/[0:300]&quot;" office:value-type="string" office:string-value="https://reader.izneo.com/read/9782803623891/[0:300]" calcext:value-type="string">
            <text:p>https://reader.izneo.com/read/9782803623891/[0:300]</text:p>
          </table:table-cell>
        </table:table-row>
        <table:table-row table:style-name="ro1">
          <table:table-cell office:value-type="string" calcext:value-type="string">
            <text:p>9782803623907</text:p>
          </table:table-cell>
          <table:table-cell table:formula="of:=[.$B$1]&amp;[.A505]&amp;&quot;/[0:300]&quot;" office:value-type="string" office:string-value="https://reader.izneo.com/read/9782803623907/[0:300]" calcext:value-type="string">
            <text:p>https://reader.izneo.com/read/9782803623907/[0:300]</text:p>
          </table:table-cell>
        </table:table-row>
        <table:table-row table:style-name="ro1">
          <table:table-cell office:value-type="string" calcext:value-type="string">
            <text:p>9782803623976</text:p>
          </table:table-cell>
          <table:table-cell table:formula="of:=[.$B$1]&amp;[.A506]&amp;&quot;/[0:300]&quot;" office:value-type="string" office:string-value="https://reader.izneo.com/read/9782803623976/[0:300]" calcext:value-type="string">
            <text:p>https://reader.izneo.com/read/9782803623976/[0:300]</text:p>
          </table:table-cell>
        </table:table-row>
        <table:table-row table:style-name="ro1">
          <table:table-cell office:value-type="string" calcext:value-type="string">
            <text:p>9782803624027</text:p>
          </table:table-cell>
          <table:table-cell table:formula="of:=[.$B$1]&amp;[.A507]&amp;&quot;/[0:300]&quot;" office:value-type="string" office:string-value="https://reader.izneo.com/read/9782803624027/[0:300]" calcext:value-type="string">
            <text:p>https://reader.izneo.com/read/9782803624027/[0:300]</text:p>
          </table:table-cell>
        </table:table-row>
        <table:table-row table:style-name="ro1">
          <table:table-cell office:value-type="string" calcext:value-type="string">
            <text:p>9782803624041</text:p>
          </table:table-cell>
          <table:table-cell table:formula="of:=[.$B$1]&amp;[.A508]&amp;&quot;/[0:300]&quot;" office:value-type="string" office:string-value="https://reader.izneo.com/read/9782803624041/[0:300]" calcext:value-type="string">
            <text:p>https://reader.izneo.com/read/9782803624041/[0:300]</text:p>
          </table:table-cell>
        </table:table-row>
        <table:table-row table:style-name="ro1">
          <table:table-cell office:value-type="string" calcext:value-type="string">
            <text:p>9782803624058</text:p>
          </table:table-cell>
          <table:table-cell table:formula="of:=[.$B$1]&amp;[.A509]&amp;&quot;/[0:300]&quot;" office:value-type="string" office:string-value="https://reader.izneo.com/read/9782803624058/[0:300]" calcext:value-type="string">
            <text:p>https://reader.izneo.com/read/9782803624058/[0:300]</text:p>
          </table:table-cell>
        </table:table-row>
        <table:table-row table:style-name="ro1">
          <table:table-cell office:value-type="string" calcext:value-type="string">
            <text:p>9782803624065</text:p>
          </table:table-cell>
          <table:table-cell table:formula="of:=[.$B$1]&amp;[.A510]&amp;&quot;/[0:300]&quot;" office:value-type="string" office:string-value="https://reader.izneo.com/read/9782803624065/[0:300]" calcext:value-type="string">
            <text:p>https://reader.izneo.com/read/9782803624065/[0:300]</text:p>
          </table:table-cell>
        </table:table-row>
        <table:table-row table:style-name="ro1">
          <table:table-cell office:value-type="string" calcext:value-type="string">
            <text:p>9782803624072</text:p>
          </table:table-cell>
          <table:table-cell table:formula="of:=[.$B$1]&amp;[.A511]&amp;&quot;/[0:300]&quot;" office:value-type="string" office:string-value="https://reader.izneo.com/read/9782803624072/[0:300]" calcext:value-type="string">
            <text:p>https://reader.izneo.com/read/9782803624072/[0:300]</text:p>
          </table:table-cell>
        </table:table-row>
        <table:table-row table:style-name="ro1">
          <table:table-cell office:value-type="string" calcext:value-type="string">
            <text:p>9782803624089</text:p>
          </table:table-cell>
          <table:table-cell table:formula="of:=[.$B$1]&amp;[.A512]&amp;&quot;/[0:300]&quot;" office:value-type="string" office:string-value="https://reader.izneo.com/read/9782803624089/[0:300]" calcext:value-type="string">
            <text:p>https://reader.izneo.com/read/9782803624089/[0:300]</text:p>
          </table:table-cell>
        </table:table-row>
        <table:table-row table:style-name="ro1">
          <table:table-cell office:value-type="string" calcext:value-type="string">
            <text:p>9782803624096</text:p>
          </table:table-cell>
          <table:table-cell table:formula="of:=[.$B$1]&amp;[.A513]&amp;&quot;/[0:300]&quot;" office:value-type="string" office:string-value="https://reader.izneo.com/read/9782803624096/[0:300]" calcext:value-type="string">
            <text:p>https://reader.izneo.com/read/9782803624096/[0:300]</text:p>
          </table:table-cell>
        </table:table-row>
        <table:table-row table:style-name="ro1">
          <table:table-cell office:value-type="string" calcext:value-type="string">
            <text:p>9782803624188</text:p>
          </table:table-cell>
          <table:table-cell table:formula="of:=[.$B$1]&amp;[.A514]&amp;&quot;/[0:300]&quot;" office:value-type="string" office:string-value="https://reader.izneo.com/read/9782803624188/[0:300]" calcext:value-type="string">
            <text:p>https://reader.izneo.com/read/9782803624188/[0:300]</text:p>
          </table:table-cell>
        </table:table-row>
        <table:table-row table:style-name="ro1">
          <table:table-cell office:value-type="string" calcext:value-type="string">
            <text:p>9782803624218</text:p>
          </table:table-cell>
          <table:table-cell table:formula="of:=[.$B$1]&amp;[.A515]&amp;&quot;/[0:300]&quot;" office:value-type="string" office:string-value="https://reader.izneo.com/read/9782803624218/[0:300]" calcext:value-type="string">
            <text:p>https://reader.izneo.com/read/9782803624218/[0:300]</text:p>
          </table:table-cell>
        </table:table-row>
        <table:table-row table:style-name="ro1">
          <table:table-cell office:value-type="string" calcext:value-type="string">
            <text:p>9782803624232</text:p>
          </table:table-cell>
          <table:table-cell table:formula="of:=[.$B$1]&amp;[.A516]&amp;&quot;/[0:300]&quot;" office:value-type="string" office:string-value="https://reader.izneo.com/read/9782803624232/[0:300]" calcext:value-type="string">
            <text:p>https://reader.izneo.com/read/9782803624232/[0:300]</text:p>
          </table:table-cell>
        </table:table-row>
        <table:table-row table:style-name="ro1">
          <table:table-cell office:value-type="string" calcext:value-type="string">
            <text:p>9782803624379</text:p>
          </table:table-cell>
          <table:table-cell table:formula="of:=[.$B$1]&amp;[.A517]&amp;&quot;/[0:300]&quot;" office:value-type="string" office:string-value="https://reader.izneo.com/read/9782803624379/[0:300]" calcext:value-type="string">
            <text:p>https://reader.izneo.com/read/9782803624379/[0:300]</text:p>
          </table:table-cell>
        </table:table-row>
        <table:table-row table:style-name="ro1">
          <table:table-cell office:value-type="string" calcext:value-type="string">
            <text:p>9782803624430</text:p>
          </table:table-cell>
          <table:table-cell table:formula="of:=[.$B$1]&amp;[.A518]&amp;&quot;/[0:300]&quot;" office:value-type="string" office:string-value="https://reader.izneo.com/read/9782803624430/[0:300]" calcext:value-type="string">
            <text:p>https://reader.izneo.com/read/9782803624430/[0:300]</text:p>
          </table:table-cell>
        </table:table-row>
        <table:table-row table:style-name="ro1">
          <table:table-cell office:value-type="string" calcext:value-type="string">
            <text:p>9782803624546</text:p>
          </table:table-cell>
          <table:table-cell table:formula="of:=[.$B$1]&amp;[.A519]&amp;&quot;/[0:300]&quot;" office:value-type="string" office:string-value="https://reader.izneo.com/read/9782803624546/[0:300]" calcext:value-type="string">
            <text:p>https://reader.izneo.com/read/9782803624546/[0:300]</text:p>
          </table:table-cell>
        </table:table-row>
        <table:table-row table:style-name="ro1">
          <table:table-cell office:value-type="string" calcext:value-type="string">
            <text:p>9782803624560</text:p>
          </table:table-cell>
          <table:table-cell table:formula="of:=[.$B$1]&amp;[.A520]&amp;&quot;/[0:300]&quot;" office:value-type="string" office:string-value="https://reader.izneo.com/read/9782803624560/[0:300]" calcext:value-type="string">
            <text:p>https://reader.izneo.com/read/9782803624560/[0:300]</text:p>
          </table:table-cell>
        </table:table-row>
        <table:table-row table:style-name="ro1">
          <table:table-cell office:value-type="string" calcext:value-type="string">
            <text:p>9782803624577</text:p>
          </table:table-cell>
          <table:table-cell table:formula="of:=[.$B$1]&amp;[.A521]&amp;&quot;/[0:300]&quot;" office:value-type="string" office:string-value="https://reader.izneo.com/read/9782803624577/[0:300]" calcext:value-type="string">
            <text:p>https://reader.izneo.com/read/9782803624577/[0:300]</text:p>
          </table:table-cell>
        </table:table-row>
        <table:table-row table:style-name="ro1">
          <table:table-cell office:value-type="string" calcext:value-type="string">
            <text:p>9782803624621</text:p>
          </table:table-cell>
          <table:table-cell table:formula="of:=[.$B$1]&amp;[.A522]&amp;&quot;/[0:300]&quot;" office:value-type="string" office:string-value="https://reader.izneo.com/read/9782803624621/[0:300]" calcext:value-type="string">
            <text:p>https://reader.izneo.com/read/9782803624621/[0:300]</text:p>
          </table:table-cell>
        </table:table-row>
        <table:table-row table:style-name="ro1">
          <table:table-cell office:value-type="string" calcext:value-type="string">
            <text:p>9782803624638</text:p>
          </table:table-cell>
          <table:table-cell table:formula="of:=[.$B$1]&amp;[.A523]&amp;&quot;/[0:300]&quot;" office:value-type="string" office:string-value="https://reader.izneo.com/read/9782803624638/[0:300]" calcext:value-type="string">
            <text:p>https://reader.izneo.com/read/9782803624638/[0:300]</text:p>
          </table:table-cell>
        </table:table-row>
        <table:table-row table:style-name="ro1">
          <table:table-cell office:value-type="string" calcext:value-type="string">
            <text:p>9782803624867</text:p>
          </table:table-cell>
          <table:table-cell table:formula="of:=[.$B$1]&amp;[.A524]&amp;&quot;/[0:300]&quot;" office:value-type="string" office:string-value="https://reader.izneo.com/read/9782803624867/[0:300]" calcext:value-type="string">
            <text:p>https://reader.izneo.com/read/9782803624867/[0:300]</text:p>
          </table:table-cell>
        </table:table-row>
        <table:table-row table:style-name="ro1">
          <table:table-cell office:value-type="string" calcext:value-type="string">
            <text:p>9782803624874</text:p>
          </table:table-cell>
          <table:table-cell table:formula="of:=[.$B$1]&amp;[.A525]&amp;&quot;/[0:300]&quot;" office:value-type="string" office:string-value="https://reader.izneo.com/read/9782803624874/[0:300]" calcext:value-type="string">
            <text:p>https://reader.izneo.com/read/9782803624874/[0:300]</text:p>
          </table:table-cell>
        </table:table-row>
        <table:table-row table:style-name="ro1">
          <table:table-cell office:value-type="string" calcext:value-type="string">
            <text:p>9782803625000</text:p>
          </table:table-cell>
          <table:table-cell table:formula="of:=[.$B$1]&amp;[.A526]&amp;&quot;/[0:300]&quot;" office:value-type="string" office:string-value="https://reader.izneo.com/read/9782803625000/[0:300]" calcext:value-type="string">
            <text:p>https://reader.izneo.com/read/9782803625000/[0:300]</text:p>
          </table:table-cell>
        </table:table-row>
        <table:table-row table:style-name="ro1">
          <table:table-cell office:value-type="string" calcext:value-type="string">
            <text:p>9782803625048</text:p>
          </table:table-cell>
          <table:table-cell table:formula="of:=[.$B$1]&amp;[.A527]&amp;&quot;/[0:300]&quot;" office:value-type="string" office:string-value="https://reader.izneo.com/read/9782803625048/[0:300]" calcext:value-type="string">
            <text:p>https://reader.izneo.com/read/9782803625048/[0:300]</text:p>
          </table:table-cell>
        </table:table-row>
        <table:table-row table:style-name="ro1">
          <table:table-cell office:value-type="string" calcext:value-type="string">
            <text:p>9782803625055</text:p>
          </table:table-cell>
          <table:table-cell table:formula="of:=[.$B$1]&amp;[.A528]&amp;&quot;/[0:300]&quot;" office:value-type="string" office:string-value="https://reader.izneo.com/read/9782803625055/[0:300]" calcext:value-type="string">
            <text:p>https://reader.izneo.com/read/9782803625055/[0:300]</text:p>
          </table:table-cell>
        </table:table-row>
        <table:table-row table:style-name="ro1">
          <table:table-cell office:value-type="string" calcext:value-type="string">
            <text:p>9782803625086</text:p>
          </table:table-cell>
          <table:table-cell table:formula="of:=[.$B$1]&amp;[.A529]&amp;&quot;/[0:300]&quot;" office:value-type="string" office:string-value="https://reader.izneo.com/read/9782803625086/[0:300]" calcext:value-type="string">
            <text:p>https://reader.izneo.com/read/9782803625086/[0:300]</text:p>
          </table:table-cell>
        </table:table-row>
        <table:table-row table:style-name="ro1">
          <table:table-cell office:value-type="string" calcext:value-type="string">
            <text:p>9782803625192</text:p>
          </table:table-cell>
          <table:table-cell table:formula="of:=[.$B$1]&amp;[.A530]&amp;&quot;/[0:300]&quot;" office:value-type="string" office:string-value="https://reader.izneo.com/read/9782803625192/[0:300]" calcext:value-type="string">
            <text:p>https://reader.izneo.com/read/9782803625192/[0:300]</text:p>
          </table:table-cell>
        </table:table-row>
        <table:table-row table:style-name="ro1">
          <table:table-cell office:value-type="string" calcext:value-type="string">
            <text:p>9782803625215</text:p>
          </table:table-cell>
          <table:table-cell table:formula="of:=[.$B$1]&amp;[.A531]&amp;&quot;/[0:300]&quot;" office:value-type="string" office:string-value="https://reader.izneo.com/read/9782803625215/[0:300]" calcext:value-type="string">
            <text:p>https://reader.izneo.com/read/9782803625215/[0:300]</text:p>
          </table:table-cell>
        </table:table-row>
        <table:table-row table:style-name="ro1">
          <table:table-cell office:value-type="string" calcext:value-type="string">
            <text:p>9782803625239</text:p>
          </table:table-cell>
          <table:table-cell table:formula="of:=[.$B$1]&amp;[.A532]&amp;&quot;/[0:300]&quot;" office:value-type="string" office:string-value="https://reader.izneo.com/read/9782803625239/[0:300]" calcext:value-type="string">
            <text:p>https://reader.izneo.com/read/9782803625239/[0:300]</text:p>
          </table:table-cell>
        </table:table-row>
        <table:table-row table:style-name="ro1">
          <table:table-cell office:value-type="string" calcext:value-type="string">
            <text:p>9782803625253</text:p>
          </table:table-cell>
          <table:table-cell table:formula="of:=[.$B$1]&amp;[.A533]&amp;&quot;/[0:300]&quot;" office:value-type="string" office:string-value="https://reader.izneo.com/read/9782803625253/[0:300]" calcext:value-type="string">
            <text:p>https://reader.izneo.com/read/9782803625253/[0:300]</text:p>
          </table:table-cell>
        </table:table-row>
        <table:table-row table:style-name="ro1">
          <table:table-cell office:value-type="string" calcext:value-type="string">
            <text:p>9782803625260</text:p>
          </table:table-cell>
          <table:table-cell table:formula="of:=[.$B$1]&amp;[.A534]&amp;&quot;/[0:300]&quot;" office:value-type="string" office:string-value="https://reader.izneo.com/read/9782803625260/[0:300]" calcext:value-type="string">
            <text:p>https://reader.izneo.com/read/9782803625260/[0:300]</text:p>
          </table:table-cell>
        </table:table-row>
        <table:table-row table:style-name="ro1">
          <table:table-cell office:value-type="string" calcext:value-type="string">
            <text:p>9782803625321</text:p>
          </table:table-cell>
          <table:table-cell table:formula="of:=[.$B$1]&amp;[.A535]&amp;&quot;/[0:300]&quot;" office:value-type="string" office:string-value="https://reader.izneo.com/read/9782803625321/[0:300]" calcext:value-type="string">
            <text:p>https://reader.izneo.com/read/9782803625321/[0:300]</text:p>
          </table:table-cell>
        </table:table-row>
        <table:table-row table:style-name="ro1">
          <table:table-cell office:value-type="string" calcext:value-type="string">
            <text:p>9782803625338</text:p>
          </table:table-cell>
          <table:table-cell table:formula="of:=[.$B$1]&amp;[.A536]&amp;&quot;/[0:300]&quot;" office:value-type="string" office:string-value="https://reader.izneo.com/read/9782803625338/[0:300]" calcext:value-type="string">
            <text:p>https://reader.izneo.com/read/9782803625338/[0:300]</text:p>
          </table:table-cell>
        </table:table-row>
        <table:table-row table:style-name="ro1">
          <table:table-cell office:value-type="string" calcext:value-type="string">
            <text:p>9782803625352</text:p>
          </table:table-cell>
          <table:table-cell table:formula="of:=[.$B$1]&amp;[.A537]&amp;&quot;/[0:300]&quot;" office:value-type="string" office:string-value="https://reader.izneo.com/read/9782803625352/[0:300]" calcext:value-type="string">
            <text:p>https://reader.izneo.com/read/9782803625352/[0:300]</text:p>
          </table:table-cell>
        </table:table-row>
        <table:table-row table:style-name="ro1">
          <table:table-cell office:value-type="string" calcext:value-type="string">
            <text:p>9782803625369</text:p>
          </table:table-cell>
          <table:table-cell table:formula="of:=[.$B$1]&amp;[.A538]&amp;&quot;/[0:300]&quot;" office:value-type="string" office:string-value="https://reader.izneo.com/read/9782803625369/[0:300]" calcext:value-type="string">
            <text:p>https://reader.izneo.com/read/9782803625369/[0:300]</text:p>
          </table:table-cell>
        </table:table-row>
        <table:table-row table:style-name="ro1">
          <table:table-cell office:value-type="string" calcext:value-type="string">
            <text:p>9782803625505</text:p>
          </table:table-cell>
          <table:table-cell table:formula="of:=[.$B$1]&amp;[.A539]&amp;&quot;/[0:300]&quot;" office:value-type="string" office:string-value="https://reader.izneo.com/read/9782803625505/[0:300]" calcext:value-type="string">
            <text:p>https://reader.izneo.com/read/9782803625505/[0:300]</text:p>
          </table:table-cell>
        </table:table-row>
        <table:table-row table:style-name="ro1">
          <table:table-cell office:value-type="string" calcext:value-type="string">
            <text:p>9782803625536</text:p>
          </table:table-cell>
          <table:table-cell table:formula="of:=[.$B$1]&amp;[.A540]&amp;&quot;/[0:300]&quot;" office:value-type="string" office:string-value="https://reader.izneo.com/read/9782803625536/[0:300]" calcext:value-type="string">
            <text:p>https://reader.izneo.com/read/9782803625536/[0:300]</text:p>
          </table:table-cell>
        </table:table-row>
        <table:table-row table:style-name="ro1">
          <table:table-cell office:value-type="string" calcext:value-type="string">
            <text:p>9782803625543</text:p>
          </table:table-cell>
          <table:table-cell table:formula="of:=[.$B$1]&amp;[.A541]&amp;&quot;/[0:300]&quot;" office:value-type="string" office:string-value="https://reader.izneo.com/read/9782803625543/[0:300]" calcext:value-type="string">
            <text:p>https://reader.izneo.com/read/9782803625543/[0:300]</text:p>
          </table:table-cell>
        </table:table-row>
        <table:table-row table:style-name="ro1">
          <table:table-cell office:value-type="string" calcext:value-type="string">
            <text:p>9782803625673</text:p>
          </table:table-cell>
          <table:table-cell table:formula="of:=[.$B$1]&amp;[.A542]&amp;&quot;/[0:300]&quot;" office:value-type="string" office:string-value="https://reader.izneo.com/read/9782803625673/[0:300]" calcext:value-type="string">
            <text:p>https://reader.izneo.com/read/9782803625673/[0:300]</text:p>
          </table:table-cell>
        </table:table-row>
        <table:table-row table:style-name="ro1">
          <table:table-cell office:value-type="string" calcext:value-type="string">
            <text:p>9782803625697</text:p>
          </table:table-cell>
          <table:table-cell table:formula="of:=[.$B$1]&amp;[.A543]&amp;&quot;/[0:300]&quot;" office:value-type="string" office:string-value="https://reader.izneo.com/read/9782803625697/[0:300]" calcext:value-type="string">
            <text:p>https://reader.izneo.com/read/9782803625697/[0:300]</text:p>
          </table:table-cell>
        </table:table-row>
        <table:table-row table:style-name="ro1">
          <table:table-cell office:value-type="string" calcext:value-type="string">
            <text:p>9782803625826</text:p>
          </table:table-cell>
          <table:table-cell table:formula="of:=[.$B$1]&amp;[.A544]&amp;&quot;/[0:300]&quot;" office:value-type="string" office:string-value="https://reader.izneo.com/read/9782803625826/[0:300]" calcext:value-type="string">
            <text:p>https://reader.izneo.com/read/9782803625826/[0:300]</text:p>
          </table:table-cell>
        </table:table-row>
        <table:table-row table:style-name="ro1">
          <table:table-cell office:value-type="string" calcext:value-type="string">
            <text:p>9782803625901</text:p>
          </table:table-cell>
          <table:table-cell table:formula="of:=[.$B$1]&amp;[.A545]&amp;&quot;/[0:300]&quot;" office:value-type="string" office:string-value="https://reader.izneo.com/read/9782803625901/[0:300]" calcext:value-type="string">
            <text:p>https://reader.izneo.com/read/9782803625901/[0:300]</text:p>
          </table:table-cell>
        </table:table-row>
        <table:table-row table:style-name="ro1">
          <table:table-cell office:value-type="string" calcext:value-type="string">
            <text:p>9782803625918</text:p>
          </table:table-cell>
          <table:table-cell table:formula="of:=[.$B$1]&amp;[.A546]&amp;&quot;/[0:300]&quot;" office:value-type="string" office:string-value="https://reader.izneo.com/read/9782803625918/[0:300]" calcext:value-type="string">
            <text:p>https://reader.izneo.com/read/9782803625918/[0:300]</text:p>
          </table:table-cell>
        </table:table-row>
        <table:table-row table:style-name="ro1">
          <table:table-cell office:value-type="string" calcext:value-type="string">
            <text:p>9782803625970</text:p>
          </table:table-cell>
          <table:table-cell table:formula="of:=[.$B$1]&amp;[.A547]&amp;&quot;/[0:300]&quot;" office:value-type="string" office:string-value="https://reader.izneo.com/read/9782803625970/[0:300]" calcext:value-type="string">
            <text:p>https://reader.izneo.com/read/9782803625970/[0:300]</text:p>
          </table:table-cell>
        </table:table-row>
        <table:table-row table:style-name="ro1">
          <table:table-cell office:value-type="string" calcext:value-type="string">
            <text:p>9782803625987</text:p>
          </table:table-cell>
          <table:table-cell table:formula="of:=[.$B$1]&amp;[.A548]&amp;&quot;/[0:300]&quot;" office:value-type="string" office:string-value="https://reader.izneo.com/read/9782803625987/[0:300]" calcext:value-type="string">
            <text:p>https://reader.izneo.com/read/9782803625987/[0:300]</text:p>
          </table:table-cell>
        </table:table-row>
        <table:table-row table:style-name="ro1">
          <table:table-cell office:value-type="string" calcext:value-type="string">
            <text:p>9782803626236</text:p>
          </table:table-cell>
          <table:table-cell table:formula="of:=[.$B$1]&amp;[.A549]&amp;&quot;/[0:300]&quot;" office:value-type="string" office:string-value="https://reader.izneo.com/read/9782803626236/[0:300]" calcext:value-type="string">
            <text:p>https://reader.izneo.com/read/9782803626236/[0:300]</text:p>
          </table:table-cell>
        </table:table-row>
        <table:table-row table:style-name="ro1">
          <table:table-cell office:value-type="string" calcext:value-type="string">
            <text:p>9782803626243</text:p>
          </table:table-cell>
          <table:table-cell table:formula="of:=[.$B$1]&amp;[.A550]&amp;&quot;/[0:300]&quot;" office:value-type="string" office:string-value="https://reader.izneo.com/read/9782803626243/[0:300]" calcext:value-type="string">
            <text:p>https://reader.izneo.com/read/9782803626243/[0:300]</text:p>
          </table:table-cell>
        </table:table-row>
        <table:table-row table:style-name="ro1">
          <table:table-cell office:value-type="string" calcext:value-type="string">
            <text:p>9782803626250</text:p>
          </table:table-cell>
          <table:table-cell table:formula="of:=[.$B$1]&amp;[.A551]&amp;&quot;/[0:300]&quot;" office:value-type="string" office:string-value="https://reader.izneo.com/read/9782803626250/[0:300]" calcext:value-type="string">
            <text:p>https://reader.izneo.com/read/9782803626250/[0:300]</text:p>
          </table:table-cell>
        </table:table-row>
        <table:table-row table:style-name="ro1">
          <table:table-cell office:value-type="string" calcext:value-type="string">
            <text:p>9782803626267</text:p>
          </table:table-cell>
          <table:table-cell table:formula="of:=[.$B$1]&amp;[.A552]&amp;&quot;/[0:300]&quot;" office:value-type="string" office:string-value="https://reader.izneo.com/read/9782803626267/[0:300]" calcext:value-type="string">
            <text:p>https://reader.izneo.com/read/9782803626267/[0:300]</text:p>
          </table:table-cell>
        </table:table-row>
        <table:table-row table:style-name="ro1">
          <table:table-cell office:value-type="string" calcext:value-type="string">
            <text:p>9782803626274</text:p>
          </table:table-cell>
          <table:table-cell table:formula="of:=[.$B$1]&amp;[.A553]&amp;&quot;/[0:300]&quot;" office:value-type="string" office:string-value="https://reader.izneo.com/read/9782803626274/[0:300]" calcext:value-type="string">
            <text:p>https://reader.izneo.com/read/9782803626274/[0:300]</text:p>
          </table:table-cell>
        </table:table-row>
        <table:table-row table:style-name="ro1">
          <table:table-cell office:value-type="string" calcext:value-type="string">
            <text:p>9782803626281</text:p>
          </table:table-cell>
          <table:table-cell table:formula="of:=[.$B$1]&amp;[.A554]&amp;&quot;/[0:300]&quot;" office:value-type="string" office:string-value="https://reader.izneo.com/read/9782803626281/[0:300]" calcext:value-type="string">
            <text:p>https://reader.izneo.com/read/9782803626281/[0:300]</text:p>
          </table:table-cell>
        </table:table-row>
        <table:table-row table:style-name="ro1">
          <table:table-cell office:value-type="string" calcext:value-type="string">
            <text:p>9782803626298</text:p>
          </table:table-cell>
          <table:table-cell table:formula="of:=[.$B$1]&amp;[.A555]&amp;&quot;/[0:300]&quot;" office:value-type="string" office:string-value="https://reader.izneo.com/read/9782803626298/[0:300]" calcext:value-type="string">
            <text:p>https://reader.izneo.com/read/9782803626298/[0:300]</text:p>
          </table:table-cell>
        </table:table-row>
        <table:table-row table:style-name="ro1">
          <table:table-cell office:value-type="string" calcext:value-type="string">
            <text:p>9782803626342</text:p>
          </table:table-cell>
          <table:table-cell table:formula="of:=[.$B$1]&amp;[.A556]&amp;&quot;/[0:300]&quot;" office:value-type="string" office:string-value="https://reader.izneo.com/read/9782803626342/[0:300]" calcext:value-type="string">
            <text:p>https://reader.izneo.com/read/9782803626342/[0:300]</text:p>
          </table:table-cell>
        </table:table-row>
        <table:table-row table:style-name="ro1">
          <table:table-cell office:value-type="string" calcext:value-type="string">
            <text:p>9782803626403</text:p>
          </table:table-cell>
          <table:table-cell table:formula="of:=[.$B$1]&amp;[.A557]&amp;&quot;/[0:300]&quot;" office:value-type="string" office:string-value="https://reader.izneo.com/read/9782803626403/[0:300]" calcext:value-type="string">
            <text:p>https://reader.izneo.com/read/9782803626403/[0:300]</text:p>
          </table:table-cell>
        </table:table-row>
        <table:table-row table:style-name="ro1">
          <table:table-cell office:value-type="string" calcext:value-type="string">
            <text:p>9782803626410</text:p>
          </table:table-cell>
          <table:table-cell table:formula="of:=[.$B$1]&amp;[.A558]&amp;&quot;/[0:300]&quot;" office:value-type="string" office:string-value="https://reader.izneo.com/read/9782803626410/[0:300]" calcext:value-type="string">
            <text:p>https://reader.izneo.com/read/9782803626410/[0:300]</text:p>
          </table:table-cell>
        </table:table-row>
        <table:table-row table:style-name="ro1">
          <table:table-cell office:value-type="string" calcext:value-type="string">
            <text:p>9782803626434</text:p>
          </table:table-cell>
          <table:table-cell table:formula="of:=[.$B$1]&amp;[.A559]&amp;&quot;/[0:300]&quot;" office:value-type="string" office:string-value="https://reader.izneo.com/read/9782803626434/[0:300]" calcext:value-type="string">
            <text:p>https://reader.izneo.com/read/9782803626434/[0:300]</text:p>
          </table:table-cell>
        </table:table-row>
        <table:table-row table:style-name="ro1">
          <table:table-cell office:value-type="string" calcext:value-type="string">
            <text:p>9782803626441</text:p>
          </table:table-cell>
          <table:table-cell table:formula="of:=[.$B$1]&amp;[.A560]&amp;&quot;/[0:300]&quot;" office:value-type="string" office:string-value="https://reader.izneo.com/read/9782803626441/[0:300]" calcext:value-type="string">
            <text:p>https://reader.izneo.com/read/9782803626441/[0:300]</text:p>
          </table:table-cell>
        </table:table-row>
        <table:table-row table:style-name="ro1">
          <table:table-cell office:value-type="string" calcext:value-type="string">
            <text:p>9782803626465</text:p>
          </table:table-cell>
          <table:table-cell table:formula="of:=[.$B$1]&amp;[.A561]&amp;&quot;/[0:300]&quot;" office:value-type="string" office:string-value="https://reader.izneo.com/read/9782803626465/[0:300]" calcext:value-type="string">
            <text:p>https://reader.izneo.com/read/9782803626465/[0:300]</text:p>
          </table:table-cell>
        </table:table-row>
        <table:table-row table:style-name="ro1">
          <table:table-cell office:value-type="string" calcext:value-type="string">
            <text:p>9782803626472</text:p>
          </table:table-cell>
          <table:table-cell table:formula="of:=[.$B$1]&amp;[.A562]&amp;&quot;/[0:300]&quot;" office:value-type="string" office:string-value="https://reader.izneo.com/read/9782803626472/[0:300]" calcext:value-type="string">
            <text:p>https://reader.izneo.com/read/9782803626472/[0:300]</text:p>
          </table:table-cell>
        </table:table-row>
        <table:table-row table:style-name="ro1">
          <table:table-cell office:value-type="string" calcext:value-type="string">
            <text:p>9782803626489</text:p>
          </table:table-cell>
          <table:table-cell table:formula="of:=[.$B$1]&amp;[.A563]&amp;&quot;/[0:300]&quot;" office:value-type="string" office:string-value="https://reader.izneo.com/read/9782803626489/[0:300]" calcext:value-type="string">
            <text:p>https://reader.izneo.com/read/9782803626489/[0:300]</text:p>
          </table:table-cell>
        </table:table-row>
        <table:table-row table:style-name="ro1">
          <table:table-cell office:value-type="string" calcext:value-type="string">
            <text:p>9782803626519</text:p>
          </table:table-cell>
          <table:table-cell table:formula="of:=[.$B$1]&amp;[.A564]&amp;&quot;/[0:300]&quot;" office:value-type="string" office:string-value="https://reader.izneo.com/read/9782803626519/[0:300]" calcext:value-type="string">
            <text:p>https://reader.izneo.com/read/9782803626519/[0:300]</text:p>
          </table:table-cell>
        </table:table-row>
        <table:table-row table:style-name="ro1">
          <table:table-cell office:value-type="string" calcext:value-type="string">
            <text:p>9782803626533</text:p>
          </table:table-cell>
          <table:table-cell table:formula="of:=[.$B$1]&amp;[.A565]&amp;&quot;/[0:300]&quot;" office:value-type="string" office:string-value="https://reader.izneo.com/read/9782803626533/[0:300]" calcext:value-type="string">
            <text:p>https://reader.izneo.com/read/9782803626533/[0:300]</text:p>
          </table:table-cell>
        </table:table-row>
        <table:table-row table:style-name="ro1">
          <table:table-cell office:value-type="string" calcext:value-type="string">
            <text:p>9782803626601</text:p>
          </table:table-cell>
          <table:table-cell table:formula="of:=[.$B$1]&amp;[.A566]&amp;&quot;/[0:300]&quot;" office:value-type="string" office:string-value="https://reader.izneo.com/read/9782803626601/[0:300]" calcext:value-type="string">
            <text:p>https://reader.izneo.com/read/9782803626601/[0:300]</text:p>
          </table:table-cell>
        </table:table-row>
        <table:table-row table:style-name="ro1">
          <table:table-cell office:value-type="string" calcext:value-type="string">
            <text:p>9782803626625</text:p>
          </table:table-cell>
          <table:table-cell table:formula="of:=[.$B$1]&amp;[.A567]&amp;&quot;/[0:300]&quot;" office:value-type="string" office:string-value="https://reader.izneo.com/read/9782803626625/[0:300]" calcext:value-type="string">
            <text:p>https://reader.izneo.com/read/9782803626625/[0:300]</text:p>
          </table:table-cell>
        </table:table-row>
        <table:table-row table:style-name="ro1">
          <table:table-cell office:value-type="string" calcext:value-type="string">
            <text:p>9782803626632</text:p>
          </table:table-cell>
          <table:table-cell table:formula="of:=[.$B$1]&amp;[.A568]&amp;&quot;/[0:300]&quot;" office:value-type="string" office:string-value="https://reader.izneo.com/read/9782803626632/[0:300]" calcext:value-type="string">
            <text:p>https://reader.izneo.com/read/9782803626632/[0:300]</text:p>
          </table:table-cell>
        </table:table-row>
        <table:table-row table:style-name="ro1">
          <table:table-cell office:value-type="string" calcext:value-type="string">
            <text:p>9782803626649</text:p>
          </table:table-cell>
          <table:table-cell table:formula="of:=[.$B$1]&amp;[.A569]&amp;&quot;/[0:300]&quot;" office:value-type="string" office:string-value="https://reader.izneo.com/read/9782803626649/[0:300]" calcext:value-type="string">
            <text:p>https://reader.izneo.com/read/9782803626649/[0:300]</text:p>
          </table:table-cell>
        </table:table-row>
        <table:table-row table:style-name="ro1">
          <table:table-cell office:value-type="string" calcext:value-type="string">
            <text:p>9782803626687</text:p>
          </table:table-cell>
          <table:table-cell table:formula="of:=[.$B$1]&amp;[.A570]&amp;&quot;/[0:300]&quot;" office:value-type="string" office:string-value="https://reader.izneo.com/read/9782803626687/[0:300]" calcext:value-type="string">
            <text:p>https://reader.izneo.com/read/9782803626687/[0:300]</text:p>
          </table:table-cell>
        </table:table-row>
        <table:table-row table:style-name="ro1">
          <table:table-cell office:value-type="string" calcext:value-type="string">
            <text:p>9782803626953</text:p>
          </table:table-cell>
          <table:table-cell table:formula="of:=[.$B$1]&amp;[.A571]&amp;&quot;/[0:300]&quot;" office:value-type="string" office:string-value="https://reader.izneo.com/read/9782803626953/[0:300]" calcext:value-type="string">
            <text:p>https://reader.izneo.com/read/9782803626953/[0:300]</text:p>
          </table:table-cell>
        </table:table-row>
        <table:table-row table:style-name="ro1">
          <table:table-cell office:value-type="string" calcext:value-type="string">
            <text:p>9782803626984</text:p>
          </table:table-cell>
          <table:table-cell table:formula="of:=[.$B$1]&amp;[.A572]&amp;&quot;/[0:300]&quot;" office:value-type="string" office:string-value="https://reader.izneo.com/read/9782803626984/[0:300]" calcext:value-type="string">
            <text:p>https://reader.izneo.com/read/9782803626984/[0:300]</text:p>
          </table:table-cell>
        </table:table-row>
        <table:table-row table:style-name="ro1">
          <table:table-cell office:value-type="string" calcext:value-type="string">
            <text:p>9782803627066</text:p>
          </table:table-cell>
          <table:table-cell table:formula="of:=[.$B$1]&amp;[.A573]&amp;&quot;/[0:300]&quot;" office:value-type="string" office:string-value="https://reader.izneo.com/read/9782803627066/[0:300]" calcext:value-type="string">
            <text:p>https://reader.izneo.com/read/9782803627066/[0:300]</text:p>
          </table:table-cell>
        </table:table-row>
        <table:table-row table:style-name="ro1">
          <table:table-cell office:value-type="string" calcext:value-type="string">
            <text:p>9782803627196</text:p>
          </table:table-cell>
          <table:table-cell table:formula="of:=[.$B$1]&amp;[.A574]&amp;&quot;/[0:300]&quot;" office:value-type="string" office:string-value="https://reader.izneo.com/read/9782803627196/[0:300]" calcext:value-type="string">
            <text:p>https://reader.izneo.com/read/9782803627196/[0:300]</text:p>
          </table:table-cell>
        </table:table-row>
        <table:table-row table:style-name="ro1">
          <table:table-cell office:value-type="string" calcext:value-type="string">
            <text:p>9782803627370</text:p>
          </table:table-cell>
          <table:table-cell table:formula="of:=[.$B$1]&amp;[.A575]&amp;&quot;/[0:300]&quot;" office:value-type="string" office:string-value="https://reader.izneo.com/read/9782803627370/[0:300]" calcext:value-type="string">
            <text:p>https://reader.izneo.com/read/9782803627370/[0:300]</text:p>
          </table:table-cell>
        </table:table-row>
        <table:table-row table:style-name="ro1">
          <table:table-cell office:value-type="string" calcext:value-type="string">
            <text:p>9782803627400</text:p>
          </table:table-cell>
          <table:table-cell table:formula="of:=[.$B$1]&amp;[.A576]&amp;&quot;/[0:300]&quot;" office:value-type="string" office:string-value="https://reader.izneo.com/read/9782803627400/[0:300]" calcext:value-type="string">
            <text:p>https://reader.izneo.com/read/9782803627400/[0:300]</text:p>
          </table:table-cell>
        </table:table-row>
        <table:table-row table:style-name="ro1">
          <table:table-cell office:value-type="string" calcext:value-type="string">
            <text:p>9782803627417</text:p>
          </table:table-cell>
          <table:table-cell table:formula="of:=[.$B$1]&amp;[.A577]&amp;&quot;/[0:300]&quot;" office:value-type="string" office:string-value="https://reader.izneo.com/read/9782803627417/[0:300]" calcext:value-type="string">
            <text:p>https://reader.izneo.com/read/9782803627417/[0:300]</text:p>
          </table:table-cell>
        </table:table-row>
        <table:table-row table:style-name="ro1">
          <table:table-cell office:value-type="string" calcext:value-type="string">
            <text:p>9782803627424</text:p>
          </table:table-cell>
          <table:table-cell table:formula="of:=[.$B$1]&amp;[.A578]&amp;&quot;/[0:300]&quot;" office:value-type="string" office:string-value="https://reader.izneo.com/read/9782803627424/[0:300]" calcext:value-type="string">
            <text:p>https://reader.izneo.com/read/9782803627424/[0:300]</text:p>
          </table:table-cell>
        </table:table-row>
        <table:table-row table:style-name="ro1">
          <table:table-cell office:value-type="string" calcext:value-type="string">
            <text:p>9782803627486</text:p>
          </table:table-cell>
          <table:table-cell table:formula="of:=[.$B$1]&amp;[.A579]&amp;&quot;/[0:300]&quot;" office:value-type="string" office:string-value="https://reader.izneo.com/read/9782803627486/[0:300]" calcext:value-type="string">
            <text:p>https://reader.izneo.com/read/9782803627486/[0:300]</text:p>
          </table:table-cell>
        </table:table-row>
        <table:table-row table:style-name="ro1">
          <table:table-cell office:value-type="string" calcext:value-type="string">
            <text:p>9782803627493</text:p>
          </table:table-cell>
          <table:table-cell table:formula="of:=[.$B$1]&amp;[.A580]&amp;&quot;/[0:300]&quot;" office:value-type="string" office:string-value="https://reader.izneo.com/read/9782803627493/[0:300]" calcext:value-type="string">
            <text:p>https://reader.izneo.com/read/9782803627493/[0:300]</text:p>
          </table:table-cell>
        </table:table-row>
        <table:table-row table:style-name="ro1">
          <table:table-cell office:value-type="string" calcext:value-type="string">
            <text:p>9782803627516</text:p>
          </table:table-cell>
          <table:table-cell table:formula="of:=[.$B$1]&amp;[.A581]&amp;&quot;/[0:300]&quot;" office:value-type="string" office:string-value="https://reader.izneo.com/read/9782803627516/[0:300]" calcext:value-type="string">
            <text:p>https://reader.izneo.com/read/9782803627516/[0:300]</text:p>
          </table:table-cell>
        </table:table-row>
        <table:table-row table:style-name="ro1">
          <table:table-cell office:value-type="string" calcext:value-type="string">
            <text:p>9782803627523</text:p>
          </table:table-cell>
          <table:table-cell table:formula="of:=[.$B$1]&amp;[.A582]&amp;&quot;/[0:300]&quot;" office:value-type="string" office:string-value="https://reader.izneo.com/read/9782803627523/[0:300]" calcext:value-type="string">
            <text:p>https://reader.izneo.com/read/9782803627523/[0:300]</text:p>
          </table:table-cell>
        </table:table-row>
        <table:table-row table:style-name="ro1">
          <table:table-cell office:value-type="string" calcext:value-type="string">
            <text:p>9782803627530</text:p>
          </table:table-cell>
          <table:table-cell table:formula="of:=[.$B$1]&amp;[.A583]&amp;&quot;/[0:300]&quot;" office:value-type="string" office:string-value="https://reader.izneo.com/read/9782803627530/[0:300]" calcext:value-type="string">
            <text:p>https://reader.izneo.com/read/9782803627530/[0:300]</text:p>
          </table:table-cell>
        </table:table-row>
        <table:table-row table:style-name="ro1">
          <table:table-cell office:value-type="string" calcext:value-type="string">
            <text:p>9782803627547</text:p>
          </table:table-cell>
          <table:table-cell table:formula="of:=[.$B$1]&amp;[.A584]&amp;&quot;/[0:300]&quot;" office:value-type="string" office:string-value="https://reader.izneo.com/read/9782803627547/[0:300]" calcext:value-type="string">
            <text:p>https://reader.izneo.com/read/9782803627547/[0:300]</text:p>
          </table:table-cell>
        </table:table-row>
        <table:table-row table:style-name="ro1">
          <table:table-cell office:value-type="string" calcext:value-type="string">
            <text:p>9782803627660</text:p>
          </table:table-cell>
          <table:table-cell table:formula="of:=[.$B$1]&amp;[.A585]&amp;&quot;/[0:300]&quot;" office:value-type="string" office:string-value="https://reader.izneo.com/read/9782803627660/[0:300]" calcext:value-type="string">
            <text:p>https://reader.izneo.com/read/9782803627660/[0:300]</text:p>
          </table:table-cell>
        </table:table-row>
        <table:table-row table:style-name="ro1">
          <table:table-cell office:value-type="string" calcext:value-type="string">
            <text:p>9782803627677</text:p>
          </table:table-cell>
          <table:table-cell table:formula="of:=[.$B$1]&amp;[.A586]&amp;&quot;/[0:300]&quot;" office:value-type="string" office:string-value="https://reader.izneo.com/read/9782803627677/[0:300]" calcext:value-type="string">
            <text:p>https://reader.izneo.com/read/9782803627677/[0:300]</text:p>
          </table:table-cell>
        </table:table-row>
        <table:table-row table:style-name="ro1">
          <table:table-cell office:value-type="string" calcext:value-type="string">
            <text:p>9782803627684</text:p>
          </table:table-cell>
          <table:table-cell table:formula="of:=[.$B$1]&amp;[.A587]&amp;&quot;/[0:300]&quot;" office:value-type="string" office:string-value="https://reader.izneo.com/read/9782803627684/[0:300]" calcext:value-type="string">
            <text:p>https://reader.izneo.com/read/9782803627684/[0:300]</text:p>
          </table:table-cell>
        </table:table-row>
        <table:table-row table:style-name="ro1">
          <table:table-cell office:value-type="string" calcext:value-type="string">
            <text:p>9782803627691</text:p>
          </table:table-cell>
          <table:table-cell table:formula="of:=[.$B$1]&amp;[.A588]&amp;&quot;/[0:300]&quot;" office:value-type="string" office:string-value="https://reader.izneo.com/read/9782803627691/[0:300]" calcext:value-type="string">
            <text:p>https://reader.izneo.com/read/9782803627691/[0:300]</text:p>
          </table:table-cell>
        </table:table-row>
        <table:table-row table:style-name="ro1">
          <table:table-cell office:value-type="string" calcext:value-type="string">
            <text:p>9782803627745</text:p>
          </table:table-cell>
          <table:table-cell table:formula="of:=[.$B$1]&amp;[.A589]&amp;&quot;/[0:300]&quot;" office:value-type="string" office:string-value="https://reader.izneo.com/read/9782803627745/[0:300]" calcext:value-type="string">
            <text:p>https://reader.izneo.com/read/9782803627745/[0:300]</text:p>
          </table:table-cell>
        </table:table-row>
        <table:table-row table:style-name="ro1">
          <table:table-cell office:value-type="string" calcext:value-type="string">
            <text:p>9782803627899</text:p>
          </table:table-cell>
          <table:table-cell table:formula="of:=[.$B$1]&amp;[.A590]&amp;&quot;/[0:300]&quot;" office:value-type="string" office:string-value="https://reader.izneo.com/read/9782803627899/[0:300]" calcext:value-type="string">
            <text:p>https://reader.izneo.com/read/9782803627899/[0:300]</text:p>
          </table:table-cell>
        </table:table-row>
        <table:table-row table:style-name="ro1">
          <table:table-cell office:value-type="string" calcext:value-type="string">
            <text:p>9782803627912</text:p>
          </table:table-cell>
          <table:table-cell table:formula="of:=[.$B$1]&amp;[.A591]&amp;&quot;/[0:300]&quot;" office:value-type="string" office:string-value="https://reader.izneo.com/read/9782803627912/[0:300]" calcext:value-type="string">
            <text:p>https://reader.izneo.com/read/9782803627912/[0:300]</text:p>
          </table:table-cell>
        </table:table-row>
        <table:table-row table:style-name="ro1">
          <table:table-cell office:value-type="string" calcext:value-type="string">
            <text:p>9782803627929</text:p>
          </table:table-cell>
          <table:table-cell table:formula="of:=[.$B$1]&amp;[.A592]&amp;&quot;/[0:300]&quot;" office:value-type="string" office:string-value="https://reader.izneo.com/read/9782803627929/[0:300]" calcext:value-type="string">
            <text:p>https://reader.izneo.com/read/9782803627929/[0:300]</text:p>
          </table:table-cell>
        </table:table-row>
        <table:table-row table:style-name="ro1">
          <table:table-cell office:value-type="string" calcext:value-type="string">
            <text:p>9782803627936</text:p>
          </table:table-cell>
          <table:table-cell table:formula="of:=[.$B$1]&amp;[.A593]&amp;&quot;/[0:300]&quot;" office:value-type="string" office:string-value="https://reader.izneo.com/read/9782803627936/[0:300]" calcext:value-type="string">
            <text:p>https://reader.izneo.com/read/9782803627936/[0:300]</text:p>
          </table:table-cell>
        </table:table-row>
        <table:table-row table:style-name="ro1">
          <table:table-cell office:value-type="string" calcext:value-type="string">
            <text:p>9782803627943</text:p>
          </table:table-cell>
          <table:table-cell table:formula="of:=[.$B$1]&amp;[.A594]&amp;&quot;/[0:300]&quot;" office:value-type="string" office:string-value="https://reader.izneo.com/read/9782803627943/[0:300]" calcext:value-type="string">
            <text:p>https://reader.izneo.com/read/9782803627943/[0:300]</text:p>
          </table:table-cell>
        </table:table-row>
        <table:table-row table:style-name="ro1">
          <table:table-cell office:value-type="string" calcext:value-type="string">
            <text:p>9782803627950</text:p>
          </table:table-cell>
          <table:table-cell table:formula="of:=[.$B$1]&amp;[.A595]&amp;&quot;/[0:300]&quot;" office:value-type="string" office:string-value="https://reader.izneo.com/read/9782803627950/[0:300]" calcext:value-type="string">
            <text:p>https://reader.izneo.com/read/9782803627950/[0:300]</text:p>
          </table:table-cell>
        </table:table-row>
        <table:table-row table:style-name="ro1">
          <table:table-cell office:value-type="string" calcext:value-type="string">
            <text:p>9782803627981</text:p>
          </table:table-cell>
          <table:table-cell table:formula="of:=[.$B$1]&amp;[.A596]&amp;&quot;/[0:300]&quot;" office:value-type="string" office:string-value="https://reader.izneo.com/read/9782803627981/[0:300]" calcext:value-type="string">
            <text:p>https://reader.izneo.com/read/9782803627981/[0:300]</text:p>
          </table:table-cell>
        </table:table-row>
        <table:table-row table:style-name="ro1">
          <table:table-cell office:value-type="string" calcext:value-type="string">
            <text:p>9782803627998</text:p>
          </table:table-cell>
          <table:table-cell table:formula="of:=[.$B$1]&amp;[.A597]&amp;&quot;/[0:300]&quot;" office:value-type="string" office:string-value="https://reader.izneo.com/read/9782803627998/[0:300]" calcext:value-type="string">
            <text:p>https://reader.izneo.com/read/9782803627998/[0:300]</text:p>
          </table:table-cell>
        </table:table-row>
        <table:table-row table:style-name="ro1">
          <table:table-cell office:value-type="string" calcext:value-type="string">
            <text:p>9782803628025</text:p>
          </table:table-cell>
          <table:table-cell table:formula="of:=[.$B$1]&amp;[.A598]&amp;&quot;/[0:300]&quot;" office:value-type="string" office:string-value="https://reader.izneo.com/read/9782803628025/[0:300]" calcext:value-type="string">
            <text:p>https://reader.izneo.com/read/9782803628025/[0:300]</text:p>
          </table:table-cell>
        </table:table-row>
        <table:table-row table:style-name="ro1">
          <table:table-cell office:value-type="string" calcext:value-type="string">
            <text:p>9782803628032</text:p>
          </table:table-cell>
          <table:table-cell table:formula="of:=[.$B$1]&amp;[.A599]&amp;&quot;/[0:300]&quot;" office:value-type="string" office:string-value="https://reader.izneo.com/read/9782803628032/[0:300]" calcext:value-type="string">
            <text:p>https://reader.izneo.com/read/9782803628032/[0:300]</text:p>
          </table:table-cell>
        </table:table-row>
        <table:table-row table:style-name="ro1">
          <table:table-cell office:value-type="string" calcext:value-type="string">
            <text:p>9782803628070</text:p>
          </table:table-cell>
          <table:table-cell table:formula="of:=[.$B$1]&amp;[.A600]&amp;&quot;/[0:300]&quot;" office:value-type="string" office:string-value="https://reader.izneo.com/read/9782803628070/[0:300]" calcext:value-type="string">
            <text:p>https://reader.izneo.com/read/9782803628070/[0:300]</text:p>
          </table:table-cell>
        </table:table-row>
        <table:table-row table:style-name="ro1">
          <table:table-cell office:value-type="string" calcext:value-type="string">
            <text:p>9782803628087</text:p>
          </table:table-cell>
          <table:table-cell table:formula="of:=[.$B$1]&amp;[.A601]&amp;&quot;/[0:300]&quot;" office:value-type="string" office:string-value="https://reader.izneo.com/read/9782803628087/[0:300]" calcext:value-type="string">
            <text:p>https://reader.izneo.com/read/9782803628087/[0:300]</text:p>
          </table:table-cell>
        </table:table-row>
        <table:table-row table:style-name="ro1">
          <table:table-cell office:value-type="string" calcext:value-type="string">
            <text:p>9782803628100</text:p>
          </table:table-cell>
          <table:table-cell table:formula="of:=[.$B$1]&amp;[.A602]&amp;&quot;/[0:300]&quot;" office:value-type="string" office:string-value="https://reader.izneo.com/read/9782803628100/[0:300]" calcext:value-type="string">
            <text:p>https://reader.izneo.com/read/9782803628100/[0:300]</text:p>
          </table:table-cell>
        </table:table-row>
        <table:table-row table:style-name="ro1">
          <table:table-cell office:value-type="string" calcext:value-type="string">
            <text:p>9782803628124</text:p>
          </table:table-cell>
          <table:table-cell table:formula="of:=[.$B$1]&amp;[.A603]&amp;&quot;/[0:300]&quot;" office:value-type="string" office:string-value="https://reader.izneo.com/read/9782803628124/[0:300]" calcext:value-type="string">
            <text:p>https://reader.izneo.com/read/9782803628124/[0:300]</text:p>
          </table:table-cell>
        </table:table-row>
        <table:table-row table:style-name="ro1">
          <table:table-cell office:value-type="string" calcext:value-type="string">
            <text:p>9782803628131</text:p>
          </table:table-cell>
          <table:table-cell table:formula="of:=[.$B$1]&amp;[.A604]&amp;&quot;/[0:300]&quot;" office:value-type="string" office:string-value="https://reader.izneo.com/read/9782803628131/[0:300]" calcext:value-type="string">
            <text:p>https://reader.izneo.com/read/9782803628131/[0:300]</text:p>
          </table:table-cell>
        </table:table-row>
        <table:table-row table:style-name="ro1">
          <table:table-cell office:value-type="string" calcext:value-type="string">
            <text:p>9782803628148</text:p>
          </table:table-cell>
          <table:table-cell table:formula="of:=[.$B$1]&amp;[.A605]&amp;&quot;/[0:300]&quot;" office:value-type="string" office:string-value="https://reader.izneo.com/read/9782803628148/[0:300]" calcext:value-type="string">
            <text:p>https://reader.izneo.com/read/9782803628148/[0:300]</text:p>
          </table:table-cell>
        </table:table-row>
        <table:table-row table:style-name="ro1">
          <table:table-cell office:value-type="string" calcext:value-type="string">
            <text:p>9782803628179</text:p>
          </table:table-cell>
          <table:table-cell table:formula="of:=[.$B$1]&amp;[.A606]&amp;&quot;/[0:300]&quot;" office:value-type="string" office:string-value="https://reader.izneo.com/read/9782803628179/[0:300]" calcext:value-type="string">
            <text:p>https://reader.izneo.com/read/9782803628179/[0:300]</text:p>
          </table:table-cell>
        </table:table-row>
        <table:table-row table:style-name="ro1">
          <table:table-cell office:value-type="string" calcext:value-type="string">
            <text:p>9782803628193</text:p>
          </table:table-cell>
          <table:table-cell table:formula="of:=[.$B$1]&amp;[.A607]&amp;&quot;/[0:300]&quot;" office:value-type="string" office:string-value="https://reader.izneo.com/read/9782803628193/[0:300]" calcext:value-type="string">
            <text:p>https://reader.izneo.com/read/9782803628193/[0:300]</text:p>
          </table:table-cell>
        </table:table-row>
        <table:table-row table:style-name="ro1">
          <table:table-cell office:value-type="string" calcext:value-type="string">
            <text:p>9782803628216</text:p>
          </table:table-cell>
          <table:table-cell table:formula="of:=[.$B$1]&amp;[.A608]&amp;&quot;/[0:300]&quot;" office:value-type="string" office:string-value="https://reader.izneo.com/read/9782803628216/[0:300]" calcext:value-type="string">
            <text:p>https://reader.izneo.com/read/9782803628216/[0:300]</text:p>
          </table:table-cell>
        </table:table-row>
        <table:table-row table:style-name="ro1">
          <table:table-cell office:value-type="string" calcext:value-type="string">
            <text:p>9782803628223</text:p>
          </table:table-cell>
          <table:table-cell table:formula="of:=[.$B$1]&amp;[.A609]&amp;&quot;/[0:300]&quot;" office:value-type="string" office:string-value="https://reader.izneo.com/read/9782803628223/[0:300]" calcext:value-type="string">
            <text:p>https://reader.izneo.com/read/9782803628223/[0:300]</text:p>
          </table:table-cell>
        </table:table-row>
        <table:table-row table:style-name="ro1">
          <table:table-cell office:value-type="string" calcext:value-type="string">
            <text:p>9782803628247</text:p>
          </table:table-cell>
          <table:table-cell table:formula="of:=[.$B$1]&amp;[.A610]&amp;&quot;/[0:300]&quot;" office:value-type="string" office:string-value="https://reader.izneo.com/read/9782803628247/[0:300]" calcext:value-type="string">
            <text:p>https://reader.izneo.com/read/9782803628247/[0:300]</text:p>
          </table:table-cell>
        </table:table-row>
        <table:table-row table:style-name="ro1">
          <table:table-cell office:value-type="string" calcext:value-type="string">
            <text:p>9782803628254</text:p>
          </table:table-cell>
          <table:table-cell table:formula="of:=[.$B$1]&amp;[.A611]&amp;&quot;/[0:300]&quot;" office:value-type="string" office:string-value="https://reader.izneo.com/read/9782803628254/[0:300]" calcext:value-type="string">
            <text:p>https://reader.izneo.com/read/9782803628254/[0:300]</text:p>
          </table:table-cell>
        </table:table-row>
        <table:table-row table:style-name="ro1">
          <table:table-cell office:value-type="string" calcext:value-type="string">
            <text:p>9782803628520</text:p>
          </table:table-cell>
          <table:table-cell table:formula="of:=[.$B$1]&amp;[.A612]&amp;&quot;/[0:300]&quot;" office:value-type="string" office:string-value="https://reader.izneo.com/read/9782803628520/[0:300]" calcext:value-type="string">
            <text:p>https://reader.izneo.com/read/9782803628520/[0:300]</text:p>
          </table:table-cell>
        </table:table-row>
        <table:table-row table:style-name="ro1">
          <table:table-cell office:value-type="string" calcext:value-type="string">
            <text:p>9782803628551</text:p>
          </table:table-cell>
          <table:table-cell table:formula="of:=[.$B$1]&amp;[.A613]&amp;&quot;/[0:300]&quot;" office:value-type="string" office:string-value="https://reader.izneo.com/read/9782803628551/[0:300]" calcext:value-type="string">
            <text:p>https://reader.izneo.com/read/9782803628551/[0:300]</text:p>
          </table:table-cell>
        </table:table-row>
        <table:table-row table:style-name="ro1">
          <table:table-cell office:value-type="string" calcext:value-type="string">
            <text:p>9782803628568</text:p>
          </table:table-cell>
          <table:table-cell table:formula="of:=[.$B$1]&amp;[.A614]&amp;&quot;/[0:300]&quot;" office:value-type="string" office:string-value="https://reader.izneo.com/read/9782803628568/[0:300]" calcext:value-type="string">
            <text:p>https://reader.izneo.com/read/9782803628568/[0:300]</text:p>
          </table:table-cell>
        </table:table-row>
        <table:table-row table:style-name="ro1">
          <table:table-cell office:value-type="string" calcext:value-type="string">
            <text:p>9782803628636</text:p>
          </table:table-cell>
          <table:table-cell table:formula="of:=[.$B$1]&amp;[.A615]&amp;&quot;/[0:300]&quot;" office:value-type="string" office:string-value="https://reader.izneo.com/read/9782803628636/[0:300]" calcext:value-type="string">
            <text:p>https://reader.izneo.com/read/9782803628636/[0:300]</text:p>
          </table:table-cell>
        </table:table-row>
        <table:table-row table:style-name="ro1">
          <table:table-cell office:value-type="string" calcext:value-type="string">
            <text:p>9782803628674</text:p>
          </table:table-cell>
          <table:table-cell table:formula="of:=[.$B$1]&amp;[.A616]&amp;&quot;/[0:300]&quot;" office:value-type="string" office:string-value="https://reader.izneo.com/read/9782803628674/[0:300]" calcext:value-type="string">
            <text:p>https://reader.izneo.com/read/9782803628674/[0:300]</text:p>
          </table:table-cell>
        </table:table-row>
        <table:table-row table:style-name="ro1">
          <table:table-cell office:value-type="string" calcext:value-type="string">
            <text:p>9782803628681</text:p>
          </table:table-cell>
          <table:table-cell table:formula="of:=[.$B$1]&amp;[.A617]&amp;&quot;/[0:300]&quot;" office:value-type="string" office:string-value="https://reader.izneo.com/read/9782803628681/[0:300]" calcext:value-type="string">
            <text:p>https://reader.izneo.com/read/9782803628681/[0:300]</text:p>
          </table:table-cell>
        </table:table-row>
        <table:table-row table:style-name="ro1">
          <table:table-cell office:value-type="string" calcext:value-type="string">
            <text:p>9782803628841</text:p>
          </table:table-cell>
          <table:table-cell table:formula="of:=[.$B$1]&amp;[.A618]&amp;&quot;/[0:300]&quot;" office:value-type="string" office:string-value="https://reader.izneo.com/read/9782803628841/[0:300]" calcext:value-type="string">
            <text:p>https://reader.izneo.com/read/9782803628841/[0:300]</text:p>
          </table:table-cell>
        </table:table-row>
        <table:table-row table:style-name="ro1">
          <table:table-cell office:value-type="string" calcext:value-type="string">
            <text:p>9782803628865</text:p>
          </table:table-cell>
          <table:table-cell table:formula="of:=[.$B$1]&amp;[.A619]&amp;&quot;/[0:300]&quot;" office:value-type="string" office:string-value="https://reader.izneo.com/read/9782803628865/[0:300]" calcext:value-type="string">
            <text:p>https://reader.izneo.com/read/9782803628865/[0:300]</text:p>
          </table:table-cell>
        </table:table-row>
        <table:table-row table:style-name="ro1">
          <table:table-cell office:value-type="string" calcext:value-type="string">
            <text:p>9782803628896</text:p>
          </table:table-cell>
          <table:table-cell table:formula="of:=[.$B$1]&amp;[.A620]&amp;&quot;/[0:300]&quot;" office:value-type="string" office:string-value="https://reader.izneo.com/read/9782803628896/[0:300]" calcext:value-type="string">
            <text:p>https://reader.izneo.com/read/9782803628896/[0:300]</text:p>
          </table:table-cell>
        </table:table-row>
        <table:table-row table:style-name="ro1">
          <table:table-cell office:value-type="string" calcext:value-type="string">
            <text:p>9782803628919</text:p>
          </table:table-cell>
          <table:table-cell table:formula="of:=[.$B$1]&amp;[.A621]&amp;&quot;/[0:300]&quot;" office:value-type="string" office:string-value="https://reader.izneo.com/read/9782803628919/[0:300]" calcext:value-type="string">
            <text:p>https://reader.izneo.com/read/9782803628919/[0:300]</text:p>
          </table:table-cell>
        </table:table-row>
        <table:table-row table:style-name="ro1">
          <table:table-cell office:value-type="string" calcext:value-type="string">
            <text:p>9782803629350</text:p>
          </table:table-cell>
          <table:table-cell table:formula="of:=[.$B$1]&amp;[.A622]&amp;&quot;/[0:300]&quot;" office:value-type="string" office:string-value="https://reader.izneo.com/read/9782803629350/[0:300]" calcext:value-type="string">
            <text:p>https://reader.izneo.com/read/9782803629350/[0:300]</text:p>
          </table:table-cell>
        </table:table-row>
        <table:table-row table:style-name="ro1">
          <table:table-cell office:value-type="string" calcext:value-type="string">
            <text:p>9782803629558</text:p>
          </table:table-cell>
          <table:table-cell table:formula="of:=[.$B$1]&amp;[.A623]&amp;&quot;/[0:300]&quot;" office:value-type="string" office:string-value="https://reader.izneo.com/read/9782803629558/[0:300]" calcext:value-type="string">
            <text:p>https://reader.izneo.com/read/9782803629558/[0:300]</text:p>
          </table:table-cell>
        </table:table-row>
        <table:table-row table:style-name="ro1">
          <table:table-cell office:value-type="string" calcext:value-type="string">
            <text:p>9782803629565</text:p>
          </table:table-cell>
          <table:table-cell table:formula="of:=[.$B$1]&amp;[.A624]&amp;&quot;/[0:300]&quot;" office:value-type="string" office:string-value="https://reader.izneo.com/read/9782803629565/[0:300]" calcext:value-type="string">
            <text:p>https://reader.izneo.com/read/9782803629565/[0:300]</text:p>
          </table:table-cell>
        </table:table-row>
        <table:table-row table:style-name="ro1">
          <table:table-cell office:value-type="string" calcext:value-type="string">
            <text:p>9782803629589</text:p>
          </table:table-cell>
          <table:table-cell table:formula="of:=[.$B$1]&amp;[.A625]&amp;&quot;/[0:300]&quot;" office:value-type="string" office:string-value="https://reader.izneo.com/read/9782803629589/[0:300]" calcext:value-type="string">
            <text:p>https://reader.izneo.com/read/9782803629589/[0:300]</text:p>
          </table:table-cell>
        </table:table-row>
        <table:table-row table:style-name="ro1">
          <table:table-cell office:value-type="string" calcext:value-type="string">
            <text:p>9782803629619</text:p>
          </table:table-cell>
          <table:table-cell table:formula="of:=[.$B$1]&amp;[.A626]&amp;&quot;/[0:300]&quot;" office:value-type="string" office:string-value="https://reader.izneo.com/read/9782803629619/[0:300]" calcext:value-type="string">
            <text:p>https://reader.izneo.com/read/9782803629619/[0:300]</text:p>
          </table:table-cell>
        </table:table-row>
        <table:table-row table:style-name="ro1">
          <table:table-cell office:value-type="string" calcext:value-type="string">
            <text:p>9782803629640</text:p>
          </table:table-cell>
          <table:table-cell table:formula="of:=[.$B$1]&amp;[.A627]&amp;&quot;/[0:300]&quot;" office:value-type="string" office:string-value="https://reader.izneo.com/read/9782803629640/[0:300]" calcext:value-type="string">
            <text:p>https://reader.izneo.com/read/9782803629640/[0:300]</text:p>
          </table:table-cell>
        </table:table-row>
        <table:table-row table:style-name="ro1">
          <table:table-cell office:value-type="string" calcext:value-type="string">
            <text:p>9782803629657</text:p>
          </table:table-cell>
          <table:table-cell table:formula="of:=[.$B$1]&amp;[.A628]&amp;&quot;/[0:300]&quot;" office:value-type="string" office:string-value="https://reader.izneo.com/read/9782803629657/[0:300]" calcext:value-type="string">
            <text:p>https://reader.izneo.com/read/9782803629657/[0:300]</text:p>
          </table:table-cell>
        </table:table-row>
        <table:table-row table:style-name="ro1">
          <table:table-cell office:value-type="string" calcext:value-type="string">
            <text:p>9782803629718</text:p>
          </table:table-cell>
          <table:table-cell table:formula="of:=[.$B$1]&amp;[.A629]&amp;&quot;/[0:300]&quot;" office:value-type="string" office:string-value="https://reader.izneo.com/read/9782803629718/[0:300]" calcext:value-type="string">
            <text:p>https://reader.izneo.com/read/9782803629718/[0:300]</text:p>
          </table:table-cell>
        </table:table-row>
        <table:table-row table:style-name="ro1">
          <table:table-cell office:value-type="string" calcext:value-type="string">
            <text:p>9782803629732</text:p>
          </table:table-cell>
          <table:table-cell table:formula="of:=[.$B$1]&amp;[.A630]&amp;&quot;/[0:300]&quot;" office:value-type="string" office:string-value="https://reader.izneo.com/read/9782803629732/[0:300]" calcext:value-type="string">
            <text:p>https://reader.izneo.com/read/9782803629732/[0:300]</text:p>
          </table:table-cell>
        </table:table-row>
        <table:table-row table:style-name="ro1">
          <table:table-cell office:value-type="string" calcext:value-type="string">
            <text:p>9782803629824</text:p>
          </table:table-cell>
          <table:table-cell table:formula="of:=[.$B$1]&amp;[.A631]&amp;&quot;/[0:300]&quot;" office:value-type="string" office:string-value="https://reader.izneo.com/read/9782803629824/[0:300]" calcext:value-type="string">
            <text:p>https://reader.izneo.com/read/9782803629824/[0:300]</text:p>
          </table:table-cell>
        </table:table-row>
        <table:table-row table:style-name="ro1">
          <table:table-cell office:value-type="string" calcext:value-type="string">
            <text:p>9782803629831</text:p>
          </table:table-cell>
          <table:table-cell table:formula="of:=[.$B$1]&amp;[.A632]&amp;&quot;/[0:300]&quot;" office:value-type="string" office:string-value="https://reader.izneo.com/read/9782803629831/[0:300]" calcext:value-type="string">
            <text:p>https://reader.izneo.com/read/9782803629831/[0:300]</text:p>
          </table:table-cell>
        </table:table-row>
        <table:table-row table:style-name="ro1">
          <table:table-cell office:value-type="string" calcext:value-type="string">
            <text:p>9782803629862</text:p>
          </table:table-cell>
          <table:table-cell table:formula="of:=[.$B$1]&amp;[.A633]&amp;&quot;/[0:300]&quot;" office:value-type="string" office:string-value="https://reader.izneo.com/read/9782803629862/[0:300]" calcext:value-type="string">
            <text:p>https://reader.izneo.com/read/9782803629862/[0:300]</text:p>
          </table:table-cell>
        </table:table-row>
        <table:table-row table:style-name="ro1">
          <table:table-cell office:value-type="string" calcext:value-type="string">
            <text:p>9782803629909</text:p>
          </table:table-cell>
          <table:table-cell table:formula="of:=[.$B$1]&amp;[.A634]&amp;&quot;/[0:300]&quot;" office:value-type="string" office:string-value="https://reader.izneo.com/read/9782803629909/[0:300]" calcext:value-type="string">
            <text:p>https://reader.izneo.com/read/9782803629909/[0:300]</text:p>
          </table:table-cell>
        </table:table-row>
        <table:table-row table:style-name="ro1">
          <table:table-cell office:value-type="string" calcext:value-type="string">
            <text:p>9782803629954</text:p>
          </table:table-cell>
          <table:table-cell table:formula="of:=[.$B$1]&amp;[.A635]&amp;&quot;/[0:300]&quot;" office:value-type="string" office:string-value="https://reader.izneo.com/read/9782803629954/[0:300]" calcext:value-type="string">
            <text:p>https://reader.izneo.com/read/9782803629954/[0:300]</text:p>
          </table:table-cell>
        </table:table-row>
        <table:table-row table:style-name="ro1">
          <table:table-cell office:value-type="string" calcext:value-type="string">
            <text:p>9782803629961</text:p>
          </table:table-cell>
          <table:table-cell table:formula="of:=[.$B$1]&amp;[.A636]&amp;&quot;/[0:300]&quot;" office:value-type="string" office:string-value="https://reader.izneo.com/read/9782803629961/[0:300]" calcext:value-type="string">
            <text:p>https://reader.izneo.com/read/9782803629961/[0:300]</text:p>
          </table:table-cell>
        </table:table-row>
        <table:table-row table:style-name="ro1">
          <table:table-cell office:value-type="string" calcext:value-type="string">
            <text:p>9782803630011</text:p>
          </table:table-cell>
          <table:table-cell table:formula="of:=[.$B$1]&amp;[.A637]&amp;&quot;/[0:300]&quot;" office:value-type="string" office:string-value="https://reader.izneo.com/read/9782803630011/[0:300]" calcext:value-type="string">
            <text:p>https://reader.izneo.com/read/9782803630011/[0:300]</text:p>
          </table:table-cell>
        </table:table-row>
        <table:table-row table:style-name="ro1">
          <table:table-cell office:value-type="string" calcext:value-type="string">
            <text:p>9782803630035</text:p>
          </table:table-cell>
          <table:table-cell table:formula="of:=[.$B$1]&amp;[.A638]&amp;&quot;/[0:300]&quot;" office:value-type="string" office:string-value="https://reader.izneo.com/read/9782803630035/[0:300]" calcext:value-type="string">
            <text:p>https://reader.izneo.com/read/9782803630035/[0:300]</text:p>
          </table:table-cell>
        </table:table-row>
        <table:table-row table:style-name="ro1">
          <table:table-cell office:value-type="string" calcext:value-type="string">
            <text:p>9782803630240</text:p>
          </table:table-cell>
          <table:table-cell table:formula="of:=[.$B$1]&amp;[.A639]&amp;&quot;/[0:300]&quot;" office:value-type="string" office:string-value="https://reader.izneo.com/read/9782803630240/[0:300]" calcext:value-type="string">
            <text:p>https://reader.izneo.com/read/9782803630240/[0:300]</text:p>
          </table:table-cell>
        </table:table-row>
        <table:table-row table:style-name="ro1">
          <table:table-cell office:value-type="string" calcext:value-type="string">
            <text:p>9782803630271</text:p>
          </table:table-cell>
          <table:table-cell table:formula="of:=[.$B$1]&amp;[.A640]&amp;&quot;/[0:300]&quot;" office:value-type="string" office:string-value="https://reader.izneo.com/read/9782803630271/[0:300]" calcext:value-type="string">
            <text:p>https://reader.izneo.com/read/9782803630271/[0:300]</text:p>
          </table:table-cell>
        </table:table-row>
        <table:table-row table:style-name="ro1">
          <table:table-cell office:value-type="string" calcext:value-type="string">
            <text:p>9782803630318</text:p>
          </table:table-cell>
          <table:table-cell table:formula="of:=[.$B$1]&amp;[.A641]&amp;&quot;/[0:300]&quot;" office:value-type="string" office:string-value="https://reader.izneo.com/read/9782803630318/[0:300]" calcext:value-type="string">
            <text:p>https://reader.izneo.com/read/9782803630318/[0:300]</text:p>
          </table:table-cell>
        </table:table-row>
        <table:table-row table:style-name="ro1">
          <table:table-cell office:value-type="string" calcext:value-type="string">
            <text:p>9782803630332</text:p>
          </table:table-cell>
          <table:table-cell table:formula="of:=[.$B$1]&amp;[.A642]&amp;&quot;/[0:300]&quot;" office:value-type="string" office:string-value="https://reader.izneo.com/read/9782803630332/[0:300]" calcext:value-type="string">
            <text:p>https://reader.izneo.com/read/9782803630332/[0:300]</text:p>
          </table:table-cell>
        </table:table-row>
        <table:table-row table:style-name="ro1">
          <table:table-cell office:value-type="string" calcext:value-type="string">
            <text:p>9782803630349</text:p>
          </table:table-cell>
          <table:table-cell table:formula="of:=[.$B$1]&amp;[.A643]&amp;&quot;/[0:300]&quot;" office:value-type="string" office:string-value="https://reader.izneo.com/read/9782803630349/[0:300]" calcext:value-type="string">
            <text:p>https://reader.izneo.com/read/9782803630349/[0:300]</text:p>
          </table:table-cell>
        </table:table-row>
        <table:table-row table:style-name="ro1">
          <table:table-cell office:value-type="string" calcext:value-type="string">
            <text:p>9782803630387</text:p>
          </table:table-cell>
          <table:table-cell table:formula="of:=[.$B$1]&amp;[.A644]&amp;&quot;/[0:300]&quot;" office:value-type="string" office:string-value="https://reader.izneo.com/read/9782803630387/[0:300]" calcext:value-type="string">
            <text:p>https://reader.izneo.com/read/9782803630387/[0:300]</text:p>
          </table:table-cell>
        </table:table-row>
        <table:table-row table:style-name="ro1">
          <table:table-cell office:value-type="string" calcext:value-type="string">
            <text:p>9782803630431</text:p>
          </table:table-cell>
          <table:table-cell table:formula="of:=[.$B$1]&amp;[.A645]&amp;&quot;/[0:300]&quot;" office:value-type="string" office:string-value="https://reader.izneo.com/read/9782803630431/[0:300]" calcext:value-type="string">
            <text:p>https://reader.izneo.com/read/9782803630431/[0:300]</text:p>
          </table:table-cell>
        </table:table-row>
        <table:table-row table:style-name="ro1">
          <table:table-cell office:value-type="string" calcext:value-type="string">
            <text:p>9782803630479</text:p>
          </table:table-cell>
          <table:table-cell table:formula="of:=[.$B$1]&amp;[.A646]&amp;&quot;/[0:300]&quot;" office:value-type="string" office:string-value="https://reader.izneo.com/read/9782803630479/[0:300]" calcext:value-type="string">
            <text:p>https://reader.izneo.com/read/9782803630479/[0:300]</text:p>
          </table:table-cell>
        </table:table-row>
        <table:table-row table:style-name="ro1">
          <table:table-cell office:value-type="string" calcext:value-type="string">
            <text:p>9782803630509</text:p>
          </table:table-cell>
          <table:table-cell table:formula="of:=[.$B$1]&amp;[.A647]&amp;&quot;/[0:300]&quot;" office:value-type="string" office:string-value="https://reader.izneo.com/read/9782803630509/[0:300]" calcext:value-type="string">
            <text:p>https://reader.izneo.com/read/9782803630509/[0:300]</text:p>
          </table:table-cell>
        </table:table-row>
        <table:table-row table:style-name="ro1">
          <table:table-cell office:value-type="string" calcext:value-type="string">
            <text:p>9782803630516</text:p>
          </table:table-cell>
          <table:table-cell table:formula="of:=[.$B$1]&amp;[.A648]&amp;&quot;/[0:300]&quot;" office:value-type="string" office:string-value="https://reader.izneo.com/read/9782803630516/[0:300]" calcext:value-type="string">
            <text:p>https://reader.izneo.com/read/9782803630516/[0:300]</text:p>
          </table:table-cell>
        </table:table-row>
        <table:table-row table:style-name="ro1">
          <table:table-cell office:value-type="string" calcext:value-type="string">
            <text:p>9782803630523</text:p>
          </table:table-cell>
          <table:table-cell table:formula="of:=[.$B$1]&amp;[.A649]&amp;&quot;/[0:300]&quot;" office:value-type="string" office:string-value="https://reader.izneo.com/read/9782803630523/[0:300]" calcext:value-type="string">
            <text:p>https://reader.izneo.com/read/9782803630523/[0:300]</text:p>
          </table:table-cell>
        </table:table-row>
        <table:table-row table:style-name="ro1">
          <table:table-cell office:value-type="string" calcext:value-type="string">
            <text:p>9782803630530</text:p>
          </table:table-cell>
          <table:table-cell table:formula="of:=[.$B$1]&amp;[.A650]&amp;&quot;/[0:300]&quot;" office:value-type="string" office:string-value="https://reader.izneo.com/read/9782803630530/[0:300]" calcext:value-type="string">
            <text:p>https://reader.izneo.com/read/9782803630530/[0:300]</text:p>
          </table:table-cell>
        </table:table-row>
        <table:table-row table:style-name="ro1">
          <table:table-cell office:value-type="string" calcext:value-type="string">
            <text:p>9782803630547</text:p>
          </table:table-cell>
          <table:table-cell table:formula="of:=[.$B$1]&amp;[.A651]&amp;&quot;/[0:300]&quot;" office:value-type="string" office:string-value="https://reader.izneo.com/read/9782803630547/[0:300]" calcext:value-type="string">
            <text:p>https://reader.izneo.com/read/9782803630547/[0:300]</text:p>
          </table:table-cell>
        </table:table-row>
        <table:table-row table:style-name="ro1">
          <table:table-cell office:value-type="string" calcext:value-type="string">
            <text:p>9782803630561</text:p>
          </table:table-cell>
          <table:table-cell table:formula="of:=[.$B$1]&amp;[.A652]&amp;&quot;/[0:300]&quot;" office:value-type="string" office:string-value="https://reader.izneo.com/read/9782803630561/[0:300]" calcext:value-type="string">
            <text:p>https://reader.izneo.com/read/9782803630561/[0:300]</text:p>
          </table:table-cell>
        </table:table-row>
        <table:table-row table:style-name="ro1">
          <table:table-cell office:value-type="string" calcext:value-type="string">
            <text:p>9782803630578</text:p>
          </table:table-cell>
          <table:table-cell table:formula="of:=[.$B$1]&amp;[.A653]&amp;&quot;/[0:300]&quot;" office:value-type="string" office:string-value="https://reader.izneo.com/read/9782803630578/[0:300]" calcext:value-type="string">
            <text:p>https://reader.izneo.com/read/9782803630578/[0:300]</text:p>
          </table:table-cell>
        </table:table-row>
        <table:table-row table:style-name="ro1">
          <table:table-cell office:value-type="string" calcext:value-type="string">
            <text:p>9782803630608</text:p>
          </table:table-cell>
          <table:table-cell table:formula="of:=[.$B$1]&amp;[.A654]&amp;&quot;/[0:300]&quot;" office:value-type="string" office:string-value="https://reader.izneo.com/read/9782803630608/[0:300]" calcext:value-type="string">
            <text:p>https://reader.izneo.com/read/9782803630608/[0:300]</text:p>
          </table:table-cell>
        </table:table-row>
        <table:table-row table:style-name="ro1">
          <table:table-cell office:value-type="string" calcext:value-type="string">
            <text:p>9782803630615</text:p>
          </table:table-cell>
          <table:table-cell table:formula="of:=[.$B$1]&amp;[.A655]&amp;&quot;/[0:300]&quot;" office:value-type="string" office:string-value="https://reader.izneo.com/read/9782803630615/[0:300]" calcext:value-type="string">
            <text:p>https://reader.izneo.com/read/9782803630615/[0:300]</text:p>
          </table:table-cell>
        </table:table-row>
        <table:table-row table:style-name="ro1">
          <table:table-cell office:value-type="string" calcext:value-type="string">
            <text:p>9782803630622</text:p>
          </table:table-cell>
          <table:table-cell table:formula="of:=[.$B$1]&amp;[.A656]&amp;&quot;/[0:300]&quot;" office:value-type="string" office:string-value="https://reader.izneo.com/read/9782803630622/[0:300]" calcext:value-type="string">
            <text:p>https://reader.izneo.com/read/9782803630622/[0:300]</text:p>
          </table:table-cell>
        </table:table-row>
        <table:table-row table:style-name="ro1">
          <table:table-cell office:value-type="string" calcext:value-type="string">
            <text:p>9782803630639</text:p>
          </table:table-cell>
          <table:table-cell table:formula="of:=[.$B$1]&amp;[.A657]&amp;&quot;/[0:300]&quot;" office:value-type="string" office:string-value="https://reader.izneo.com/read/9782803630639/[0:300]" calcext:value-type="string">
            <text:p>https://reader.izneo.com/read/9782803630639/[0:300]</text:p>
          </table:table-cell>
        </table:table-row>
        <table:table-row table:style-name="ro1">
          <table:table-cell office:value-type="string" calcext:value-type="string">
            <text:p>9782803630646</text:p>
          </table:table-cell>
          <table:table-cell table:formula="of:=[.$B$1]&amp;[.A658]&amp;&quot;/[0:300]&quot;" office:value-type="string" office:string-value="https://reader.izneo.com/read/9782803630646/[0:300]" calcext:value-type="string">
            <text:p>https://reader.izneo.com/read/9782803630646/[0:300]</text:p>
          </table:table-cell>
        </table:table-row>
        <table:table-row table:style-name="ro1">
          <table:table-cell office:value-type="string" calcext:value-type="string">
            <text:p>9782803630707</text:p>
          </table:table-cell>
          <table:table-cell table:formula="of:=[.$B$1]&amp;[.A659]&amp;&quot;/[0:300]&quot;" office:value-type="string" office:string-value="https://reader.izneo.com/read/9782803630707/[0:300]" calcext:value-type="string">
            <text:p>https://reader.izneo.com/read/9782803630707/[0:300]</text:p>
          </table:table-cell>
        </table:table-row>
        <table:table-row table:style-name="ro1">
          <table:table-cell office:value-type="string" calcext:value-type="string">
            <text:p>9782803630714</text:p>
          </table:table-cell>
          <table:table-cell table:formula="of:=[.$B$1]&amp;[.A660]&amp;&quot;/[0:300]&quot;" office:value-type="string" office:string-value="https://reader.izneo.com/read/9782803630714/[0:300]" calcext:value-type="string">
            <text:p>https://reader.izneo.com/read/9782803630714/[0:300]</text:p>
          </table:table-cell>
        </table:table-row>
        <table:table-row table:style-name="ro1">
          <table:table-cell office:value-type="string" calcext:value-type="string">
            <text:p>9782803630806</text:p>
          </table:table-cell>
          <table:table-cell table:formula="of:=[.$B$1]&amp;[.A661]&amp;&quot;/[0:300]&quot;" office:value-type="string" office:string-value="https://reader.izneo.com/read/9782803630806/[0:300]" calcext:value-type="string">
            <text:p>https://reader.izneo.com/read/9782803630806/[0:300]</text:p>
          </table:table-cell>
        </table:table-row>
        <table:table-row table:style-name="ro1">
          <table:table-cell office:value-type="string" calcext:value-type="string">
            <text:p>9782803630813</text:p>
          </table:table-cell>
          <table:table-cell table:formula="of:=[.$B$1]&amp;[.A662]&amp;&quot;/[0:300]&quot;" office:value-type="string" office:string-value="https://reader.izneo.com/read/9782803630813/[0:300]" calcext:value-type="string">
            <text:p>https://reader.izneo.com/read/9782803630813/[0:300]</text:p>
          </table:table-cell>
        </table:table-row>
        <table:table-row table:style-name="ro1">
          <table:table-cell office:value-type="string" calcext:value-type="string">
            <text:p>9782803630820</text:p>
          </table:table-cell>
          <table:table-cell table:formula="of:=[.$B$1]&amp;[.A663]&amp;&quot;/[0:300]&quot;" office:value-type="string" office:string-value="https://reader.izneo.com/read/9782803630820/[0:300]" calcext:value-type="string">
            <text:p>https://reader.izneo.com/read/9782803630820/[0:300]</text:p>
          </table:table-cell>
        </table:table-row>
        <table:table-row table:style-name="ro1">
          <table:table-cell office:value-type="string" calcext:value-type="string">
            <text:p>9782803630837</text:p>
          </table:table-cell>
          <table:table-cell table:formula="of:=[.$B$1]&amp;[.A664]&amp;&quot;/[0:300]&quot;" office:value-type="string" office:string-value="https://reader.izneo.com/read/9782803630837/[0:300]" calcext:value-type="string">
            <text:p>https://reader.izneo.com/read/9782803630837/[0:300]</text:p>
          </table:table-cell>
        </table:table-row>
        <table:table-row table:style-name="ro1">
          <table:table-cell office:value-type="string" calcext:value-type="string">
            <text:p>9782803630844</text:p>
          </table:table-cell>
          <table:table-cell table:formula="of:=[.$B$1]&amp;[.A665]&amp;&quot;/[0:300]&quot;" office:value-type="string" office:string-value="https://reader.izneo.com/read/9782803630844/[0:300]" calcext:value-type="string">
            <text:p>https://reader.izneo.com/read/9782803630844/[0:300]</text:p>
          </table:table-cell>
        </table:table-row>
        <table:table-row table:style-name="ro1">
          <table:table-cell office:value-type="string" calcext:value-type="string">
            <text:p>9782803630851</text:p>
          </table:table-cell>
          <table:table-cell table:formula="of:=[.$B$1]&amp;[.A666]&amp;&quot;/[0:300]&quot;" office:value-type="string" office:string-value="https://reader.izneo.com/read/9782803630851/[0:300]" calcext:value-type="string">
            <text:p>https://reader.izneo.com/read/9782803630851/[0:300]</text:p>
          </table:table-cell>
        </table:table-row>
        <table:table-row table:style-name="ro1">
          <table:table-cell office:value-type="string" calcext:value-type="string">
            <text:p>9782803630868</text:p>
          </table:table-cell>
          <table:table-cell table:formula="of:=[.$B$1]&amp;[.A667]&amp;&quot;/[0:300]&quot;" office:value-type="string" office:string-value="https://reader.izneo.com/read/9782803630868/[0:300]" calcext:value-type="string">
            <text:p>https://reader.izneo.com/read/9782803630868/[0:300]</text:p>
          </table:table-cell>
        </table:table-row>
        <table:table-row table:style-name="ro1">
          <table:table-cell office:value-type="string" calcext:value-type="string">
            <text:p>9782803630875</text:p>
          </table:table-cell>
          <table:table-cell table:formula="of:=[.$B$1]&amp;[.A668]&amp;&quot;/[0:300]&quot;" office:value-type="string" office:string-value="https://reader.izneo.com/read/9782803630875/[0:300]" calcext:value-type="string">
            <text:p>https://reader.izneo.com/read/9782803630875/[0:300]</text:p>
          </table:table-cell>
        </table:table-row>
        <table:table-row table:style-name="ro1">
          <table:table-cell office:value-type="string" calcext:value-type="string">
            <text:p>9782803630899</text:p>
          </table:table-cell>
          <table:table-cell table:formula="of:=[.$B$1]&amp;[.A669]&amp;&quot;/[0:300]&quot;" office:value-type="string" office:string-value="https://reader.izneo.com/read/9782803630899/[0:300]" calcext:value-type="string">
            <text:p>https://reader.izneo.com/read/9782803630899/[0:300]</text:p>
          </table:table-cell>
        </table:table-row>
        <table:table-row table:style-name="ro1">
          <table:table-cell office:value-type="string" calcext:value-type="string">
            <text:p>9782803630905</text:p>
          </table:table-cell>
          <table:table-cell table:formula="of:=[.$B$1]&amp;[.A670]&amp;&quot;/[0:300]&quot;" office:value-type="string" office:string-value="https://reader.izneo.com/read/9782803630905/[0:300]" calcext:value-type="string">
            <text:p>https://reader.izneo.com/read/9782803630905/[0:300]</text:p>
          </table:table-cell>
        </table:table-row>
        <table:table-row table:style-name="ro1">
          <table:table-cell office:value-type="string" calcext:value-type="string">
            <text:p>9782803630912</text:p>
          </table:table-cell>
          <table:table-cell table:formula="of:=[.$B$1]&amp;[.A671]&amp;&quot;/[0:300]&quot;" office:value-type="string" office:string-value="https://reader.izneo.com/read/9782803630912/[0:300]" calcext:value-type="string">
            <text:p>https://reader.izneo.com/read/9782803630912/[0:300]</text:p>
          </table:table-cell>
        </table:table-row>
        <table:table-row table:style-name="ro1">
          <table:table-cell office:value-type="string" calcext:value-type="string">
            <text:p>9782803630929</text:p>
          </table:table-cell>
          <table:table-cell table:formula="of:=[.$B$1]&amp;[.A672]&amp;&quot;/[0:300]&quot;" office:value-type="string" office:string-value="https://reader.izneo.com/read/9782803630929/[0:300]" calcext:value-type="string">
            <text:p>https://reader.izneo.com/read/9782803630929/[0:300]</text:p>
          </table:table-cell>
        </table:table-row>
        <table:table-row table:style-name="ro1">
          <table:table-cell office:value-type="string" calcext:value-type="string">
            <text:p>9782803630936</text:p>
          </table:table-cell>
          <table:table-cell table:formula="of:=[.$B$1]&amp;[.A673]&amp;&quot;/[0:300]&quot;" office:value-type="string" office:string-value="https://reader.izneo.com/read/9782803630936/[0:300]" calcext:value-type="string">
            <text:p>https://reader.izneo.com/read/9782803630936/[0:300]</text:p>
          </table:table-cell>
        </table:table-row>
        <table:table-row table:style-name="ro1">
          <table:table-cell office:value-type="string" calcext:value-type="string">
            <text:p>9782803630967</text:p>
          </table:table-cell>
          <table:table-cell table:formula="of:=[.$B$1]&amp;[.A674]&amp;&quot;/[0:300]&quot;" office:value-type="string" office:string-value="https://reader.izneo.com/read/9782803630967/[0:300]" calcext:value-type="string">
            <text:p>https://reader.izneo.com/read/9782803630967/[0:300]</text:p>
          </table:table-cell>
        </table:table-row>
        <table:table-row table:style-name="ro1">
          <table:table-cell office:value-type="string" calcext:value-type="string">
            <text:p>9782803630974</text:p>
          </table:table-cell>
          <table:table-cell table:formula="of:=[.$B$1]&amp;[.A675]&amp;&quot;/[0:300]&quot;" office:value-type="string" office:string-value="https://reader.izneo.com/read/9782803630974/[0:300]" calcext:value-type="string">
            <text:p>https://reader.izneo.com/read/9782803630974/[0:300]</text:p>
          </table:table-cell>
        </table:table-row>
        <table:table-row table:style-name="ro1">
          <table:table-cell office:value-type="string" calcext:value-type="string">
            <text:p>9782803630981</text:p>
          </table:table-cell>
          <table:table-cell table:formula="of:=[.$B$1]&amp;[.A676]&amp;&quot;/[0:300]&quot;" office:value-type="string" office:string-value="https://reader.izneo.com/read/9782803630981/[0:300]" calcext:value-type="string">
            <text:p>https://reader.izneo.com/read/9782803630981/[0:300]</text:p>
          </table:table-cell>
        </table:table-row>
        <table:table-row table:style-name="ro1">
          <table:table-cell office:value-type="string" calcext:value-type="string">
            <text:p>9782803630998</text:p>
          </table:table-cell>
          <table:table-cell table:formula="of:=[.$B$1]&amp;[.A677]&amp;&quot;/[0:300]&quot;" office:value-type="string" office:string-value="https://reader.izneo.com/read/9782803630998/[0:300]" calcext:value-type="string">
            <text:p>https://reader.izneo.com/read/9782803630998/[0:300]</text:p>
          </table:table-cell>
        </table:table-row>
        <table:table-row table:style-name="ro1">
          <table:table-cell office:value-type="string" calcext:value-type="string">
            <text:p>9782803631032</text:p>
          </table:table-cell>
          <table:table-cell table:formula="of:=[.$B$1]&amp;[.A678]&amp;&quot;/[0:300]&quot;" office:value-type="string" office:string-value="https://reader.izneo.com/read/9782803631032/[0:300]" calcext:value-type="string">
            <text:p>https://reader.izneo.com/read/9782803631032/[0:300]</text:p>
          </table:table-cell>
        </table:table-row>
        <table:table-row table:style-name="ro1">
          <table:table-cell office:value-type="string" calcext:value-type="string">
            <text:p>9782803631049</text:p>
          </table:table-cell>
          <table:table-cell table:formula="of:=[.$B$1]&amp;[.A679]&amp;&quot;/[0:300]&quot;" office:value-type="string" office:string-value="https://reader.izneo.com/read/9782803631049/[0:300]" calcext:value-type="string">
            <text:p>https://reader.izneo.com/read/9782803631049/[0:300]</text:p>
          </table:table-cell>
        </table:table-row>
        <table:table-row table:style-name="ro1">
          <table:table-cell office:value-type="string" calcext:value-type="string">
            <text:p>9782803631070</text:p>
          </table:table-cell>
          <table:table-cell table:formula="of:=[.$B$1]&amp;[.A680]&amp;&quot;/[0:300]&quot;" office:value-type="string" office:string-value="https://reader.izneo.com/read/9782803631070/[0:300]" calcext:value-type="string">
            <text:p>https://reader.izneo.com/read/9782803631070/[0:300]</text:p>
          </table:table-cell>
        </table:table-row>
        <table:table-row table:style-name="ro1">
          <table:table-cell office:value-type="string" calcext:value-type="string">
            <text:p>9782803631094</text:p>
          </table:table-cell>
          <table:table-cell table:formula="of:=[.$B$1]&amp;[.A681]&amp;&quot;/[0:300]&quot;" office:value-type="string" office:string-value="https://reader.izneo.com/read/9782803631094/[0:300]" calcext:value-type="string">
            <text:p>https://reader.izneo.com/read/9782803631094/[0:300]</text:p>
          </table:table-cell>
        </table:table-row>
        <table:table-row table:style-name="ro1">
          <table:table-cell office:value-type="string" calcext:value-type="string">
            <text:p>9782803631292</text:p>
          </table:table-cell>
          <table:table-cell table:formula="of:=[.$B$1]&amp;[.A682]&amp;&quot;/[0:300]&quot;" office:value-type="string" office:string-value="https://reader.izneo.com/read/9782803631292/[0:300]" calcext:value-type="string">
            <text:p>https://reader.izneo.com/read/9782803631292/[0:300]</text:p>
          </table:table-cell>
        </table:table-row>
        <table:table-row table:style-name="ro1">
          <table:table-cell office:value-type="string" calcext:value-type="string">
            <text:p>9782803631308</text:p>
          </table:table-cell>
          <table:table-cell table:formula="of:=[.$B$1]&amp;[.A683]&amp;&quot;/[0:300]&quot;" office:value-type="string" office:string-value="https://reader.izneo.com/read/9782803631308/[0:300]" calcext:value-type="string">
            <text:p>https://reader.izneo.com/read/9782803631308/[0:300]</text:p>
          </table:table-cell>
        </table:table-row>
        <table:table-row table:style-name="ro1">
          <table:table-cell office:value-type="string" calcext:value-type="string">
            <text:p>9782803631964</text:p>
          </table:table-cell>
          <table:table-cell table:formula="of:=[.$B$1]&amp;[.A684]&amp;&quot;/[0:300]&quot;" office:value-type="string" office:string-value="https://reader.izneo.com/read/9782803631964/[0:300]" calcext:value-type="string">
            <text:p>https://reader.izneo.com/read/9782803631964/[0:300]</text:p>
          </table:table-cell>
        </table:table-row>
        <table:table-row table:style-name="ro1">
          <table:table-cell office:value-type="string" calcext:value-type="string">
            <text:p>9782803631971</text:p>
          </table:table-cell>
          <table:table-cell table:formula="of:=[.$B$1]&amp;[.A685]&amp;&quot;/[0:300]&quot;" office:value-type="string" office:string-value="https://reader.izneo.com/read/9782803631971/[0:300]" calcext:value-type="string">
            <text:p>https://reader.izneo.com/read/9782803631971/[0:300]</text:p>
          </table:table-cell>
        </table:table-row>
        <table:table-row table:style-name="ro1">
          <table:table-cell office:value-type="string" calcext:value-type="string">
            <text:p>9782803631988</text:p>
          </table:table-cell>
          <table:table-cell table:formula="of:=[.$B$1]&amp;[.A686]&amp;&quot;/[0:300]&quot;" office:value-type="string" office:string-value="https://reader.izneo.com/read/9782803631988/[0:300]" calcext:value-type="string">
            <text:p>https://reader.izneo.com/read/9782803631988/[0:300]</text:p>
          </table:table-cell>
        </table:table-row>
        <table:table-row table:style-name="ro1">
          <table:table-cell office:value-type="string" calcext:value-type="string">
            <text:p>9782803631995</text:p>
          </table:table-cell>
          <table:table-cell table:formula="of:=[.$B$1]&amp;[.A687]&amp;&quot;/[0:300]&quot;" office:value-type="string" office:string-value="https://reader.izneo.com/read/9782803631995/[0:300]" calcext:value-type="string">
            <text:p>https://reader.izneo.com/read/9782803631995/[0:300]</text:p>
          </table:table-cell>
        </table:table-row>
        <table:table-row table:style-name="ro1">
          <table:table-cell office:value-type="string" calcext:value-type="string">
            <text:p>9782803632015</text:p>
          </table:table-cell>
          <table:table-cell table:formula="of:=[.$B$1]&amp;[.A688]&amp;&quot;/[0:300]&quot;" office:value-type="string" office:string-value="https://reader.izneo.com/read/9782803632015/[0:300]" calcext:value-type="string">
            <text:p>https://reader.izneo.com/read/9782803632015/[0:300]</text:p>
          </table:table-cell>
        </table:table-row>
        <table:table-row table:style-name="ro1">
          <table:table-cell office:value-type="string" calcext:value-type="string">
            <text:p>9782803632039</text:p>
          </table:table-cell>
          <table:table-cell table:formula="of:=[.$B$1]&amp;[.A689]&amp;&quot;/[0:300]&quot;" office:value-type="string" office:string-value="https://reader.izneo.com/read/9782803632039/[0:300]" calcext:value-type="string">
            <text:p>https://reader.izneo.com/read/9782803632039/[0:300]</text:p>
          </table:table-cell>
        </table:table-row>
        <table:table-row table:style-name="ro1">
          <table:table-cell office:value-type="string" calcext:value-type="string">
            <text:p>9782803632046</text:p>
          </table:table-cell>
          <table:table-cell table:formula="of:=[.$B$1]&amp;[.A690]&amp;&quot;/[0:300]&quot;" office:value-type="string" office:string-value="https://reader.izneo.com/read/9782803632046/[0:300]" calcext:value-type="string">
            <text:p>https://reader.izneo.com/read/9782803632046/[0:300]</text:p>
          </table:table-cell>
        </table:table-row>
        <table:table-row table:style-name="ro1">
          <table:table-cell office:value-type="string" calcext:value-type="string">
            <text:p>9782803632060</text:p>
          </table:table-cell>
          <table:table-cell table:formula="of:=[.$B$1]&amp;[.A691]&amp;&quot;/[0:300]&quot;" office:value-type="string" office:string-value="https://reader.izneo.com/read/9782803632060/[0:300]" calcext:value-type="string">
            <text:p>https://reader.izneo.com/read/9782803632060/[0:300]</text:p>
          </table:table-cell>
        </table:table-row>
        <table:table-row table:style-name="ro1">
          <table:table-cell office:value-type="string" calcext:value-type="string">
            <text:p>9782803632077</text:p>
          </table:table-cell>
          <table:table-cell table:formula="of:=[.$B$1]&amp;[.A692]&amp;&quot;/[0:300]&quot;" office:value-type="string" office:string-value="https://reader.izneo.com/read/9782803632077/[0:300]" calcext:value-type="string">
            <text:p>https://reader.izneo.com/read/9782803632077/[0:300]</text:p>
          </table:table-cell>
        </table:table-row>
        <table:table-row table:style-name="ro1">
          <table:table-cell office:value-type="string" calcext:value-type="string">
            <text:p>9782803632084</text:p>
          </table:table-cell>
          <table:table-cell table:formula="of:=[.$B$1]&amp;[.A693]&amp;&quot;/[0:300]&quot;" office:value-type="string" office:string-value="https://reader.izneo.com/read/9782803632084/[0:300]" calcext:value-type="string">
            <text:p>https://reader.izneo.com/read/9782803632084/[0:300]</text:p>
          </table:table-cell>
        </table:table-row>
        <table:table-row table:style-name="ro1">
          <table:table-cell office:value-type="string" calcext:value-type="string">
            <text:p>9782803632114</text:p>
          </table:table-cell>
          <table:table-cell table:formula="of:=[.$B$1]&amp;[.A694]&amp;&quot;/[0:300]&quot;" office:value-type="string" office:string-value="https://reader.izneo.com/read/9782803632114/[0:300]" calcext:value-type="string">
            <text:p>https://reader.izneo.com/read/9782803632114/[0:300]</text:p>
          </table:table-cell>
        </table:table-row>
        <table:table-row table:style-name="ro1">
          <table:table-cell office:value-type="string" calcext:value-type="string">
            <text:p>9782803632152</text:p>
          </table:table-cell>
          <table:table-cell table:formula="of:=[.$B$1]&amp;[.A695]&amp;&quot;/[0:300]&quot;" office:value-type="string" office:string-value="https://reader.izneo.com/read/9782803632152/[0:300]" calcext:value-type="string">
            <text:p>https://reader.izneo.com/read/9782803632152/[0:300]</text:p>
          </table:table-cell>
        </table:table-row>
        <table:table-row table:style-name="ro1">
          <table:table-cell office:value-type="string" calcext:value-type="string">
            <text:p>9782803632169</text:p>
          </table:table-cell>
          <table:table-cell table:formula="of:=[.$B$1]&amp;[.A696]&amp;&quot;/[0:300]&quot;" office:value-type="string" office:string-value="https://reader.izneo.com/read/9782803632169/[0:300]" calcext:value-type="string">
            <text:p>https://reader.izneo.com/read/9782803632169/[0:300]</text:p>
          </table:table-cell>
        </table:table-row>
        <table:table-row table:style-name="ro1">
          <table:table-cell office:value-type="string" calcext:value-type="string">
            <text:p>9782803632183</text:p>
          </table:table-cell>
          <table:table-cell table:formula="of:=[.$B$1]&amp;[.A697]&amp;&quot;/[0:300]&quot;" office:value-type="string" office:string-value="https://reader.izneo.com/read/9782803632183/[0:300]" calcext:value-type="string">
            <text:p>https://reader.izneo.com/read/9782803632183/[0:300]</text:p>
          </table:table-cell>
        </table:table-row>
        <table:table-row table:style-name="ro1">
          <table:table-cell office:value-type="string" calcext:value-type="string">
            <text:p>9782803632190</text:p>
          </table:table-cell>
          <table:table-cell table:formula="of:=[.$B$1]&amp;[.A698]&amp;&quot;/[0:300]&quot;" office:value-type="string" office:string-value="https://reader.izneo.com/read/9782803632190/[0:300]" calcext:value-type="string">
            <text:p>https://reader.izneo.com/read/9782803632190/[0:300]</text:p>
          </table:table-cell>
        </table:table-row>
        <table:table-row table:style-name="ro1">
          <table:table-cell office:value-type="string" calcext:value-type="string">
            <text:p>9782803632220</text:p>
          </table:table-cell>
          <table:table-cell table:formula="of:=[.$B$1]&amp;[.A699]&amp;&quot;/[0:300]&quot;" office:value-type="string" office:string-value="https://reader.izneo.com/read/9782803632220/[0:300]" calcext:value-type="string">
            <text:p>https://reader.izneo.com/read/9782803632220/[0:300]</text:p>
          </table:table-cell>
        </table:table-row>
        <table:table-row table:style-name="ro1">
          <table:table-cell office:value-type="string" calcext:value-type="string">
            <text:p>9782803632237</text:p>
          </table:table-cell>
          <table:table-cell table:formula="of:=[.$B$1]&amp;[.A700]&amp;&quot;/[0:300]&quot;" office:value-type="string" office:string-value="https://reader.izneo.com/read/9782803632237/[0:300]" calcext:value-type="string">
            <text:p>https://reader.izneo.com/read/9782803632237/[0:300]</text:p>
          </table:table-cell>
        </table:table-row>
        <table:table-row table:style-name="ro1">
          <table:table-cell office:value-type="string" calcext:value-type="string">
            <text:p>9782803632244</text:p>
          </table:table-cell>
          <table:table-cell table:formula="of:=[.$B$1]&amp;[.A701]&amp;&quot;/[0:300]&quot;" office:value-type="string" office:string-value="https://reader.izneo.com/read/9782803632244/[0:300]" calcext:value-type="string">
            <text:p>https://reader.izneo.com/read/9782803632244/[0:300]</text:p>
          </table:table-cell>
        </table:table-row>
        <table:table-row table:style-name="ro1">
          <table:table-cell office:value-type="string" calcext:value-type="string">
            <text:p>9782803632251</text:p>
          </table:table-cell>
          <table:table-cell table:formula="of:=[.$B$1]&amp;[.A702]&amp;&quot;/[0:300]&quot;" office:value-type="string" office:string-value="https://reader.izneo.com/read/9782803632251/[0:300]" calcext:value-type="string">
            <text:p>https://reader.izneo.com/read/9782803632251/[0:300]</text:p>
          </table:table-cell>
        </table:table-row>
        <table:table-row table:style-name="ro1">
          <table:table-cell office:value-type="string" calcext:value-type="string">
            <text:p>9782803632268</text:p>
          </table:table-cell>
          <table:table-cell table:formula="of:=[.$B$1]&amp;[.A703]&amp;&quot;/[0:300]&quot;" office:value-type="string" office:string-value="https://reader.izneo.com/read/9782803632268/[0:300]" calcext:value-type="string">
            <text:p>https://reader.izneo.com/read/9782803632268/[0:300]</text:p>
          </table:table-cell>
        </table:table-row>
        <table:table-row table:style-name="ro1">
          <table:table-cell office:value-type="string" calcext:value-type="string">
            <text:p>9782803632282</text:p>
          </table:table-cell>
          <table:table-cell table:formula="of:=[.$B$1]&amp;[.A704]&amp;&quot;/[0:300]&quot;" office:value-type="string" office:string-value="https://reader.izneo.com/read/9782803632282/[0:300]" calcext:value-type="string">
            <text:p>https://reader.izneo.com/read/9782803632282/[0:300]</text:p>
          </table:table-cell>
        </table:table-row>
        <table:table-row table:style-name="ro1">
          <table:table-cell office:value-type="string" calcext:value-type="string">
            <text:p>9782803632299</text:p>
          </table:table-cell>
          <table:table-cell table:formula="of:=[.$B$1]&amp;[.A705]&amp;&quot;/[0:300]&quot;" office:value-type="string" office:string-value="https://reader.izneo.com/read/9782803632299/[0:300]" calcext:value-type="string">
            <text:p>https://reader.izneo.com/read/9782803632299/[0:300]</text:p>
          </table:table-cell>
        </table:table-row>
        <table:table-row table:style-name="ro1">
          <table:table-cell office:value-type="string" calcext:value-type="string">
            <text:p>9782803632312</text:p>
          </table:table-cell>
          <table:table-cell table:formula="of:=[.$B$1]&amp;[.A706]&amp;&quot;/[0:300]&quot;" office:value-type="string" office:string-value="https://reader.izneo.com/read/9782803632312/[0:300]" calcext:value-type="string">
            <text:p>https://reader.izneo.com/read/9782803632312/[0:300]</text:p>
          </table:table-cell>
        </table:table-row>
        <table:table-row table:style-name="ro1">
          <table:table-cell office:value-type="string" calcext:value-type="string">
            <text:p>9782803632329</text:p>
          </table:table-cell>
          <table:table-cell table:formula="of:=[.$B$1]&amp;[.A707]&amp;&quot;/[0:300]&quot;" office:value-type="string" office:string-value="https://reader.izneo.com/read/9782803632329/[0:300]" calcext:value-type="string">
            <text:p>https://reader.izneo.com/read/9782803632329/[0:300]</text:p>
          </table:table-cell>
        </table:table-row>
        <table:table-row table:style-name="ro1">
          <table:table-cell office:value-type="string" calcext:value-type="string">
            <text:p>9782803632336</text:p>
          </table:table-cell>
          <table:table-cell table:formula="of:=[.$B$1]&amp;[.A708]&amp;&quot;/[0:300]&quot;" office:value-type="string" office:string-value="https://reader.izneo.com/read/9782803632336/[0:300]" calcext:value-type="string">
            <text:p>https://reader.izneo.com/read/9782803632336/[0:300]</text:p>
          </table:table-cell>
        </table:table-row>
        <table:table-row table:style-name="ro1">
          <table:table-cell office:value-type="string" calcext:value-type="string">
            <text:p>9782803632343</text:p>
          </table:table-cell>
          <table:table-cell table:formula="of:=[.$B$1]&amp;[.A709]&amp;&quot;/[0:300]&quot;" office:value-type="string" office:string-value="https://reader.izneo.com/read/9782803632343/[0:300]" calcext:value-type="string">
            <text:p>https://reader.izneo.com/read/9782803632343/[0:300]</text:p>
          </table:table-cell>
        </table:table-row>
        <table:table-row table:style-name="ro1">
          <table:table-cell office:value-type="string" calcext:value-type="string">
            <text:p>9782803632350</text:p>
          </table:table-cell>
          <table:table-cell table:formula="of:=[.$B$1]&amp;[.A710]&amp;&quot;/[0:300]&quot;" office:value-type="string" office:string-value="https://reader.izneo.com/read/9782803632350/[0:300]" calcext:value-type="string">
            <text:p>https://reader.izneo.com/read/9782803632350/[0:300]</text:p>
          </table:table-cell>
        </table:table-row>
        <table:table-row table:style-name="ro1">
          <table:table-cell office:value-type="string" calcext:value-type="string">
            <text:p>9782803632367</text:p>
          </table:table-cell>
          <table:table-cell table:formula="of:=[.$B$1]&amp;[.A711]&amp;&quot;/[0:300]&quot;" office:value-type="string" office:string-value="https://reader.izneo.com/read/9782803632367/[0:300]" calcext:value-type="string">
            <text:p>https://reader.izneo.com/read/9782803632367/[0:300]</text:p>
          </table:table-cell>
        </table:table-row>
        <table:table-row table:style-name="ro1">
          <table:table-cell office:value-type="string" calcext:value-type="string">
            <text:p>9782803632374</text:p>
          </table:table-cell>
          <table:table-cell table:formula="of:=[.$B$1]&amp;[.A712]&amp;&quot;/[0:300]&quot;" office:value-type="string" office:string-value="https://reader.izneo.com/read/9782803632374/[0:300]" calcext:value-type="string">
            <text:p>https://reader.izneo.com/read/9782803632374/[0:300]</text:p>
          </table:table-cell>
        </table:table-row>
        <table:table-row table:style-name="ro1">
          <table:table-cell office:value-type="string" calcext:value-type="string">
            <text:p>9782803632381</text:p>
          </table:table-cell>
          <table:table-cell table:formula="of:=[.$B$1]&amp;[.A713]&amp;&quot;/[0:300]&quot;" office:value-type="string" office:string-value="https://reader.izneo.com/read/9782803632381/[0:300]" calcext:value-type="string">
            <text:p>https://reader.izneo.com/read/9782803632381/[0:300]</text:p>
          </table:table-cell>
        </table:table-row>
        <table:table-row table:style-name="ro1">
          <table:table-cell office:value-type="string" calcext:value-type="string">
            <text:p>9782803632398</text:p>
          </table:table-cell>
          <table:table-cell table:formula="of:=[.$B$1]&amp;[.A714]&amp;&quot;/[0:300]&quot;" office:value-type="string" office:string-value="https://reader.izneo.com/read/9782803632398/[0:300]" calcext:value-type="string">
            <text:p>https://reader.izneo.com/read/9782803632398/[0:300]</text:p>
          </table:table-cell>
        </table:table-row>
        <table:table-row table:style-name="ro1">
          <table:table-cell office:value-type="string" calcext:value-type="string">
            <text:p>9782803632558</text:p>
          </table:table-cell>
          <table:table-cell table:formula="of:=[.$B$1]&amp;[.A715]&amp;&quot;/[0:300]&quot;" office:value-type="string" office:string-value="https://reader.izneo.com/read/9782803632558/[0:300]" calcext:value-type="string">
            <text:p>https://reader.izneo.com/read/9782803632558/[0:300]</text:p>
          </table:table-cell>
        </table:table-row>
        <table:table-row table:style-name="ro1">
          <table:table-cell office:value-type="string" calcext:value-type="string">
            <text:p>9782803632572</text:p>
          </table:table-cell>
          <table:table-cell table:formula="of:=[.$B$1]&amp;[.A716]&amp;&quot;/[0:300]&quot;" office:value-type="string" office:string-value="https://reader.izneo.com/read/9782803632572/[0:300]" calcext:value-type="string">
            <text:p>https://reader.izneo.com/read/9782803632572/[0:300]</text:p>
          </table:table-cell>
        </table:table-row>
        <table:table-row table:style-name="ro1">
          <table:table-cell office:value-type="string" calcext:value-type="string">
            <text:p>9782803632602</text:p>
          </table:table-cell>
          <table:table-cell table:formula="of:=[.$B$1]&amp;[.A717]&amp;&quot;/[0:300]&quot;" office:value-type="string" office:string-value="https://reader.izneo.com/read/9782803632602/[0:300]" calcext:value-type="string">
            <text:p>https://reader.izneo.com/read/9782803632602/[0:300]</text:p>
          </table:table-cell>
        </table:table-row>
        <table:table-row table:style-name="ro1">
          <table:table-cell office:value-type="string" calcext:value-type="string">
            <text:p>9782803632749</text:p>
          </table:table-cell>
          <table:table-cell table:formula="of:=[.$B$1]&amp;[.A718]&amp;&quot;/[0:300]&quot;" office:value-type="string" office:string-value="https://reader.izneo.com/read/9782803632749/[0:300]" calcext:value-type="string">
            <text:p>https://reader.izneo.com/read/9782803632749/[0:300]</text:p>
          </table:table-cell>
        </table:table-row>
        <table:table-row table:style-name="ro1">
          <table:table-cell office:value-type="string" calcext:value-type="string">
            <text:p>9782803632756</text:p>
          </table:table-cell>
          <table:table-cell table:formula="of:=[.$B$1]&amp;[.A719]&amp;&quot;/[0:300]&quot;" office:value-type="string" office:string-value="https://reader.izneo.com/read/9782803632756/[0:300]" calcext:value-type="string">
            <text:p>https://reader.izneo.com/read/9782803632756/[0:300]</text:p>
          </table:table-cell>
        </table:table-row>
        <table:table-row table:style-name="ro1">
          <table:table-cell office:value-type="string" calcext:value-type="string">
            <text:p>9782803632787</text:p>
          </table:table-cell>
          <table:table-cell table:formula="of:=[.$B$1]&amp;[.A720]&amp;&quot;/[0:300]&quot;" office:value-type="string" office:string-value="https://reader.izneo.com/read/9782803632787/[0:300]" calcext:value-type="string">
            <text:p>https://reader.izneo.com/read/9782803632787/[0:300]</text:p>
          </table:table-cell>
        </table:table-row>
        <table:table-row table:style-name="ro1">
          <table:table-cell office:value-type="string" calcext:value-type="string">
            <text:p>9782803632800</text:p>
          </table:table-cell>
          <table:table-cell table:formula="of:=[.$B$1]&amp;[.A721]&amp;&quot;/[0:300]&quot;" office:value-type="string" office:string-value="https://reader.izneo.com/read/9782803632800/[0:300]" calcext:value-type="string">
            <text:p>https://reader.izneo.com/read/9782803632800/[0:300]</text:p>
          </table:table-cell>
        </table:table-row>
        <table:table-row table:style-name="ro1">
          <table:table-cell office:value-type="string" calcext:value-type="string">
            <text:p>9782803632824</text:p>
          </table:table-cell>
          <table:table-cell table:formula="of:=[.$B$1]&amp;[.A722]&amp;&quot;/[0:300]&quot;" office:value-type="string" office:string-value="https://reader.izneo.com/read/9782803632824/[0:300]" calcext:value-type="string">
            <text:p>https://reader.izneo.com/read/9782803632824/[0:300]</text:p>
          </table:table-cell>
        </table:table-row>
        <table:table-row table:style-name="ro1">
          <table:table-cell office:value-type="string" calcext:value-type="string">
            <text:p>9782803632831</text:p>
          </table:table-cell>
          <table:table-cell table:formula="of:=[.$B$1]&amp;[.A723]&amp;&quot;/[0:300]&quot;" office:value-type="string" office:string-value="https://reader.izneo.com/read/9782803632831/[0:300]" calcext:value-type="string">
            <text:p>https://reader.izneo.com/read/9782803632831/[0:300]</text:p>
          </table:table-cell>
        </table:table-row>
        <table:table-row table:style-name="ro1">
          <table:table-cell office:value-type="string" calcext:value-type="string">
            <text:p>9782803632855</text:p>
          </table:table-cell>
          <table:table-cell table:formula="of:=[.$B$1]&amp;[.A724]&amp;&quot;/[0:300]&quot;" office:value-type="string" office:string-value="https://reader.izneo.com/read/9782803632855/[0:300]" calcext:value-type="string">
            <text:p>https://reader.izneo.com/read/9782803632855/[0:300]</text:p>
          </table:table-cell>
        </table:table-row>
        <table:table-row table:style-name="ro1">
          <table:table-cell office:value-type="string" calcext:value-type="string">
            <text:p>9782803632879</text:p>
          </table:table-cell>
          <table:table-cell table:formula="of:=[.$B$1]&amp;[.A725]&amp;&quot;/[0:300]&quot;" office:value-type="string" office:string-value="https://reader.izneo.com/read/9782803632879/[0:300]" calcext:value-type="string">
            <text:p>https://reader.izneo.com/read/9782803632879/[0:300]</text:p>
          </table:table-cell>
        </table:table-row>
        <table:table-row table:style-name="ro1">
          <table:table-cell office:value-type="string" calcext:value-type="string">
            <text:p>9782803632893</text:p>
          </table:table-cell>
          <table:table-cell table:formula="of:=[.$B$1]&amp;[.A726]&amp;&quot;/[0:300]&quot;" office:value-type="string" office:string-value="https://reader.izneo.com/read/9782803632893/[0:300]" calcext:value-type="string">
            <text:p>https://reader.izneo.com/read/9782803632893/[0:300]</text:p>
          </table:table-cell>
        </table:table-row>
        <table:table-row table:style-name="ro1">
          <table:table-cell office:value-type="string" calcext:value-type="string">
            <text:p>9782803632909</text:p>
          </table:table-cell>
          <table:table-cell table:formula="of:=[.$B$1]&amp;[.A727]&amp;&quot;/[0:300]&quot;" office:value-type="string" office:string-value="https://reader.izneo.com/read/9782803632909/[0:300]" calcext:value-type="string">
            <text:p>https://reader.izneo.com/read/9782803632909/[0:300]</text:p>
          </table:table-cell>
        </table:table-row>
        <table:table-row table:style-name="ro1">
          <table:table-cell office:value-type="string" calcext:value-type="string">
            <text:p>9782803632923</text:p>
          </table:table-cell>
          <table:table-cell table:formula="of:=[.$B$1]&amp;[.A728]&amp;&quot;/[0:300]&quot;" office:value-type="string" office:string-value="https://reader.izneo.com/read/9782803632923/[0:300]" calcext:value-type="string">
            <text:p>https://reader.izneo.com/read/9782803632923/[0:300]</text:p>
          </table:table-cell>
        </table:table-row>
        <table:table-row table:style-name="ro1">
          <table:table-cell office:value-type="string" calcext:value-type="string">
            <text:p>9782803632930</text:p>
          </table:table-cell>
          <table:table-cell table:formula="of:=[.$B$1]&amp;[.A729]&amp;&quot;/[0:300]&quot;" office:value-type="string" office:string-value="https://reader.izneo.com/read/9782803632930/[0:300]" calcext:value-type="string">
            <text:p>https://reader.izneo.com/read/9782803632930/[0:300]</text:p>
          </table:table-cell>
        </table:table-row>
        <table:table-row table:style-name="ro1">
          <table:table-cell office:value-type="string" calcext:value-type="string">
            <text:p>9782803632947</text:p>
          </table:table-cell>
          <table:table-cell table:formula="of:=[.$B$1]&amp;[.A730]&amp;&quot;/[0:300]&quot;" office:value-type="string" office:string-value="https://reader.izneo.com/read/9782803632947/[0:300]" calcext:value-type="string">
            <text:p>https://reader.izneo.com/read/9782803632947/[0:300]</text:p>
          </table:table-cell>
        </table:table-row>
        <table:table-row table:style-name="ro1">
          <table:table-cell office:value-type="string" calcext:value-type="string">
            <text:p>9782803632992</text:p>
          </table:table-cell>
          <table:table-cell table:formula="of:=[.$B$1]&amp;[.A731]&amp;&quot;/[0:300]&quot;" office:value-type="string" office:string-value="https://reader.izneo.com/read/9782803632992/[0:300]" calcext:value-type="string">
            <text:p>https://reader.izneo.com/read/9782803632992/[0:300]</text:p>
          </table:table-cell>
        </table:table-row>
        <table:table-row table:style-name="ro1">
          <table:table-cell office:value-type="string" calcext:value-type="string">
            <text:p>9782803633005</text:p>
          </table:table-cell>
          <table:table-cell table:formula="of:=[.$B$1]&amp;[.A732]&amp;&quot;/[0:300]&quot;" office:value-type="string" office:string-value="https://reader.izneo.com/read/9782803633005/[0:300]" calcext:value-type="string">
            <text:p>https://reader.izneo.com/read/9782803633005/[0:300]</text:p>
          </table:table-cell>
        </table:table-row>
        <table:table-row table:style-name="ro1">
          <table:table-cell office:value-type="string" calcext:value-type="string">
            <text:p>9782803633081</text:p>
          </table:table-cell>
          <table:table-cell table:formula="of:=[.$B$1]&amp;[.A733]&amp;&quot;/[0:300]&quot;" office:value-type="string" office:string-value="https://reader.izneo.com/read/9782803633081/[0:300]" calcext:value-type="string">
            <text:p>https://reader.izneo.com/read/9782803633081/[0:300]</text:p>
          </table:table-cell>
        </table:table-row>
        <table:table-row table:style-name="ro1">
          <table:table-cell office:value-type="string" calcext:value-type="string">
            <text:p>9782803633098</text:p>
          </table:table-cell>
          <table:table-cell table:formula="of:=[.$B$1]&amp;[.A734]&amp;&quot;/[0:300]&quot;" office:value-type="string" office:string-value="https://reader.izneo.com/read/9782803633098/[0:300]" calcext:value-type="string">
            <text:p>https://reader.izneo.com/read/9782803633098/[0:300]</text:p>
          </table:table-cell>
        </table:table-row>
        <table:table-row table:style-name="ro1">
          <table:table-cell office:value-type="string" calcext:value-type="string">
            <text:p>9782803633227</text:p>
          </table:table-cell>
          <table:table-cell table:formula="of:=[.$B$1]&amp;[.A735]&amp;&quot;/[0:300]&quot;" office:value-type="string" office:string-value="https://reader.izneo.com/read/9782803633227/[0:300]" calcext:value-type="string">
            <text:p>https://reader.izneo.com/read/9782803633227/[0:300]</text:p>
          </table:table-cell>
        </table:table-row>
        <table:table-row table:style-name="ro1">
          <table:table-cell office:value-type="string" calcext:value-type="string">
            <text:p>9782803633425</text:p>
          </table:table-cell>
          <table:table-cell table:formula="of:=[.$B$1]&amp;[.A736]&amp;&quot;/[0:300]&quot;" office:value-type="string" office:string-value="https://reader.izneo.com/read/9782803633425/[0:300]" calcext:value-type="string">
            <text:p>https://reader.izneo.com/read/9782803633425/[0:300]</text:p>
          </table:table-cell>
        </table:table-row>
        <table:table-row table:style-name="ro1">
          <table:table-cell office:value-type="string" calcext:value-type="string">
            <text:p>9782803633463</text:p>
          </table:table-cell>
          <table:table-cell table:formula="of:=[.$B$1]&amp;[.A737]&amp;&quot;/[0:300]&quot;" office:value-type="string" office:string-value="https://reader.izneo.com/read/9782803633463/[0:300]" calcext:value-type="string">
            <text:p>https://reader.izneo.com/read/9782803633463/[0:300]</text:p>
          </table:table-cell>
        </table:table-row>
        <table:table-row table:style-name="ro1">
          <table:table-cell office:value-type="string" calcext:value-type="string">
            <text:p>9782803633715</text:p>
          </table:table-cell>
          <table:table-cell table:formula="of:=[.$B$1]&amp;[.A738]&amp;&quot;/[0:300]&quot;" office:value-type="string" office:string-value="https://reader.izneo.com/read/9782803633715/[0:300]" calcext:value-type="string">
            <text:p>https://reader.izneo.com/read/9782803633715/[0:300]</text:p>
          </table:table-cell>
        </table:table-row>
        <table:table-row table:style-name="ro1">
          <table:table-cell office:value-type="string" calcext:value-type="string">
            <text:p>9782803633739</text:p>
          </table:table-cell>
          <table:table-cell table:formula="of:=[.$B$1]&amp;[.A739]&amp;&quot;/[0:300]&quot;" office:value-type="string" office:string-value="https://reader.izneo.com/read/9782803633739/[0:300]" calcext:value-type="string">
            <text:p>https://reader.izneo.com/read/9782803633739/[0:300]</text:p>
          </table:table-cell>
        </table:table-row>
        <table:table-row table:style-name="ro1">
          <table:table-cell office:value-type="string" calcext:value-type="string">
            <text:p>9782803633753</text:p>
          </table:table-cell>
          <table:table-cell table:formula="of:=[.$B$1]&amp;[.A740]&amp;&quot;/[0:300]&quot;" office:value-type="string" office:string-value="https://reader.izneo.com/read/9782803633753/[0:300]" calcext:value-type="string">
            <text:p>https://reader.izneo.com/read/9782803633753/[0:300]</text:p>
          </table:table-cell>
        </table:table-row>
        <table:table-row table:style-name="ro1">
          <table:table-cell office:value-type="string" calcext:value-type="string">
            <text:p>9782803633760</text:p>
          </table:table-cell>
          <table:table-cell table:formula="of:=[.$B$1]&amp;[.A741]&amp;&quot;/[0:300]&quot;" office:value-type="string" office:string-value="https://reader.izneo.com/read/9782803633760/[0:300]" calcext:value-type="string">
            <text:p>https://reader.izneo.com/read/9782803633760/[0:300]</text:p>
          </table:table-cell>
        </table:table-row>
        <table:table-row table:style-name="ro1">
          <table:table-cell office:value-type="string" calcext:value-type="string">
            <text:p>9782803633777</text:p>
          </table:table-cell>
          <table:table-cell table:formula="of:=[.$B$1]&amp;[.A742]&amp;&quot;/[0:300]&quot;" office:value-type="string" office:string-value="https://reader.izneo.com/read/9782803633777/[0:300]" calcext:value-type="string">
            <text:p>https://reader.izneo.com/read/9782803633777/[0:300]</text:p>
          </table:table-cell>
        </table:table-row>
        <table:table-row table:style-name="ro1">
          <table:table-cell office:value-type="string" calcext:value-type="string">
            <text:p>9782803633784</text:p>
          </table:table-cell>
          <table:table-cell table:formula="of:=[.$B$1]&amp;[.A743]&amp;&quot;/[0:300]&quot;" office:value-type="string" office:string-value="https://reader.izneo.com/read/9782803633784/[0:300]" calcext:value-type="string">
            <text:p>https://reader.izneo.com/read/9782803633784/[0:300]</text:p>
          </table:table-cell>
        </table:table-row>
        <table:table-row table:style-name="ro1">
          <table:table-cell office:value-type="string" calcext:value-type="string">
            <text:p>9782803633791</text:p>
          </table:table-cell>
          <table:table-cell table:formula="of:=[.$B$1]&amp;[.A744]&amp;&quot;/[0:300]&quot;" office:value-type="string" office:string-value="https://reader.izneo.com/read/9782803633791/[0:300]" calcext:value-type="string">
            <text:p>https://reader.izneo.com/read/9782803633791/[0:300]</text:p>
          </table:table-cell>
        </table:table-row>
        <table:table-row table:style-name="ro1">
          <table:table-cell office:value-type="string" calcext:value-type="string">
            <text:p>9782803633807</text:p>
          </table:table-cell>
          <table:table-cell table:formula="of:=[.$B$1]&amp;[.A745]&amp;&quot;/[0:300]&quot;" office:value-type="string" office:string-value="https://reader.izneo.com/read/9782803633807/[0:300]" calcext:value-type="string">
            <text:p>https://reader.izneo.com/read/9782803633807/[0:300]</text:p>
          </table:table-cell>
        </table:table-row>
        <table:table-row table:style-name="ro1">
          <table:table-cell office:value-type="string" calcext:value-type="string">
            <text:p>9782803633814</text:p>
          </table:table-cell>
          <table:table-cell table:formula="of:=[.$B$1]&amp;[.A746]&amp;&quot;/[0:300]&quot;" office:value-type="string" office:string-value="https://reader.izneo.com/read/9782803633814/[0:300]" calcext:value-type="string">
            <text:p>https://reader.izneo.com/read/9782803633814/[0:300]</text:p>
          </table:table-cell>
        </table:table-row>
        <table:table-row table:style-name="ro1">
          <table:table-cell office:value-type="string" calcext:value-type="string">
            <text:p>9782803633845</text:p>
          </table:table-cell>
          <table:table-cell table:formula="of:=[.$B$1]&amp;[.A747]&amp;&quot;/[0:300]&quot;" office:value-type="string" office:string-value="https://reader.izneo.com/read/9782803633845/[0:300]" calcext:value-type="string">
            <text:p>https://reader.izneo.com/read/9782803633845/[0:300]</text:p>
          </table:table-cell>
        </table:table-row>
        <table:table-row table:style-name="ro1">
          <table:table-cell office:value-type="string" calcext:value-type="string">
            <text:p>9782803633876</text:p>
          </table:table-cell>
          <table:table-cell table:formula="of:=[.$B$1]&amp;[.A748]&amp;&quot;/[0:300]&quot;" office:value-type="string" office:string-value="https://reader.izneo.com/read/9782803633876/[0:300]" calcext:value-type="string">
            <text:p>https://reader.izneo.com/read/9782803633876/[0:300]</text:p>
          </table:table-cell>
        </table:table-row>
        <table:table-row table:style-name="ro1">
          <table:table-cell office:value-type="string" calcext:value-type="string">
            <text:p>9782803633883</text:p>
          </table:table-cell>
          <table:table-cell table:formula="of:=[.$B$1]&amp;[.A749]&amp;&quot;/[0:300]&quot;" office:value-type="string" office:string-value="https://reader.izneo.com/read/9782803633883/[0:300]" calcext:value-type="string">
            <text:p>https://reader.izneo.com/read/9782803633883/[0:300]</text:p>
          </table:table-cell>
        </table:table-row>
        <table:table-row table:style-name="ro1">
          <table:table-cell office:value-type="string" calcext:value-type="string">
            <text:p>9782803633890</text:p>
          </table:table-cell>
          <table:table-cell table:formula="of:=[.$B$1]&amp;[.A750]&amp;&quot;/[0:300]&quot;" office:value-type="string" office:string-value="https://reader.izneo.com/read/9782803633890/[0:300]" calcext:value-type="string">
            <text:p>https://reader.izneo.com/read/9782803633890/[0:300]</text:p>
          </table:table-cell>
        </table:table-row>
        <table:table-row table:style-name="ro1">
          <table:table-cell office:value-type="string" calcext:value-type="string">
            <text:p>9782803633913</text:p>
          </table:table-cell>
          <table:table-cell table:formula="of:=[.$B$1]&amp;[.A751]&amp;&quot;/[0:300]&quot;" office:value-type="string" office:string-value="https://reader.izneo.com/read/9782803633913/[0:300]" calcext:value-type="string">
            <text:p>https://reader.izneo.com/read/9782803633913/[0:300]</text:p>
          </table:table-cell>
        </table:table-row>
        <table:table-row table:style-name="ro1">
          <table:table-cell office:value-type="string" calcext:value-type="string">
            <text:p>9782803633920</text:p>
          </table:table-cell>
          <table:table-cell table:formula="of:=[.$B$1]&amp;[.A752]&amp;&quot;/[0:300]&quot;" office:value-type="string" office:string-value="https://reader.izneo.com/read/9782803633920/[0:300]" calcext:value-type="string">
            <text:p>https://reader.izneo.com/read/9782803633920/[0:300]</text:p>
          </table:table-cell>
        </table:table-row>
        <table:table-row table:style-name="ro1">
          <table:table-cell office:value-type="string" calcext:value-type="string">
            <text:p>9782803633937</text:p>
          </table:table-cell>
          <table:table-cell table:formula="of:=[.$B$1]&amp;[.A753]&amp;&quot;/[0:300]&quot;" office:value-type="string" office:string-value="https://reader.izneo.com/read/9782803633937/[0:300]" calcext:value-type="string">
            <text:p>https://reader.izneo.com/read/9782803633937/[0:300]</text:p>
          </table:table-cell>
        </table:table-row>
        <table:table-row table:style-name="ro1">
          <table:table-cell office:value-type="string" calcext:value-type="string">
            <text:p>9782803633982</text:p>
          </table:table-cell>
          <table:table-cell table:formula="of:=[.$B$1]&amp;[.A754]&amp;&quot;/[0:300]&quot;" office:value-type="string" office:string-value="https://reader.izneo.com/read/9782803633982/[0:300]" calcext:value-type="string">
            <text:p>https://reader.izneo.com/read/9782803633982/[0:300]</text:p>
          </table:table-cell>
        </table:table-row>
        <table:table-row table:style-name="ro1">
          <table:table-cell office:value-type="string" calcext:value-type="string">
            <text:p>9782803634002</text:p>
          </table:table-cell>
          <table:table-cell table:formula="of:=[.$B$1]&amp;[.A755]&amp;&quot;/[0:300]&quot;" office:value-type="string" office:string-value="https://reader.izneo.com/read/9782803634002/[0:300]" calcext:value-type="string">
            <text:p>https://reader.izneo.com/read/9782803634002/[0:300]</text:p>
          </table:table-cell>
        </table:table-row>
        <table:table-row table:style-name="ro1">
          <table:table-cell office:value-type="string" calcext:value-type="string">
            <text:p>9782803634019</text:p>
          </table:table-cell>
          <table:table-cell table:formula="of:=[.$B$1]&amp;[.A756]&amp;&quot;/[0:300]&quot;" office:value-type="string" office:string-value="https://reader.izneo.com/read/9782803634019/[0:300]" calcext:value-type="string">
            <text:p>https://reader.izneo.com/read/9782803634019/[0:300]</text:p>
          </table:table-cell>
        </table:table-row>
        <table:table-row table:style-name="ro1">
          <table:table-cell office:value-type="string" calcext:value-type="string">
            <text:p>9782803634026</text:p>
          </table:table-cell>
          <table:table-cell table:formula="of:=[.$B$1]&amp;[.A757]&amp;&quot;/[0:300]&quot;" office:value-type="string" office:string-value="https://reader.izneo.com/read/9782803634026/[0:300]" calcext:value-type="string">
            <text:p>https://reader.izneo.com/read/9782803634026/[0:300]</text:p>
          </table:table-cell>
        </table:table-row>
        <table:table-row table:style-name="ro1">
          <table:table-cell office:value-type="string" calcext:value-type="string">
            <text:p>9782803634033</text:p>
          </table:table-cell>
          <table:table-cell table:formula="of:=[.$B$1]&amp;[.A758]&amp;&quot;/[0:300]&quot;" office:value-type="string" office:string-value="https://reader.izneo.com/read/9782803634033/[0:300]" calcext:value-type="string">
            <text:p>https://reader.izneo.com/read/9782803634033/[0:300]</text:p>
          </table:table-cell>
        </table:table-row>
        <table:table-row table:style-name="ro1">
          <table:table-cell office:value-type="string" calcext:value-type="string">
            <text:p>9782803634057</text:p>
          </table:table-cell>
          <table:table-cell table:formula="of:=[.$B$1]&amp;[.A759]&amp;&quot;/[0:300]&quot;" office:value-type="string" office:string-value="https://reader.izneo.com/read/9782803634057/[0:300]" calcext:value-type="string">
            <text:p>https://reader.izneo.com/read/9782803634057/[0:300]</text:p>
          </table:table-cell>
        </table:table-row>
        <table:table-row table:style-name="ro1">
          <table:table-cell office:value-type="string" calcext:value-type="string">
            <text:p>9782803634071</text:p>
          </table:table-cell>
          <table:table-cell table:formula="of:=[.$B$1]&amp;[.A760]&amp;&quot;/[0:300]&quot;" office:value-type="string" office:string-value="https://reader.izneo.com/read/9782803634071/[0:300]" calcext:value-type="string">
            <text:p>https://reader.izneo.com/read/9782803634071/[0:300]</text:p>
          </table:table-cell>
        </table:table-row>
        <table:table-row table:style-name="ro1">
          <table:table-cell office:value-type="string" calcext:value-type="string">
            <text:p>9782803634095</text:p>
          </table:table-cell>
          <table:table-cell table:formula="of:=[.$B$1]&amp;[.A761]&amp;&quot;/[0:300]&quot;" office:value-type="string" office:string-value="https://reader.izneo.com/read/9782803634095/[0:300]" calcext:value-type="string">
            <text:p>https://reader.izneo.com/read/9782803634095/[0:300]</text:p>
          </table:table-cell>
        </table:table-row>
        <table:table-row table:style-name="ro1">
          <table:table-cell office:value-type="string" calcext:value-type="string">
            <text:p>9782803634101</text:p>
          </table:table-cell>
          <table:table-cell table:formula="of:=[.$B$1]&amp;[.A762]&amp;&quot;/[0:300]&quot;" office:value-type="string" office:string-value="https://reader.izneo.com/read/9782803634101/[0:300]" calcext:value-type="string">
            <text:p>https://reader.izneo.com/read/9782803634101/[0:300]</text:p>
          </table:table-cell>
        </table:table-row>
        <table:table-row table:style-name="ro1">
          <table:table-cell office:value-type="string" calcext:value-type="string">
            <text:p>9782803634156</text:p>
          </table:table-cell>
          <table:table-cell table:formula="of:=[.$B$1]&amp;[.A763]&amp;&quot;/[0:300]&quot;" office:value-type="string" office:string-value="https://reader.izneo.com/read/9782803634156/[0:300]" calcext:value-type="string">
            <text:p>https://reader.izneo.com/read/9782803634156/[0:300]</text:p>
          </table:table-cell>
        </table:table-row>
        <table:table-row table:style-name="ro1">
          <table:table-cell office:value-type="string" calcext:value-type="string">
            <text:p>9782803634170</text:p>
          </table:table-cell>
          <table:table-cell table:formula="of:=[.$B$1]&amp;[.A764]&amp;&quot;/[0:300]&quot;" office:value-type="string" office:string-value="https://reader.izneo.com/read/9782803634170/[0:300]" calcext:value-type="string">
            <text:p>https://reader.izneo.com/read/9782803634170/[0:300]</text:p>
          </table:table-cell>
        </table:table-row>
        <table:table-row table:style-name="ro1">
          <table:table-cell office:value-type="string" calcext:value-type="string">
            <text:p>9782803634187</text:p>
          </table:table-cell>
          <table:table-cell table:formula="of:=[.$B$1]&amp;[.A765]&amp;&quot;/[0:300]&quot;" office:value-type="string" office:string-value="https://reader.izneo.com/read/9782803634187/[0:300]" calcext:value-type="string">
            <text:p>https://reader.izneo.com/read/9782803634187/[0:300]</text:p>
          </table:table-cell>
        </table:table-row>
        <table:table-row table:style-name="ro1">
          <table:table-cell office:value-type="string" calcext:value-type="string">
            <text:p>9782803634194</text:p>
          </table:table-cell>
          <table:table-cell table:formula="of:=[.$B$1]&amp;[.A766]&amp;&quot;/[0:300]&quot;" office:value-type="string" office:string-value="https://reader.izneo.com/read/9782803634194/[0:300]" calcext:value-type="string">
            <text:p>https://reader.izneo.com/read/9782803634194/[0:300]</text:p>
          </table:table-cell>
        </table:table-row>
        <table:table-row table:style-name="ro1">
          <table:table-cell office:value-type="string" calcext:value-type="string">
            <text:p>9782803634217</text:p>
          </table:table-cell>
          <table:table-cell table:formula="of:=[.$B$1]&amp;[.A767]&amp;&quot;/[0:300]&quot;" office:value-type="string" office:string-value="https://reader.izneo.com/read/9782803634217/[0:300]" calcext:value-type="string">
            <text:p>https://reader.izneo.com/read/9782803634217/[0:300]</text:p>
          </table:table-cell>
        </table:table-row>
        <table:table-row table:style-name="ro1">
          <table:table-cell office:value-type="string" calcext:value-type="string">
            <text:p>9782803634231</text:p>
          </table:table-cell>
          <table:table-cell table:formula="of:=[.$B$1]&amp;[.A768]&amp;&quot;/[0:300]&quot;" office:value-type="string" office:string-value="https://reader.izneo.com/read/9782803634231/[0:300]" calcext:value-type="string">
            <text:p>https://reader.izneo.com/read/9782803634231/[0:300]</text:p>
          </table:table-cell>
        </table:table-row>
        <table:table-row table:style-name="ro1">
          <table:table-cell office:value-type="string" calcext:value-type="string">
            <text:p>9782803634262</text:p>
          </table:table-cell>
          <table:table-cell table:formula="of:=[.$B$1]&amp;[.A769]&amp;&quot;/[0:300]&quot;" office:value-type="string" office:string-value="https://reader.izneo.com/read/9782803634262/[0:300]" calcext:value-type="string">
            <text:p>https://reader.izneo.com/read/9782803634262/[0:300]</text:p>
          </table:table-cell>
        </table:table-row>
        <table:table-row table:style-name="ro1">
          <table:table-cell office:value-type="string" calcext:value-type="string">
            <text:p>9782803634279</text:p>
          </table:table-cell>
          <table:table-cell table:formula="of:=[.$B$1]&amp;[.A770]&amp;&quot;/[0:300]&quot;" office:value-type="string" office:string-value="https://reader.izneo.com/read/9782803634279/[0:300]" calcext:value-type="string">
            <text:p>https://reader.izneo.com/read/9782803634279/[0:300]</text:p>
          </table:table-cell>
        </table:table-row>
        <table:table-row table:style-name="ro1">
          <table:table-cell office:value-type="string" calcext:value-type="string">
            <text:p>9782803634286</text:p>
          </table:table-cell>
          <table:table-cell table:formula="of:=[.$B$1]&amp;[.A771]&amp;&quot;/[0:300]&quot;" office:value-type="string" office:string-value="https://reader.izneo.com/read/9782803634286/[0:300]" calcext:value-type="string">
            <text:p>https://reader.izneo.com/read/9782803634286/[0:300]</text:p>
          </table:table-cell>
        </table:table-row>
        <table:table-row table:style-name="ro1">
          <table:table-cell office:value-type="string" calcext:value-type="string">
            <text:p>9782803634309</text:p>
          </table:table-cell>
          <table:table-cell table:formula="of:=[.$B$1]&amp;[.A772]&amp;&quot;/[0:300]&quot;" office:value-type="string" office:string-value="https://reader.izneo.com/read/9782803634309/[0:300]" calcext:value-type="string">
            <text:p>https://reader.izneo.com/read/9782803634309/[0:300]</text:p>
          </table:table-cell>
        </table:table-row>
        <table:table-row table:style-name="ro1">
          <table:table-cell office:value-type="string" calcext:value-type="string">
            <text:p>9782803634316</text:p>
          </table:table-cell>
          <table:table-cell table:formula="of:=[.$B$1]&amp;[.A773]&amp;&quot;/[0:300]&quot;" office:value-type="string" office:string-value="https://reader.izneo.com/read/9782803634316/[0:300]" calcext:value-type="string">
            <text:p>https://reader.izneo.com/read/9782803634316/[0:300]</text:p>
          </table:table-cell>
        </table:table-row>
        <table:table-row table:style-name="ro1">
          <table:table-cell office:value-type="string" calcext:value-type="string">
            <text:p>9782803634330</text:p>
          </table:table-cell>
          <table:table-cell table:formula="of:=[.$B$1]&amp;[.A774]&amp;&quot;/[0:300]&quot;" office:value-type="string" office:string-value="https://reader.izneo.com/read/9782803634330/[0:300]" calcext:value-type="string">
            <text:p>https://reader.izneo.com/read/9782803634330/[0:300]</text:p>
          </table:table-cell>
        </table:table-row>
        <table:table-row table:style-name="ro1">
          <table:table-cell office:value-type="string" calcext:value-type="string">
            <text:p>9782803634347</text:p>
          </table:table-cell>
          <table:table-cell table:formula="of:=[.$B$1]&amp;[.A775]&amp;&quot;/[0:300]&quot;" office:value-type="string" office:string-value="https://reader.izneo.com/read/9782803634347/[0:300]" calcext:value-type="string">
            <text:p>https://reader.izneo.com/read/9782803634347/[0:300]</text:p>
          </table:table-cell>
        </table:table-row>
        <table:table-row table:style-name="ro1">
          <table:table-cell office:value-type="string" calcext:value-type="string">
            <text:p>9782803634354</text:p>
          </table:table-cell>
          <table:table-cell table:formula="of:=[.$B$1]&amp;[.A776]&amp;&quot;/[0:300]&quot;" office:value-type="string" office:string-value="https://reader.izneo.com/read/9782803634354/[0:300]" calcext:value-type="string">
            <text:p>https://reader.izneo.com/read/9782803634354/[0:300]</text:p>
          </table:table-cell>
        </table:table-row>
        <table:table-row table:style-name="ro1">
          <table:table-cell office:value-type="string" calcext:value-type="string">
            <text:p>9782803634378</text:p>
          </table:table-cell>
          <table:table-cell table:formula="of:=[.$B$1]&amp;[.A777]&amp;&quot;/[0:300]&quot;" office:value-type="string" office:string-value="https://reader.izneo.com/read/9782803634378/[0:300]" calcext:value-type="string">
            <text:p>https://reader.izneo.com/read/9782803634378/[0:300]</text:p>
          </table:table-cell>
        </table:table-row>
        <table:table-row table:style-name="ro1">
          <table:table-cell office:value-type="string" calcext:value-type="string">
            <text:p>9782803634392</text:p>
          </table:table-cell>
          <table:table-cell table:formula="of:=[.$B$1]&amp;[.A778]&amp;&quot;/[0:300]&quot;" office:value-type="string" office:string-value="https://reader.izneo.com/read/9782803634392/[0:300]" calcext:value-type="string">
            <text:p>https://reader.izneo.com/read/9782803634392/[0:300]</text:p>
          </table:table-cell>
        </table:table-row>
        <table:table-row table:style-name="ro1">
          <table:table-cell office:value-type="string" calcext:value-type="string">
            <text:p>9782803634408</text:p>
          </table:table-cell>
          <table:table-cell table:formula="of:=[.$B$1]&amp;[.A779]&amp;&quot;/[0:300]&quot;" office:value-type="string" office:string-value="https://reader.izneo.com/read/9782803634408/[0:300]" calcext:value-type="string">
            <text:p>https://reader.izneo.com/read/9782803634408/[0:300]</text:p>
          </table:table-cell>
        </table:table-row>
        <table:table-row table:style-name="ro1">
          <table:table-cell office:value-type="string" calcext:value-type="string">
            <text:p>9782803634453</text:p>
          </table:table-cell>
          <table:table-cell table:formula="of:=[.$B$1]&amp;[.A780]&amp;&quot;/[0:300]&quot;" office:value-type="string" office:string-value="https://reader.izneo.com/read/9782803634453/[0:300]" calcext:value-type="string">
            <text:p>https://reader.izneo.com/read/9782803634453/[0:300]</text:p>
          </table:table-cell>
        </table:table-row>
        <table:table-row table:style-name="ro1">
          <table:table-cell office:value-type="string" calcext:value-type="string">
            <text:p>9782803634477</text:p>
          </table:table-cell>
          <table:table-cell table:formula="of:=[.$B$1]&amp;[.A781]&amp;&quot;/[0:300]&quot;" office:value-type="string" office:string-value="https://reader.izneo.com/read/9782803634477/[0:300]" calcext:value-type="string">
            <text:p>https://reader.izneo.com/read/9782803634477/[0:300]</text:p>
          </table:table-cell>
        </table:table-row>
        <table:table-row table:style-name="ro1">
          <table:table-cell office:value-type="string" calcext:value-type="string">
            <text:p>9782803634484</text:p>
          </table:table-cell>
          <table:table-cell table:formula="of:=[.$B$1]&amp;[.A782]&amp;&quot;/[0:300]&quot;" office:value-type="string" office:string-value="https://reader.izneo.com/read/9782803634484/[0:300]" calcext:value-type="string">
            <text:p>https://reader.izneo.com/read/9782803634484/[0:300]</text:p>
          </table:table-cell>
        </table:table-row>
        <table:table-row table:style-name="ro1">
          <table:table-cell office:value-type="string" calcext:value-type="string">
            <text:p>9782803634491</text:p>
          </table:table-cell>
          <table:table-cell table:formula="of:=[.$B$1]&amp;[.A783]&amp;&quot;/[0:300]&quot;" office:value-type="string" office:string-value="https://reader.izneo.com/read/9782803634491/[0:300]" calcext:value-type="string">
            <text:p>https://reader.izneo.com/read/9782803634491/[0:300]</text:p>
          </table:table-cell>
        </table:table-row>
        <table:table-row table:style-name="ro1">
          <table:table-cell office:value-type="string" calcext:value-type="string">
            <text:p>9782803634507</text:p>
          </table:table-cell>
          <table:table-cell table:formula="of:=[.$B$1]&amp;[.A784]&amp;&quot;/[0:300]&quot;" office:value-type="string" office:string-value="https://reader.izneo.com/read/9782803634507/[0:300]" calcext:value-type="string">
            <text:p>https://reader.izneo.com/read/9782803634507/[0:300]</text:p>
          </table:table-cell>
        </table:table-row>
        <table:table-row table:style-name="ro1">
          <table:table-cell office:value-type="string" calcext:value-type="string">
            <text:p>9782803634538</text:p>
          </table:table-cell>
          <table:table-cell table:formula="of:=[.$B$1]&amp;[.A785]&amp;&quot;/[0:300]&quot;" office:value-type="string" office:string-value="https://reader.izneo.com/read/9782803634538/[0:300]" calcext:value-type="string">
            <text:p>https://reader.izneo.com/read/9782803634538/[0:300]</text:p>
          </table:table-cell>
        </table:table-row>
        <table:table-row table:style-name="ro1">
          <table:table-cell office:value-type="string" calcext:value-type="string">
            <text:p>9782803634545</text:p>
          </table:table-cell>
          <table:table-cell table:formula="of:=[.$B$1]&amp;[.A786]&amp;&quot;/[0:300]&quot;" office:value-type="string" office:string-value="https://reader.izneo.com/read/9782803634545/[0:300]" calcext:value-type="string">
            <text:p>https://reader.izneo.com/read/9782803634545/[0:300]</text:p>
          </table:table-cell>
        </table:table-row>
        <table:table-row table:style-name="ro1">
          <table:table-cell office:value-type="string" calcext:value-type="string">
            <text:p>9782803634651</text:p>
          </table:table-cell>
          <table:table-cell table:formula="of:=[.$B$1]&amp;[.A787]&amp;&quot;/[0:300]&quot;" office:value-type="string" office:string-value="https://reader.izneo.com/read/9782803634651/[0:300]" calcext:value-type="string">
            <text:p>https://reader.izneo.com/read/9782803634651/[0:300]</text:p>
          </table:table-cell>
        </table:table-row>
        <table:table-row table:style-name="ro1">
          <table:table-cell office:value-type="string" calcext:value-type="string">
            <text:p>9782803634934</text:p>
          </table:table-cell>
          <table:table-cell table:formula="of:=[.$B$1]&amp;[.A788]&amp;&quot;/[0:300]&quot;" office:value-type="string" office:string-value="https://reader.izneo.com/read/9782803634934/[0:300]" calcext:value-type="string">
            <text:p>https://reader.izneo.com/read/9782803634934/[0:300]</text:p>
          </table:table-cell>
        </table:table-row>
        <table:table-row table:style-name="ro1">
          <table:table-cell office:value-type="string" calcext:value-type="string">
            <text:p>9782803634958</text:p>
          </table:table-cell>
          <table:table-cell table:formula="of:=[.$B$1]&amp;[.A789]&amp;&quot;/[0:300]&quot;" office:value-type="string" office:string-value="https://reader.izneo.com/read/9782803634958/[0:300]" calcext:value-type="string">
            <text:p>https://reader.izneo.com/read/9782803634958/[0:300]</text:p>
          </table:table-cell>
        </table:table-row>
        <table:table-row table:style-name="ro1">
          <table:table-cell office:value-type="string" calcext:value-type="string">
            <text:p>9782803634965</text:p>
          </table:table-cell>
          <table:table-cell table:formula="of:=[.$B$1]&amp;[.A790]&amp;&quot;/[0:300]&quot;" office:value-type="string" office:string-value="https://reader.izneo.com/read/9782803634965/[0:300]" calcext:value-type="string">
            <text:p>https://reader.izneo.com/read/9782803634965/[0:300]</text:p>
          </table:table-cell>
        </table:table-row>
        <table:table-row table:style-name="ro1">
          <table:table-cell office:value-type="string" calcext:value-type="string">
            <text:p>9782803634972</text:p>
          </table:table-cell>
          <table:table-cell table:formula="of:=[.$B$1]&amp;[.A791]&amp;&quot;/[0:300]&quot;" office:value-type="string" office:string-value="https://reader.izneo.com/read/9782803634972/[0:300]" calcext:value-type="string">
            <text:p>https://reader.izneo.com/read/9782803634972/[0:300]</text:p>
          </table:table-cell>
        </table:table-row>
        <table:table-row table:style-name="ro1">
          <table:table-cell office:value-type="string" calcext:value-type="string">
            <text:p>9782803634989</text:p>
          </table:table-cell>
          <table:table-cell table:formula="of:=[.$B$1]&amp;[.A792]&amp;&quot;/[0:300]&quot;" office:value-type="string" office:string-value="https://reader.izneo.com/read/9782803634989/[0:300]" calcext:value-type="string">
            <text:p>https://reader.izneo.com/read/9782803634989/[0:300]</text:p>
          </table:table-cell>
        </table:table-row>
        <table:table-row table:style-name="ro1">
          <table:table-cell office:value-type="string" calcext:value-type="string">
            <text:p>9782803635016</text:p>
          </table:table-cell>
          <table:table-cell table:formula="of:=[.$B$1]&amp;[.A793]&amp;&quot;/[0:300]&quot;" office:value-type="string" office:string-value="https://reader.izneo.com/read/9782803635016/[0:300]" calcext:value-type="string">
            <text:p>https://reader.izneo.com/read/9782803635016/[0:300]</text:p>
          </table:table-cell>
        </table:table-row>
        <table:table-row table:style-name="ro1">
          <table:table-cell office:value-type="string" calcext:value-type="string">
            <text:p>9782803635054</text:p>
          </table:table-cell>
          <table:table-cell table:formula="of:=[.$B$1]&amp;[.A794]&amp;&quot;/[0:300]&quot;" office:value-type="string" office:string-value="https://reader.izneo.com/read/9782803635054/[0:300]" calcext:value-type="string">
            <text:p>https://reader.izneo.com/read/9782803635054/[0:300]</text:p>
          </table:table-cell>
        </table:table-row>
        <table:table-row table:style-name="ro1">
          <table:table-cell office:value-type="string" calcext:value-type="string">
            <text:p>9782803635177</text:p>
          </table:table-cell>
          <table:table-cell table:formula="of:=[.$B$1]&amp;[.A795]&amp;&quot;/[0:300]&quot;" office:value-type="string" office:string-value="https://reader.izneo.com/read/9782803635177/[0:300]" calcext:value-type="string">
            <text:p>https://reader.izneo.com/read/9782803635177/[0:300]</text:p>
          </table:table-cell>
        </table:table-row>
        <table:table-row table:style-name="ro1">
          <table:table-cell office:value-type="string" calcext:value-type="string">
            <text:p>9782803635207</text:p>
          </table:table-cell>
          <table:table-cell table:formula="of:=[.$B$1]&amp;[.A796]&amp;&quot;/[0:300]&quot;" office:value-type="string" office:string-value="https://reader.izneo.com/read/9782803635207/[0:300]" calcext:value-type="string">
            <text:p>https://reader.izneo.com/read/9782803635207/[0:300]</text:p>
          </table:table-cell>
        </table:table-row>
        <table:table-row table:style-name="ro1">
          <table:table-cell office:value-type="string" calcext:value-type="string">
            <text:p>9782803635214</text:p>
          </table:table-cell>
          <table:table-cell table:formula="of:=[.$B$1]&amp;[.A797]&amp;&quot;/[0:300]&quot;" office:value-type="string" office:string-value="https://reader.izneo.com/read/9782803635214/[0:300]" calcext:value-type="string">
            <text:p>https://reader.izneo.com/read/9782803635214/[0:300]</text:p>
          </table:table-cell>
        </table:table-row>
        <table:table-row table:style-name="ro1">
          <table:table-cell office:value-type="string" calcext:value-type="string">
            <text:p>9782803635276</text:p>
          </table:table-cell>
          <table:table-cell table:formula="of:=[.$B$1]&amp;[.A798]&amp;&quot;/[0:300]&quot;" office:value-type="string" office:string-value="https://reader.izneo.com/read/9782803635276/[0:300]" calcext:value-type="string">
            <text:p>https://reader.izneo.com/read/9782803635276/[0:300]</text:p>
          </table:table-cell>
        </table:table-row>
        <table:table-row table:style-name="ro1">
          <table:table-cell office:value-type="string" calcext:value-type="string">
            <text:p>9782803635283</text:p>
          </table:table-cell>
          <table:table-cell table:formula="of:=[.$B$1]&amp;[.A799]&amp;&quot;/[0:300]&quot;" office:value-type="string" office:string-value="https://reader.izneo.com/read/9782803635283/[0:300]" calcext:value-type="string">
            <text:p>https://reader.izneo.com/read/9782803635283/[0:300]</text:p>
          </table:table-cell>
        </table:table-row>
        <table:table-row table:style-name="ro1">
          <table:table-cell office:value-type="string" calcext:value-type="string">
            <text:p>9782803635290</text:p>
          </table:table-cell>
          <table:table-cell table:formula="of:=[.$B$1]&amp;[.A800]&amp;&quot;/[0:300]&quot;" office:value-type="string" office:string-value="https://reader.izneo.com/read/9782803635290/[0:300]" calcext:value-type="string">
            <text:p>https://reader.izneo.com/read/9782803635290/[0:300]</text:p>
          </table:table-cell>
        </table:table-row>
        <table:table-row table:style-name="ro1">
          <table:table-cell office:value-type="string" calcext:value-type="string">
            <text:p>9782803635306</text:p>
          </table:table-cell>
          <table:table-cell table:formula="of:=[.$B$1]&amp;[.A801]&amp;&quot;/[0:300]&quot;" office:value-type="string" office:string-value="https://reader.izneo.com/read/9782803635306/[0:300]" calcext:value-type="string">
            <text:p>https://reader.izneo.com/read/9782803635306/[0:300]</text:p>
          </table:table-cell>
        </table:table-row>
        <table:table-row table:style-name="ro1">
          <table:table-cell office:value-type="string" calcext:value-type="string">
            <text:p>9782803635313</text:p>
          </table:table-cell>
          <table:table-cell table:formula="of:=[.$B$1]&amp;[.A802]&amp;&quot;/[0:300]&quot;" office:value-type="string" office:string-value="https://reader.izneo.com/read/9782803635313/[0:300]" calcext:value-type="string">
            <text:p>https://reader.izneo.com/read/9782803635313/[0:300]</text:p>
          </table:table-cell>
        </table:table-row>
        <table:table-row table:style-name="ro1">
          <table:table-cell office:value-type="string" calcext:value-type="string">
            <text:p>9782803635344</text:p>
          </table:table-cell>
          <table:table-cell table:formula="of:=[.$B$1]&amp;[.A803]&amp;&quot;/[0:300]&quot;" office:value-type="string" office:string-value="https://reader.izneo.com/read/9782803635344/[0:300]" calcext:value-type="string">
            <text:p>https://reader.izneo.com/read/9782803635344/[0:300]</text:p>
          </table:table-cell>
        </table:table-row>
        <table:table-row table:style-name="ro1">
          <table:table-cell office:value-type="string" calcext:value-type="string">
            <text:p>9782803635382</text:p>
          </table:table-cell>
          <table:table-cell table:formula="of:=[.$B$1]&amp;[.A804]&amp;&quot;/[0:300]&quot;" office:value-type="string" office:string-value="https://reader.izneo.com/read/9782803635382/[0:300]" calcext:value-type="string">
            <text:p>https://reader.izneo.com/read/9782803635382/[0:300]</text:p>
          </table:table-cell>
        </table:table-row>
        <table:table-row table:style-name="ro1">
          <table:table-cell office:value-type="string" calcext:value-type="string">
            <text:p>9782803635405</text:p>
          </table:table-cell>
          <table:table-cell table:formula="of:=[.$B$1]&amp;[.A805]&amp;&quot;/[0:300]&quot;" office:value-type="string" office:string-value="https://reader.izneo.com/read/9782803635405/[0:300]" calcext:value-type="string">
            <text:p>https://reader.izneo.com/read/9782803635405/[0:300]</text:p>
          </table:table-cell>
        </table:table-row>
        <table:table-row table:style-name="ro1">
          <table:table-cell office:value-type="string" calcext:value-type="string">
            <text:p>9782803635412</text:p>
          </table:table-cell>
          <table:table-cell table:formula="of:=[.$B$1]&amp;[.A806]&amp;&quot;/[0:300]&quot;" office:value-type="string" office:string-value="https://reader.izneo.com/read/9782803635412/[0:300]" calcext:value-type="string">
            <text:p>https://reader.izneo.com/read/9782803635412/[0:300]</text:p>
          </table:table-cell>
        </table:table-row>
        <table:table-row table:style-name="ro1">
          <table:table-cell office:value-type="string" calcext:value-type="string">
            <text:p>9782803635429</text:p>
          </table:table-cell>
          <table:table-cell table:formula="of:=[.$B$1]&amp;[.A807]&amp;&quot;/[0:300]&quot;" office:value-type="string" office:string-value="https://reader.izneo.com/read/9782803635429/[0:300]" calcext:value-type="string">
            <text:p>https://reader.izneo.com/read/9782803635429/[0:300]</text:p>
          </table:table-cell>
        </table:table-row>
        <table:table-row table:style-name="ro1">
          <table:table-cell office:value-type="string" calcext:value-type="string">
            <text:p>9782803635436</text:p>
          </table:table-cell>
          <table:table-cell table:formula="of:=[.$B$1]&amp;[.A808]&amp;&quot;/[0:300]&quot;" office:value-type="string" office:string-value="https://reader.izneo.com/read/9782803635436/[0:300]" calcext:value-type="string">
            <text:p>https://reader.izneo.com/read/9782803635436/[0:300]</text:p>
          </table:table-cell>
        </table:table-row>
        <table:table-row table:style-name="ro1">
          <table:table-cell office:value-type="string" calcext:value-type="string">
            <text:p>9782803635443</text:p>
          </table:table-cell>
          <table:table-cell table:formula="of:=[.$B$1]&amp;[.A809]&amp;&quot;/[0:300]&quot;" office:value-type="string" office:string-value="https://reader.izneo.com/read/9782803635443/[0:300]" calcext:value-type="string">
            <text:p>https://reader.izneo.com/read/9782803635443/[0:300]</text:p>
          </table:table-cell>
        </table:table-row>
        <table:table-row table:style-name="ro1">
          <table:table-cell office:value-type="string" calcext:value-type="string">
            <text:p>9782803635450</text:p>
          </table:table-cell>
          <table:table-cell table:formula="of:=[.$B$1]&amp;[.A810]&amp;&quot;/[0:300]&quot;" office:value-type="string" office:string-value="https://reader.izneo.com/read/9782803635450/[0:300]" calcext:value-type="string">
            <text:p>https://reader.izneo.com/read/9782803635450/[0:300]</text:p>
          </table:table-cell>
        </table:table-row>
        <table:table-row table:style-name="ro1">
          <table:table-cell office:value-type="string" calcext:value-type="string">
            <text:p>9782803635474</text:p>
          </table:table-cell>
          <table:table-cell table:formula="of:=[.$B$1]&amp;[.A811]&amp;&quot;/[0:300]&quot;" office:value-type="string" office:string-value="https://reader.izneo.com/read/9782803635474/[0:300]" calcext:value-type="string">
            <text:p>https://reader.izneo.com/read/9782803635474/[0:300]</text:p>
          </table:table-cell>
        </table:table-row>
        <table:table-row table:style-name="ro1">
          <table:table-cell office:value-type="string" calcext:value-type="string">
            <text:p>9782803635511</text:p>
          </table:table-cell>
          <table:table-cell table:formula="of:=[.$B$1]&amp;[.A812]&amp;&quot;/[0:300]&quot;" office:value-type="string" office:string-value="https://reader.izneo.com/read/9782803635511/[0:300]" calcext:value-type="string">
            <text:p>https://reader.izneo.com/read/9782803635511/[0:300]</text:p>
          </table:table-cell>
        </table:table-row>
        <table:table-row table:style-name="ro1">
          <table:table-cell office:value-type="string" calcext:value-type="string">
            <text:p>9782803635559</text:p>
          </table:table-cell>
          <table:table-cell table:formula="of:=[.$B$1]&amp;[.A813]&amp;&quot;/[0:300]&quot;" office:value-type="string" office:string-value="https://reader.izneo.com/read/9782803635559/[0:300]" calcext:value-type="string">
            <text:p>https://reader.izneo.com/read/9782803635559/[0:300]</text:p>
          </table:table-cell>
        </table:table-row>
        <table:table-row table:style-name="ro1">
          <table:table-cell office:value-type="string" calcext:value-type="string">
            <text:p>9782803635580</text:p>
          </table:table-cell>
          <table:table-cell table:formula="of:=[.$B$1]&amp;[.A814]&amp;&quot;/[0:300]&quot;" office:value-type="string" office:string-value="https://reader.izneo.com/read/9782803635580/[0:300]" calcext:value-type="string">
            <text:p>https://reader.izneo.com/read/9782803635580/[0:300]</text:p>
          </table:table-cell>
        </table:table-row>
        <table:table-row table:style-name="ro1">
          <table:table-cell office:value-type="string" calcext:value-type="string">
            <text:p>9782803635597</text:p>
          </table:table-cell>
          <table:table-cell table:formula="of:=[.$B$1]&amp;[.A815]&amp;&quot;/[0:300]&quot;" office:value-type="string" office:string-value="https://reader.izneo.com/read/9782803635597/[0:300]" calcext:value-type="string">
            <text:p>https://reader.izneo.com/read/9782803635597/[0:300]</text:p>
          </table:table-cell>
        </table:table-row>
        <table:table-row table:style-name="ro1">
          <table:table-cell office:value-type="string" calcext:value-type="string">
            <text:p>9782803635658</text:p>
          </table:table-cell>
          <table:table-cell table:formula="of:=[.$B$1]&amp;[.A816]&amp;&quot;/[0:300]&quot;" office:value-type="string" office:string-value="https://reader.izneo.com/read/9782803635658/[0:300]" calcext:value-type="string">
            <text:p>https://reader.izneo.com/read/9782803635658/[0:300]</text:p>
          </table:table-cell>
        </table:table-row>
        <table:table-row table:style-name="ro1">
          <table:table-cell office:value-type="string" calcext:value-type="string">
            <text:p>9782803635665</text:p>
          </table:table-cell>
          <table:table-cell table:formula="of:=[.$B$1]&amp;[.A817]&amp;&quot;/[0:300]&quot;" office:value-type="string" office:string-value="https://reader.izneo.com/read/9782803635665/[0:300]" calcext:value-type="string">
            <text:p>https://reader.izneo.com/read/9782803635665/[0:300]</text:p>
          </table:table-cell>
        </table:table-row>
        <table:table-row table:style-name="ro1">
          <table:table-cell office:value-type="string" calcext:value-type="string">
            <text:p>9782803635702</text:p>
          </table:table-cell>
          <table:table-cell table:formula="of:=[.$B$1]&amp;[.A818]&amp;&quot;/[0:300]&quot;" office:value-type="string" office:string-value="https://reader.izneo.com/read/9782803635702/[0:300]" calcext:value-type="string">
            <text:p>https://reader.izneo.com/read/9782803635702/[0:300]</text:p>
          </table:table-cell>
        </table:table-row>
        <table:table-row table:style-name="ro1">
          <table:table-cell office:value-type="string" calcext:value-type="string">
            <text:p>9782803635733</text:p>
          </table:table-cell>
          <table:table-cell table:formula="of:=[.$B$1]&amp;[.A819]&amp;&quot;/[0:300]&quot;" office:value-type="string" office:string-value="https://reader.izneo.com/read/9782803635733/[0:300]" calcext:value-type="string">
            <text:p>https://reader.izneo.com/read/9782803635733/[0:300]</text:p>
          </table:table-cell>
        </table:table-row>
        <table:table-row table:style-name="ro1">
          <table:table-cell office:value-type="string" calcext:value-type="string">
            <text:p>9782803635740</text:p>
          </table:table-cell>
          <table:table-cell table:formula="of:=[.$B$1]&amp;[.A820]&amp;&quot;/[0:300]&quot;" office:value-type="string" office:string-value="https://reader.izneo.com/read/9782803635740/[0:300]" calcext:value-type="string">
            <text:p>https://reader.izneo.com/read/9782803635740/[0:300]</text:p>
          </table:table-cell>
        </table:table-row>
        <table:table-row table:style-name="ro1">
          <table:table-cell office:value-type="string" calcext:value-type="string">
            <text:p>9782803635757</text:p>
          </table:table-cell>
          <table:table-cell table:formula="of:=[.$B$1]&amp;[.A821]&amp;&quot;/[0:300]&quot;" office:value-type="string" office:string-value="https://reader.izneo.com/read/9782803635757/[0:300]" calcext:value-type="string">
            <text:p>https://reader.izneo.com/read/9782803635757/[0:300]</text:p>
          </table:table-cell>
        </table:table-row>
        <table:table-row table:style-name="ro1">
          <table:table-cell office:value-type="string" calcext:value-type="string">
            <text:p>9782803635795</text:p>
          </table:table-cell>
          <table:table-cell table:formula="of:=[.$B$1]&amp;[.A822]&amp;&quot;/[0:300]&quot;" office:value-type="string" office:string-value="https://reader.izneo.com/read/9782803635795/[0:300]" calcext:value-type="string">
            <text:p>https://reader.izneo.com/read/9782803635795/[0:300]</text:p>
          </table:table-cell>
        </table:table-row>
        <table:table-row table:style-name="ro1">
          <table:table-cell office:value-type="string" calcext:value-type="string">
            <text:p>9782803635818</text:p>
          </table:table-cell>
          <table:table-cell table:formula="of:=[.$B$1]&amp;[.A823]&amp;&quot;/[0:300]&quot;" office:value-type="string" office:string-value="https://reader.izneo.com/read/9782803635818/[0:300]" calcext:value-type="string">
            <text:p>https://reader.izneo.com/read/9782803635818/[0:300]</text:p>
          </table:table-cell>
        </table:table-row>
        <table:table-row table:style-name="ro1">
          <table:table-cell office:value-type="string" calcext:value-type="string">
            <text:p>9782803635825</text:p>
          </table:table-cell>
          <table:table-cell table:formula="of:=[.$B$1]&amp;[.A824]&amp;&quot;/[0:300]&quot;" office:value-type="string" office:string-value="https://reader.izneo.com/read/9782803635825/[0:300]" calcext:value-type="string">
            <text:p>https://reader.izneo.com/read/9782803635825/[0:300]</text:p>
          </table:table-cell>
        </table:table-row>
        <table:table-row table:style-name="ro1">
          <table:table-cell office:value-type="string" calcext:value-type="string">
            <text:p>9782803635986</text:p>
          </table:table-cell>
          <table:table-cell table:formula="of:=[.$B$1]&amp;[.A825]&amp;&quot;/[0:300]&quot;" office:value-type="string" office:string-value="https://reader.izneo.com/read/9782803635986/[0:300]" calcext:value-type="string">
            <text:p>https://reader.izneo.com/read/9782803635986/[0:300]</text:p>
          </table:table-cell>
        </table:table-row>
        <table:table-row table:style-name="ro1">
          <table:table-cell office:value-type="string" calcext:value-type="string">
            <text:p>9782803636266</text:p>
          </table:table-cell>
          <table:table-cell table:formula="of:=[.$B$1]&amp;[.A826]&amp;&quot;/[0:300]&quot;" office:value-type="string" office:string-value="https://reader.izneo.com/read/9782803636266/[0:300]" calcext:value-type="string">
            <text:p>https://reader.izneo.com/read/9782803636266/[0:300]</text:p>
          </table:table-cell>
        </table:table-row>
        <table:table-row table:style-name="ro1">
          <table:table-cell office:value-type="string" calcext:value-type="string">
            <text:p>9782803636280</text:p>
          </table:table-cell>
          <table:table-cell table:formula="of:=[.$B$1]&amp;[.A827]&amp;&quot;/[0:300]&quot;" office:value-type="string" office:string-value="https://reader.izneo.com/read/9782803636280/[0:300]" calcext:value-type="string">
            <text:p>https://reader.izneo.com/read/9782803636280/[0:300]</text:p>
          </table:table-cell>
        </table:table-row>
        <table:table-row table:style-name="ro1">
          <table:table-cell office:value-type="string" calcext:value-type="string">
            <text:p>9782803636358</text:p>
          </table:table-cell>
          <table:table-cell table:formula="of:=[.$B$1]&amp;[.A828]&amp;&quot;/[0:300]&quot;" office:value-type="string" office:string-value="https://reader.izneo.com/read/9782803636358/[0:300]" calcext:value-type="string">
            <text:p>https://reader.izneo.com/read/9782803636358/[0:300]</text:p>
          </table:table-cell>
        </table:table-row>
        <table:table-row table:style-name="ro1">
          <table:table-cell office:value-type="string" calcext:value-type="string">
            <text:p>9782803636617</text:p>
          </table:table-cell>
          <table:table-cell table:formula="of:=[.$B$1]&amp;[.A829]&amp;&quot;/[0:300]&quot;" office:value-type="string" office:string-value="https://reader.izneo.com/read/9782803636617/[0:300]" calcext:value-type="string">
            <text:p>https://reader.izneo.com/read/9782803636617/[0:300]</text:p>
          </table:table-cell>
        </table:table-row>
        <table:table-row table:style-name="ro1">
          <table:table-cell office:value-type="string" calcext:value-type="string">
            <text:p>9782803636693</text:p>
          </table:table-cell>
          <table:table-cell table:formula="of:=[.$B$1]&amp;[.A830]&amp;&quot;/[0:300]&quot;" office:value-type="string" office:string-value="https://reader.izneo.com/read/9782803636693/[0:300]" calcext:value-type="string">
            <text:p>https://reader.izneo.com/read/9782803636693/[0:300]</text:p>
          </table:table-cell>
        </table:table-row>
        <table:table-row table:style-name="ro1">
          <table:table-cell office:value-type="string" calcext:value-type="string">
            <text:p>9782803636938</text:p>
          </table:table-cell>
          <table:table-cell table:formula="of:=[.$B$1]&amp;[.A831]&amp;&quot;/[0:300]&quot;" office:value-type="string" office:string-value="https://reader.izneo.com/read/9782803636938/[0:300]" calcext:value-type="string">
            <text:p>https://reader.izneo.com/read/9782803636938/[0:300]</text:p>
          </table:table-cell>
        </table:table-row>
        <table:table-row table:style-name="ro1">
          <table:table-cell office:value-type="string" calcext:value-type="string">
            <text:p>9782803636969</text:p>
          </table:table-cell>
          <table:table-cell table:formula="of:=[.$B$1]&amp;[.A832]&amp;&quot;/[0:300]&quot;" office:value-type="string" office:string-value="https://reader.izneo.com/read/9782803636969/[0:300]" calcext:value-type="string">
            <text:p>https://reader.izneo.com/read/9782803636969/[0:300]</text:p>
          </table:table-cell>
        </table:table-row>
        <table:table-row table:style-name="ro1">
          <table:table-cell office:value-type="string" calcext:value-type="string">
            <text:p>9782803636990</text:p>
          </table:table-cell>
          <table:table-cell table:formula="of:=[.$B$1]&amp;[.A833]&amp;&quot;/[0:300]&quot;" office:value-type="string" office:string-value="https://reader.izneo.com/read/9782803636990/[0:300]" calcext:value-type="string">
            <text:p>https://reader.izneo.com/read/9782803636990/[0:300]</text:p>
          </table:table-cell>
        </table:table-row>
        <table:table-row table:style-name="ro1">
          <table:table-cell office:value-type="string" calcext:value-type="string">
            <text:p>9782803637041</text:p>
          </table:table-cell>
          <table:table-cell table:formula="of:=[.$B$1]&amp;[.A834]&amp;&quot;/[0:300]&quot;" office:value-type="string" office:string-value="https://reader.izneo.com/read/9782803637041/[0:300]" calcext:value-type="string">
            <text:p>https://reader.izneo.com/read/9782803637041/[0:300]</text:p>
          </table:table-cell>
        </table:table-row>
        <table:table-row table:style-name="ro1">
          <table:table-cell office:value-type="string" calcext:value-type="string">
            <text:p>9782803637478</text:p>
          </table:table-cell>
          <table:table-cell table:formula="of:=[.$B$1]&amp;[.A835]&amp;&quot;/[0:300]&quot;" office:value-type="string" office:string-value="https://reader.izneo.com/read/9782803637478/[0:300]" calcext:value-type="string">
            <text:p>https://reader.izneo.com/read/9782803637478/[0:300]</text:p>
          </table:table-cell>
        </table:table-row>
        <table:table-row table:style-name="ro1">
          <table:table-cell office:value-type="string" calcext:value-type="string">
            <text:p>9782803637492</text:p>
          </table:table-cell>
          <table:table-cell table:formula="of:=[.$B$1]&amp;[.A836]&amp;&quot;/[0:300]&quot;" office:value-type="string" office:string-value="https://reader.izneo.com/read/9782803637492/[0:300]" calcext:value-type="string">
            <text:p>https://reader.izneo.com/read/9782803637492/[0:300]</text:p>
          </table:table-cell>
        </table:table-row>
        <table:table-row table:style-name="ro1">
          <table:table-cell office:value-type="string" calcext:value-type="string">
            <text:p>9782803637508</text:p>
          </table:table-cell>
          <table:table-cell table:formula="of:=[.$B$1]&amp;[.A837]&amp;&quot;/[0:300]&quot;" office:value-type="string" office:string-value="https://reader.izneo.com/read/9782803637508/[0:300]" calcext:value-type="string">
            <text:p>https://reader.izneo.com/read/9782803637508/[0:300]</text:p>
          </table:table-cell>
        </table:table-row>
        <table:table-row table:style-name="ro1">
          <table:table-cell office:value-type="string" calcext:value-type="string">
            <text:p>9782803637515</text:p>
          </table:table-cell>
          <table:table-cell table:formula="of:=[.$B$1]&amp;[.A838]&amp;&quot;/[0:300]&quot;" office:value-type="string" office:string-value="https://reader.izneo.com/read/9782803637515/[0:300]" calcext:value-type="string">
            <text:p>https://reader.izneo.com/read/9782803637515/[0:300]</text:p>
          </table:table-cell>
        </table:table-row>
        <table:table-row table:style-name="ro1">
          <table:table-cell office:value-type="string" calcext:value-type="string">
            <text:p>9782803637522</text:p>
          </table:table-cell>
          <table:table-cell table:formula="of:=[.$B$1]&amp;[.A839]&amp;&quot;/[0:300]&quot;" office:value-type="string" office:string-value="https://reader.izneo.com/read/9782803637522/[0:300]" calcext:value-type="string">
            <text:p>https://reader.izneo.com/read/9782803637522/[0:300]</text:p>
          </table:table-cell>
        </table:table-row>
        <table:table-row table:style-name="ro1">
          <table:table-cell office:value-type="string" calcext:value-type="string">
            <text:p>9782803637539</text:p>
          </table:table-cell>
          <table:table-cell table:formula="of:=[.$B$1]&amp;[.A840]&amp;&quot;/[0:300]&quot;" office:value-type="string" office:string-value="https://reader.izneo.com/read/9782803637539/[0:300]" calcext:value-type="string">
            <text:p>https://reader.izneo.com/read/9782803637539/[0:300]</text:p>
          </table:table-cell>
        </table:table-row>
        <table:table-row table:style-name="ro1">
          <table:table-cell office:value-type="string" calcext:value-type="string">
            <text:p>9782803637546</text:p>
          </table:table-cell>
          <table:table-cell table:formula="of:=[.$B$1]&amp;[.A841]&amp;&quot;/[0:300]&quot;" office:value-type="string" office:string-value="https://reader.izneo.com/read/9782803637546/[0:300]" calcext:value-type="string">
            <text:p>https://reader.izneo.com/read/9782803637546/[0:300]</text:p>
          </table:table-cell>
        </table:table-row>
        <table:table-row table:style-name="ro1">
          <table:table-cell office:value-type="string" calcext:value-type="string">
            <text:p>9782803637553</text:p>
          </table:table-cell>
          <table:table-cell table:formula="of:=[.$B$1]&amp;[.A842]&amp;&quot;/[0:300]&quot;" office:value-type="string" office:string-value="https://reader.izneo.com/read/9782803637553/[0:300]" calcext:value-type="string">
            <text:p>https://reader.izneo.com/read/9782803637553/[0:300]</text:p>
          </table:table-cell>
        </table:table-row>
        <table:table-row table:style-name="ro1">
          <table:table-cell office:value-type="string" calcext:value-type="string">
            <text:p>9782803637560</text:p>
          </table:table-cell>
          <table:table-cell table:formula="of:=[.$B$1]&amp;[.A843]&amp;&quot;/[0:300]&quot;" office:value-type="string" office:string-value="https://reader.izneo.com/read/9782803637560/[0:300]" calcext:value-type="string">
            <text:p>https://reader.izneo.com/read/9782803637560/[0:300]</text:p>
          </table:table-cell>
        </table:table-row>
        <table:table-row table:style-name="ro1">
          <table:table-cell office:value-type="string" calcext:value-type="string">
            <text:p>9782803637577</text:p>
          </table:table-cell>
          <table:table-cell table:formula="of:=[.$B$1]&amp;[.A844]&amp;&quot;/[0:300]&quot;" office:value-type="string" office:string-value="https://reader.izneo.com/read/9782803637577/[0:300]" calcext:value-type="string">
            <text:p>https://reader.izneo.com/read/9782803637577/[0:300]</text:p>
          </table:table-cell>
        </table:table-row>
        <table:table-row table:style-name="ro1">
          <table:table-cell office:value-type="string" calcext:value-type="string">
            <text:p>9782803637591</text:p>
          </table:table-cell>
          <table:table-cell table:formula="of:=[.$B$1]&amp;[.A845]&amp;&quot;/[0:300]&quot;" office:value-type="string" office:string-value="https://reader.izneo.com/read/9782803637591/[0:300]" calcext:value-type="string">
            <text:p>https://reader.izneo.com/read/9782803637591/[0:300]</text:p>
          </table:table-cell>
        </table:table-row>
        <table:table-row table:style-name="ro1">
          <table:table-cell office:value-type="string" calcext:value-type="string">
            <text:p>9782803637614</text:p>
          </table:table-cell>
          <table:table-cell table:formula="of:=[.$B$1]&amp;[.A846]&amp;&quot;/[0:300]&quot;" office:value-type="string" office:string-value="https://reader.izneo.com/read/9782803637614/[0:300]" calcext:value-type="string">
            <text:p>https://reader.izneo.com/read/9782803637614/[0:300]</text:p>
          </table:table-cell>
        </table:table-row>
        <table:table-row table:style-name="ro1">
          <table:table-cell office:value-type="string" calcext:value-type="string">
            <text:p>9782803637621</text:p>
          </table:table-cell>
          <table:table-cell table:formula="of:=[.$B$1]&amp;[.A847]&amp;&quot;/[0:300]&quot;" office:value-type="string" office:string-value="https://reader.izneo.com/read/9782803637621/[0:300]" calcext:value-type="string">
            <text:p>https://reader.izneo.com/read/9782803637621/[0:300]</text:p>
          </table:table-cell>
        </table:table-row>
        <table:table-row table:style-name="ro1">
          <table:table-cell office:value-type="string" calcext:value-type="string">
            <text:p>9782803637638</text:p>
          </table:table-cell>
          <table:table-cell table:formula="of:=[.$B$1]&amp;[.A848]&amp;&quot;/[0:300]&quot;" office:value-type="string" office:string-value="https://reader.izneo.com/read/9782803637638/[0:300]" calcext:value-type="string">
            <text:p>https://reader.izneo.com/read/9782803637638/[0:300]</text:p>
          </table:table-cell>
        </table:table-row>
        <table:table-row table:style-name="ro1">
          <table:table-cell office:value-type="string" calcext:value-type="string">
            <text:p>9782803637645</text:p>
          </table:table-cell>
          <table:table-cell table:formula="of:=[.$B$1]&amp;[.A849]&amp;&quot;/[0:300]&quot;" office:value-type="string" office:string-value="https://reader.izneo.com/read/9782803637645/[0:300]" calcext:value-type="string">
            <text:p>https://reader.izneo.com/read/9782803637645/[0:300]</text:p>
          </table:table-cell>
        </table:table-row>
        <table:table-row table:style-name="ro1">
          <table:table-cell office:value-type="string" calcext:value-type="string">
            <text:p>9782803637652</text:p>
          </table:table-cell>
          <table:table-cell table:formula="of:=[.$B$1]&amp;[.A850]&amp;&quot;/[0:300]&quot;" office:value-type="string" office:string-value="https://reader.izneo.com/read/9782803637652/[0:300]" calcext:value-type="string">
            <text:p>https://reader.izneo.com/read/9782803637652/[0:300]</text:p>
          </table:table-cell>
        </table:table-row>
        <table:table-row table:style-name="ro1">
          <table:table-cell office:value-type="string" calcext:value-type="string">
            <text:p>9782803637683</text:p>
          </table:table-cell>
          <table:table-cell table:formula="of:=[.$B$1]&amp;[.A851]&amp;&quot;/[0:300]&quot;" office:value-type="string" office:string-value="https://reader.izneo.com/read/9782803637683/[0:300]" calcext:value-type="string">
            <text:p>https://reader.izneo.com/read/9782803637683/[0:300]</text:p>
          </table:table-cell>
        </table:table-row>
        <table:table-row table:style-name="ro1">
          <table:table-cell office:value-type="string" calcext:value-type="string">
            <text:p>9782803637690</text:p>
          </table:table-cell>
          <table:table-cell table:formula="of:=[.$B$1]&amp;[.A852]&amp;&quot;/[0:300]&quot;" office:value-type="string" office:string-value="https://reader.izneo.com/read/9782803637690/[0:300]" calcext:value-type="string">
            <text:p>https://reader.izneo.com/read/9782803637690/[0:300]</text:p>
          </table:table-cell>
        </table:table-row>
        <table:table-row table:style-name="ro1">
          <table:table-cell office:value-type="string" calcext:value-type="string">
            <text:p>9782803637706</text:p>
          </table:table-cell>
          <table:table-cell table:formula="of:=[.$B$1]&amp;[.A853]&amp;&quot;/[0:300]&quot;" office:value-type="string" office:string-value="https://reader.izneo.com/read/9782803637706/[0:300]" calcext:value-type="string">
            <text:p>https://reader.izneo.com/read/9782803637706/[0:300]</text:p>
          </table:table-cell>
        </table:table-row>
        <table:table-row table:style-name="ro1">
          <table:table-cell office:value-type="string" calcext:value-type="string">
            <text:p>9782803637713</text:p>
          </table:table-cell>
          <table:table-cell table:formula="of:=[.$B$1]&amp;[.A854]&amp;&quot;/[0:300]&quot;" office:value-type="string" office:string-value="https://reader.izneo.com/read/9782803637713/[0:300]" calcext:value-type="string">
            <text:p>https://reader.izneo.com/read/9782803637713/[0:300]</text:p>
          </table:table-cell>
        </table:table-row>
        <table:table-row table:style-name="ro1">
          <table:table-cell office:value-type="string" calcext:value-type="string">
            <text:p>9782803637720</text:p>
          </table:table-cell>
          <table:table-cell table:formula="of:=[.$B$1]&amp;[.A855]&amp;&quot;/[0:300]&quot;" office:value-type="string" office:string-value="https://reader.izneo.com/read/9782803637720/[0:300]" calcext:value-type="string">
            <text:p>https://reader.izneo.com/read/9782803637720/[0:300]</text:p>
          </table:table-cell>
        </table:table-row>
        <table:table-row table:style-name="ro1">
          <table:table-cell office:value-type="string" calcext:value-type="string">
            <text:p>9782803637737</text:p>
          </table:table-cell>
          <table:table-cell table:formula="of:=[.$B$1]&amp;[.A856]&amp;&quot;/[0:300]&quot;" office:value-type="string" office:string-value="https://reader.izneo.com/read/9782803637737/[0:300]" calcext:value-type="string">
            <text:p>https://reader.izneo.com/read/9782803637737/[0:300]</text:p>
          </table:table-cell>
        </table:table-row>
        <table:table-row table:style-name="ro1">
          <table:table-cell office:value-type="string" calcext:value-type="string">
            <text:p>9782803637744</text:p>
          </table:table-cell>
          <table:table-cell table:formula="of:=[.$B$1]&amp;[.A857]&amp;&quot;/[0:300]&quot;" office:value-type="string" office:string-value="https://reader.izneo.com/read/9782803637744/[0:300]" calcext:value-type="string">
            <text:p>https://reader.izneo.com/read/9782803637744/[0:300]</text:p>
          </table:table-cell>
        </table:table-row>
        <table:table-row table:style-name="ro1">
          <table:table-cell office:value-type="string" calcext:value-type="string">
            <text:p>9782803637751</text:p>
          </table:table-cell>
          <table:table-cell table:formula="of:=[.$B$1]&amp;[.A858]&amp;&quot;/[0:300]&quot;" office:value-type="string" office:string-value="https://reader.izneo.com/read/9782803637751/[0:300]" calcext:value-type="string">
            <text:p>https://reader.izneo.com/read/9782803637751/[0:300]</text:p>
          </table:table-cell>
        </table:table-row>
        <table:table-row table:style-name="ro1">
          <table:table-cell office:value-type="string" calcext:value-type="string">
            <text:p>9782803637768</text:p>
          </table:table-cell>
          <table:table-cell table:formula="of:=[.$B$1]&amp;[.A859]&amp;&quot;/[0:300]&quot;" office:value-type="string" office:string-value="https://reader.izneo.com/read/9782803637768/[0:300]" calcext:value-type="string">
            <text:p>https://reader.izneo.com/read/9782803637768/[0:300]</text:p>
          </table:table-cell>
        </table:table-row>
        <table:table-row table:style-name="ro1">
          <table:table-cell office:value-type="string" calcext:value-type="string">
            <text:p>9782803637775</text:p>
          </table:table-cell>
          <table:table-cell table:formula="of:=[.$B$1]&amp;[.A860]&amp;&quot;/[0:300]&quot;" office:value-type="string" office:string-value="https://reader.izneo.com/read/9782803637775/[0:300]" calcext:value-type="string">
            <text:p>https://reader.izneo.com/read/9782803637775/[0:300]</text:p>
          </table:table-cell>
        </table:table-row>
        <table:table-row table:style-name="ro1">
          <table:table-cell office:value-type="string" calcext:value-type="string">
            <text:p>9782803637782</text:p>
          </table:table-cell>
          <table:table-cell table:formula="of:=[.$B$1]&amp;[.A861]&amp;&quot;/[0:300]&quot;" office:value-type="string" office:string-value="https://reader.izneo.com/read/9782803637782/[0:300]" calcext:value-type="string">
            <text:p>https://reader.izneo.com/read/9782803637782/[0:300]</text:p>
          </table:table-cell>
        </table:table-row>
        <table:table-row table:style-name="ro1">
          <table:table-cell office:value-type="string" calcext:value-type="string">
            <text:p>9782803637799</text:p>
          </table:table-cell>
          <table:table-cell table:formula="of:=[.$B$1]&amp;[.A862]&amp;&quot;/[0:300]&quot;" office:value-type="string" office:string-value="https://reader.izneo.com/read/9782803637799/[0:300]" calcext:value-type="string">
            <text:p>https://reader.izneo.com/read/9782803637799/[0:300]</text:p>
          </table:table-cell>
        </table:table-row>
        <table:table-row table:style-name="ro1">
          <table:table-cell office:value-type="string" calcext:value-type="string">
            <text:p>9782803637805</text:p>
          </table:table-cell>
          <table:table-cell table:formula="of:=[.$B$1]&amp;[.A863]&amp;&quot;/[0:300]&quot;" office:value-type="string" office:string-value="https://reader.izneo.com/read/9782803637805/[0:300]" calcext:value-type="string">
            <text:p>https://reader.izneo.com/read/9782803637805/[0:300]</text:p>
          </table:table-cell>
        </table:table-row>
        <table:table-row table:style-name="ro1">
          <table:table-cell office:value-type="string" calcext:value-type="string">
            <text:p>9782803637812</text:p>
          </table:table-cell>
          <table:table-cell table:formula="of:=[.$B$1]&amp;[.A864]&amp;&quot;/[0:300]&quot;" office:value-type="string" office:string-value="https://reader.izneo.com/read/9782803637812/[0:300]" calcext:value-type="string">
            <text:p>https://reader.izneo.com/read/9782803637812/[0:300]</text:p>
          </table:table-cell>
        </table:table-row>
        <table:table-row table:style-name="ro1">
          <table:table-cell office:value-type="string" calcext:value-type="string">
            <text:p>9782803637829</text:p>
          </table:table-cell>
          <table:table-cell table:formula="of:=[.$B$1]&amp;[.A865]&amp;&quot;/[0:300]&quot;" office:value-type="string" office:string-value="https://reader.izneo.com/read/9782803637829/[0:300]" calcext:value-type="string">
            <text:p>https://reader.izneo.com/read/9782803637829/[0:300]</text:p>
          </table:table-cell>
        </table:table-row>
        <table:table-row table:style-name="ro1">
          <table:table-cell office:value-type="string" calcext:value-type="string">
            <text:p>9782803637836</text:p>
          </table:table-cell>
          <table:table-cell table:formula="of:=[.$B$1]&amp;[.A866]&amp;&quot;/[0:300]&quot;" office:value-type="string" office:string-value="https://reader.izneo.com/read/9782803637836/[0:300]" calcext:value-type="string">
            <text:p>https://reader.izneo.com/read/9782803637836/[0:300]</text:p>
          </table:table-cell>
        </table:table-row>
        <table:table-row table:style-name="ro1">
          <table:table-cell office:value-type="string" calcext:value-type="string">
            <text:p>9782803637843</text:p>
          </table:table-cell>
          <table:table-cell table:formula="of:=[.$B$1]&amp;[.A867]&amp;&quot;/[0:300]&quot;" office:value-type="string" office:string-value="https://reader.izneo.com/read/9782803637843/[0:300]" calcext:value-type="string">
            <text:p>https://reader.izneo.com/read/9782803637843/[0:300]</text:p>
          </table:table-cell>
        </table:table-row>
        <table:table-row table:style-name="ro1">
          <table:table-cell office:value-type="string" calcext:value-type="string">
            <text:p>9782803637850</text:p>
          </table:table-cell>
          <table:table-cell table:formula="of:=[.$B$1]&amp;[.A868]&amp;&quot;/[0:300]&quot;" office:value-type="string" office:string-value="https://reader.izneo.com/read/9782803637850/[0:300]" calcext:value-type="string">
            <text:p>https://reader.izneo.com/read/9782803637850/[0:300]</text:p>
          </table:table-cell>
        </table:table-row>
        <table:table-row table:style-name="ro1">
          <table:table-cell office:value-type="string" calcext:value-type="string">
            <text:p>9782803637867</text:p>
          </table:table-cell>
          <table:table-cell table:formula="of:=[.$B$1]&amp;[.A869]&amp;&quot;/[0:300]&quot;" office:value-type="string" office:string-value="https://reader.izneo.com/read/9782803637867/[0:300]" calcext:value-type="string">
            <text:p>https://reader.izneo.com/read/9782803637867/[0:300]</text:p>
          </table:table-cell>
        </table:table-row>
        <table:table-row table:style-name="ro1">
          <table:table-cell office:value-type="string" calcext:value-type="string">
            <text:p>9782803637874</text:p>
          </table:table-cell>
          <table:table-cell table:formula="of:=[.$B$1]&amp;[.A870]&amp;&quot;/[0:300]&quot;" office:value-type="string" office:string-value="https://reader.izneo.com/read/9782803637874/[0:300]" calcext:value-type="string">
            <text:p>https://reader.izneo.com/read/9782803637874/[0:300]</text:p>
          </table:table-cell>
        </table:table-row>
        <table:table-row table:style-name="ro1">
          <table:table-cell office:value-type="string" calcext:value-type="string">
            <text:p>9782803637881</text:p>
          </table:table-cell>
          <table:table-cell table:formula="of:=[.$B$1]&amp;[.A871]&amp;&quot;/[0:300]&quot;" office:value-type="string" office:string-value="https://reader.izneo.com/read/9782803637881/[0:300]" calcext:value-type="string">
            <text:p>https://reader.izneo.com/read/9782803637881/[0:300]</text:p>
          </table:table-cell>
        </table:table-row>
        <table:table-row table:style-name="ro1">
          <table:table-cell office:value-type="string" calcext:value-type="string">
            <text:p>9782803637898</text:p>
          </table:table-cell>
          <table:table-cell table:formula="of:=[.$B$1]&amp;[.A872]&amp;&quot;/[0:300]&quot;" office:value-type="string" office:string-value="https://reader.izneo.com/read/9782803637898/[0:300]" calcext:value-type="string">
            <text:p>https://reader.izneo.com/read/9782803637898/[0:300]</text:p>
          </table:table-cell>
        </table:table-row>
        <table:table-row table:style-name="ro1">
          <table:table-cell office:value-type="string" calcext:value-type="string">
            <text:p>9782803637911</text:p>
          </table:table-cell>
          <table:table-cell table:formula="of:=[.$B$1]&amp;[.A873]&amp;&quot;/[0:300]&quot;" office:value-type="string" office:string-value="https://reader.izneo.com/read/9782803637911/[0:300]" calcext:value-type="string">
            <text:p>https://reader.izneo.com/read/9782803637911/[0:300]</text:p>
          </table:table-cell>
        </table:table-row>
        <table:table-row table:style-name="ro1">
          <table:table-cell office:value-type="string" calcext:value-type="string">
            <text:p>9782803637928</text:p>
          </table:table-cell>
          <table:table-cell table:formula="of:=[.$B$1]&amp;[.A874]&amp;&quot;/[0:300]&quot;" office:value-type="string" office:string-value="https://reader.izneo.com/read/9782803637928/[0:300]" calcext:value-type="string">
            <text:p>https://reader.izneo.com/read/9782803637928/[0:300]</text:p>
          </table:table-cell>
        </table:table-row>
        <table:table-row table:style-name="ro1">
          <table:table-cell office:value-type="string" calcext:value-type="string">
            <text:p>9782803637935</text:p>
          </table:table-cell>
          <table:table-cell table:formula="of:=[.$B$1]&amp;[.A875]&amp;&quot;/[0:300]&quot;" office:value-type="string" office:string-value="https://reader.izneo.com/read/9782803637935/[0:300]" calcext:value-type="string">
            <text:p>https://reader.izneo.com/read/9782803637935/[0:300]</text:p>
          </table:table-cell>
        </table:table-row>
        <table:table-row table:style-name="ro1">
          <table:table-cell office:value-type="string" calcext:value-type="string">
            <text:p>9782803637942</text:p>
          </table:table-cell>
          <table:table-cell table:formula="of:=[.$B$1]&amp;[.A876]&amp;&quot;/[0:300]&quot;" office:value-type="string" office:string-value="https://reader.izneo.com/read/9782803637942/[0:300]" calcext:value-type="string">
            <text:p>https://reader.izneo.com/read/9782803637942/[0:300]</text:p>
          </table:table-cell>
        </table:table-row>
        <table:table-row table:style-name="ro1">
          <table:table-cell office:value-type="string" calcext:value-type="string">
            <text:p>9782803637959</text:p>
          </table:table-cell>
          <table:table-cell table:formula="of:=[.$B$1]&amp;[.A877]&amp;&quot;/[0:300]&quot;" office:value-type="string" office:string-value="https://reader.izneo.com/read/9782803637959/[0:300]" calcext:value-type="string">
            <text:p>https://reader.izneo.com/read/9782803637959/[0:300]</text:p>
          </table:table-cell>
        </table:table-row>
        <table:table-row table:style-name="ro1">
          <table:table-cell office:value-type="string" calcext:value-type="string">
            <text:p>9782803637966</text:p>
          </table:table-cell>
          <table:table-cell table:formula="of:=[.$B$1]&amp;[.A878]&amp;&quot;/[0:300]&quot;" office:value-type="string" office:string-value="https://reader.izneo.com/read/9782803637966/[0:300]" calcext:value-type="string">
            <text:p>https://reader.izneo.com/read/9782803637966/[0:300]</text:p>
          </table:table-cell>
        </table:table-row>
        <table:table-row table:style-name="ro1">
          <table:table-cell office:value-type="string" calcext:value-type="string">
            <text:p>9782803637973</text:p>
          </table:table-cell>
          <table:table-cell table:formula="of:=[.$B$1]&amp;[.A879]&amp;&quot;/[0:300]&quot;" office:value-type="string" office:string-value="https://reader.izneo.com/read/9782803637973/[0:300]" calcext:value-type="string">
            <text:p>https://reader.izneo.com/read/9782803637973/[0:300]</text:p>
          </table:table-cell>
        </table:table-row>
        <table:table-row table:style-name="ro1">
          <table:table-cell office:value-type="string" calcext:value-type="string">
            <text:p>9782803637980</text:p>
          </table:table-cell>
          <table:table-cell table:formula="of:=[.$B$1]&amp;[.A880]&amp;&quot;/[0:300]&quot;" office:value-type="string" office:string-value="https://reader.izneo.com/read/9782803637980/[0:300]" calcext:value-type="string">
            <text:p>https://reader.izneo.com/read/9782803637980/[0:300]</text:p>
          </table:table-cell>
        </table:table-row>
        <table:table-row table:style-name="ro1">
          <table:table-cell office:value-type="string" calcext:value-type="string">
            <text:p>9782803637997</text:p>
          </table:table-cell>
          <table:table-cell table:formula="of:=[.$B$1]&amp;[.A881]&amp;&quot;/[0:300]&quot;" office:value-type="string" office:string-value="https://reader.izneo.com/read/9782803637997/[0:300]" calcext:value-type="string">
            <text:p>https://reader.izneo.com/read/9782803637997/[0:300]</text:p>
          </table:table-cell>
        </table:table-row>
        <table:table-row table:style-name="ro1">
          <table:table-cell office:value-type="string" calcext:value-type="string">
            <text:p>9782803638000</text:p>
          </table:table-cell>
          <table:table-cell table:formula="of:=[.$B$1]&amp;[.A882]&amp;&quot;/[0:300]&quot;" office:value-type="string" office:string-value="https://reader.izneo.com/read/9782803638000/[0:300]" calcext:value-type="string">
            <text:p>https://reader.izneo.com/read/9782803638000/[0:300]</text:p>
          </table:table-cell>
        </table:table-row>
        <table:table-row table:style-name="ro1">
          <table:table-cell office:value-type="string" calcext:value-type="string">
            <text:p>9782803638017</text:p>
          </table:table-cell>
          <table:table-cell table:formula="of:=[.$B$1]&amp;[.A883]&amp;&quot;/[0:300]&quot;" office:value-type="string" office:string-value="https://reader.izneo.com/read/9782803638017/[0:300]" calcext:value-type="string">
            <text:p>https://reader.izneo.com/read/9782803638017/[0:300]</text:p>
          </table:table-cell>
        </table:table-row>
        <table:table-row table:style-name="ro1">
          <table:table-cell office:value-type="string" calcext:value-type="string">
            <text:p>9782803638024</text:p>
          </table:table-cell>
          <table:table-cell table:formula="of:=[.$B$1]&amp;[.A884]&amp;&quot;/[0:300]&quot;" office:value-type="string" office:string-value="https://reader.izneo.com/read/9782803638024/[0:300]" calcext:value-type="string">
            <text:p>https://reader.izneo.com/read/9782803638024/[0:300]</text:p>
          </table:table-cell>
        </table:table-row>
        <table:table-row table:style-name="ro1">
          <table:table-cell office:value-type="string" calcext:value-type="string">
            <text:p>9782803638031</text:p>
          </table:table-cell>
          <table:table-cell table:formula="of:=[.$B$1]&amp;[.A885]&amp;&quot;/[0:300]&quot;" office:value-type="string" office:string-value="https://reader.izneo.com/read/9782803638031/[0:300]" calcext:value-type="string">
            <text:p>https://reader.izneo.com/read/9782803638031/[0:300]</text:p>
          </table:table-cell>
        </table:table-row>
        <table:table-row table:style-name="ro1">
          <table:table-cell office:value-type="string" calcext:value-type="string">
            <text:p>9782803638048</text:p>
          </table:table-cell>
          <table:table-cell table:formula="of:=[.$B$1]&amp;[.A886]&amp;&quot;/[0:300]&quot;" office:value-type="string" office:string-value="https://reader.izneo.com/read/9782803638048/[0:300]" calcext:value-type="string">
            <text:p>https://reader.izneo.com/read/9782803638048/[0:300]</text:p>
          </table:table-cell>
        </table:table-row>
        <table:table-row table:style-name="ro1">
          <table:table-cell office:value-type="string" calcext:value-type="string">
            <text:p>9782803638055</text:p>
          </table:table-cell>
          <table:table-cell table:formula="of:=[.$B$1]&amp;[.A887]&amp;&quot;/[0:300]&quot;" office:value-type="string" office:string-value="https://reader.izneo.com/read/9782803638055/[0:300]" calcext:value-type="string">
            <text:p>https://reader.izneo.com/read/9782803638055/[0:300]</text:p>
          </table:table-cell>
        </table:table-row>
        <table:table-row table:style-name="ro1">
          <table:table-cell office:value-type="string" calcext:value-type="string">
            <text:p>9782803638062</text:p>
          </table:table-cell>
          <table:table-cell table:formula="of:=[.$B$1]&amp;[.A888]&amp;&quot;/[0:300]&quot;" office:value-type="string" office:string-value="https://reader.izneo.com/read/9782803638062/[0:300]" calcext:value-type="string">
            <text:p>https://reader.izneo.com/read/9782803638062/[0:300]</text:p>
          </table:table-cell>
        </table:table-row>
        <table:table-row table:style-name="ro1">
          <table:table-cell office:value-type="string" calcext:value-type="string">
            <text:p>9782803638079</text:p>
          </table:table-cell>
          <table:table-cell table:formula="of:=[.$B$1]&amp;[.A889]&amp;&quot;/[0:300]&quot;" office:value-type="string" office:string-value="https://reader.izneo.com/read/9782803638079/[0:300]" calcext:value-type="string">
            <text:p>https://reader.izneo.com/read/9782803638079/[0:300]</text:p>
          </table:table-cell>
        </table:table-row>
        <table:table-row table:style-name="ro1">
          <table:table-cell office:value-type="string" calcext:value-type="string">
            <text:p>9782803638086</text:p>
          </table:table-cell>
          <table:table-cell table:formula="of:=[.$B$1]&amp;[.A890]&amp;&quot;/[0:300]&quot;" office:value-type="string" office:string-value="https://reader.izneo.com/read/9782803638086/[0:300]" calcext:value-type="string">
            <text:p>https://reader.izneo.com/read/9782803638086/[0:300]</text:p>
          </table:table-cell>
        </table:table-row>
        <table:table-row table:style-name="ro1">
          <table:table-cell office:value-type="string" calcext:value-type="string">
            <text:p>9782803638093</text:p>
          </table:table-cell>
          <table:table-cell table:formula="of:=[.$B$1]&amp;[.A891]&amp;&quot;/[0:300]&quot;" office:value-type="string" office:string-value="https://reader.izneo.com/read/9782803638093/[0:300]" calcext:value-type="string">
            <text:p>https://reader.izneo.com/read/9782803638093/[0:300]</text:p>
          </table:table-cell>
        </table:table-row>
        <table:table-row table:style-name="ro1">
          <table:table-cell office:value-type="string" calcext:value-type="string">
            <text:p>9782803638109</text:p>
          </table:table-cell>
          <table:table-cell table:formula="of:=[.$B$1]&amp;[.A892]&amp;&quot;/[0:300]&quot;" office:value-type="string" office:string-value="https://reader.izneo.com/read/9782803638109/[0:300]" calcext:value-type="string">
            <text:p>https://reader.izneo.com/read/9782803638109/[0:300]</text:p>
          </table:table-cell>
        </table:table-row>
        <table:table-row table:style-name="ro1">
          <table:table-cell office:value-type="string" calcext:value-type="string">
            <text:p>9782803638116</text:p>
          </table:table-cell>
          <table:table-cell table:formula="of:=[.$B$1]&amp;[.A893]&amp;&quot;/[0:300]&quot;" office:value-type="string" office:string-value="https://reader.izneo.com/read/9782803638116/[0:300]" calcext:value-type="string">
            <text:p>https://reader.izneo.com/read/9782803638116/[0:300]</text:p>
          </table:table-cell>
        </table:table-row>
        <table:table-row table:style-name="ro1">
          <table:table-cell office:value-type="string" calcext:value-type="string">
            <text:p>9782803638123</text:p>
          </table:table-cell>
          <table:table-cell table:formula="of:=[.$B$1]&amp;[.A894]&amp;&quot;/[0:300]&quot;" office:value-type="string" office:string-value="https://reader.izneo.com/read/9782803638123/[0:300]" calcext:value-type="string">
            <text:p>https://reader.izneo.com/read/9782803638123/[0:300]</text:p>
          </table:table-cell>
        </table:table-row>
        <table:table-row table:style-name="ro1">
          <table:table-cell office:value-type="string" calcext:value-type="string">
            <text:p>9782803638130</text:p>
          </table:table-cell>
          <table:table-cell table:formula="of:=[.$B$1]&amp;[.A895]&amp;&quot;/[0:300]&quot;" office:value-type="string" office:string-value="https://reader.izneo.com/read/9782803638130/[0:300]" calcext:value-type="string">
            <text:p>https://reader.izneo.com/read/9782803638130/[0:300]</text:p>
          </table:table-cell>
        </table:table-row>
        <table:table-row table:style-name="ro1">
          <table:table-cell office:value-type="string" calcext:value-type="string">
            <text:p>9782803638147</text:p>
          </table:table-cell>
          <table:table-cell table:formula="of:=[.$B$1]&amp;[.A896]&amp;&quot;/[0:300]&quot;" office:value-type="string" office:string-value="https://reader.izneo.com/read/9782803638147/[0:300]" calcext:value-type="string">
            <text:p>https://reader.izneo.com/read/9782803638147/[0:300]</text:p>
          </table:table-cell>
        </table:table-row>
        <table:table-row table:style-name="ro1">
          <table:table-cell office:value-type="string" calcext:value-type="string">
            <text:p>9782803638154</text:p>
          </table:table-cell>
          <table:table-cell table:formula="of:=[.$B$1]&amp;[.A897]&amp;&quot;/[0:300]&quot;" office:value-type="string" office:string-value="https://reader.izneo.com/read/9782803638154/[0:300]" calcext:value-type="string">
            <text:p>https://reader.izneo.com/read/9782803638154/[0:300]</text:p>
          </table:table-cell>
        </table:table-row>
        <table:table-row table:style-name="ro1">
          <table:table-cell office:value-type="string" calcext:value-type="string">
            <text:p>9782803638161</text:p>
          </table:table-cell>
          <table:table-cell table:formula="of:=[.$B$1]&amp;[.A898]&amp;&quot;/[0:300]&quot;" office:value-type="string" office:string-value="https://reader.izneo.com/read/9782803638161/[0:300]" calcext:value-type="string">
            <text:p>https://reader.izneo.com/read/9782803638161/[0:300]</text:p>
          </table:table-cell>
        </table:table-row>
        <table:table-row table:style-name="ro1">
          <table:table-cell office:value-type="string" calcext:value-type="string">
            <text:p>9782803638178</text:p>
          </table:table-cell>
          <table:table-cell table:formula="of:=[.$B$1]&amp;[.A899]&amp;&quot;/[0:300]&quot;" office:value-type="string" office:string-value="https://reader.izneo.com/read/9782803638178/[0:300]" calcext:value-type="string">
            <text:p>https://reader.izneo.com/read/9782803638178/[0:300]</text:p>
          </table:table-cell>
        </table:table-row>
        <table:table-row table:style-name="ro1">
          <table:table-cell office:value-type="string" calcext:value-type="string">
            <text:p>9782803638185</text:p>
          </table:table-cell>
          <table:table-cell table:formula="of:=[.$B$1]&amp;[.A900]&amp;&quot;/[0:300]&quot;" office:value-type="string" office:string-value="https://reader.izneo.com/read/9782803638185/[0:300]" calcext:value-type="string">
            <text:p>https://reader.izneo.com/read/9782803638185/[0:300]</text:p>
          </table:table-cell>
        </table:table-row>
        <table:table-row table:style-name="ro1">
          <table:table-cell office:value-type="string" calcext:value-type="string">
            <text:p>9782803638192</text:p>
          </table:table-cell>
          <table:table-cell table:formula="of:=[.$B$1]&amp;[.A901]&amp;&quot;/[0:300]&quot;" office:value-type="string" office:string-value="https://reader.izneo.com/read/9782803638192/[0:300]" calcext:value-type="string">
            <text:p>https://reader.izneo.com/read/9782803638192/[0:300]</text:p>
          </table:table-cell>
        </table:table-row>
        <table:table-row table:style-name="ro1">
          <table:table-cell office:value-type="string" calcext:value-type="string">
            <text:p>9782803638208</text:p>
          </table:table-cell>
          <table:table-cell table:formula="of:=[.$B$1]&amp;[.A902]&amp;&quot;/[0:300]&quot;" office:value-type="string" office:string-value="https://reader.izneo.com/read/9782803638208/[0:300]" calcext:value-type="string">
            <text:p>https://reader.izneo.com/read/9782803638208/[0:300]</text:p>
          </table:table-cell>
        </table:table-row>
        <table:table-row table:style-name="ro1">
          <table:table-cell office:value-type="string" calcext:value-type="string">
            <text:p>9782803638215</text:p>
          </table:table-cell>
          <table:table-cell table:formula="of:=[.$B$1]&amp;[.A903]&amp;&quot;/[0:300]&quot;" office:value-type="string" office:string-value="https://reader.izneo.com/read/9782803638215/[0:300]" calcext:value-type="string">
            <text:p>https://reader.izneo.com/read/9782803638215/[0:300]</text:p>
          </table:table-cell>
        </table:table-row>
        <table:table-row table:style-name="ro1">
          <table:table-cell office:value-type="string" calcext:value-type="string">
            <text:p>9782803638222</text:p>
          </table:table-cell>
          <table:table-cell table:formula="of:=[.$B$1]&amp;[.A904]&amp;&quot;/[0:300]&quot;" office:value-type="string" office:string-value="https://reader.izneo.com/read/9782803638222/[0:300]" calcext:value-type="string">
            <text:p>https://reader.izneo.com/read/9782803638222/[0:300]</text:p>
          </table:table-cell>
        </table:table-row>
        <table:table-row table:style-name="ro1">
          <table:table-cell office:value-type="string" calcext:value-type="string">
            <text:p>9782803638239</text:p>
          </table:table-cell>
          <table:table-cell table:formula="of:=[.$B$1]&amp;[.A905]&amp;&quot;/[0:300]&quot;" office:value-type="string" office:string-value="https://reader.izneo.com/read/9782803638239/[0:300]" calcext:value-type="string">
            <text:p>https://reader.izneo.com/read/9782803638239/[0:300]</text:p>
          </table:table-cell>
        </table:table-row>
        <table:table-row table:style-name="ro1">
          <table:table-cell office:value-type="string" calcext:value-type="string">
            <text:p>9782803638246</text:p>
          </table:table-cell>
          <table:table-cell table:formula="of:=[.$B$1]&amp;[.A906]&amp;&quot;/[0:300]&quot;" office:value-type="string" office:string-value="https://reader.izneo.com/read/9782803638246/[0:300]" calcext:value-type="string">
            <text:p>https://reader.izneo.com/read/9782803638246/[0:300]</text:p>
          </table:table-cell>
        </table:table-row>
        <table:table-row table:style-name="ro1">
          <table:table-cell office:value-type="string" calcext:value-type="string">
            <text:p>9782803638253</text:p>
          </table:table-cell>
          <table:table-cell table:formula="of:=[.$B$1]&amp;[.A907]&amp;&quot;/[0:300]&quot;" office:value-type="string" office:string-value="https://reader.izneo.com/read/9782803638253/[0:300]" calcext:value-type="string">
            <text:p>https://reader.izneo.com/read/9782803638253/[0:300]</text:p>
          </table:table-cell>
        </table:table-row>
        <table:table-row table:style-name="ro1">
          <table:table-cell office:value-type="string" calcext:value-type="string">
            <text:p>9782803638260</text:p>
          </table:table-cell>
          <table:table-cell table:formula="of:=[.$B$1]&amp;[.A908]&amp;&quot;/[0:300]&quot;" office:value-type="string" office:string-value="https://reader.izneo.com/read/9782803638260/[0:300]" calcext:value-type="string">
            <text:p>https://reader.izneo.com/read/9782803638260/[0:300]</text:p>
          </table:table-cell>
        </table:table-row>
        <table:table-row table:style-name="ro1">
          <table:table-cell office:value-type="string" calcext:value-type="string">
            <text:p>9782803638277</text:p>
          </table:table-cell>
          <table:table-cell table:formula="of:=[.$B$1]&amp;[.A909]&amp;&quot;/[0:300]&quot;" office:value-type="string" office:string-value="https://reader.izneo.com/read/9782803638277/[0:300]" calcext:value-type="string">
            <text:p>https://reader.izneo.com/read/9782803638277/[0:300]</text:p>
          </table:table-cell>
        </table:table-row>
        <table:table-row table:style-name="ro1">
          <table:table-cell office:value-type="string" calcext:value-type="string">
            <text:p>9782803638284</text:p>
          </table:table-cell>
          <table:table-cell table:formula="of:=[.$B$1]&amp;[.A910]&amp;&quot;/[0:300]&quot;" office:value-type="string" office:string-value="https://reader.izneo.com/read/9782803638284/[0:300]" calcext:value-type="string">
            <text:p>https://reader.izneo.com/read/9782803638284/[0:300]</text:p>
          </table:table-cell>
        </table:table-row>
        <table:table-row table:style-name="ro1">
          <table:table-cell office:value-type="string" calcext:value-type="string">
            <text:p>9782803638291</text:p>
          </table:table-cell>
          <table:table-cell table:formula="of:=[.$B$1]&amp;[.A911]&amp;&quot;/[0:300]&quot;" office:value-type="string" office:string-value="https://reader.izneo.com/read/9782803638291/[0:300]" calcext:value-type="string">
            <text:p>https://reader.izneo.com/read/9782803638291/[0:300]</text:p>
          </table:table-cell>
        </table:table-row>
        <table:table-row table:style-name="ro1">
          <table:table-cell office:value-type="string" calcext:value-type="string">
            <text:p>9782803638307</text:p>
          </table:table-cell>
          <table:table-cell table:formula="of:=[.$B$1]&amp;[.A912]&amp;&quot;/[0:300]&quot;" office:value-type="string" office:string-value="https://reader.izneo.com/read/9782803638307/[0:300]" calcext:value-type="string">
            <text:p>https://reader.izneo.com/read/9782803638307/[0:300]</text:p>
          </table:table-cell>
        </table:table-row>
        <table:table-row table:style-name="ro1">
          <table:table-cell office:value-type="string" calcext:value-type="string">
            <text:p>9782803638314</text:p>
          </table:table-cell>
          <table:table-cell table:formula="of:=[.$B$1]&amp;[.A913]&amp;&quot;/[0:300]&quot;" office:value-type="string" office:string-value="https://reader.izneo.com/read/9782803638314/[0:300]" calcext:value-type="string">
            <text:p>https://reader.izneo.com/read/9782803638314/[0:300]</text:p>
          </table:table-cell>
        </table:table-row>
        <table:table-row table:style-name="ro1">
          <table:table-cell office:value-type="string" calcext:value-type="string">
            <text:p>9782803638321</text:p>
          </table:table-cell>
          <table:table-cell table:formula="of:=[.$B$1]&amp;[.A914]&amp;&quot;/[0:300]&quot;" office:value-type="string" office:string-value="https://reader.izneo.com/read/9782803638321/[0:300]" calcext:value-type="string">
            <text:p>https://reader.izneo.com/read/9782803638321/[0:300]</text:p>
          </table:table-cell>
        </table:table-row>
        <table:table-row table:style-name="ro1">
          <table:table-cell office:value-type="string" calcext:value-type="string">
            <text:p>9782803638338</text:p>
          </table:table-cell>
          <table:table-cell table:formula="of:=[.$B$1]&amp;[.A915]&amp;&quot;/[0:300]&quot;" office:value-type="string" office:string-value="https://reader.izneo.com/read/9782803638338/[0:300]" calcext:value-type="string">
            <text:p>https://reader.izneo.com/read/9782803638338/[0:300]</text:p>
          </table:table-cell>
        </table:table-row>
        <table:table-row table:style-name="ro1">
          <table:table-cell office:value-type="string" calcext:value-type="string">
            <text:p>9782803638345</text:p>
          </table:table-cell>
          <table:table-cell table:formula="of:=[.$B$1]&amp;[.A916]&amp;&quot;/[0:300]&quot;" office:value-type="string" office:string-value="https://reader.izneo.com/read/9782803638345/[0:300]" calcext:value-type="string">
            <text:p>https://reader.izneo.com/read/9782803638345/[0:300]</text:p>
          </table:table-cell>
        </table:table-row>
        <table:table-row table:style-name="ro1">
          <table:table-cell office:value-type="string" calcext:value-type="string">
            <text:p>9782803638352</text:p>
          </table:table-cell>
          <table:table-cell table:formula="of:=[.$B$1]&amp;[.A917]&amp;&quot;/[0:300]&quot;" office:value-type="string" office:string-value="https://reader.izneo.com/read/9782803638352/[0:300]" calcext:value-type="string">
            <text:p>https://reader.izneo.com/read/9782803638352/[0:300]</text:p>
          </table:table-cell>
        </table:table-row>
        <table:table-row table:style-name="ro1">
          <table:table-cell office:value-type="string" calcext:value-type="string">
            <text:p>9782803638369</text:p>
          </table:table-cell>
          <table:table-cell table:formula="of:=[.$B$1]&amp;[.A918]&amp;&quot;/[0:300]&quot;" office:value-type="string" office:string-value="https://reader.izneo.com/read/9782803638369/[0:300]" calcext:value-type="string">
            <text:p>https://reader.izneo.com/read/9782803638369/[0:300]</text:p>
          </table:table-cell>
        </table:table-row>
        <table:table-row table:style-name="ro1">
          <table:table-cell office:value-type="string" calcext:value-type="string">
            <text:p>9782803638376</text:p>
          </table:table-cell>
          <table:table-cell table:formula="of:=[.$B$1]&amp;[.A919]&amp;&quot;/[0:300]&quot;" office:value-type="string" office:string-value="https://reader.izneo.com/read/9782803638376/[0:300]" calcext:value-type="string">
            <text:p>https://reader.izneo.com/read/9782803638376/[0:300]</text:p>
          </table:table-cell>
        </table:table-row>
        <table:table-row table:style-name="ro1">
          <table:table-cell office:value-type="string" calcext:value-type="string">
            <text:p>9782803638383</text:p>
          </table:table-cell>
          <table:table-cell table:formula="of:=[.$B$1]&amp;[.A920]&amp;&quot;/[0:300]&quot;" office:value-type="string" office:string-value="https://reader.izneo.com/read/9782803638383/[0:300]" calcext:value-type="string">
            <text:p>https://reader.izneo.com/read/9782803638383/[0:300]</text:p>
          </table:table-cell>
        </table:table-row>
        <table:table-row table:style-name="ro1">
          <table:table-cell office:value-type="string" calcext:value-type="string">
            <text:p>9782803638390</text:p>
          </table:table-cell>
          <table:table-cell table:formula="of:=[.$B$1]&amp;[.A921]&amp;&quot;/[0:300]&quot;" office:value-type="string" office:string-value="https://reader.izneo.com/read/9782803638390/[0:300]" calcext:value-type="string">
            <text:p>https://reader.izneo.com/read/9782803638390/[0:300]</text:p>
          </table:table-cell>
        </table:table-row>
        <table:table-row table:style-name="ro1">
          <table:table-cell office:value-type="string" calcext:value-type="string">
            <text:p>9782803638406</text:p>
          </table:table-cell>
          <table:table-cell table:formula="of:=[.$B$1]&amp;[.A922]&amp;&quot;/[0:300]&quot;" office:value-type="string" office:string-value="https://reader.izneo.com/read/9782803638406/[0:300]" calcext:value-type="string">
            <text:p>https://reader.izneo.com/read/9782803638406/[0:300]</text:p>
          </table:table-cell>
        </table:table-row>
        <table:table-row table:style-name="ro1">
          <table:table-cell office:value-type="string" calcext:value-type="string">
            <text:p>9782803638413</text:p>
          </table:table-cell>
          <table:table-cell table:formula="of:=[.$B$1]&amp;[.A923]&amp;&quot;/[0:300]&quot;" office:value-type="string" office:string-value="https://reader.izneo.com/read/9782803638413/[0:300]" calcext:value-type="string">
            <text:p>https://reader.izneo.com/read/9782803638413/[0:300]</text:p>
          </table:table-cell>
        </table:table-row>
        <table:table-row table:style-name="ro1">
          <table:table-cell office:value-type="string" calcext:value-type="string">
            <text:p>9782803638420</text:p>
          </table:table-cell>
          <table:table-cell table:formula="of:=[.$B$1]&amp;[.A924]&amp;&quot;/[0:300]&quot;" office:value-type="string" office:string-value="https://reader.izneo.com/read/9782803638420/[0:300]" calcext:value-type="string">
            <text:p>https://reader.izneo.com/read/9782803638420/[0:300]</text:p>
          </table:table-cell>
        </table:table-row>
        <table:table-row table:style-name="ro1">
          <table:table-cell office:value-type="string" calcext:value-type="string">
            <text:p>9782803638437</text:p>
          </table:table-cell>
          <table:table-cell table:formula="of:=[.$B$1]&amp;[.A925]&amp;&quot;/[0:300]&quot;" office:value-type="string" office:string-value="https://reader.izneo.com/read/9782803638437/[0:300]" calcext:value-type="string">
            <text:p>https://reader.izneo.com/read/9782803638437/[0:300]</text:p>
          </table:table-cell>
        </table:table-row>
        <table:table-row table:style-name="ro1">
          <table:table-cell office:value-type="string" calcext:value-type="string">
            <text:p>9782803638444</text:p>
          </table:table-cell>
          <table:table-cell table:formula="of:=[.$B$1]&amp;[.A926]&amp;&quot;/[0:300]&quot;" office:value-type="string" office:string-value="https://reader.izneo.com/read/9782803638444/[0:300]" calcext:value-type="string">
            <text:p>https://reader.izneo.com/read/9782803638444/[0:300]</text:p>
          </table:table-cell>
        </table:table-row>
        <table:table-row table:style-name="ro1">
          <table:table-cell office:value-type="string" calcext:value-type="string">
            <text:p>9782803638451</text:p>
          </table:table-cell>
          <table:table-cell table:formula="of:=[.$B$1]&amp;[.A927]&amp;&quot;/[0:300]&quot;" office:value-type="string" office:string-value="https://reader.izneo.com/read/9782803638451/[0:300]" calcext:value-type="string">
            <text:p>https://reader.izneo.com/read/9782803638451/[0:300]</text:p>
          </table:table-cell>
        </table:table-row>
        <table:table-row table:style-name="ro1">
          <table:table-cell office:value-type="string" calcext:value-type="string">
            <text:p>9782803638468</text:p>
          </table:table-cell>
          <table:table-cell table:formula="of:=[.$B$1]&amp;[.A928]&amp;&quot;/[0:300]&quot;" office:value-type="string" office:string-value="https://reader.izneo.com/read/9782803638468/[0:300]" calcext:value-type="string">
            <text:p>https://reader.izneo.com/read/9782803638468/[0:300]</text:p>
          </table:table-cell>
        </table:table-row>
        <table:table-row table:style-name="ro1">
          <table:table-cell office:value-type="string" calcext:value-type="string">
            <text:p>9782803638475</text:p>
          </table:table-cell>
          <table:table-cell table:formula="of:=[.$B$1]&amp;[.A929]&amp;&quot;/[0:300]&quot;" office:value-type="string" office:string-value="https://reader.izneo.com/read/9782803638475/[0:300]" calcext:value-type="string">
            <text:p>https://reader.izneo.com/read/9782803638475/[0:300]</text:p>
          </table:table-cell>
        </table:table-row>
        <table:table-row table:style-name="ro1">
          <table:table-cell office:value-type="string" calcext:value-type="string">
            <text:p>9782803638482</text:p>
          </table:table-cell>
          <table:table-cell table:formula="of:=[.$B$1]&amp;[.A930]&amp;&quot;/[0:300]&quot;" office:value-type="string" office:string-value="https://reader.izneo.com/read/9782803638482/[0:300]" calcext:value-type="string">
            <text:p>https://reader.izneo.com/read/9782803638482/[0:300]</text:p>
          </table:table-cell>
        </table:table-row>
        <table:table-row table:style-name="ro1">
          <table:table-cell office:value-type="string" calcext:value-type="string">
            <text:p>9782803638499</text:p>
          </table:table-cell>
          <table:table-cell table:formula="of:=[.$B$1]&amp;[.A931]&amp;&quot;/[0:300]&quot;" office:value-type="string" office:string-value="https://reader.izneo.com/read/9782803638499/[0:300]" calcext:value-type="string">
            <text:p>https://reader.izneo.com/read/9782803638499/[0:300]</text:p>
          </table:table-cell>
        </table:table-row>
        <table:table-row table:style-name="ro1">
          <table:table-cell office:value-type="string" calcext:value-type="string">
            <text:p>9782803638505</text:p>
          </table:table-cell>
          <table:table-cell table:formula="of:=[.$B$1]&amp;[.A932]&amp;&quot;/[0:300]&quot;" office:value-type="string" office:string-value="https://reader.izneo.com/read/9782803638505/[0:300]" calcext:value-type="string">
            <text:p>https://reader.izneo.com/read/9782803638505/[0:300]</text:p>
          </table:table-cell>
        </table:table-row>
        <table:table-row table:style-name="ro1">
          <table:table-cell office:value-type="string" calcext:value-type="string">
            <text:p>9782803638512</text:p>
          </table:table-cell>
          <table:table-cell table:formula="of:=[.$B$1]&amp;[.A933]&amp;&quot;/[0:300]&quot;" office:value-type="string" office:string-value="https://reader.izneo.com/read/9782803638512/[0:300]" calcext:value-type="string">
            <text:p>https://reader.izneo.com/read/9782803638512/[0:300]</text:p>
          </table:table-cell>
        </table:table-row>
        <table:table-row table:style-name="ro1">
          <table:table-cell office:value-type="string" calcext:value-type="string">
            <text:p>9782803638529</text:p>
          </table:table-cell>
          <table:table-cell table:formula="of:=[.$B$1]&amp;[.A934]&amp;&quot;/[0:300]&quot;" office:value-type="string" office:string-value="https://reader.izneo.com/read/9782803638529/[0:300]" calcext:value-type="string">
            <text:p>https://reader.izneo.com/read/9782803638529/[0:300]</text:p>
          </table:table-cell>
        </table:table-row>
        <table:table-row table:style-name="ro1">
          <table:table-cell office:value-type="string" calcext:value-type="string">
            <text:p>9782803638536</text:p>
          </table:table-cell>
          <table:table-cell table:formula="of:=[.$B$1]&amp;[.A935]&amp;&quot;/[0:300]&quot;" office:value-type="string" office:string-value="https://reader.izneo.com/read/9782803638536/[0:300]" calcext:value-type="string">
            <text:p>https://reader.izneo.com/read/9782803638536/[0:300]</text:p>
          </table:table-cell>
        </table:table-row>
        <table:table-row table:style-name="ro1">
          <table:table-cell office:value-type="string" calcext:value-type="string">
            <text:p>9782803638543</text:p>
          </table:table-cell>
          <table:table-cell table:formula="of:=[.$B$1]&amp;[.A936]&amp;&quot;/[0:300]&quot;" office:value-type="string" office:string-value="https://reader.izneo.com/read/9782803638543/[0:300]" calcext:value-type="string">
            <text:p>https://reader.izneo.com/read/9782803638543/[0:300]</text:p>
          </table:table-cell>
        </table:table-row>
        <table:table-row table:style-name="ro1">
          <table:table-cell office:value-type="string" calcext:value-type="string">
            <text:p>9782803638550</text:p>
          </table:table-cell>
          <table:table-cell table:formula="of:=[.$B$1]&amp;[.A937]&amp;&quot;/[0:300]&quot;" office:value-type="string" office:string-value="https://reader.izneo.com/read/9782803638550/[0:300]" calcext:value-type="string">
            <text:p>https://reader.izneo.com/read/9782803638550/[0:300]</text:p>
          </table:table-cell>
        </table:table-row>
        <table:table-row table:style-name="ro1">
          <table:table-cell office:value-type="string" calcext:value-type="string">
            <text:p>9782803638567</text:p>
          </table:table-cell>
          <table:table-cell table:formula="of:=[.$B$1]&amp;[.A938]&amp;&quot;/[0:300]&quot;" office:value-type="string" office:string-value="https://reader.izneo.com/read/9782803638567/[0:300]" calcext:value-type="string">
            <text:p>https://reader.izneo.com/read/9782803638567/[0:300]</text:p>
          </table:table-cell>
        </table:table-row>
        <table:table-row table:style-name="ro1">
          <table:table-cell office:value-type="string" calcext:value-type="string">
            <text:p>9782803638574</text:p>
          </table:table-cell>
          <table:table-cell table:formula="of:=[.$B$1]&amp;[.A939]&amp;&quot;/[0:300]&quot;" office:value-type="string" office:string-value="https://reader.izneo.com/read/9782803638574/[0:300]" calcext:value-type="string">
            <text:p>https://reader.izneo.com/read/9782803638574/[0:300]</text:p>
          </table:table-cell>
        </table:table-row>
        <table:table-row table:style-name="ro1">
          <table:table-cell office:value-type="string" calcext:value-type="string">
            <text:p>9782803638581</text:p>
          </table:table-cell>
          <table:table-cell table:formula="of:=[.$B$1]&amp;[.A940]&amp;&quot;/[0:300]&quot;" office:value-type="string" office:string-value="https://reader.izneo.com/read/9782803638581/[0:300]" calcext:value-type="string">
            <text:p>https://reader.izneo.com/read/9782803638581/[0:300]</text:p>
          </table:table-cell>
        </table:table-row>
        <table:table-row table:style-name="ro1">
          <table:table-cell office:value-type="string" calcext:value-type="string">
            <text:p>9782803638598</text:p>
          </table:table-cell>
          <table:table-cell table:formula="of:=[.$B$1]&amp;[.A941]&amp;&quot;/[0:300]&quot;" office:value-type="string" office:string-value="https://reader.izneo.com/read/9782803638598/[0:300]" calcext:value-type="string">
            <text:p>https://reader.izneo.com/read/9782803638598/[0:300]</text:p>
          </table:table-cell>
        </table:table-row>
        <table:table-row table:style-name="ro1">
          <table:table-cell office:value-type="string" calcext:value-type="string">
            <text:p>9782803638604</text:p>
          </table:table-cell>
          <table:table-cell table:formula="of:=[.$B$1]&amp;[.A942]&amp;&quot;/[0:300]&quot;" office:value-type="string" office:string-value="https://reader.izneo.com/read/9782803638604/[0:300]" calcext:value-type="string">
            <text:p>https://reader.izneo.com/read/9782803638604/[0:300]</text:p>
          </table:table-cell>
        </table:table-row>
        <table:table-row table:style-name="ro1">
          <table:table-cell office:value-type="string" calcext:value-type="string">
            <text:p>9782803638611</text:p>
          </table:table-cell>
          <table:table-cell table:formula="of:=[.$B$1]&amp;[.A943]&amp;&quot;/[0:300]&quot;" office:value-type="string" office:string-value="https://reader.izneo.com/read/9782803638611/[0:300]" calcext:value-type="string">
            <text:p>https://reader.izneo.com/read/9782803638611/[0:300]</text:p>
          </table:table-cell>
        </table:table-row>
        <table:table-row table:style-name="ro1">
          <table:table-cell office:value-type="string" calcext:value-type="string">
            <text:p>9782803638628</text:p>
          </table:table-cell>
          <table:table-cell table:formula="of:=[.$B$1]&amp;[.A944]&amp;&quot;/[0:300]&quot;" office:value-type="string" office:string-value="https://reader.izneo.com/read/9782803638628/[0:300]" calcext:value-type="string">
            <text:p>https://reader.izneo.com/read/9782803638628/[0:300]</text:p>
          </table:table-cell>
        </table:table-row>
        <table:table-row table:style-name="ro1">
          <table:table-cell office:value-type="string" calcext:value-type="string">
            <text:p>9782803638635</text:p>
          </table:table-cell>
          <table:table-cell table:formula="of:=[.$B$1]&amp;[.A945]&amp;&quot;/[0:300]&quot;" office:value-type="string" office:string-value="https://reader.izneo.com/read/9782803638635/[0:300]" calcext:value-type="string">
            <text:p>https://reader.izneo.com/read/9782803638635/[0:300]</text:p>
          </table:table-cell>
        </table:table-row>
        <table:table-row table:style-name="ro1">
          <table:table-cell office:value-type="string" calcext:value-type="string">
            <text:p>9782803638642</text:p>
          </table:table-cell>
          <table:table-cell table:formula="of:=[.$B$1]&amp;[.A946]&amp;&quot;/[0:300]&quot;" office:value-type="string" office:string-value="https://reader.izneo.com/read/9782803638642/[0:300]" calcext:value-type="string">
            <text:p>https://reader.izneo.com/read/9782803638642/[0:300]</text:p>
          </table:table-cell>
        </table:table-row>
        <table:table-row table:style-name="ro1">
          <table:table-cell office:value-type="string" calcext:value-type="string">
            <text:p>9782803638659</text:p>
          </table:table-cell>
          <table:table-cell table:formula="of:=[.$B$1]&amp;[.A947]&amp;&quot;/[0:300]&quot;" office:value-type="string" office:string-value="https://reader.izneo.com/read/9782803638659/[0:300]" calcext:value-type="string">
            <text:p>https://reader.izneo.com/read/9782803638659/[0:300]</text:p>
          </table:table-cell>
        </table:table-row>
        <table:table-row table:style-name="ro1">
          <table:table-cell office:value-type="string" calcext:value-type="string">
            <text:p>9782803638666</text:p>
          </table:table-cell>
          <table:table-cell table:formula="of:=[.$B$1]&amp;[.A948]&amp;&quot;/[0:300]&quot;" office:value-type="string" office:string-value="https://reader.izneo.com/read/9782803638666/[0:300]" calcext:value-type="string">
            <text:p>https://reader.izneo.com/read/9782803638666/[0:300]</text:p>
          </table:table-cell>
        </table:table-row>
        <table:table-row table:style-name="ro1">
          <table:table-cell office:value-type="string" calcext:value-type="string">
            <text:p>9782803638673</text:p>
          </table:table-cell>
          <table:table-cell table:formula="of:=[.$B$1]&amp;[.A949]&amp;&quot;/[0:300]&quot;" office:value-type="string" office:string-value="https://reader.izneo.com/read/9782803638673/[0:300]" calcext:value-type="string">
            <text:p>https://reader.izneo.com/read/9782803638673/[0:300]</text:p>
          </table:table-cell>
        </table:table-row>
        <table:table-row table:style-name="ro1">
          <table:table-cell office:value-type="string" calcext:value-type="string">
            <text:p>9782803638680</text:p>
          </table:table-cell>
          <table:table-cell table:formula="of:=[.$B$1]&amp;[.A950]&amp;&quot;/[0:300]&quot;" office:value-type="string" office:string-value="https://reader.izneo.com/read/9782803638680/[0:300]" calcext:value-type="string">
            <text:p>https://reader.izneo.com/read/9782803638680/[0:300]</text:p>
          </table:table-cell>
        </table:table-row>
        <table:table-row table:style-name="ro1">
          <table:table-cell office:value-type="string" calcext:value-type="string">
            <text:p>9782803638697</text:p>
          </table:table-cell>
          <table:table-cell table:formula="of:=[.$B$1]&amp;[.A951]&amp;&quot;/[0:300]&quot;" office:value-type="string" office:string-value="https://reader.izneo.com/read/9782803638697/[0:300]" calcext:value-type="string">
            <text:p>https://reader.izneo.com/read/9782803638697/[0:300]</text:p>
          </table:table-cell>
        </table:table-row>
        <table:table-row table:style-name="ro1">
          <table:table-cell office:value-type="string" calcext:value-type="string">
            <text:p>9782803638789</text:p>
          </table:table-cell>
          <table:table-cell table:formula="of:=[.$B$1]&amp;[.A952]&amp;&quot;/[0:300]&quot;" office:value-type="string" office:string-value="https://reader.izneo.com/read/9782803638789/[0:300]" calcext:value-type="string">
            <text:p>https://reader.izneo.com/read/9782803638789/[0:300]</text:p>
          </table:table-cell>
        </table:table-row>
        <table:table-row table:style-name="ro1">
          <table:table-cell office:value-type="string" calcext:value-type="string">
            <text:p>9782803638796</text:p>
          </table:table-cell>
          <table:table-cell table:formula="of:=[.$B$1]&amp;[.A953]&amp;&quot;/[0:300]&quot;" office:value-type="string" office:string-value="https://reader.izneo.com/read/9782803638796/[0:300]" calcext:value-type="string">
            <text:p>https://reader.izneo.com/read/9782803638796/[0:300]</text:p>
          </table:table-cell>
        </table:table-row>
        <table:table-row table:style-name="ro1">
          <table:table-cell office:value-type="string" calcext:value-type="string">
            <text:p>9782803638826</text:p>
          </table:table-cell>
          <table:table-cell table:formula="of:=[.$B$1]&amp;[.A954]&amp;&quot;/[0:300]&quot;" office:value-type="string" office:string-value="https://reader.izneo.com/read/9782803638826/[0:300]" calcext:value-type="string">
            <text:p>https://reader.izneo.com/read/9782803638826/[0:300]</text:p>
          </table:table-cell>
        </table:table-row>
        <table:table-row table:style-name="ro1">
          <table:table-cell office:value-type="string" calcext:value-type="string">
            <text:p>9782803638833</text:p>
          </table:table-cell>
          <table:table-cell table:formula="of:=[.$B$1]&amp;[.A955]&amp;&quot;/[0:300]&quot;" office:value-type="string" office:string-value="https://reader.izneo.com/read/9782803638833/[0:300]" calcext:value-type="string">
            <text:p>https://reader.izneo.com/read/9782803638833/[0:300]</text:p>
          </table:table-cell>
        </table:table-row>
        <table:table-row table:style-name="ro1">
          <table:table-cell office:value-type="string" calcext:value-type="string">
            <text:p>9782803638840</text:p>
          </table:table-cell>
          <table:table-cell table:formula="of:=[.$B$1]&amp;[.A956]&amp;&quot;/[0:300]&quot;" office:value-type="string" office:string-value="https://reader.izneo.com/read/9782803638840/[0:300]" calcext:value-type="string">
            <text:p>https://reader.izneo.com/read/9782803638840/[0:300]</text:p>
          </table:table-cell>
        </table:table-row>
        <table:table-row table:style-name="ro1">
          <table:table-cell office:value-type="string" calcext:value-type="string">
            <text:p>9782803638857</text:p>
          </table:table-cell>
          <table:table-cell table:formula="of:=[.$B$1]&amp;[.A957]&amp;&quot;/[0:300]&quot;" office:value-type="string" office:string-value="https://reader.izneo.com/read/9782803638857/[0:300]" calcext:value-type="string">
            <text:p>https://reader.izneo.com/read/9782803638857/[0:300]</text:p>
          </table:table-cell>
        </table:table-row>
        <table:table-row table:style-name="ro1">
          <table:table-cell office:value-type="string" calcext:value-type="string">
            <text:p>9782803638864</text:p>
          </table:table-cell>
          <table:table-cell table:formula="of:=[.$B$1]&amp;[.A958]&amp;&quot;/[0:300]&quot;" office:value-type="string" office:string-value="https://reader.izneo.com/read/9782803638864/[0:300]" calcext:value-type="string">
            <text:p>https://reader.izneo.com/read/9782803638864/[0:300]</text:p>
          </table:table-cell>
        </table:table-row>
        <table:table-row table:style-name="ro1">
          <table:table-cell office:value-type="string" calcext:value-type="string">
            <text:p>9782803638871</text:p>
          </table:table-cell>
          <table:table-cell table:formula="of:=[.$B$1]&amp;[.A959]&amp;&quot;/[0:300]&quot;" office:value-type="string" office:string-value="https://reader.izneo.com/read/9782803638871/[0:300]" calcext:value-type="string">
            <text:p>https://reader.izneo.com/read/9782803638871/[0:300]</text:p>
          </table:table-cell>
        </table:table-row>
        <table:table-row table:style-name="ro1">
          <table:table-cell office:value-type="string" calcext:value-type="string">
            <text:p>9782803638888</text:p>
          </table:table-cell>
          <table:table-cell table:formula="of:=[.$B$1]&amp;[.A960]&amp;&quot;/[0:300]&quot;" office:value-type="string" office:string-value="https://reader.izneo.com/read/9782803638888/[0:300]" calcext:value-type="string">
            <text:p>https://reader.izneo.com/read/9782803638888/[0:300]</text:p>
          </table:table-cell>
        </table:table-row>
        <table:table-row table:style-name="ro1">
          <table:table-cell office:value-type="string" calcext:value-type="string">
            <text:p>9782803638895</text:p>
          </table:table-cell>
          <table:table-cell table:formula="of:=[.$B$1]&amp;[.A961]&amp;&quot;/[0:300]&quot;" office:value-type="string" office:string-value="https://reader.izneo.com/read/9782803638895/[0:300]" calcext:value-type="string">
            <text:p>https://reader.izneo.com/read/9782803638895/[0:300]</text:p>
          </table:table-cell>
        </table:table-row>
        <table:table-row table:style-name="ro1">
          <table:table-cell office:value-type="string" calcext:value-type="string">
            <text:p>9782803638901</text:p>
          </table:table-cell>
          <table:table-cell table:formula="of:=[.$B$1]&amp;[.A962]&amp;&quot;/[0:300]&quot;" office:value-type="string" office:string-value="https://reader.izneo.com/read/9782803638901/[0:300]" calcext:value-type="string">
            <text:p>https://reader.izneo.com/read/9782803638901/[0:300]</text:p>
          </table:table-cell>
        </table:table-row>
        <table:table-row table:style-name="ro1">
          <table:table-cell office:value-type="string" calcext:value-type="string">
            <text:p>9782803638918</text:p>
          </table:table-cell>
          <table:table-cell table:formula="of:=[.$B$1]&amp;[.A963]&amp;&quot;/[0:300]&quot;" office:value-type="string" office:string-value="https://reader.izneo.com/read/9782803638918/[0:300]" calcext:value-type="string">
            <text:p>https://reader.izneo.com/read/9782803638918/[0:300]</text:p>
          </table:table-cell>
        </table:table-row>
        <table:table-row table:style-name="ro1">
          <table:table-cell office:value-type="string" calcext:value-type="string">
            <text:p>9782803638925</text:p>
          </table:table-cell>
          <table:table-cell table:formula="of:=[.$B$1]&amp;[.A964]&amp;&quot;/[0:300]&quot;" office:value-type="string" office:string-value="https://reader.izneo.com/read/9782803638925/[0:300]" calcext:value-type="string">
            <text:p>https://reader.izneo.com/read/9782803638925/[0:300]</text:p>
          </table:table-cell>
        </table:table-row>
        <table:table-row table:style-name="ro1">
          <table:table-cell office:value-type="string" calcext:value-type="string">
            <text:p>9782803638932</text:p>
          </table:table-cell>
          <table:table-cell table:formula="of:=[.$B$1]&amp;[.A965]&amp;&quot;/[0:300]&quot;" office:value-type="string" office:string-value="https://reader.izneo.com/read/9782803638932/[0:300]" calcext:value-type="string">
            <text:p>https://reader.izneo.com/read/9782803638932/[0:300]</text:p>
          </table:table-cell>
        </table:table-row>
        <table:table-row table:style-name="ro1">
          <table:table-cell office:value-type="string" calcext:value-type="string">
            <text:p>9782803638949</text:p>
          </table:table-cell>
          <table:table-cell table:formula="of:=[.$B$1]&amp;[.A966]&amp;&quot;/[0:300]&quot;" office:value-type="string" office:string-value="https://reader.izneo.com/read/9782803638949/[0:300]" calcext:value-type="string">
            <text:p>https://reader.izneo.com/read/9782803638949/[0:300]</text:p>
          </table:table-cell>
        </table:table-row>
        <table:table-row table:style-name="ro1">
          <table:table-cell office:value-type="string" calcext:value-type="string">
            <text:p>9782803638956</text:p>
          </table:table-cell>
          <table:table-cell table:formula="of:=[.$B$1]&amp;[.A967]&amp;&quot;/[0:300]&quot;" office:value-type="string" office:string-value="https://reader.izneo.com/read/9782803638956/[0:300]" calcext:value-type="string">
            <text:p>https://reader.izneo.com/read/9782803638956/[0:300]</text:p>
          </table:table-cell>
        </table:table-row>
        <table:table-row table:style-name="ro1">
          <table:table-cell office:value-type="string" calcext:value-type="string">
            <text:p>9782803638963</text:p>
          </table:table-cell>
          <table:table-cell table:formula="of:=[.$B$1]&amp;[.A968]&amp;&quot;/[0:300]&quot;" office:value-type="string" office:string-value="https://reader.izneo.com/read/9782803638963/[0:300]" calcext:value-type="string">
            <text:p>https://reader.izneo.com/read/9782803638963/[0:300]</text:p>
          </table:table-cell>
        </table:table-row>
        <table:table-row table:style-name="ro1">
          <table:table-cell office:value-type="string" calcext:value-type="string">
            <text:p>9782803638970</text:p>
          </table:table-cell>
          <table:table-cell table:formula="of:=[.$B$1]&amp;[.A969]&amp;&quot;/[0:300]&quot;" office:value-type="string" office:string-value="https://reader.izneo.com/read/9782803638970/[0:300]" calcext:value-type="string">
            <text:p>https://reader.izneo.com/read/9782803638970/[0:300]</text:p>
          </table:table-cell>
        </table:table-row>
        <table:table-row table:style-name="ro1">
          <table:table-cell office:value-type="string" calcext:value-type="string">
            <text:p>9782803638987</text:p>
          </table:table-cell>
          <table:table-cell table:formula="of:=[.$B$1]&amp;[.A970]&amp;&quot;/[0:300]&quot;" office:value-type="string" office:string-value="https://reader.izneo.com/read/9782803638987/[0:300]" calcext:value-type="string">
            <text:p>https://reader.izneo.com/read/9782803638987/[0:300]</text:p>
          </table:table-cell>
        </table:table-row>
        <table:table-row table:style-name="ro1">
          <table:table-cell office:value-type="string" calcext:value-type="string">
            <text:p>9782803638994</text:p>
          </table:table-cell>
          <table:table-cell table:formula="of:=[.$B$1]&amp;[.A971]&amp;&quot;/[0:300]&quot;" office:value-type="string" office:string-value="https://reader.izneo.com/read/9782803638994/[0:300]" calcext:value-type="string">
            <text:p>https://reader.izneo.com/read/9782803638994/[0:300]</text:p>
          </table:table-cell>
        </table:table-row>
        <table:table-row table:style-name="ro1">
          <table:table-cell office:value-type="string" calcext:value-type="string">
            <text:p>9782803639045</text:p>
          </table:table-cell>
          <table:table-cell table:formula="of:=[.$B$1]&amp;[.A972]&amp;&quot;/[0:300]&quot;" office:value-type="string" office:string-value="https://reader.izneo.com/read/9782803639045/[0:300]" calcext:value-type="string">
            <text:p>https://reader.izneo.com/read/9782803639045/[0:300]</text:p>
          </table:table-cell>
        </table:table-row>
        <table:table-row table:style-name="ro1">
          <table:table-cell office:value-type="string" calcext:value-type="string">
            <text:p>9782803639052</text:p>
          </table:table-cell>
          <table:table-cell table:formula="of:=[.$B$1]&amp;[.A973]&amp;&quot;/[0:300]&quot;" office:value-type="string" office:string-value="https://reader.izneo.com/read/9782803639052/[0:300]" calcext:value-type="string">
            <text:p>https://reader.izneo.com/read/9782803639052/[0:300]</text:p>
          </table:table-cell>
        </table:table-row>
        <table:table-row table:style-name="ro1">
          <table:table-cell office:value-type="string" calcext:value-type="string">
            <text:p>9782803639151</text:p>
          </table:table-cell>
          <table:table-cell table:formula="of:=[.$B$1]&amp;[.A974]&amp;&quot;/[0:300]&quot;" office:value-type="string" office:string-value="https://reader.izneo.com/read/9782803639151/[0:300]" calcext:value-type="string">
            <text:p>https://reader.izneo.com/read/9782803639151/[0:300]</text:p>
          </table:table-cell>
        </table:table-row>
        <table:table-row table:style-name="ro1">
          <table:table-cell office:value-type="string" calcext:value-type="string">
            <text:p>9782803639168</text:p>
          </table:table-cell>
          <table:table-cell table:formula="of:=[.$B$1]&amp;[.A975]&amp;&quot;/[0:300]&quot;" office:value-type="string" office:string-value="https://reader.izneo.com/read/9782803639168/[0:300]" calcext:value-type="string">
            <text:p>https://reader.izneo.com/read/9782803639168/[0:300]</text:p>
          </table:table-cell>
        </table:table-row>
        <table:table-row table:style-name="ro1">
          <table:table-cell office:value-type="string" calcext:value-type="string">
            <text:p>9782803639175</text:p>
          </table:table-cell>
          <table:table-cell table:formula="of:=[.$B$1]&amp;[.A976]&amp;&quot;/[0:300]&quot;" office:value-type="string" office:string-value="https://reader.izneo.com/read/9782803639175/[0:300]" calcext:value-type="string">
            <text:p>https://reader.izneo.com/read/9782803639175/[0:300]</text:p>
          </table:table-cell>
        </table:table-row>
        <table:table-row table:style-name="ro1">
          <table:table-cell office:value-type="string" calcext:value-type="string">
            <text:p>9782803639182</text:p>
          </table:table-cell>
          <table:table-cell table:formula="of:=[.$B$1]&amp;[.A977]&amp;&quot;/[0:300]&quot;" office:value-type="string" office:string-value="https://reader.izneo.com/read/9782803639182/[0:300]" calcext:value-type="string">
            <text:p>https://reader.izneo.com/read/9782803639182/[0:300]</text:p>
          </table:table-cell>
        </table:table-row>
        <table:table-row table:style-name="ro1">
          <table:table-cell office:value-type="string" calcext:value-type="string">
            <text:p>9782803639199</text:p>
          </table:table-cell>
          <table:table-cell table:formula="of:=[.$B$1]&amp;[.A978]&amp;&quot;/[0:300]&quot;" office:value-type="string" office:string-value="https://reader.izneo.com/read/9782803639199/[0:300]" calcext:value-type="string">
            <text:p>https://reader.izneo.com/read/9782803639199/[0:300]</text:p>
          </table:table-cell>
        </table:table-row>
        <table:table-row table:style-name="ro1">
          <table:table-cell office:value-type="string" calcext:value-type="string">
            <text:p>9782803639205</text:p>
          </table:table-cell>
          <table:table-cell table:formula="of:=[.$B$1]&amp;[.A979]&amp;&quot;/[0:300]&quot;" office:value-type="string" office:string-value="https://reader.izneo.com/read/9782803639205/[0:300]" calcext:value-type="string">
            <text:p>https://reader.izneo.com/read/9782803639205/[0:300]</text:p>
          </table:table-cell>
        </table:table-row>
        <table:table-row table:style-name="ro1">
          <table:table-cell office:value-type="string" calcext:value-type="string">
            <text:p>9782803639212</text:p>
          </table:table-cell>
          <table:table-cell table:formula="of:=[.$B$1]&amp;[.A980]&amp;&quot;/[0:300]&quot;" office:value-type="string" office:string-value="https://reader.izneo.com/read/9782803639212/[0:300]" calcext:value-type="string">
            <text:p>https://reader.izneo.com/read/9782803639212/[0:300]</text:p>
          </table:table-cell>
        </table:table-row>
        <table:table-row table:style-name="ro1">
          <table:table-cell office:value-type="string" calcext:value-type="string">
            <text:p>9782803639250</text:p>
          </table:table-cell>
          <table:table-cell table:formula="of:=[.$B$1]&amp;[.A981]&amp;&quot;/[0:300]&quot;" office:value-type="string" office:string-value="https://reader.izneo.com/read/9782803639250/[0:300]" calcext:value-type="string">
            <text:p>https://reader.izneo.com/read/9782803639250/[0:300]</text:p>
          </table:table-cell>
        </table:table-row>
        <table:table-row table:style-name="ro1">
          <table:table-cell office:value-type="string" calcext:value-type="string">
            <text:p>9782803639267</text:p>
          </table:table-cell>
          <table:table-cell table:formula="of:=[.$B$1]&amp;[.A982]&amp;&quot;/[0:300]&quot;" office:value-type="string" office:string-value="https://reader.izneo.com/read/9782803639267/[0:300]" calcext:value-type="string">
            <text:p>https://reader.izneo.com/read/9782803639267/[0:300]</text:p>
          </table:table-cell>
        </table:table-row>
        <table:table-row table:style-name="ro1">
          <table:table-cell office:value-type="string" calcext:value-type="string">
            <text:p>9782803639274</text:p>
          </table:table-cell>
          <table:table-cell table:formula="of:=[.$B$1]&amp;[.A983]&amp;&quot;/[0:300]&quot;" office:value-type="string" office:string-value="https://reader.izneo.com/read/9782803639274/[0:300]" calcext:value-type="string">
            <text:p>https://reader.izneo.com/read/9782803639274/[0:300]</text:p>
          </table:table-cell>
        </table:table-row>
        <table:table-row table:style-name="ro1">
          <table:table-cell office:value-type="string" calcext:value-type="string">
            <text:p>9782803639397</text:p>
          </table:table-cell>
          <table:table-cell table:formula="of:=[.$B$1]&amp;[.A984]&amp;&quot;/[0:300]&quot;" office:value-type="string" office:string-value="https://reader.izneo.com/read/9782803639397/[0:300]" calcext:value-type="string">
            <text:p>https://reader.izneo.com/read/9782803639397/[0:300]</text:p>
          </table:table-cell>
        </table:table-row>
        <table:table-row table:style-name="ro1">
          <table:table-cell office:value-type="string" calcext:value-type="string">
            <text:p>9782803639403</text:p>
          </table:table-cell>
          <table:table-cell table:formula="of:=[.$B$1]&amp;[.A985]&amp;&quot;/[0:300]&quot;" office:value-type="string" office:string-value="https://reader.izneo.com/read/9782803639403/[0:300]" calcext:value-type="string">
            <text:p>https://reader.izneo.com/read/9782803639403/[0:300]</text:p>
          </table:table-cell>
        </table:table-row>
        <table:table-row table:style-name="ro1">
          <table:table-cell office:value-type="string" calcext:value-type="string">
            <text:p>9782803639410</text:p>
          </table:table-cell>
          <table:table-cell table:formula="of:=[.$B$1]&amp;[.A986]&amp;&quot;/[0:300]&quot;" office:value-type="string" office:string-value="https://reader.izneo.com/read/9782803639410/[0:300]" calcext:value-type="string">
            <text:p>https://reader.izneo.com/read/9782803639410/[0:300]</text:p>
          </table:table-cell>
        </table:table-row>
        <table:table-row table:style-name="ro1">
          <table:table-cell office:value-type="string" calcext:value-type="string">
            <text:p>9782803639427</text:p>
          </table:table-cell>
          <table:table-cell table:formula="of:=[.$B$1]&amp;[.A987]&amp;&quot;/[0:300]&quot;" office:value-type="string" office:string-value="https://reader.izneo.com/read/9782803639427/[0:300]" calcext:value-type="string">
            <text:p>https://reader.izneo.com/read/9782803639427/[0:300]</text:p>
          </table:table-cell>
        </table:table-row>
        <table:table-row table:style-name="ro1">
          <table:table-cell office:value-type="string" calcext:value-type="string">
            <text:p>9782803639434</text:p>
          </table:table-cell>
          <table:table-cell table:formula="of:=[.$B$1]&amp;[.A988]&amp;&quot;/[0:300]&quot;" office:value-type="string" office:string-value="https://reader.izneo.com/read/9782803639434/[0:300]" calcext:value-type="string">
            <text:p>https://reader.izneo.com/read/9782803639434/[0:300]</text:p>
          </table:table-cell>
        </table:table-row>
        <table:table-row table:style-name="ro1">
          <table:table-cell office:value-type="string" calcext:value-type="string">
            <text:p>9782803639441</text:p>
          </table:table-cell>
          <table:table-cell table:formula="of:=[.$B$1]&amp;[.A989]&amp;&quot;/[0:300]&quot;" office:value-type="string" office:string-value="https://reader.izneo.com/read/9782803639441/[0:300]" calcext:value-type="string">
            <text:p>https://reader.izneo.com/read/9782803639441/[0:300]</text:p>
          </table:table-cell>
        </table:table-row>
        <table:table-row table:style-name="ro1">
          <table:table-cell office:value-type="string" calcext:value-type="string">
            <text:p>9782803639458</text:p>
          </table:table-cell>
          <table:table-cell table:formula="of:=[.$B$1]&amp;[.A990]&amp;&quot;/[0:300]&quot;" office:value-type="string" office:string-value="https://reader.izneo.com/read/9782803639458/[0:300]" calcext:value-type="string">
            <text:p>https://reader.izneo.com/read/9782803639458/[0:300]</text:p>
          </table:table-cell>
        </table:table-row>
        <table:table-row table:style-name="ro1">
          <table:table-cell office:value-type="string" calcext:value-type="string">
            <text:p>9782803639465</text:p>
          </table:table-cell>
          <table:table-cell table:formula="of:=[.$B$1]&amp;[.A991]&amp;&quot;/[0:300]&quot;" office:value-type="string" office:string-value="https://reader.izneo.com/read/9782803639465/[0:300]" calcext:value-type="string">
            <text:p>https://reader.izneo.com/read/9782803639465/[0:300]</text:p>
          </table:table-cell>
        </table:table-row>
        <table:table-row table:style-name="ro1">
          <table:table-cell office:value-type="string" calcext:value-type="string">
            <text:p>9782803639472</text:p>
          </table:table-cell>
          <table:table-cell table:formula="of:=[.$B$1]&amp;[.A992]&amp;&quot;/[0:300]&quot;" office:value-type="string" office:string-value="https://reader.izneo.com/read/9782803639472/[0:300]" calcext:value-type="string">
            <text:p>https://reader.izneo.com/read/9782803639472/[0:300]</text:p>
          </table:table-cell>
        </table:table-row>
        <table:table-row table:style-name="ro1">
          <table:table-cell office:value-type="string" calcext:value-type="string">
            <text:p>9782803639489</text:p>
          </table:table-cell>
          <table:table-cell table:formula="of:=[.$B$1]&amp;[.A993]&amp;&quot;/[0:300]&quot;" office:value-type="string" office:string-value="https://reader.izneo.com/read/9782803639489/[0:300]" calcext:value-type="string">
            <text:p>https://reader.izneo.com/read/9782803639489/[0:300]</text:p>
          </table:table-cell>
        </table:table-row>
        <table:table-row table:style-name="ro1">
          <table:table-cell office:value-type="string" calcext:value-type="string">
            <text:p>9782803639496</text:p>
          </table:table-cell>
          <table:table-cell table:formula="of:=[.$B$1]&amp;[.A994]&amp;&quot;/[0:300]&quot;" office:value-type="string" office:string-value="https://reader.izneo.com/read/9782803639496/[0:300]" calcext:value-type="string">
            <text:p>https://reader.izneo.com/read/9782803639496/[0:300]</text:p>
          </table:table-cell>
        </table:table-row>
        <table:table-row table:style-name="ro1">
          <table:table-cell office:value-type="string" calcext:value-type="string">
            <text:p>9782803639502</text:p>
          </table:table-cell>
          <table:table-cell table:formula="of:=[.$B$1]&amp;[.A995]&amp;&quot;/[0:300]&quot;" office:value-type="string" office:string-value="https://reader.izneo.com/read/9782803639502/[0:300]" calcext:value-type="string">
            <text:p>https://reader.izneo.com/read/9782803639502/[0:300]</text:p>
          </table:table-cell>
        </table:table-row>
        <table:table-row table:style-name="ro1">
          <table:table-cell office:value-type="string" calcext:value-type="string">
            <text:p>9782803639519</text:p>
          </table:table-cell>
          <table:table-cell table:formula="of:=[.$B$1]&amp;[.A996]&amp;&quot;/[0:300]&quot;" office:value-type="string" office:string-value="https://reader.izneo.com/read/9782803639519/[0:300]" calcext:value-type="string">
            <text:p>https://reader.izneo.com/read/9782803639519/[0:300]</text:p>
          </table:table-cell>
        </table:table-row>
        <table:table-row table:style-name="ro1">
          <table:table-cell office:value-type="string" calcext:value-type="string">
            <text:p>9782803639526</text:p>
          </table:table-cell>
          <table:table-cell table:formula="of:=[.$B$1]&amp;[.A997]&amp;&quot;/[0:300]&quot;" office:value-type="string" office:string-value="https://reader.izneo.com/read/9782803639526/[0:300]" calcext:value-type="string">
            <text:p>https://reader.izneo.com/read/9782803639526/[0:300]</text:p>
          </table:table-cell>
        </table:table-row>
        <table:table-row table:style-name="ro1">
          <table:table-cell office:value-type="string" calcext:value-type="string">
            <text:p>9782803639533</text:p>
          </table:table-cell>
          <table:table-cell table:formula="of:=[.$B$1]&amp;[.A998]&amp;&quot;/[0:300]&quot;" office:value-type="string" office:string-value="https://reader.izneo.com/read/9782803639533/[0:300]" calcext:value-type="string">
            <text:p>https://reader.izneo.com/read/9782803639533/[0:300]</text:p>
          </table:table-cell>
        </table:table-row>
        <table:table-row table:style-name="ro1">
          <table:table-cell office:value-type="string" calcext:value-type="string">
            <text:p>9782803639540</text:p>
          </table:table-cell>
          <table:table-cell table:formula="of:=[.$B$1]&amp;[.A999]&amp;&quot;/[0:300]&quot;" office:value-type="string" office:string-value="https://reader.izneo.com/read/9782803639540/[0:300]" calcext:value-type="string">
            <text:p>https://reader.izneo.com/read/9782803639540/[0:300]</text:p>
          </table:table-cell>
        </table:table-row>
        <table:table-row table:style-name="ro1">
          <table:table-cell office:value-type="string" calcext:value-type="string">
            <text:p>9782803639557</text:p>
          </table:table-cell>
          <table:table-cell table:formula="of:=[.$B$1]&amp;[.A1000]&amp;&quot;/[0:300]&quot;" office:value-type="string" office:string-value="https://reader.izneo.com/read/9782803639557/[0:300]" calcext:value-type="string">
            <text:p>https://reader.izneo.com/read/9782803639557/[0:300]</text:p>
          </table:table-cell>
        </table:table-row>
        <table:table-row table:style-name="ro1">
          <table:table-cell office:value-type="string" calcext:value-type="string">
            <text:p>9782803639564</text:p>
          </table:table-cell>
          <table:table-cell table:formula="of:=[.$B$1]&amp;[.A1001]&amp;&quot;/[0:300]&quot;" office:value-type="string" office:string-value="https://reader.izneo.com/read/9782803639564/[0:300]" calcext:value-type="string">
            <text:p>https://reader.izneo.com/read/9782803639564/[0:300]</text:p>
          </table:table-cell>
        </table:table-row>
        <table:table-row table:style-name="ro1">
          <table:table-cell office:value-type="string" calcext:value-type="string">
            <text:p>9782803639571</text:p>
          </table:table-cell>
          <table:table-cell table:formula="of:=[.$B$1]&amp;[.A1002]&amp;&quot;/[0:300]&quot;" office:value-type="string" office:string-value="https://reader.izneo.com/read/9782803639571/[0:300]" calcext:value-type="string">
            <text:p>https://reader.izneo.com/read/9782803639571/[0:300]</text:p>
          </table:table-cell>
        </table:table-row>
        <table:table-row table:style-name="ro1">
          <table:table-cell office:value-type="string" calcext:value-type="string">
            <text:p>9782803639588</text:p>
          </table:table-cell>
          <table:table-cell table:formula="of:=[.$B$1]&amp;[.A1003]&amp;&quot;/[0:300]&quot;" office:value-type="string" office:string-value="https://reader.izneo.com/read/9782803639588/[0:300]" calcext:value-type="string">
            <text:p>https://reader.izneo.com/read/9782803639588/[0:300]</text:p>
          </table:table-cell>
        </table:table-row>
        <table:table-row table:style-name="ro1">
          <table:table-cell office:value-type="string" calcext:value-type="string">
            <text:p>9782803639595</text:p>
          </table:table-cell>
          <table:table-cell table:formula="of:=[.$B$1]&amp;[.A1004]&amp;&quot;/[0:300]&quot;" office:value-type="string" office:string-value="https://reader.izneo.com/read/9782803639595/[0:300]" calcext:value-type="string">
            <text:p>https://reader.izneo.com/read/9782803639595/[0:300]</text:p>
          </table:table-cell>
        </table:table-row>
        <table:table-row table:style-name="ro1">
          <table:table-cell office:value-type="string" calcext:value-type="string">
            <text:p>9782803639601</text:p>
          </table:table-cell>
          <table:table-cell table:formula="of:=[.$B$1]&amp;[.A1005]&amp;&quot;/[0:300]&quot;" office:value-type="string" office:string-value="https://reader.izneo.com/read/9782803639601/[0:300]" calcext:value-type="string">
            <text:p>https://reader.izneo.com/read/9782803639601/[0:300]</text:p>
          </table:table-cell>
        </table:table-row>
        <table:table-row table:style-name="ro1">
          <table:table-cell office:value-type="string" calcext:value-type="string">
            <text:p>9782803639618</text:p>
          </table:table-cell>
          <table:table-cell table:formula="of:=[.$B$1]&amp;[.A1006]&amp;&quot;/[0:300]&quot;" office:value-type="string" office:string-value="https://reader.izneo.com/read/9782803639618/[0:300]" calcext:value-type="string">
            <text:p>https://reader.izneo.com/read/9782803639618/[0:300]</text:p>
          </table:table-cell>
        </table:table-row>
        <table:table-row table:style-name="ro1">
          <table:table-cell office:value-type="string" calcext:value-type="string">
            <text:p>9782803639625</text:p>
          </table:table-cell>
          <table:table-cell table:formula="of:=[.$B$1]&amp;[.A1007]&amp;&quot;/[0:300]&quot;" office:value-type="string" office:string-value="https://reader.izneo.com/read/9782803639625/[0:300]" calcext:value-type="string">
            <text:p>https://reader.izneo.com/read/9782803639625/[0:300]</text:p>
          </table:table-cell>
        </table:table-row>
        <table:table-row table:style-name="ro1">
          <table:table-cell office:value-type="string" calcext:value-type="string">
            <text:p>9782803639632</text:p>
          </table:table-cell>
          <table:table-cell table:formula="of:=[.$B$1]&amp;[.A1008]&amp;&quot;/[0:300]&quot;" office:value-type="string" office:string-value="https://reader.izneo.com/read/9782803639632/[0:300]" calcext:value-type="string">
            <text:p>https://reader.izneo.com/read/9782803639632/[0:300]</text:p>
          </table:table-cell>
        </table:table-row>
        <table:table-row table:style-name="ro1">
          <table:table-cell office:value-type="string" calcext:value-type="string">
            <text:p>9782803639649</text:p>
          </table:table-cell>
          <table:table-cell table:formula="of:=[.$B$1]&amp;[.A1009]&amp;&quot;/[0:300]&quot;" office:value-type="string" office:string-value="https://reader.izneo.com/read/9782803639649/[0:300]" calcext:value-type="string">
            <text:p>https://reader.izneo.com/read/9782803639649/[0:300]</text:p>
          </table:table-cell>
        </table:table-row>
        <table:table-row table:style-name="ro1">
          <table:table-cell office:value-type="string" calcext:value-type="string">
            <text:p>9782803639656</text:p>
          </table:table-cell>
          <table:table-cell table:formula="of:=[.$B$1]&amp;[.A1010]&amp;&quot;/[0:300]&quot;" office:value-type="string" office:string-value="https://reader.izneo.com/read/9782803639656/[0:300]" calcext:value-type="string">
            <text:p>https://reader.izneo.com/read/9782803639656/[0:300]</text:p>
          </table:table-cell>
        </table:table-row>
        <table:table-row table:style-name="ro1">
          <table:table-cell office:value-type="string" calcext:value-type="string">
            <text:p>9782803639663</text:p>
          </table:table-cell>
          <table:table-cell table:formula="of:=[.$B$1]&amp;[.A1011]&amp;&quot;/[0:300]&quot;" office:value-type="string" office:string-value="https://reader.izneo.com/read/9782803639663/[0:300]" calcext:value-type="string">
            <text:p>https://reader.izneo.com/read/9782803639663/[0:300]</text:p>
          </table:table-cell>
        </table:table-row>
        <table:table-row table:style-name="ro1">
          <table:table-cell office:value-type="string" calcext:value-type="string">
            <text:p>9782803639670</text:p>
          </table:table-cell>
          <table:table-cell table:formula="of:=[.$B$1]&amp;[.A1012]&amp;&quot;/[0:300]&quot;" office:value-type="string" office:string-value="https://reader.izneo.com/read/9782803639670/[0:300]" calcext:value-type="string">
            <text:p>https://reader.izneo.com/read/9782803639670/[0:300]</text:p>
          </table:table-cell>
        </table:table-row>
        <table:table-row table:style-name="ro1">
          <table:table-cell office:value-type="string" calcext:value-type="string">
            <text:p>9782803639687</text:p>
          </table:table-cell>
          <table:table-cell table:formula="of:=[.$B$1]&amp;[.A1013]&amp;&quot;/[0:300]&quot;" office:value-type="string" office:string-value="https://reader.izneo.com/read/9782803639687/[0:300]" calcext:value-type="string">
            <text:p>https://reader.izneo.com/read/9782803639687/[0:300]</text:p>
          </table:table-cell>
        </table:table-row>
        <table:table-row table:style-name="ro1">
          <table:table-cell office:value-type="string" calcext:value-type="string">
            <text:p>9782803639694</text:p>
          </table:table-cell>
          <table:table-cell table:formula="of:=[.$B$1]&amp;[.A1014]&amp;&quot;/[0:300]&quot;" office:value-type="string" office:string-value="https://reader.izneo.com/read/9782803639694/[0:300]" calcext:value-type="string">
            <text:p>https://reader.izneo.com/read/9782803639694/[0:300]</text:p>
          </table:table-cell>
        </table:table-row>
        <table:table-row table:style-name="ro1">
          <table:table-cell office:value-type="string" calcext:value-type="string">
            <text:p>9782803639700</text:p>
          </table:table-cell>
          <table:table-cell table:formula="of:=[.$B$1]&amp;[.A1015]&amp;&quot;/[0:300]&quot;" office:value-type="string" office:string-value="https://reader.izneo.com/read/9782803639700/[0:300]" calcext:value-type="string">
            <text:p>https://reader.izneo.com/read/9782803639700/[0:300]</text:p>
          </table:table-cell>
        </table:table-row>
        <table:table-row table:style-name="ro1">
          <table:table-cell office:value-type="string" calcext:value-type="string">
            <text:p>9782803639717</text:p>
          </table:table-cell>
          <table:table-cell table:formula="of:=[.$B$1]&amp;[.A1016]&amp;&quot;/[0:300]&quot;" office:value-type="string" office:string-value="https://reader.izneo.com/read/9782803639717/[0:300]" calcext:value-type="string">
            <text:p>https://reader.izneo.com/read/9782803639717/[0:300]</text:p>
          </table:table-cell>
        </table:table-row>
        <table:table-row table:style-name="ro1">
          <table:table-cell office:value-type="string" calcext:value-type="string">
            <text:p>9782803639724</text:p>
          </table:table-cell>
          <table:table-cell table:formula="of:=[.$B$1]&amp;[.A1017]&amp;&quot;/[0:300]&quot;" office:value-type="string" office:string-value="https://reader.izneo.com/read/9782803639724/[0:300]" calcext:value-type="string">
            <text:p>https://reader.izneo.com/read/9782803639724/[0:300]</text:p>
          </table:table-cell>
        </table:table-row>
        <table:table-row table:style-name="ro1">
          <table:table-cell office:value-type="string" calcext:value-type="string">
            <text:p>9782803639731</text:p>
          </table:table-cell>
          <table:table-cell table:formula="of:=[.$B$1]&amp;[.A1018]&amp;&quot;/[0:300]&quot;" office:value-type="string" office:string-value="https://reader.izneo.com/read/9782803639731/[0:300]" calcext:value-type="string">
            <text:p>https://reader.izneo.com/read/9782803639731/[0:300]</text:p>
          </table:table-cell>
        </table:table-row>
        <table:table-row table:style-name="ro1">
          <table:table-cell office:value-type="string" calcext:value-type="string">
            <text:p>9782803639748</text:p>
          </table:table-cell>
          <table:table-cell table:formula="of:=[.$B$1]&amp;[.A1019]&amp;&quot;/[0:300]&quot;" office:value-type="string" office:string-value="https://reader.izneo.com/read/9782803639748/[0:300]" calcext:value-type="string">
            <text:p>https://reader.izneo.com/read/9782803639748/[0:300]</text:p>
          </table:table-cell>
        </table:table-row>
        <table:table-row table:style-name="ro1">
          <table:table-cell office:value-type="string" calcext:value-type="string">
            <text:p>9782803639755</text:p>
          </table:table-cell>
          <table:table-cell table:formula="of:=[.$B$1]&amp;[.A1020]&amp;&quot;/[0:300]&quot;" office:value-type="string" office:string-value="https://reader.izneo.com/read/9782803639755/[0:300]" calcext:value-type="string">
            <text:p>https://reader.izneo.com/read/9782803639755/[0:300]</text:p>
          </table:table-cell>
        </table:table-row>
        <table:table-row table:style-name="ro1">
          <table:table-cell office:value-type="string" calcext:value-type="string">
            <text:p>9782803639762</text:p>
          </table:table-cell>
          <table:table-cell table:formula="of:=[.$B$1]&amp;[.A1021]&amp;&quot;/[0:300]&quot;" office:value-type="string" office:string-value="https://reader.izneo.com/read/9782803639762/[0:300]" calcext:value-type="string">
            <text:p>https://reader.izneo.com/read/9782803639762/[0:300]</text:p>
          </table:table-cell>
        </table:table-row>
        <table:table-row table:style-name="ro1">
          <table:table-cell office:value-type="string" calcext:value-type="string">
            <text:p>9782803639779</text:p>
          </table:table-cell>
          <table:table-cell table:formula="of:=[.$B$1]&amp;[.A1022]&amp;&quot;/[0:300]&quot;" office:value-type="string" office:string-value="https://reader.izneo.com/read/9782803639779/[0:300]" calcext:value-type="string">
            <text:p>https://reader.izneo.com/read/9782803639779/[0:300]</text:p>
          </table:table-cell>
        </table:table-row>
        <table:table-row table:style-name="ro1">
          <table:table-cell office:value-type="string" calcext:value-type="string">
            <text:p>9782803639786</text:p>
          </table:table-cell>
          <table:table-cell table:formula="of:=[.$B$1]&amp;[.A1023]&amp;&quot;/[0:300]&quot;" office:value-type="string" office:string-value="https://reader.izneo.com/read/9782803639786/[0:300]" calcext:value-type="string">
            <text:p>https://reader.izneo.com/read/9782803639786/[0:300]</text:p>
          </table:table-cell>
        </table:table-row>
        <table:table-row table:style-name="ro1">
          <table:table-cell office:value-type="string" calcext:value-type="string">
            <text:p>9782803639793</text:p>
          </table:table-cell>
          <table:table-cell table:formula="of:=[.$B$1]&amp;[.A1024]&amp;&quot;/[0:300]&quot;" office:value-type="string" office:string-value="https://reader.izneo.com/read/9782803639793/[0:300]" calcext:value-type="string">
            <text:p>https://reader.izneo.com/read/9782803639793/[0:300]</text:p>
          </table:table-cell>
        </table:table-row>
        <table:table-row table:style-name="ro1">
          <table:table-cell office:value-type="string" calcext:value-type="string">
            <text:p>9782803639809</text:p>
          </table:table-cell>
          <table:table-cell table:formula="of:=[.$B$1]&amp;[.A1025]&amp;&quot;/[0:300]&quot;" office:value-type="string" office:string-value="https://reader.izneo.com/read/9782803639809/[0:300]" calcext:value-type="string">
            <text:p>https://reader.izneo.com/read/9782803639809/[0:300]</text:p>
          </table:table-cell>
        </table:table-row>
        <table:table-row table:style-name="ro1">
          <table:table-cell office:value-type="string" calcext:value-type="string">
            <text:p>9782803639816</text:p>
          </table:table-cell>
          <table:table-cell table:formula="of:=[.$B$1]&amp;[.A1026]&amp;&quot;/[0:300]&quot;" office:value-type="string" office:string-value="https://reader.izneo.com/read/9782803639816/[0:300]" calcext:value-type="string">
            <text:p>https://reader.izneo.com/read/9782803639816/[0:300]</text:p>
          </table:table-cell>
        </table:table-row>
        <table:table-row table:style-name="ro1">
          <table:table-cell office:value-type="string" calcext:value-type="string">
            <text:p>9782803639823</text:p>
          </table:table-cell>
          <table:table-cell table:formula="of:=[.$B$1]&amp;[.A1027]&amp;&quot;/[0:300]&quot;" office:value-type="string" office:string-value="https://reader.izneo.com/read/9782803639823/[0:300]" calcext:value-type="string">
            <text:p>https://reader.izneo.com/read/9782803639823/[0:300]</text:p>
          </table:table-cell>
        </table:table-row>
        <table:table-row table:style-name="ro1">
          <table:table-cell office:value-type="string" calcext:value-type="string">
            <text:p>9782803639830</text:p>
          </table:table-cell>
          <table:table-cell table:formula="of:=[.$B$1]&amp;[.A1028]&amp;&quot;/[0:300]&quot;" office:value-type="string" office:string-value="https://reader.izneo.com/read/9782803639830/[0:300]" calcext:value-type="string">
            <text:p>https://reader.izneo.com/read/9782803639830/[0:300]</text:p>
          </table:table-cell>
        </table:table-row>
        <table:table-row table:style-name="ro1">
          <table:table-cell office:value-type="string" calcext:value-type="string">
            <text:p>9782803639847</text:p>
          </table:table-cell>
          <table:table-cell table:formula="of:=[.$B$1]&amp;[.A1029]&amp;&quot;/[0:300]&quot;" office:value-type="string" office:string-value="https://reader.izneo.com/read/9782803639847/[0:300]" calcext:value-type="string">
            <text:p>https://reader.izneo.com/read/9782803639847/[0:300]</text:p>
          </table:table-cell>
        </table:table-row>
        <table:table-row table:style-name="ro1">
          <table:table-cell office:value-type="string" calcext:value-type="string">
            <text:p>9782803639854</text:p>
          </table:table-cell>
          <table:table-cell table:formula="of:=[.$B$1]&amp;[.A1030]&amp;&quot;/[0:300]&quot;" office:value-type="string" office:string-value="https://reader.izneo.com/read/9782803639854/[0:300]" calcext:value-type="string">
            <text:p>https://reader.izneo.com/read/9782803639854/[0:300]</text:p>
          </table:table-cell>
        </table:table-row>
        <table:table-row table:style-name="ro1">
          <table:table-cell office:value-type="string" calcext:value-type="string">
            <text:p>9782803639861</text:p>
          </table:table-cell>
          <table:table-cell table:formula="of:=[.$B$1]&amp;[.A1031]&amp;&quot;/[0:300]&quot;" office:value-type="string" office:string-value="https://reader.izneo.com/read/9782803639861/[0:300]" calcext:value-type="string">
            <text:p>https://reader.izneo.com/read/9782803639861/[0:300]</text:p>
          </table:table-cell>
        </table:table-row>
        <table:table-row table:style-name="ro1">
          <table:table-cell office:value-type="string" calcext:value-type="string">
            <text:p>9782803639878</text:p>
          </table:table-cell>
          <table:table-cell table:formula="of:=[.$B$1]&amp;[.A1032]&amp;&quot;/[0:300]&quot;" office:value-type="string" office:string-value="https://reader.izneo.com/read/9782803639878/[0:300]" calcext:value-type="string">
            <text:p>https://reader.izneo.com/read/9782803639878/[0:300]</text:p>
          </table:table-cell>
        </table:table-row>
        <table:table-row table:style-name="ro1">
          <table:table-cell office:value-type="string" calcext:value-type="string">
            <text:p>9782803639885</text:p>
          </table:table-cell>
          <table:table-cell table:formula="of:=[.$B$1]&amp;[.A1033]&amp;&quot;/[0:300]&quot;" office:value-type="string" office:string-value="https://reader.izneo.com/read/9782803639885/[0:300]" calcext:value-type="string">
            <text:p>https://reader.izneo.com/read/9782803639885/[0:300]</text:p>
          </table:table-cell>
        </table:table-row>
        <table:table-row table:style-name="ro1">
          <table:table-cell office:value-type="string" calcext:value-type="string">
            <text:p>9782803639892</text:p>
          </table:table-cell>
          <table:table-cell table:formula="of:=[.$B$1]&amp;[.A1034]&amp;&quot;/[0:300]&quot;" office:value-type="string" office:string-value="https://reader.izneo.com/read/9782803639892/[0:300]" calcext:value-type="string">
            <text:p>https://reader.izneo.com/read/9782803639892/[0:300]</text:p>
          </table:table-cell>
        </table:table-row>
        <table:table-row table:style-name="ro1">
          <table:table-cell office:value-type="string" calcext:value-type="string">
            <text:p>9782803639908</text:p>
          </table:table-cell>
          <table:table-cell table:formula="of:=[.$B$1]&amp;[.A1035]&amp;&quot;/[0:300]&quot;" office:value-type="string" office:string-value="https://reader.izneo.com/read/9782803639908/[0:300]" calcext:value-type="string">
            <text:p>https://reader.izneo.com/read/9782803639908/[0:300]</text:p>
          </table:table-cell>
        </table:table-row>
        <table:table-row table:style-name="ro1">
          <table:table-cell office:value-type="string" calcext:value-type="string">
            <text:p>9782803639915</text:p>
          </table:table-cell>
          <table:table-cell table:formula="of:=[.$B$1]&amp;[.A1036]&amp;&quot;/[0:300]&quot;" office:value-type="string" office:string-value="https://reader.izneo.com/read/9782803639915/[0:300]" calcext:value-type="string">
            <text:p>https://reader.izneo.com/read/9782803639915/[0:300]</text:p>
          </table:table-cell>
        </table:table-row>
        <table:table-row table:style-name="ro1">
          <table:table-cell office:value-type="string" calcext:value-type="string">
            <text:p>9782803639922</text:p>
          </table:table-cell>
          <table:table-cell table:formula="of:=[.$B$1]&amp;[.A1037]&amp;&quot;/[0:300]&quot;" office:value-type="string" office:string-value="https://reader.izneo.com/read/9782803639922/[0:300]" calcext:value-type="string">
            <text:p>https://reader.izneo.com/read/9782803639922/[0:300]</text:p>
          </table:table-cell>
        </table:table-row>
        <table:table-row table:style-name="ro1">
          <table:table-cell office:value-type="string" calcext:value-type="string">
            <text:p>9782803639939</text:p>
          </table:table-cell>
          <table:table-cell table:formula="of:=[.$B$1]&amp;[.A1038]&amp;&quot;/[0:300]&quot;" office:value-type="string" office:string-value="https://reader.izneo.com/read/9782803639939/[0:300]" calcext:value-type="string">
            <text:p>https://reader.izneo.com/read/9782803639939/[0:300]</text:p>
          </table:table-cell>
        </table:table-row>
        <table:table-row table:style-name="ro1">
          <table:table-cell office:value-type="string" calcext:value-type="string">
            <text:p>9782803639946</text:p>
          </table:table-cell>
          <table:table-cell table:formula="of:=[.$B$1]&amp;[.A1039]&amp;&quot;/[0:300]&quot;" office:value-type="string" office:string-value="https://reader.izneo.com/read/9782803639946/[0:300]" calcext:value-type="string">
            <text:p>https://reader.izneo.com/read/9782803639946/[0:300]</text:p>
          </table:table-cell>
        </table:table-row>
        <table:table-row table:style-name="ro1">
          <table:table-cell office:value-type="string" calcext:value-type="string">
            <text:p>9782803639953</text:p>
          </table:table-cell>
          <table:table-cell table:formula="of:=[.$B$1]&amp;[.A1040]&amp;&quot;/[0:300]&quot;" office:value-type="string" office:string-value="https://reader.izneo.com/read/9782803639953/[0:300]" calcext:value-type="string">
            <text:p>https://reader.izneo.com/read/9782803639953/[0:300]</text:p>
          </table:table-cell>
        </table:table-row>
        <table:table-row table:style-name="ro1">
          <table:table-cell office:value-type="string" calcext:value-type="string">
            <text:p>9782803639960</text:p>
          </table:table-cell>
          <table:table-cell table:formula="of:=[.$B$1]&amp;[.A1041]&amp;&quot;/[0:300]&quot;" office:value-type="string" office:string-value="https://reader.izneo.com/read/9782803639960/[0:300]" calcext:value-type="string">
            <text:p>https://reader.izneo.com/read/9782803639960/[0:300]</text:p>
          </table:table-cell>
        </table:table-row>
        <table:table-row table:style-name="ro1">
          <table:table-cell office:value-type="string" calcext:value-type="string">
            <text:p>9782803639977</text:p>
          </table:table-cell>
          <table:table-cell table:formula="of:=[.$B$1]&amp;[.A1042]&amp;&quot;/[0:300]&quot;" office:value-type="string" office:string-value="https://reader.izneo.com/read/9782803639977/[0:300]" calcext:value-type="string">
            <text:p>https://reader.izneo.com/read/9782803639977/[0:300]</text:p>
          </table:table-cell>
        </table:table-row>
        <table:table-row table:style-name="ro1">
          <table:table-cell office:value-type="string" calcext:value-type="string">
            <text:p>9782803639984</text:p>
          </table:table-cell>
          <table:table-cell table:formula="of:=[.$B$1]&amp;[.A1043]&amp;&quot;/[0:300]&quot;" office:value-type="string" office:string-value="https://reader.izneo.com/read/9782803639984/[0:300]" calcext:value-type="string">
            <text:p>https://reader.izneo.com/read/9782803639984/[0:300]</text:p>
          </table:table-cell>
        </table:table-row>
        <table:table-row table:style-name="ro1">
          <table:table-cell office:value-type="string" calcext:value-type="string">
            <text:p>9782803639991</text:p>
          </table:table-cell>
          <table:table-cell table:formula="of:=[.$B$1]&amp;[.A1044]&amp;&quot;/[0:300]&quot;" office:value-type="string" office:string-value="https://reader.izneo.com/read/9782803639991/[0:300]" calcext:value-type="string">
            <text:p>https://reader.izneo.com/read/9782803639991/[0:300]</text:p>
          </table:table-cell>
        </table:table-row>
        <table:table-row table:style-name="ro1">
          <table:table-cell office:value-type="string" calcext:value-type="string">
            <text:p>9782803640003</text:p>
          </table:table-cell>
          <table:table-cell table:formula="of:=[.$B$1]&amp;[.A1045]&amp;&quot;/[0:300]&quot;" office:value-type="string" office:string-value="https://reader.izneo.com/read/9782803640003/[0:300]" calcext:value-type="string">
            <text:p>https://reader.izneo.com/read/9782803640003/[0:300]</text:p>
          </table:table-cell>
        </table:table-row>
        <table:table-row table:style-name="ro1">
          <table:table-cell office:value-type="string" calcext:value-type="string">
            <text:p>9782803640010</text:p>
          </table:table-cell>
          <table:table-cell table:formula="of:=[.$B$1]&amp;[.A1046]&amp;&quot;/[0:300]&quot;" office:value-type="string" office:string-value="https://reader.izneo.com/read/9782803640010/[0:300]" calcext:value-type="string">
            <text:p>https://reader.izneo.com/read/9782803640010/[0:300]</text:p>
          </table:table-cell>
        </table:table-row>
        <table:table-row table:style-name="ro1">
          <table:table-cell office:value-type="string" calcext:value-type="string">
            <text:p>9782803640027</text:p>
          </table:table-cell>
          <table:table-cell table:formula="of:=[.$B$1]&amp;[.A1047]&amp;&quot;/[0:300]&quot;" office:value-type="string" office:string-value="https://reader.izneo.com/read/9782803640027/[0:300]" calcext:value-type="string">
            <text:p>https://reader.izneo.com/read/9782803640027/[0:300]</text:p>
          </table:table-cell>
        </table:table-row>
        <table:table-row table:style-name="ro1">
          <table:table-cell office:value-type="string" calcext:value-type="string">
            <text:p>9782803640034</text:p>
          </table:table-cell>
          <table:table-cell table:formula="of:=[.$B$1]&amp;[.A1048]&amp;&quot;/[0:300]&quot;" office:value-type="string" office:string-value="https://reader.izneo.com/read/9782803640034/[0:300]" calcext:value-type="string">
            <text:p>https://reader.izneo.com/read/9782803640034/[0:300]</text:p>
          </table:table-cell>
        </table:table-row>
        <table:table-row table:style-name="ro1">
          <table:table-cell office:value-type="string" calcext:value-type="string">
            <text:p>9782803640041</text:p>
          </table:table-cell>
          <table:table-cell table:formula="of:=[.$B$1]&amp;[.A1049]&amp;&quot;/[0:300]&quot;" office:value-type="string" office:string-value="https://reader.izneo.com/read/9782803640041/[0:300]" calcext:value-type="string">
            <text:p>https://reader.izneo.com/read/9782803640041/[0:300]</text:p>
          </table:table-cell>
        </table:table-row>
        <table:table-row table:style-name="ro1">
          <table:table-cell office:value-type="string" calcext:value-type="string">
            <text:p>9782803640058</text:p>
          </table:table-cell>
          <table:table-cell table:formula="of:=[.$B$1]&amp;[.A1050]&amp;&quot;/[0:300]&quot;" office:value-type="string" office:string-value="https://reader.izneo.com/read/9782803640058/[0:300]" calcext:value-type="string">
            <text:p>https://reader.izneo.com/read/9782803640058/[0:300]</text:p>
          </table:table-cell>
        </table:table-row>
        <table:table-row table:style-name="ro1">
          <table:table-cell office:value-type="string" calcext:value-type="string">
            <text:p>9782803640065</text:p>
          </table:table-cell>
          <table:table-cell table:formula="of:=[.$B$1]&amp;[.A1051]&amp;&quot;/[0:300]&quot;" office:value-type="string" office:string-value="https://reader.izneo.com/read/9782803640065/[0:300]" calcext:value-type="string">
            <text:p>https://reader.izneo.com/read/9782803640065/[0:300]</text:p>
          </table:table-cell>
        </table:table-row>
        <table:table-row table:style-name="ro1">
          <table:table-cell office:value-type="string" calcext:value-type="string">
            <text:p>9782803640072</text:p>
          </table:table-cell>
          <table:table-cell table:formula="of:=[.$B$1]&amp;[.A1052]&amp;&quot;/[0:300]&quot;" office:value-type="string" office:string-value="https://reader.izneo.com/read/9782803640072/[0:300]" calcext:value-type="string">
            <text:p>https://reader.izneo.com/read/9782803640072/[0:300]</text:p>
          </table:table-cell>
        </table:table-row>
        <table:table-row table:style-name="ro1">
          <table:table-cell office:value-type="string" calcext:value-type="string">
            <text:p>9782803640089</text:p>
          </table:table-cell>
          <table:table-cell table:formula="of:=[.$B$1]&amp;[.A1053]&amp;&quot;/[0:300]&quot;" office:value-type="string" office:string-value="https://reader.izneo.com/read/9782803640089/[0:300]" calcext:value-type="string">
            <text:p>https://reader.izneo.com/read/9782803640089/[0:300]</text:p>
          </table:table-cell>
        </table:table-row>
        <table:table-row table:style-name="ro1">
          <table:table-cell office:value-type="string" calcext:value-type="string">
            <text:p>9782803640096</text:p>
          </table:table-cell>
          <table:table-cell table:formula="of:=[.$B$1]&amp;[.A1054]&amp;&quot;/[0:300]&quot;" office:value-type="string" office:string-value="https://reader.izneo.com/read/9782803640096/[0:300]" calcext:value-type="string">
            <text:p>https://reader.izneo.com/read/9782803640096/[0:300]</text:p>
          </table:table-cell>
        </table:table-row>
        <table:table-row table:style-name="ro1">
          <table:table-cell office:value-type="string" calcext:value-type="string">
            <text:p>9782803640102</text:p>
          </table:table-cell>
          <table:table-cell table:formula="of:=[.$B$1]&amp;[.A1055]&amp;&quot;/[0:300]&quot;" office:value-type="string" office:string-value="https://reader.izneo.com/read/9782803640102/[0:300]" calcext:value-type="string">
            <text:p>https://reader.izneo.com/read/9782803640102/[0:300]</text:p>
          </table:table-cell>
        </table:table-row>
        <table:table-row table:style-name="ro1">
          <table:table-cell office:value-type="string" calcext:value-type="string">
            <text:p>9782803640119</text:p>
          </table:table-cell>
          <table:table-cell table:formula="of:=[.$B$1]&amp;[.A1056]&amp;&quot;/[0:300]&quot;" office:value-type="string" office:string-value="https://reader.izneo.com/read/9782803640119/[0:300]" calcext:value-type="string">
            <text:p>https://reader.izneo.com/read/9782803640119/[0:300]</text:p>
          </table:table-cell>
        </table:table-row>
        <table:table-row table:style-name="ro1">
          <table:table-cell office:value-type="string" calcext:value-type="string">
            <text:p>9782803640126</text:p>
          </table:table-cell>
          <table:table-cell table:formula="of:=[.$B$1]&amp;[.A1057]&amp;&quot;/[0:300]&quot;" office:value-type="string" office:string-value="https://reader.izneo.com/read/9782803640126/[0:300]" calcext:value-type="string">
            <text:p>https://reader.izneo.com/read/9782803640126/[0:300]</text:p>
          </table:table-cell>
        </table:table-row>
        <table:table-row table:style-name="ro1">
          <table:table-cell office:value-type="string" calcext:value-type="string">
            <text:p>9782803640133</text:p>
          </table:table-cell>
          <table:table-cell table:formula="of:=[.$B$1]&amp;[.A1058]&amp;&quot;/[0:300]&quot;" office:value-type="string" office:string-value="https://reader.izneo.com/read/9782803640133/[0:300]" calcext:value-type="string">
            <text:p>https://reader.izneo.com/read/9782803640133/[0:300]</text:p>
          </table:table-cell>
        </table:table-row>
        <table:table-row table:style-name="ro1">
          <table:table-cell office:value-type="string" calcext:value-type="string">
            <text:p>9782803640140</text:p>
          </table:table-cell>
          <table:table-cell table:formula="of:=[.$B$1]&amp;[.A1059]&amp;&quot;/[0:300]&quot;" office:value-type="string" office:string-value="https://reader.izneo.com/read/9782803640140/[0:300]" calcext:value-type="string">
            <text:p>https://reader.izneo.com/read/9782803640140/[0:300]</text:p>
          </table:table-cell>
        </table:table-row>
        <table:table-row table:style-name="ro1">
          <table:table-cell office:value-type="string" calcext:value-type="string">
            <text:p>9782803640157</text:p>
          </table:table-cell>
          <table:table-cell table:formula="of:=[.$B$1]&amp;[.A1060]&amp;&quot;/[0:300]&quot;" office:value-type="string" office:string-value="https://reader.izneo.com/read/9782803640157/[0:300]" calcext:value-type="string">
            <text:p>https://reader.izneo.com/read/9782803640157/[0:300]</text:p>
          </table:table-cell>
        </table:table-row>
        <table:table-row table:style-name="ro1">
          <table:table-cell office:value-type="string" calcext:value-type="string">
            <text:p>9782803640164</text:p>
          </table:table-cell>
          <table:table-cell table:formula="of:=[.$B$1]&amp;[.A1061]&amp;&quot;/[0:300]&quot;" office:value-type="string" office:string-value="https://reader.izneo.com/read/9782803640164/[0:300]" calcext:value-type="string">
            <text:p>https://reader.izneo.com/read/9782803640164/[0:300]</text:p>
          </table:table-cell>
        </table:table-row>
        <table:table-row table:style-name="ro1">
          <table:table-cell office:value-type="string" calcext:value-type="string">
            <text:p>9782803640188</text:p>
          </table:table-cell>
          <table:table-cell table:formula="of:=[.$B$1]&amp;[.A1062]&amp;&quot;/[0:300]&quot;" office:value-type="string" office:string-value="https://reader.izneo.com/read/9782803640188/[0:300]" calcext:value-type="string">
            <text:p>https://reader.izneo.com/read/9782803640188/[0:300]</text:p>
          </table:table-cell>
        </table:table-row>
        <table:table-row table:style-name="ro1">
          <table:table-cell office:value-type="string" calcext:value-type="string">
            <text:p>9782803640225</text:p>
          </table:table-cell>
          <table:table-cell table:formula="of:=[.$B$1]&amp;[.A1063]&amp;&quot;/[0:300]&quot;" office:value-type="string" office:string-value="https://reader.izneo.com/read/9782803640225/[0:300]" calcext:value-type="string">
            <text:p>https://reader.izneo.com/read/9782803640225/[0:300]</text:p>
          </table:table-cell>
        </table:table-row>
        <table:table-row table:style-name="ro1">
          <table:table-cell office:value-type="string" calcext:value-type="string">
            <text:p>9782803640232</text:p>
          </table:table-cell>
          <table:table-cell table:formula="of:=[.$B$1]&amp;[.A1064]&amp;&quot;/[0:300]&quot;" office:value-type="string" office:string-value="https://reader.izneo.com/read/9782803640232/[0:300]" calcext:value-type="string">
            <text:p>https://reader.izneo.com/read/9782803640232/[0:300]</text:p>
          </table:table-cell>
        </table:table-row>
        <table:table-row table:style-name="ro1">
          <table:table-cell office:value-type="string" calcext:value-type="string">
            <text:p>9782803640249</text:p>
          </table:table-cell>
          <table:table-cell table:formula="of:=[.$B$1]&amp;[.A1065]&amp;&quot;/[0:300]&quot;" office:value-type="string" office:string-value="https://reader.izneo.com/read/9782803640249/[0:300]" calcext:value-type="string">
            <text:p>https://reader.izneo.com/read/9782803640249/[0:300]</text:p>
          </table:table-cell>
        </table:table-row>
        <table:table-row table:style-name="ro1">
          <table:table-cell office:value-type="string" calcext:value-type="string">
            <text:p>9782803640256</text:p>
          </table:table-cell>
          <table:table-cell table:formula="of:=[.$B$1]&amp;[.A1066]&amp;&quot;/[0:300]&quot;" office:value-type="string" office:string-value="https://reader.izneo.com/read/9782803640256/[0:300]" calcext:value-type="string">
            <text:p>https://reader.izneo.com/read/9782803640256/[0:300]</text:p>
          </table:table-cell>
        </table:table-row>
        <table:table-row table:style-name="ro1">
          <table:table-cell office:value-type="string" calcext:value-type="string">
            <text:p>9782803640263</text:p>
          </table:table-cell>
          <table:table-cell table:formula="of:=[.$B$1]&amp;[.A1067]&amp;&quot;/[0:300]&quot;" office:value-type="string" office:string-value="https://reader.izneo.com/read/9782803640263/[0:300]" calcext:value-type="string">
            <text:p>https://reader.izneo.com/read/9782803640263/[0:300]</text:p>
          </table:table-cell>
        </table:table-row>
        <table:table-row table:style-name="ro1">
          <table:table-cell office:value-type="string" calcext:value-type="string">
            <text:p>9782803640270</text:p>
          </table:table-cell>
          <table:table-cell table:formula="of:=[.$B$1]&amp;[.A1068]&amp;&quot;/[0:300]&quot;" office:value-type="string" office:string-value="https://reader.izneo.com/read/9782803640270/[0:300]" calcext:value-type="string">
            <text:p>https://reader.izneo.com/read/9782803640270/[0:300]</text:p>
          </table:table-cell>
        </table:table-row>
        <table:table-row table:style-name="ro1">
          <table:table-cell office:value-type="string" calcext:value-type="string">
            <text:p>9782803640287</text:p>
          </table:table-cell>
          <table:table-cell table:formula="of:=[.$B$1]&amp;[.A1069]&amp;&quot;/[0:300]&quot;" office:value-type="string" office:string-value="https://reader.izneo.com/read/9782803640287/[0:300]" calcext:value-type="string">
            <text:p>https://reader.izneo.com/read/9782803640287/[0:300]</text:p>
          </table:table-cell>
        </table:table-row>
        <table:table-row table:style-name="ro1">
          <table:table-cell office:value-type="string" calcext:value-type="string">
            <text:p>9782803640294</text:p>
          </table:table-cell>
          <table:table-cell table:formula="of:=[.$B$1]&amp;[.A1070]&amp;&quot;/[0:300]&quot;" office:value-type="string" office:string-value="https://reader.izneo.com/read/9782803640294/[0:300]" calcext:value-type="string">
            <text:p>https://reader.izneo.com/read/9782803640294/[0:300]</text:p>
          </table:table-cell>
        </table:table-row>
        <table:table-row table:style-name="ro1">
          <table:table-cell office:value-type="string" calcext:value-type="string">
            <text:p>9782803640300</text:p>
          </table:table-cell>
          <table:table-cell table:formula="of:=[.$B$1]&amp;[.A1071]&amp;&quot;/[0:300]&quot;" office:value-type="string" office:string-value="https://reader.izneo.com/read/9782803640300/[0:300]" calcext:value-type="string">
            <text:p>https://reader.izneo.com/read/9782803640300/[0:300]</text:p>
          </table:table-cell>
        </table:table-row>
        <table:table-row table:style-name="ro1">
          <table:table-cell office:value-type="string" calcext:value-type="string">
            <text:p>9782803640317</text:p>
          </table:table-cell>
          <table:table-cell table:formula="of:=[.$B$1]&amp;[.A1072]&amp;&quot;/[0:300]&quot;" office:value-type="string" office:string-value="https://reader.izneo.com/read/9782803640317/[0:300]" calcext:value-type="string">
            <text:p>https://reader.izneo.com/read/9782803640317/[0:300]</text:p>
          </table:table-cell>
        </table:table-row>
        <table:table-row table:style-name="ro1">
          <table:table-cell office:value-type="string" calcext:value-type="string">
            <text:p>9782803640324</text:p>
          </table:table-cell>
          <table:table-cell table:formula="of:=[.$B$1]&amp;[.A1073]&amp;&quot;/[0:300]&quot;" office:value-type="string" office:string-value="https://reader.izneo.com/read/9782803640324/[0:300]" calcext:value-type="string">
            <text:p>https://reader.izneo.com/read/9782803640324/[0:300]</text:p>
          </table:table-cell>
        </table:table-row>
        <table:table-row table:style-name="ro1">
          <table:table-cell office:value-type="string" calcext:value-type="string">
            <text:p>9782803640331</text:p>
          </table:table-cell>
          <table:table-cell table:formula="of:=[.$B$1]&amp;[.A1074]&amp;&quot;/[0:300]&quot;" office:value-type="string" office:string-value="https://reader.izneo.com/read/9782803640331/[0:300]" calcext:value-type="string">
            <text:p>https://reader.izneo.com/read/9782803640331/[0:300]</text:p>
          </table:table-cell>
        </table:table-row>
        <table:table-row table:style-name="ro1">
          <table:table-cell office:value-type="string" calcext:value-type="string">
            <text:p>9782803640348</text:p>
          </table:table-cell>
          <table:table-cell table:formula="of:=[.$B$1]&amp;[.A1075]&amp;&quot;/[0:300]&quot;" office:value-type="string" office:string-value="https://reader.izneo.com/read/9782803640348/[0:300]" calcext:value-type="string">
            <text:p>https://reader.izneo.com/read/9782803640348/[0:300]</text:p>
          </table:table-cell>
        </table:table-row>
        <table:table-row table:style-name="ro1">
          <table:table-cell office:value-type="string" calcext:value-type="string">
            <text:p>9782803640386</text:p>
          </table:table-cell>
          <table:table-cell table:formula="of:=[.$B$1]&amp;[.A1076]&amp;&quot;/[0:300]&quot;" office:value-type="string" office:string-value="https://reader.izneo.com/read/9782803640386/[0:300]" calcext:value-type="string">
            <text:p>https://reader.izneo.com/read/9782803640386/[0:300]</text:p>
          </table:table-cell>
        </table:table-row>
        <table:table-row table:style-name="ro1">
          <table:table-cell office:value-type="string" calcext:value-type="string">
            <text:p>9782803640393</text:p>
          </table:table-cell>
          <table:table-cell table:formula="of:=[.$B$1]&amp;[.A1077]&amp;&quot;/[0:300]&quot;" office:value-type="string" office:string-value="https://reader.izneo.com/read/9782803640393/[0:300]" calcext:value-type="string">
            <text:p>https://reader.izneo.com/read/9782803640393/[0:300]</text:p>
          </table:table-cell>
        </table:table-row>
        <table:table-row table:style-name="ro1">
          <table:table-cell office:value-type="string" calcext:value-type="string">
            <text:p>9782803640409</text:p>
          </table:table-cell>
          <table:table-cell table:formula="of:=[.$B$1]&amp;[.A1078]&amp;&quot;/[0:300]&quot;" office:value-type="string" office:string-value="https://reader.izneo.com/read/9782803640409/[0:300]" calcext:value-type="string">
            <text:p>https://reader.izneo.com/read/9782803640409/[0:300]</text:p>
          </table:table-cell>
        </table:table-row>
        <table:table-row table:style-name="ro1">
          <table:table-cell office:value-type="string" calcext:value-type="string">
            <text:p>9782803640416</text:p>
          </table:table-cell>
          <table:table-cell table:formula="of:=[.$B$1]&amp;[.A1079]&amp;&quot;/[0:300]&quot;" office:value-type="string" office:string-value="https://reader.izneo.com/read/9782803640416/[0:300]" calcext:value-type="string">
            <text:p>https://reader.izneo.com/read/9782803640416/[0:300]</text:p>
          </table:table-cell>
        </table:table-row>
        <table:table-row table:style-name="ro1">
          <table:table-cell office:value-type="string" calcext:value-type="string">
            <text:p>9782803640423</text:p>
          </table:table-cell>
          <table:table-cell table:formula="of:=[.$B$1]&amp;[.A1080]&amp;&quot;/[0:300]&quot;" office:value-type="string" office:string-value="https://reader.izneo.com/read/9782803640423/[0:300]" calcext:value-type="string">
            <text:p>https://reader.izneo.com/read/9782803640423/[0:300]</text:p>
          </table:table-cell>
        </table:table-row>
        <table:table-row table:style-name="ro1">
          <table:table-cell office:value-type="string" calcext:value-type="string">
            <text:p>9782803640461</text:p>
          </table:table-cell>
          <table:table-cell table:formula="of:=[.$B$1]&amp;[.A1081]&amp;&quot;/[0:300]&quot;" office:value-type="string" office:string-value="https://reader.izneo.com/read/9782803640461/[0:300]" calcext:value-type="string">
            <text:p>https://reader.izneo.com/read/9782803640461/[0:300]</text:p>
          </table:table-cell>
        </table:table-row>
        <table:table-row table:style-name="ro1">
          <table:table-cell office:value-type="string" calcext:value-type="string">
            <text:p>9782803640478</text:p>
          </table:table-cell>
          <table:table-cell table:formula="of:=[.$B$1]&amp;[.A1082]&amp;&quot;/[0:300]&quot;" office:value-type="string" office:string-value="https://reader.izneo.com/read/9782803640478/[0:300]" calcext:value-type="string">
            <text:p>https://reader.izneo.com/read/9782803640478/[0:300]</text:p>
          </table:table-cell>
        </table:table-row>
        <table:table-row table:style-name="ro1">
          <table:table-cell office:value-type="string" calcext:value-type="string">
            <text:p>9782803640485</text:p>
          </table:table-cell>
          <table:table-cell table:formula="of:=[.$B$1]&amp;[.A1083]&amp;&quot;/[0:300]&quot;" office:value-type="string" office:string-value="https://reader.izneo.com/read/9782803640485/[0:300]" calcext:value-type="string">
            <text:p>https://reader.izneo.com/read/9782803640485/[0:300]</text:p>
          </table:table-cell>
        </table:table-row>
        <table:table-row table:style-name="ro1">
          <table:table-cell office:value-type="string" calcext:value-type="string">
            <text:p>9782803640508</text:p>
          </table:table-cell>
          <table:table-cell table:formula="of:=[.$B$1]&amp;[.A1084]&amp;&quot;/[0:300]&quot;" office:value-type="string" office:string-value="https://reader.izneo.com/read/9782803640508/[0:300]" calcext:value-type="string">
            <text:p>https://reader.izneo.com/read/9782803640508/[0:300]</text:p>
          </table:table-cell>
        </table:table-row>
        <table:table-row table:style-name="ro1">
          <table:table-cell office:value-type="string" calcext:value-type="string">
            <text:p>9782803640515</text:p>
          </table:table-cell>
          <table:table-cell table:formula="of:=[.$B$1]&amp;[.A1085]&amp;&quot;/[0:300]&quot;" office:value-type="string" office:string-value="https://reader.izneo.com/read/9782803640515/[0:300]" calcext:value-type="string">
            <text:p>https://reader.izneo.com/read/9782803640515/[0:300]</text:p>
          </table:table-cell>
        </table:table-row>
        <table:table-row table:style-name="ro1">
          <table:table-cell office:value-type="string" calcext:value-type="string">
            <text:p>9782803640522</text:p>
          </table:table-cell>
          <table:table-cell table:formula="of:=[.$B$1]&amp;[.A1086]&amp;&quot;/[0:300]&quot;" office:value-type="string" office:string-value="https://reader.izneo.com/read/9782803640522/[0:300]" calcext:value-type="string">
            <text:p>https://reader.izneo.com/read/9782803640522/[0:300]</text:p>
          </table:table-cell>
        </table:table-row>
        <table:table-row table:style-name="ro1">
          <table:table-cell office:value-type="string" calcext:value-type="string">
            <text:p>9782803640546</text:p>
          </table:table-cell>
          <table:table-cell table:formula="of:=[.$B$1]&amp;[.A1087]&amp;&quot;/[0:300]&quot;" office:value-type="string" office:string-value="https://reader.izneo.com/read/9782803640546/[0:300]" calcext:value-type="string">
            <text:p>https://reader.izneo.com/read/9782803640546/[0:300]</text:p>
          </table:table-cell>
        </table:table-row>
        <table:table-row table:style-name="ro1">
          <table:table-cell office:value-type="string" calcext:value-type="string">
            <text:p>9782803640553</text:p>
          </table:table-cell>
          <table:table-cell table:formula="of:=[.$B$1]&amp;[.A1088]&amp;&quot;/[0:300]&quot;" office:value-type="string" office:string-value="https://reader.izneo.com/read/9782803640553/[0:300]" calcext:value-type="string">
            <text:p>https://reader.izneo.com/read/9782803640553/[0:300]</text:p>
          </table:table-cell>
        </table:table-row>
        <table:table-row table:style-name="ro1">
          <table:table-cell office:value-type="string" calcext:value-type="string">
            <text:p>9782803640560</text:p>
          </table:table-cell>
          <table:table-cell table:formula="of:=[.$B$1]&amp;[.A1089]&amp;&quot;/[0:300]&quot;" office:value-type="string" office:string-value="https://reader.izneo.com/read/9782803640560/[0:300]" calcext:value-type="string">
            <text:p>https://reader.izneo.com/read/9782803640560/[0:300]</text:p>
          </table:table-cell>
        </table:table-row>
        <table:table-row table:style-name="ro1">
          <table:table-cell office:value-type="string" calcext:value-type="string">
            <text:p>9782803640577</text:p>
          </table:table-cell>
          <table:table-cell table:formula="of:=[.$B$1]&amp;[.A1090]&amp;&quot;/[0:300]&quot;" office:value-type="string" office:string-value="https://reader.izneo.com/read/9782803640577/[0:300]" calcext:value-type="string">
            <text:p>https://reader.izneo.com/read/9782803640577/[0:300]</text:p>
          </table:table-cell>
        </table:table-row>
        <table:table-row table:style-name="ro1">
          <table:table-cell office:value-type="string" calcext:value-type="string">
            <text:p>9782803640584</text:p>
          </table:table-cell>
          <table:table-cell table:formula="of:=[.$B$1]&amp;[.A1091]&amp;&quot;/[0:300]&quot;" office:value-type="string" office:string-value="https://reader.izneo.com/read/9782803640584/[0:300]" calcext:value-type="string">
            <text:p>https://reader.izneo.com/read/9782803640584/[0:300]</text:p>
          </table:table-cell>
        </table:table-row>
        <table:table-row table:style-name="ro1">
          <table:table-cell office:value-type="string" calcext:value-type="string">
            <text:p>9782803640591</text:p>
          </table:table-cell>
          <table:table-cell table:formula="of:=[.$B$1]&amp;[.A1092]&amp;&quot;/[0:300]&quot;" office:value-type="string" office:string-value="https://reader.izneo.com/read/9782803640591/[0:300]" calcext:value-type="string">
            <text:p>https://reader.izneo.com/read/9782803640591/[0:300]</text:p>
          </table:table-cell>
        </table:table-row>
        <table:table-row table:style-name="ro1">
          <table:table-cell office:value-type="string" calcext:value-type="string">
            <text:p>9782803640607</text:p>
          </table:table-cell>
          <table:table-cell table:formula="of:=[.$B$1]&amp;[.A1093]&amp;&quot;/[0:300]&quot;" office:value-type="string" office:string-value="https://reader.izneo.com/read/9782803640607/[0:300]" calcext:value-type="string">
            <text:p>https://reader.izneo.com/read/9782803640607/[0:300]</text:p>
          </table:table-cell>
        </table:table-row>
        <table:table-row table:style-name="ro1">
          <table:table-cell office:value-type="string" calcext:value-type="string">
            <text:p>9782803640614</text:p>
          </table:table-cell>
          <table:table-cell table:formula="of:=[.$B$1]&amp;[.A1094]&amp;&quot;/[0:300]&quot;" office:value-type="string" office:string-value="https://reader.izneo.com/read/9782803640614/[0:300]" calcext:value-type="string">
            <text:p>https://reader.izneo.com/read/9782803640614/[0:300]</text:p>
          </table:table-cell>
        </table:table-row>
        <table:table-row table:style-name="ro1">
          <table:table-cell office:value-type="string" calcext:value-type="string">
            <text:p>9782803640638</text:p>
          </table:table-cell>
          <table:table-cell table:formula="of:=[.$B$1]&amp;[.A1095]&amp;&quot;/[0:300]&quot;" office:value-type="string" office:string-value="https://reader.izneo.com/read/9782803640638/[0:300]" calcext:value-type="string">
            <text:p>https://reader.izneo.com/read/9782803640638/[0:300]</text:p>
          </table:table-cell>
        </table:table-row>
        <table:table-row table:style-name="ro1">
          <table:table-cell office:value-type="string" calcext:value-type="string">
            <text:p>9782803640652</text:p>
          </table:table-cell>
          <table:table-cell table:formula="of:=[.$B$1]&amp;[.A1096]&amp;&quot;/[0:300]&quot;" office:value-type="string" office:string-value="https://reader.izneo.com/read/9782803640652/[0:300]" calcext:value-type="string">
            <text:p>https://reader.izneo.com/read/9782803640652/[0:300]</text:p>
          </table:table-cell>
        </table:table-row>
        <table:table-row table:style-name="ro1">
          <table:table-cell office:value-type="string" calcext:value-type="string">
            <text:p>9782803640669</text:p>
          </table:table-cell>
          <table:table-cell table:formula="of:=[.$B$1]&amp;[.A1097]&amp;&quot;/[0:300]&quot;" office:value-type="string" office:string-value="https://reader.izneo.com/read/9782803640669/[0:300]" calcext:value-type="string">
            <text:p>https://reader.izneo.com/read/9782803640669/[0:300]</text:p>
          </table:table-cell>
        </table:table-row>
        <table:table-row table:style-name="ro1">
          <table:table-cell office:value-type="string" calcext:value-type="string">
            <text:p>9782803640676</text:p>
          </table:table-cell>
          <table:table-cell table:formula="of:=[.$B$1]&amp;[.A1098]&amp;&quot;/[0:300]&quot;" office:value-type="string" office:string-value="https://reader.izneo.com/read/9782803640676/[0:300]" calcext:value-type="string">
            <text:p>https://reader.izneo.com/read/9782803640676/[0:300]</text:p>
          </table:table-cell>
        </table:table-row>
        <table:table-row table:style-name="ro1">
          <table:table-cell office:value-type="string" calcext:value-type="string">
            <text:p>9782803640683</text:p>
          </table:table-cell>
          <table:table-cell table:formula="of:=[.$B$1]&amp;[.A1099]&amp;&quot;/[0:300]&quot;" office:value-type="string" office:string-value="https://reader.izneo.com/read/9782803640683/[0:300]" calcext:value-type="string">
            <text:p>https://reader.izneo.com/read/9782803640683/[0:300]</text:p>
          </table:table-cell>
        </table:table-row>
        <table:table-row table:style-name="ro1">
          <table:table-cell office:value-type="string" calcext:value-type="string">
            <text:p>9782803640690</text:p>
          </table:table-cell>
          <table:table-cell table:formula="of:=[.$B$1]&amp;[.A1100]&amp;&quot;/[0:300]&quot;" office:value-type="string" office:string-value="https://reader.izneo.com/read/9782803640690/[0:300]" calcext:value-type="string">
            <text:p>https://reader.izneo.com/read/9782803640690/[0:300]</text:p>
          </table:table-cell>
        </table:table-row>
        <table:table-row table:style-name="ro1">
          <table:table-cell office:value-type="string" calcext:value-type="string">
            <text:p>9782803640706</text:p>
          </table:table-cell>
          <table:table-cell table:formula="of:=[.$B$1]&amp;[.A1101]&amp;&quot;/[0:300]&quot;" office:value-type="string" office:string-value="https://reader.izneo.com/read/9782803640706/[0:300]" calcext:value-type="string">
            <text:p>https://reader.izneo.com/read/9782803640706/[0:300]</text:p>
          </table:table-cell>
        </table:table-row>
        <table:table-row table:style-name="ro1">
          <table:table-cell office:value-type="string" calcext:value-type="string">
            <text:p>9782803640713</text:p>
          </table:table-cell>
          <table:table-cell table:formula="of:=[.$B$1]&amp;[.A1102]&amp;&quot;/[0:300]&quot;" office:value-type="string" office:string-value="https://reader.izneo.com/read/9782803640713/[0:300]" calcext:value-type="string">
            <text:p>https://reader.izneo.com/read/9782803640713/[0:300]</text:p>
          </table:table-cell>
        </table:table-row>
        <table:table-row table:style-name="ro1">
          <table:table-cell office:value-type="string" calcext:value-type="string">
            <text:p>9782803640737</text:p>
          </table:table-cell>
          <table:table-cell table:formula="of:=[.$B$1]&amp;[.A1103]&amp;&quot;/[0:300]&quot;" office:value-type="string" office:string-value="https://reader.izneo.com/read/9782803640737/[0:300]" calcext:value-type="string">
            <text:p>https://reader.izneo.com/read/9782803640737/[0:300]</text:p>
          </table:table-cell>
        </table:table-row>
        <table:table-row table:style-name="ro1">
          <table:table-cell office:value-type="string" calcext:value-type="string">
            <text:p>9782803640751</text:p>
          </table:table-cell>
          <table:table-cell table:formula="of:=[.$B$1]&amp;[.A1104]&amp;&quot;/[0:300]&quot;" office:value-type="string" office:string-value="https://reader.izneo.com/read/9782803640751/[0:300]" calcext:value-type="string">
            <text:p>https://reader.izneo.com/read/9782803640751/[0:300]</text:p>
          </table:table-cell>
        </table:table-row>
        <table:table-row table:style-name="ro1">
          <table:table-cell office:value-type="string" calcext:value-type="string">
            <text:p>9782803640782</text:p>
          </table:table-cell>
          <table:table-cell table:formula="of:=[.$B$1]&amp;[.A1105]&amp;&quot;/[0:300]&quot;" office:value-type="string" office:string-value="https://reader.izneo.com/read/9782803640782/[0:300]" calcext:value-type="string">
            <text:p>https://reader.izneo.com/read/9782803640782/[0:300]</text:p>
          </table:table-cell>
        </table:table-row>
        <table:table-row table:style-name="ro1">
          <table:table-cell office:value-type="string" calcext:value-type="string">
            <text:p>9782803640799</text:p>
          </table:table-cell>
          <table:table-cell table:formula="of:=[.$B$1]&amp;[.A1106]&amp;&quot;/[0:300]&quot;" office:value-type="string" office:string-value="https://reader.izneo.com/read/9782803640799/[0:300]" calcext:value-type="string">
            <text:p>https://reader.izneo.com/read/9782803640799/[0:300]</text:p>
          </table:table-cell>
        </table:table-row>
        <table:table-row table:style-name="ro1">
          <table:table-cell office:value-type="string" calcext:value-type="string">
            <text:p>9782803640812</text:p>
          </table:table-cell>
          <table:table-cell table:formula="of:=[.$B$1]&amp;[.A1107]&amp;&quot;/[0:300]&quot;" office:value-type="string" office:string-value="https://reader.izneo.com/read/9782803640812/[0:300]" calcext:value-type="string">
            <text:p>https://reader.izneo.com/read/9782803640812/[0:300]</text:p>
          </table:table-cell>
        </table:table-row>
        <table:table-row table:style-name="ro1">
          <table:table-cell office:value-type="string" calcext:value-type="string">
            <text:p>9782803640829</text:p>
          </table:table-cell>
          <table:table-cell table:formula="of:=[.$B$1]&amp;[.A1108]&amp;&quot;/[0:300]&quot;" office:value-type="string" office:string-value="https://reader.izneo.com/read/9782803640829/[0:300]" calcext:value-type="string">
            <text:p>https://reader.izneo.com/read/9782803640829/[0:300]</text:p>
          </table:table-cell>
        </table:table-row>
        <table:table-row table:style-name="ro1">
          <table:table-cell office:value-type="string" calcext:value-type="string">
            <text:p>9782803640836</text:p>
          </table:table-cell>
          <table:table-cell table:formula="of:=[.$B$1]&amp;[.A1109]&amp;&quot;/[0:300]&quot;" office:value-type="string" office:string-value="https://reader.izneo.com/read/9782803640836/[0:300]" calcext:value-type="string">
            <text:p>https://reader.izneo.com/read/9782803640836/[0:300]</text:p>
          </table:table-cell>
        </table:table-row>
        <table:table-row table:style-name="ro1">
          <table:table-cell office:value-type="string" calcext:value-type="string">
            <text:p>9782803640874</text:p>
          </table:table-cell>
          <table:table-cell table:formula="of:=[.$B$1]&amp;[.A1110]&amp;&quot;/[0:300]&quot;" office:value-type="string" office:string-value="https://reader.izneo.com/read/9782803640874/[0:300]" calcext:value-type="string">
            <text:p>https://reader.izneo.com/read/9782803640874/[0:300]</text:p>
          </table:table-cell>
        </table:table-row>
        <table:table-row table:style-name="ro1">
          <table:table-cell office:value-type="string" calcext:value-type="string">
            <text:p>9782803640881</text:p>
          </table:table-cell>
          <table:table-cell table:formula="of:=[.$B$1]&amp;[.A1111]&amp;&quot;/[0:300]&quot;" office:value-type="string" office:string-value="https://reader.izneo.com/read/9782803640881/[0:300]" calcext:value-type="string">
            <text:p>https://reader.izneo.com/read/9782803640881/[0:300]</text:p>
          </table:table-cell>
        </table:table-row>
        <table:table-row table:style-name="ro1">
          <table:table-cell office:value-type="string" calcext:value-type="string">
            <text:p>9782803640928</text:p>
          </table:table-cell>
          <table:table-cell table:formula="of:=[.$B$1]&amp;[.A1112]&amp;&quot;/[0:300]&quot;" office:value-type="string" office:string-value="https://reader.izneo.com/read/9782803640928/[0:300]" calcext:value-type="string">
            <text:p>https://reader.izneo.com/read/9782803640928/[0:300]</text:p>
          </table:table-cell>
        </table:table-row>
        <table:table-row table:style-name="ro1">
          <table:table-cell office:value-type="string" calcext:value-type="string">
            <text:p>9782803640935</text:p>
          </table:table-cell>
          <table:table-cell table:formula="of:=[.$B$1]&amp;[.A1113]&amp;&quot;/[0:300]&quot;" office:value-type="string" office:string-value="https://reader.izneo.com/read/9782803640935/[0:300]" calcext:value-type="string">
            <text:p>https://reader.izneo.com/read/9782803640935/[0:300]</text:p>
          </table:table-cell>
        </table:table-row>
        <table:table-row table:style-name="ro1">
          <table:table-cell office:value-type="string" calcext:value-type="string">
            <text:p>9782803641079</text:p>
          </table:table-cell>
          <table:table-cell table:formula="of:=[.$B$1]&amp;[.A1114]&amp;&quot;/[0:300]&quot;" office:value-type="string" office:string-value="https://reader.izneo.com/read/9782803641079/[0:300]" calcext:value-type="string">
            <text:p>https://reader.izneo.com/read/9782803641079/[0:300]</text:p>
          </table:table-cell>
        </table:table-row>
        <table:table-row table:style-name="ro1">
          <table:table-cell office:value-type="string" calcext:value-type="string">
            <text:p>9782803641086</text:p>
          </table:table-cell>
          <table:table-cell table:formula="of:=[.$B$1]&amp;[.A1115]&amp;&quot;/[0:300]&quot;" office:value-type="string" office:string-value="https://reader.izneo.com/read/9782803641086/[0:300]" calcext:value-type="string">
            <text:p>https://reader.izneo.com/read/9782803641086/[0:300]</text:p>
          </table:table-cell>
        </table:table-row>
        <table:table-row table:style-name="ro1">
          <table:table-cell office:value-type="string" calcext:value-type="string">
            <text:p>9782803641093</text:p>
          </table:table-cell>
          <table:table-cell table:formula="of:=[.$B$1]&amp;[.A1116]&amp;&quot;/[0:300]&quot;" office:value-type="string" office:string-value="https://reader.izneo.com/read/9782803641093/[0:300]" calcext:value-type="string">
            <text:p>https://reader.izneo.com/read/9782803641093/[0:300]</text:p>
          </table:table-cell>
        </table:table-row>
        <table:table-row table:style-name="ro1">
          <table:table-cell office:value-type="string" calcext:value-type="string">
            <text:p>9782803641505</text:p>
          </table:table-cell>
          <table:table-cell table:formula="of:=[.$B$1]&amp;[.A1117]&amp;&quot;/[0:300]&quot;" office:value-type="string" office:string-value="https://reader.izneo.com/read/9782803641505/[0:300]" calcext:value-type="string">
            <text:p>https://reader.izneo.com/read/9782803641505/[0:300]</text:p>
          </table:table-cell>
        </table:table-row>
        <table:table-row table:style-name="ro1">
          <table:table-cell office:value-type="string" calcext:value-type="string">
            <text:p>9782803641529</text:p>
          </table:table-cell>
          <table:table-cell table:formula="of:=[.$B$1]&amp;[.A1118]&amp;&quot;/[0:300]&quot;" office:value-type="string" office:string-value="https://reader.izneo.com/read/9782803641529/[0:300]" calcext:value-type="string">
            <text:p>https://reader.izneo.com/read/9782803641529/[0:300]</text:p>
          </table:table-cell>
        </table:table-row>
        <table:table-row table:style-name="ro1">
          <table:table-cell office:value-type="string" calcext:value-type="string">
            <text:p>9782803641536</text:p>
          </table:table-cell>
          <table:table-cell table:formula="of:=[.$B$1]&amp;[.A1119]&amp;&quot;/[0:300]&quot;" office:value-type="string" office:string-value="https://reader.izneo.com/read/9782803641536/[0:300]" calcext:value-type="string">
            <text:p>https://reader.izneo.com/read/9782803641536/[0:300]</text:p>
          </table:table-cell>
        </table:table-row>
        <table:table-row table:style-name="ro1">
          <table:table-cell office:value-type="string" calcext:value-type="string">
            <text:p>9782803641543</text:p>
          </table:table-cell>
          <table:table-cell table:formula="of:=[.$B$1]&amp;[.A1120]&amp;&quot;/[0:300]&quot;" office:value-type="string" office:string-value="https://reader.izneo.com/read/9782803641543/[0:300]" calcext:value-type="string">
            <text:p>https://reader.izneo.com/read/9782803641543/[0:300]</text:p>
          </table:table-cell>
        </table:table-row>
        <table:table-row table:style-name="ro1">
          <table:table-cell office:value-type="string" calcext:value-type="string">
            <text:p>9782803641567</text:p>
          </table:table-cell>
          <table:table-cell table:formula="of:=[.$B$1]&amp;[.A1121]&amp;&quot;/[0:300]&quot;" office:value-type="string" office:string-value="https://reader.izneo.com/read/9782803641567/[0:300]" calcext:value-type="string">
            <text:p>https://reader.izneo.com/read/9782803641567/[0:300]</text:p>
          </table:table-cell>
        </table:table-row>
        <table:table-row table:style-name="ro1">
          <table:table-cell office:value-type="string" calcext:value-type="string">
            <text:p>9782803641574</text:p>
          </table:table-cell>
          <table:table-cell table:formula="of:=[.$B$1]&amp;[.A1122]&amp;&quot;/[0:300]&quot;" office:value-type="string" office:string-value="https://reader.izneo.com/read/9782803641574/[0:300]" calcext:value-type="string">
            <text:p>https://reader.izneo.com/read/9782803641574/[0:300]</text:p>
          </table:table-cell>
        </table:table-row>
        <table:table-row table:style-name="ro1">
          <table:table-cell office:value-type="string" calcext:value-type="string">
            <text:p>9782803641581</text:p>
          </table:table-cell>
          <table:table-cell table:formula="of:=[.$B$1]&amp;[.A1123]&amp;&quot;/[0:300]&quot;" office:value-type="string" office:string-value="https://reader.izneo.com/read/9782803641581/[0:300]" calcext:value-type="string">
            <text:p>https://reader.izneo.com/read/9782803641581/[0:300]</text:p>
          </table:table-cell>
        </table:table-row>
        <table:table-row table:style-name="ro1">
          <table:table-cell office:value-type="string" calcext:value-type="string">
            <text:p>9782803641598</text:p>
          </table:table-cell>
          <table:table-cell table:formula="of:=[.$B$1]&amp;[.A1124]&amp;&quot;/[0:300]&quot;" office:value-type="string" office:string-value="https://reader.izneo.com/read/9782803641598/[0:300]" calcext:value-type="string">
            <text:p>https://reader.izneo.com/read/9782803641598/[0:300]</text:p>
          </table:table-cell>
        </table:table-row>
        <table:table-row table:style-name="ro1">
          <table:table-cell office:value-type="string" calcext:value-type="string">
            <text:p>9782803641673</text:p>
          </table:table-cell>
          <table:table-cell table:formula="of:=[.$B$1]&amp;[.A1125]&amp;&quot;/[0:300]&quot;" office:value-type="string" office:string-value="https://reader.izneo.com/read/9782803641673/[0:300]" calcext:value-type="string">
            <text:p>https://reader.izneo.com/read/9782803641673/[0:300]</text:p>
          </table:table-cell>
        </table:table-row>
        <table:table-row table:style-name="ro1">
          <table:table-cell office:value-type="string" calcext:value-type="string">
            <text:p>9782803641833</text:p>
          </table:table-cell>
          <table:table-cell table:formula="of:=[.$B$1]&amp;[.A1126]&amp;&quot;/[0:300]&quot;" office:value-type="string" office:string-value="https://reader.izneo.com/read/9782803641833/[0:300]" calcext:value-type="string">
            <text:p>https://reader.izneo.com/read/9782803641833/[0:300]</text:p>
          </table:table-cell>
        </table:table-row>
        <table:table-row table:style-name="ro1">
          <table:table-cell office:value-type="string" calcext:value-type="string">
            <text:p>9782803641857</text:p>
          </table:table-cell>
          <table:table-cell table:formula="of:=[.$B$1]&amp;[.A1127]&amp;&quot;/[0:300]&quot;" office:value-type="string" office:string-value="https://reader.izneo.com/read/9782803641857/[0:300]" calcext:value-type="string">
            <text:p>https://reader.izneo.com/read/9782803641857/[0:300]</text:p>
          </table:table-cell>
        </table:table-row>
        <table:table-row table:style-name="ro1">
          <table:table-cell office:value-type="string" calcext:value-type="string">
            <text:p>9782803641864</text:p>
          </table:table-cell>
          <table:table-cell table:formula="of:=[.$B$1]&amp;[.A1128]&amp;&quot;/[0:300]&quot;" office:value-type="string" office:string-value="https://reader.izneo.com/read/9782803641864/[0:300]" calcext:value-type="string">
            <text:p>https://reader.izneo.com/read/9782803641864/[0:300]</text:p>
          </table:table-cell>
        </table:table-row>
        <table:table-row table:style-name="ro1">
          <table:table-cell office:value-type="string" calcext:value-type="string">
            <text:p>9782803641871</text:p>
          </table:table-cell>
          <table:table-cell table:formula="of:=[.$B$1]&amp;[.A1129]&amp;&quot;/[0:300]&quot;" office:value-type="string" office:string-value="https://reader.izneo.com/read/9782803641871/[0:300]" calcext:value-type="string">
            <text:p>https://reader.izneo.com/read/9782803641871/[0:300]</text:p>
          </table:table-cell>
        </table:table-row>
        <table:table-row table:style-name="ro1">
          <table:table-cell office:value-type="string" calcext:value-type="string">
            <text:p>9782803641888</text:p>
          </table:table-cell>
          <table:table-cell table:formula="of:=[.$B$1]&amp;[.A1130]&amp;&quot;/[0:300]&quot;" office:value-type="string" office:string-value="https://reader.izneo.com/read/9782803641888/[0:300]" calcext:value-type="string">
            <text:p>https://reader.izneo.com/read/9782803641888/[0:300]</text:p>
          </table:table-cell>
        </table:table-row>
        <table:table-row table:style-name="ro1">
          <table:table-cell office:value-type="string" calcext:value-type="string">
            <text:p>9782803641895</text:p>
          </table:table-cell>
          <table:table-cell table:formula="of:=[.$B$1]&amp;[.A1131]&amp;&quot;/[0:300]&quot;" office:value-type="string" office:string-value="https://reader.izneo.com/read/9782803641895/[0:300]" calcext:value-type="string">
            <text:p>https://reader.izneo.com/read/9782803641895/[0:300]</text:p>
          </table:table-cell>
        </table:table-row>
        <table:table-row table:style-name="ro1">
          <table:table-cell office:value-type="string" calcext:value-type="string">
            <text:p>9782803642304</text:p>
          </table:table-cell>
          <table:table-cell table:formula="of:=[.$B$1]&amp;[.A1132]&amp;&quot;/[0:300]&quot;" office:value-type="string" office:string-value="https://reader.izneo.com/read/9782803642304/[0:300]" calcext:value-type="string">
            <text:p>https://reader.izneo.com/read/9782803642304/[0:300]</text:p>
          </table:table-cell>
        </table:table-row>
        <table:table-row table:style-name="ro1">
          <table:table-cell office:value-type="string" calcext:value-type="string">
            <text:p>9782803642311</text:p>
          </table:table-cell>
          <table:table-cell table:formula="of:=[.$B$1]&amp;[.A1133]&amp;&quot;/[0:300]&quot;" office:value-type="string" office:string-value="https://reader.izneo.com/read/9782803642311/[0:300]" calcext:value-type="string">
            <text:p>https://reader.izneo.com/read/9782803642311/[0:300]</text:p>
          </table:table-cell>
        </table:table-row>
        <table:table-row table:style-name="ro1">
          <table:table-cell office:value-type="string" calcext:value-type="string">
            <text:p>9782803642328</text:p>
          </table:table-cell>
          <table:table-cell table:formula="of:=[.$B$1]&amp;[.A1134]&amp;&quot;/[0:300]&quot;" office:value-type="string" office:string-value="https://reader.izneo.com/read/9782803642328/[0:300]" calcext:value-type="string">
            <text:p>https://reader.izneo.com/read/9782803642328/[0:300]</text:p>
          </table:table-cell>
        </table:table-row>
        <table:table-row table:style-name="ro1">
          <table:table-cell office:value-type="string" calcext:value-type="string">
            <text:p>9782803642335</text:p>
          </table:table-cell>
          <table:table-cell table:formula="of:=[.$B$1]&amp;[.A1135]&amp;&quot;/[0:300]&quot;" office:value-type="string" office:string-value="https://reader.izneo.com/read/9782803642335/[0:300]" calcext:value-type="string">
            <text:p>https://reader.izneo.com/read/9782803642335/[0:300]</text:p>
          </table:table-cell>
        </table:table-row>
        <table:table-row table:style-name="ro1">
          <table:table-cell office:value-type="string" calcext:value-type="string">
            <text:p>9782803642465</text:p>
          </table:table-cell>
          <table:table-cell table:formula="of:=[.$B$1]&amp;[.A1136]&amp;&quot;/[0:300]&quot;" office:value-type="string" office:string-value="https://reader.izneo.com/read/9782803642465/[0:300]" calcext:value-type="string">
            <text:p>https://reader.izneo.com/read/9782803642465/[0:300]</text:p>
          </table:table-cell>
        </table:table-row>
        <table:table-row table:style-name="ro1">
          <table:table-cell office:value-type="string" calcext:value-type="string">
            <text:p>9782803642731</text:p>
          </table:table-cell>
          <table:table-cell table:formula="of:=[.$B$1]&amp;[.A1137]&amp;&quot;/[0:300]&quot;" office:value-type="string" office:string-value="https://reader.izneo.com/read/9782803642731/[0:300]" calcext:value-type="string">
            <text:p>https://reader.izneo.com/read/9782803642731/[0:300]</text:p>
          </table:table-cell>
        </table:table-row>
        <table:table-row table:style-name="ro1">
          <table:table-cell office:value-type="string" calcext:value-type="string">
            <text:p>9782803642755</text:p>
          </table:table-cell>
          <table:table-cell table:formula="of:=[.$B$1]&amp;[.A1138]&amp;&quot;/[0:300]&quot;" office:value-type="string" office:string-value="https://reader.izneo.com/read/9782803642755/[0:300]" calcext:value-type="string">
            <text:p>https://reader.izneo.com/read/9782803642755/[0:300]</text:p>
          </table:table-cell>
        </table:table-row>
        <table:table-row table:style-name="ro1">
          <table:table-cell office:value-type="string" calcext:value-type="string">
            <text:p>9782803642786</text:p>
          </table:table-cell>
          <table:table-cell table:formula="of:=[.$B$1]&amp;[.A1139]&amp;&quot;/[0:300]&quot;" office:value-type="string" office:string-value="https://reader.izneo.com/read/9782803642786/[0:300]" calcext:value-type="string">
            <text:p>https://reader.izneo.com/read/9782803642786/[0:300]</text:p>
          </table:table-cell>
        </table:table-row>
        <table:table-row table:style-name="ro1">
          <table:table-cell office:value-type="string" calcext:value-type="string">
            <text:p>9782803642793</text:p>
          </table:table-cell>
          <table:table-cell table:formula="of:=[.$B$1]&amp;[.A1140]&amp;&quot;/[0:300]&quot;" office:value-type="string" office:string-value="https://reader.izneo.com/read/9782803642793/[0:300]" calcext:value-type="string">
            <text:p>https://reader.izneo.com/read/9782803642793/[0:300]</text:p>
          </table:table-cell>
        </table:table-row>
        <table:table-row table:style-name="ro1">
          <table:table-cell office:value-type="string" calcext:value-type="string">
            <text:p>9782803642809</text:p>
          </table:table-cell>
          <table:table-cell table:formula="of:=[.$B$1]&amp;[.A1141]&amp;&quot;/[0:300]&quot;" office:value-type="string" office:string-value="https://reader.izneo.com/read/9782803642809/[0:300]" calcext:value-type="string">
            <text:p>https://reader.izneo.com/read/9782803642809/[0:300]</text:p>
          </table:table-cell>
        </table:table-row>
        <table:table-row table:style-name="ro1">
          <table:table-cell office:value-type="string" calcext:value-type="string">
            <text:p>9782803642816</text:p>
          </table:table-cell>
          <table:table-cell table:formula="of:=[.$B$1]&amp;[.A1142]&amp;&quot;/[0:300]&quot;" office:value-type="string" office:string-value="https://reader.izneo.com/read/9782803642816/[0:300]" calcext:value-type="string">
            <text:p>https://reader.izneo.com/read/9782803642816/[0:300]</text:p>
          </table:table-cell>
        </table:table-row>
        <table:table-row table:style-name="ro1">
          <table:table-cell office:value-type="string" calcext:value-type="string">
            <text:p>9782803642847</text:p>
          </table:table-cell>
          <table:table-cell table:formula="of:=[.$B$1]&amp;[.A1143]&amp;&quot;/[0:300]&quot;" office:value-type="string" office:string-value="https://reader.izneo.com/read/9782803642847/[0:300]" calcext:value-type="string">
            <text:p>https://reader.izneo.com/read/9782803642847/[0:300]</text:p>
          </table:table-cell>
        </table:table-row>
        <table:table-row table:style-name="ro1">
          <table:table-cell office:value-type="string" calcext:value-type="string">
            <text:p>9782803642854</text:p>
          </table:table-cell>
          <table:table-cell table:formula="of:=[.$B$1]&amp;[.A1144]&amp;&quot;/[0:300]&quot;" office:value-type="string" office:string-value="https://reader.izneo.com/read/9782803642854/[0:300]" calcext:value-type="string">
            <text:p>https://reader.izneo.com/read/9782803642854/[0:300]</text:p>
          </table:table-cell>
        </table:table-row>
        <table:table-row table:style-name="ro1">
          <table:table-cell office:value-type="string" calcext:value-type="string">
            <text:p>9782803642953</text:p>
          </table:table-cell>
          <table:table-cell table:formula="of:=[.$B$1]&amp;[.A1145]&amp;&quot;/[0:300]&quot;" office:value-type="string" office:string-value="https://reader.izneo.com/read/9782803642953/[0:300]" calcext:value-type="string">
            <text:p>https://reader.izneo.com/read/9782803642953/[0:300]</text:p>
          </table:table-cell>
        </table:table-row>
        <table:table-row table:style-name="ro1">
          <table:table-cell office:value-type="string" calcext:value-type="string">
            <text:p>9782803642977</text:p>
          </table:table-cell>
          <table:table-cell table:formula="of:=[.$B$1]&amp;[.A1146]&amp;&quot;/[0:300]&quot;" office:value-type="string" office:string-value="https://reader.izneo.com/read/9782803642977/[0:300]" calcext:value-type="string">
            <text:p>https://reader.izneo.com/read/9782803642977/[0:300]</text:p>
          </table:table-cell>
        </table:table-row>
        <table:table-row table:style-name="ro1">
          <table:table-cell office:value-type="string" calcext:value-type="string">
            <text:p>9782803642984</text:p>
          </table:table-cell>
          <table:table-cell table:formula="of:=[.$B$1]&amp;[.A1147]&amp;&quot;/[0:300]&quot;" office:value-type="string" office:string-value="https://reader.izneo.com/read/9782803642984/[0:300]" calcext:value-type="string">
            <text:p>https://reader.izneo.com/read/9782803642984/[0:300]</text:p>
          </table:table-cell>
        </table:table-row>
        <table:table-row table:style-name="ro1">
          <table:table-cell office:value-type="string" calcext:value-type="string">
            <text:p>9782803642991</text:p>
          </table:table-cell>
          <table:table-cell table:formula="of:=[.$B$1]&amp;[.A1148]&amp;&quot;/[0:300]&quot;" office:value-type="string" office:string-value="https://reader.izneo.com/read/9782803642991/[0:300]" calcext:value-type="string">
            <text:p>https://reader.izneo.com/read/9782803642991/[0:300]</text:p>
          </table:table-cell>
        </table:table-row>
        <table:table-row table:style-name="ro1">
          <table:table-cell office:value-type="string" calcext:value-type="string">
            <text:p>9782803643004</text:p>
          </table:table-cell>
          <table:table-cell table:formula="of:=[.$B$1]&amp;[.A1149]&amp;&quot;/[0:300]&quot;" office:value-type="string" office:string-value="https://reader.izneo.com/read/9782803643004/[0:300]" calcext:value-type="string">
            <text:p>https://reader.izneo.com/read/9782803643004/[0:300]</text:p>
          </table:table-cell>
        </table:table-row>
        <table:table-row table:style-name="ro1">
          <table:table-cell office:value-type="string" calcext:value-type="string">
            <text:p>9782803643011</text:p>
          </table:table-cell>
          <table:table-cell table:formula="of:=[.$B$1]&amp;[.A1150]&amp;&quot;/[0:300]&quot;" office:value-type="string" office:string-value="https://reader.izneo.com/read/9782803643011/[0:300]" calcext:value-type="string">
            <text:p>https://reader.izneo.com/read/9782803643011/[0:300]</text:p>
          </table:table-cell>
        </table:table-row>
        <table:table-row table:style-name="ro1">
          <table:table-cell office:value-type="string" calcext:value-type="string">
            <text:p>9782803643028</text:p>
          </table:table-cell>
          <table:table-cell table:formula="of:=[.$B$1]&amp;[.A1151]&amp;&quot;/[0:300]&quot;" office:value-type="string" office:string-value="https://reader.izneo.com/read/9782803643028/[0:300]" calcext:value-type="string">
            <text:p>https://reader.izneo.com/read/9782803643028/[0:300]</text:p>
          </table:table-cell>
        </table:table-row>
        <table:table-row table:style-name="ro1">
          <table:table-cell office:value-type="string" calcext:value-type="string">
            <text:p>9782803643035</text:p>
          </table:table-cell>
          <table:table-cell table:formula="of:=[.$B$1]&amp;[.A1152]&amp;&quot;/[0:300]&quot;" office:value-type="string" office:string-value="https://reader.izneo.com/read/9782803643035/[0:300]" calcext:value-type="string">
            <text:p>https://reader.izneo.com/read/9782803643035/[0:300]</text:p>
          </table:table-cell>
        </table:table-row>
        <table:table-row table:style-name="ro1">
          <table:table-cell office:value-type="string" calcext:value-type="string">
            <text:p>9782803643042</text:p>
          </table:table-cell>
          <table:table-cell table:formula="of:=[.$B$1]&amp;[.A1153]&amp;&quot;/[0:300]&quot;" office:value-type="string" office:string-value="https://reader.izneo.com/read/9782803643042/[0:300]" calcext:value-type="string">
            <text:p>https://reader.izneo.com/read/9782803643042/[0:300]</text:p>
          </table:table-cell>
        </table:table-row>
        <table:table-row table:style-name="ro1">
          <table:table-cell office:value-type="string" calcext:value-type="string">
            <text:p>9782803643059</text:p>
          </table:table-cell>
          <table:table-cell table:formula="of:=[.$B$1]&amp;[.A1154]&amp;&quot;/[0:300]&quot;" office:value-type="string" office:string-value="https://reader.izneo.com/read/9782803643059/[0:300]" calcext:value-type="string">
            <text:p>https://reader.izneo.com/read/9782803643059/[0:300]</text:p>
          </table:table-cell>
        </table:table-row>
        <table:table-row table:style-name="ro1">
          <table:table-cell office:value-type="string" calcext:value-type="string">
            <text:p>9782803643066</text:p>
          </table:table-cell>
          <table:table-cell table:formula="of:=[.$B$1]&amp;[.A1155]&amp;&quot;/[0:300]&quot;" office:value-type="string" office:string-value="https://reader.izneo.com/read/9782803643066/[0:300]" calcext:value-type="string">
            <text:p>https://reader.izneo.com/read/9782803643066/[0:300]</text:p>
          </table:table-cell>
        </table:table-row>
        <table:table-row table:style-name="ro1">
          <table:table-cell office:value-type="string" calcext:value-type="string">
            <text:p>9782803643134</text:p>
          </table:table-cell>
          <table:table-cell table:formula="of:=[.$B$1]&amp;[.A1156]&amp;&quot;/[0:300]&quot;" office:value-type="string" office:string-value="https://reader.izneo.com/read/9782803643134/[0:300]" calcext:value-type="string">
            <text:p>https://reader.izneo.com/read/9782803643134/[0:300]</text:p>
          </table:table-cell>
        </table:table-row>
        <table:table-row table:style-name="ro1">
          <table:table-cell office:value-type="string" calcext:value-type="string">
            <text:p>9782803643141</text:p>
          </table:table-cell>
          <table:table-cell table:formula="of:=[.$B$1]&amp;[.A1157]&amp;&quot;/[0:300]&quot;" office:value-type="string" office:string-value="https://reader.izneo.com/read/9782803643141/[0:300]" calcext:value-type="string">
            <text:p>https://reader.izneo.com/read/9782803643141/[0:300]</text:p>
          </table:table-cell>
        </table:table-row>
        <table:table-row table:style-name="ro1">
          <table:table-cell office:value-type="string" calcext:value-type="string">
            <text:p>9782803643226</text:p>
          </table:table-cell>
          <table:table-cell table:formula="of:=[.$B$1]&amp;[.A1158]&amp;&quot;/[0:300]&quot;" office:value-type="string" office:string-value="https://reader.izneo.com/read/9782803643226/[0:300]" calcext:value-type="string">
            <text:p>https://reader.izneo.com/read/9782803643226/[0:300]</text:p>
          </table:table-cell>
        </table:table-row>
        <table:table-row table:style-name="ro1">
          <table:table-cell office:value-type="string" calcext:value-type="string">
            <text:p>9782803643233</text:p>
          </table:table-cell>
          <table:table-cell table:formula="of:=[.$B$1]&amp;[.A1159]&amp;&quot;/[0:300]&quot;" office:value-type="string" office:string-value="https://reader.izneo.com/read/9782803643233/[0:300]" calcext:value-type="string">
            <text:p>https://reader.izneo.com/read/9782803643233/[0:300]</text:p>
          </table:table-cell>
        </table:table-row>
        <table:table-row table:style-name="ro1">
          <table:table-cell office:value-type="string" calcext:value-type="string">
            <text:p>9782803643264</text:p>
          </table:table-cell>
          <table:table-cell table:formula="of:=[.$B$1]&amp;[.A1160]&amp;&quot;/[0:300]&quot;" office:value-type="string" office:string-value="https://reader.izneo.com/read/9782803643264/[0:300]" calcext:value-type="string">
            <text:p>https://reader.izneo.com/read/9782803643264/[0:300]</text:p>
          </table:table-cell>
        </table:table-row>
        <table:table-row table:style-name="ro1">
          <table:table-cell office:value-type="string" calcext:value-type="string">
            <text:p>9782803643271</text:p>
          </table:table-cell>
          <table:table-cell table:formula="of:=[.$B$1]&amp;[.A1161]&amp;&quot;/[0:300]&quot;" office:value-type="string" office:string-value="https://reader.izneo.com/read/9782803643271/[0:300]" calcext:value-type="string">
            <text:p>https://reader.izneo.com/read/9782803643271/[0:300]</text:p>
          </table:table-cell>
        </table:table-row>
        <table:table-row table:style-name="ro1">
          <table:table-cell office:value-type="string" calcext:value-type="string">
            <text:p>9782803643288</text:p>
          </table:table-cell>
          <table:table-cell table:formula="of:=[.$B$1]&amp;[.A1162]&amp;&quot;/[0:300]&quot;" office:value-type="string" office:string-value="https://reader.izneo.com/read/9782803643288/[0:300]" calcext:value-type="string">
            <text:p>https://reader.izneo.com/read/9782803643288/[0:300]</text:p>
          </table:table-cell>
        </table:table-row>
        <table:table-row table:style-name="ro1">
          <table:table-cell office:value-type="string" calcext:value-type="string">
            <text:p>9782803643295</text:p>
          </table:table-cell>
          <table:table-cell table:formula="of:=[.$B$1]&amp;[.A1163]&amp;&quot;/[0:300]&quot;" office:value-type="string" office:string-value="https://reader.izneo.com/read/9782803643295/[0:300]" calcext:value-type="string">
            <text:p>https://reader.izneo.com/read/9782803643295/[0:300]</text:p>
          </table:table-cell>
        </table:table-row>
        <table:table-row table:style-name="ro1">
          <table:table-cell office:value-type="string" calcext:value-type="string">
            <text:p>9782803643448</text:p>
          </table:table-cell>
          <table:table-cell table:formula="of:=[.$B$1]&amp;[.A1164]&amp;&quot;/[0:300]&quot;" office:value-type="string" office:string-value="https://reader.izneo.com/read/9782803643448/[0:300]" calcext:value-type="string">
            <text:p>https://reader.izneo.com/read/9782803643448/[0:300]</text:p>
          </table:table-cell>
        </table:table-row>
        <table:table-row table:style-name="ro1">
          <table:table-cell office:value-type="string" calcext:value-type="string">
            <text:p>9782803643462</text:p>
          </table:table-cell>
          <table:table-cell table:formula="of:=[.$B$1]&amp;[.A1165]&amp;&quot;/[0:300]&quot;" office:value-type="string" office:string-value="https://reader.izneo.com/read/9782803643462/[0:300]" calcext:value-type="string">
            <text:p>https://reader.izneo.com/read/9782803643462/[0:300]</text:p>
          </table:table-cell>
        </table:table-row>
        <table:table-row table:style-name="ro1">
          <table:table-cell office:value-type="string" calcext:value-type="string">
            <text:p>9782803643486</text:p>
          </table:table-cell>
          <table:table-cell table:formula="of:=[.$B$1]&amp;[.A1166]&amp;&quot;/[0:300]&quot;" office:value-type="string" office:string-value="https://reader.izneo.com/read/9782803643486/[0:300]" calcext:value-type="string">
            <text:p>https://reader.izneo.com/read/9782803643486/[0:300]</text:p>
          </table:table-cell>
        </table:table-row>
        <table:table-row table:style-name="ro1">
          <table:table-cell office:value-type="string" calcext:value-type="string">
            <text:p>9782803643493</text:p>
          </table:table-cell>
          <table:table-cell table:formula="of:=[.$B$1]&amp;[.A1167]&amp;&quot;/[0:300]&quot;" office:value-type="string" office:string-value="https://reader.izneo.com/read/9782803643493/[0:300]" calcext:value-type="string">
            <text:p>https://reader.izneo.com/read/9782803643493/[0:300]</text:p>
          </table:table-cell>
        </table:table-row>
        <table:table-row table:style-name="ro1">
          <table:table-cell office:value-type="string" calcext:value-type="string">
            <text:p>9782803643523</text:p>
          </table:table-cell>
          <table:table-cell table:formula="of:=[.$B$1]&amp;[.A1168]&amp;&quot;/[0:300]&quot;" office:value-type="string" office:string-value="https://reader.izneo.com/read/9782803643523/[0:300]" calcext:value-type="string">
            <text:p>https://reader.izneo.com/read/9782803643523/[0:300]</text:p>
          </table:table-cell>
        </table:table-row>
        <table:table-row table:style-name="ro1">
          <table:table-cell office:value-type="string" calcext:value-type="string">
            <text:p>9782803643530</text:p>
          </table:table-cell>
          <table:table-cell table:formula="of:=[.$B$1]&amp;[.A1169]&amp;&quot;/[0:300]&quot;" office:value-type="string" office:string-value="https://reader.izneo.com/read/9782803643530/[0:300]" calcext:value-type="string">
            <text:p>https://reader.izneo.com/read/9782803643530/[0:300]</text:p>
          </table:table-cell>
        </table:table-row>
        <table:table-row table:style-name="ro1">
          <table:table-cell office:value-type="string" calcext:value-type="string">
            <text:p>9782803643561</text:p>
          </table:table-cell>
          <table:table-cell table:formula="of:=[.$B$1]&amp;[.A1170]&amp;&quot;/[0:300]&quot;" office:value-type="string" office:string-value="https://reader.izneo.com/read/9782803643561/[0:300]" calcext:value-type="string">
            <text:p>https://reader.izneo.com/read/9782803643561/[0:300]</text:p>
          </table:table-cell>
        </table:table-row>
        <table:table-row table:style-name="ro1">
          <table:table-cell office:value-type="string" calcext:value-type="string">
            <text:p>9782803643653</text:p>
          </table:table-cell>
          <table:table-cell table:formula="of:=[.$B$1]&amp;[.A1171]&amp;&quot;/[0:300]&quot;" office:value-type="string" office:string-value="https://reader.izneo.com/read/9782803643653/[0:300]" calcext:value-type="string">
            <text:p>https://reader.izneo.com/read/9782803643653/[0:300]</text:p>
          </table:table-cell>
        </table:table-row>
        <table:table-row table:style-name="ro1">
          <table:table-cell office:value-type="string" calcext:value-type="string">
            <text:p>9782803643691</text:p>
          </table:table-cell>
          <table:table-cell table:formula="of:=[.$B$1]&amp;[.A1172]&amp;&quot;/[0:300]&quot;" office:value-type="string" office:string-value="https://reader.izneo.com/read/9782803643691/[0:300]" calcext:value-type="string">
            <text:p>https://reader.izneo.com/read/9782803643691/[0:300]</text:p>
          </table:table-cell>
        </table:table-row>
        <table:table-row table:style-name="ro1">
          <table:table-cell office:value-type="string" calcext:value-type="string">
            <text:p>9782803643707</text:p>
          </table:table-cell>
          <table:table-cell table:formula="of:=[.$B$1]&amp;[.A1173]&amp;&quot;/[0:300]&quot;" office:value-type="string" office:string-value="https://reader.izneo.com/read/9782803643707/[0:300]" calcext:value-type="string">
            <text:p>https://reader.izneo.com/read/9782803643707/[0:300]</text:p>
          </table:table-cell>
        </table:table-row>
        <table:table-row table:style-name="ro1">
          <table:table-cell office:value-type="string" calcext:value-type="string">
            <text:p>9782803643721</text:p>
          </table:table-cell>
          <table:table-cell table:formula="of:=[.$B$1]&amp;[.A1174]&amp;&quot;/[0:300]&quot;" office:value-type="string" office:string-value="https://reader.izneo.com/read/9782803643721/[0:300]" calcext:value-type="string">
            <text:p>https://reader.izneo.com/read/9782803643721/[0:300]</text:p>
          </table:table-cell>
        </table:table-row>
        <table:table-row table:style-name="ro1">
          <table:table-cell office:value-type="string" calcext:value-type="string">
            <text:p>9782803643745</text:p>
          </table:table-cell>
          <table:table-cell table:formula="of:=[.$B$1]&amp;[.A1175]&amp;&quot;/[0:300]&quot;" office:value-type="string" office:string-value="https://reader.izneo.com/read/9782803643745/[0:300]" calcext:value-type="string">
            <text:p>https://reader.izneo.com/read/9782803643745/[0:300]</text:p>
          </table:table-cell>
        </table:table-row>
        <table:table-row table:style-name="ro1">
          <table:table-cell office:value-type="string" calcext:value-type="string">
            <text:p>9782803643752</text:p>
          </table:table-cell>
          <table:table-cell table:formula="of:=[.$B$1]&amp;[.A1176]&amp;&quot;/[0:300]&quot;" office:value-type="string" office:string-value="https://reader.izneo.com/read/9782803643752/[0:300]" calcext:value-type="string">
            <text:p>https://reader.izneo.com/read/9782803643752/[0:300]</text:p>
          </table:table-cell>
        </table:table-row>
        <table:table-row table:style-name="ro1">
          <table:table-cell office:value-type="string" calcext:value-type="string">
            <text:p>9782803643769</text:p>
          </table:table-cell>
          <table:table-cell table:formula="of:=[.$B$1]&amp;[.A1177]&amp;&quot;/[0:300]&quot;" office:value-type="string" office:string-value="https://reader.izneo.com/read/9782803643769/[0:300]" calcext:value-type="string">
            <text:p>https://reader.izneo.com/read/9782803643769/[0:300]</text:p>
          </table:table-cell>
        </table:table-row>
        <table:table-row table:style-name="ro1">
          <table:table-cell office:value-type="string" calcext:value-type="string">
            <text:p>9782803643783</text:p>
          </table:table-cell>
          <table:table-cell table:formula="of:=[.$B$1]&amp;[.A1178]&amp;&quot;/[0:300]&quot;" office:value-type="string" office:string-value="https://reader.izneo.com/read/9782803643783/[0:300]" calcext:value-type="string">
            <text:p>https://reader.izneo.com/read/9782803643783/[0:300]</text:p>
          </table:table-cell>
        </table:table-row>
        <table:table-row table:style-name="ro1">
          <table:table-cell office:value-type="string" calcext:value-type="string">
            <text:p>9782803643790</text:p>
          </table:table-cell>
          <table:table-cell table:formula="of:=[.$B$1]&amp;[.A1179]&amp;&quot;/[0:300]&quot;" office:value-type="string" office:string-value="https://reader.izneo.com/read/9782803643790/[0:300]" calcext:value-type="string">
            <text:p>https://reader.izneo.com/read/9782803643790/[0:300]</text:p>
          </table:table-cell>
        </table:table-row>
        <table:table-row table:style-name="ro1">
          <table:table-cell office:value-type="string" calcext:value-type="string">
            <text:p>9782803643806</text:p>
          </table:table-cell>
          <table:table-cell table:formula="of:=[.$B$1]&amp;[.A1180]&amp;&quot;/[0:300]&quot;" office:value-type="string" office:string-value="https://reader.izneo.com/read/9782803643806/[0:300]" calcext:value-type="string">
            <text:p>https://reader.izneo.com/read/9782803643806/[0:300]</text:p>
          </table:table-cell>
        </table:table-row>
        <table:table-row table:style-name="ro1">
          <table:table-cell office:value-type="string" calcext:value-type="string">
            <text:p>9782803643813</text:p>
          </table:table-cell>
          <table:table-cell table:formula="of:=[.$B$1]&amp;[.A1181]&amp;&quot;/[0:300]&quot;" office:value-type="string" office:string-value="https://reader.izneo.com/read/9782803643813/[0:300]" calcext:value-type="string">
            <text:p>https://reader.izneo.com/read/9782803643813/[0:300]</text:p>
          </table:table-cell>
        </table:table-row>
        <table:table-row table:style-name="ro1">
          <table:table-cell office:value-type="string" calcext:value-type="string">
            <text:p>9782803643837</text:p>
          </table:table-cell>
          <table:table-cell table:formula="of:=[.$B$1]&amp;[.A1182]&amp;&quot;/[0:300]&quot;" office:value-type="string" office:string-value="https://reader.izneo.com/read/9782803643837/[0:300]" calcext:value-type="string">
            <text:p>https://reader.izneo.com/read/9782803643837/[0:300]</text:p>
          </table:table-cell>
        </table:table-row>
        <table:table-row table:style-name="ro1">
          <table:table-cell office:value-type="string" calcext:value-type="string">
            <text:p>9782803643905</text:p>
          </table:table-cell>
          <table:table-cell table:formula="of:=[.$B$1]&amp;[.A1183]&amp;&quot;/[0:300]&quot;" office:value-type="string" office:string-value="https://reader.izneo.com/read/9782803643905/[0:300]" calcext:value-type="string">
            <text:p>https://reader.izneo.com/read/9782803643905/[0:300]</text:p>
          </table:table-cell>
        </table:table-row>
        <table:table-row table:style-name="ro1">
          <table:table-cell office:value-type="string" calcext:value-type="string">
            <text:p>9782803643943</text:p>
          </table:table-cell>
          <table:table-cell table:formula="of:=[.$B$1]&amp;[.A1184]&amp;&quot;/[0:300]&quot;" office:value-type="string" office:string-value="https://reader.izneo.com/read/9782803643943/[0:300]" calcext:value-type="string">
            <text:p>https://reader.izneo.com/read/9782803643943/[0:300]</text:p>
          </table:table-cell>
        </table:table-row>
        <table:table-row table:style-name="ro1">
          <table:table-cell office:value-type="string" calcext:value-type="string">
            <text:p>9782803643950</text:p>
          </table:table-cell>
          <table:table-cell table:formula="of:=[.$B$1]&amp;[.A1185]&amp;&quot;/[0:300]&quot;" office:value-type="string" office:string-value="https://reader.izneo.com/read/9782803643950/[0:300]" calcext:value-type="string">
            <text:p>https://reader.izneo.com/read/9782803643950/[0:300]</text:p>
          </table:table-cell>
        </table:table-row>
        <table:table-row table:style-name="ro1">
          <table:table-cell office:value-type="string" calcext:value-type="string">
            <text:p>9782803644001</text:p>
          </table:table-cell>
          <table:table-cell table:formula="of:=[.$B$1]&amp;[.A1186]&amp;&quot;/[0:300]&quot;" office:value-type="string" office:string-value="https://reader.izneo.com/read/9782803644001/[0:300]" calcext:value-type="string">
            <text:p>https://reader.izneo.com/read/9782803644001/[0:300]</text:p>
          </table:table-cell>
        </table:table-row>
        <table:table-row table:style-name="ro1">
          <table:table-cell office:value-type="string" calcext:value-type="string">
            <text:p>9782803644018</text:p>
          </table:table-cell>
          <table:table-cell table:formula="of:=[.$B$1]&amp;[.A1187]&amp;&quot;/[0:300]&quot;" office:value-type="string" office:string-value="https://reader.izneo.com/read/9782803644018/[0:300]" calcext:value-type="string">
            <text:p>https://reader.izneo.com/read/9782803644018/[0:300]</text:p>
          </table:table-cell>
        </table:table-row>
        <table:table-row table:style-name="ro1">
          <table:table-cell office:value-type="string" calcext:value-type="string">
            <text:p>9782803644032</text:p>
          </table:table-cell>
          <table:table-cell table:formula="of:=[.$B$1]&amp;[.A1188]&amp;&quot;/[0:300]&quot;" office:value-type="string" office:string-value="https://reader.izneo.com/read/9782803644032/[0:300]" calcext:value-type="string">
            <text:p>https://reader.izneo.com/read/9782803644032/[0:300]</text:p>
          </table:table-cell>
        </table:table-row>
        <table:table-row table:style-name="ro1">
          <table:table-cell office:value-type="string" calcext:value-type="string">
            <text:p>9782803644049</text:p>
          </table:table-cell>
          <table:table-cell table:formula="of:=[.$B$1]&amp;[.A1189]&amp;&quot;/[0:300]&quot;" office:value-type="string" office:string-value="https://reader.izneo.com/read/9782803644049/[0:300]" calcext:value-type="string">
            <text:p>https://reader.izneo.com/read/9782803644049/[0:300]</text:p>
          </table:table-cell>
        </table:table-row>
        <table:table-row table:style-name="ro1">
          <table:table-cell office:value-type="string" calcext:value-type="string">
            <text:p>9782803644056</text:p>
          </table:table-cell>
          <table:table-cell table:formula="of:=[.$B$1]&amp;[.A1190]&amp;&quot;/[0:300]&quot;" office:value-type="string" office:string-value="https://reader.izneo.com/read/9782803644056/[0:300]" calcext:value-type="string">
            <text:p>https://reader.izneo.com/read/9782803644056/[0:300]</text:p>
          </table:table-cell>
        </table:table-row>
        <table:table-row table:style-name="ro1">
          <table:table-cell office:value-type="string" calcext:value-type="string">
            <text:p>9782803644124</text:p>
          </table:table-cell>
          <table:table-cell table:formula="of:=[.$B$1]&amp;[.A1191]&amp;&quot;/[0:300]&quot;" office:value-type="string" office:string-value="https://reader.izneo.com/read/9782803644124/[0:300]" calcext:value-type="string">
            <text:p>https://reader.izneo.com/read/9782803644124/[0:300]</text:p>
          </table:table-cell>
        </table:table-row>
        <table:table-row table:style-name="ro1">
          <table:table-cell office:value-type="string" calcext:value-type="string">
            <text:p>9782803644131</text:p>
          </table:table-cell>
          <table:table-cell table:formula="of:=[.$B$1]&amp;[.A1192]&amp;&quot;/[0:300]&quot;" office:value-type="string" office:string-value="https://reader.izneo.com/read/9782803644131/[0:300]" calcext:value-type="string">
            <text:p>https://reader.izneo.com/read/9782803644131/[0:300]</text:p>
          </table:table-cell>
        </table:table-row>
        <table:table-row table:style-name="ro1">
          <table:table-cell office:value-type="string" calcext:value-type="string">
            <text:p>9782803644148</text:p>
          </table:table-cell>
          <table:table-cell table:formula="of:=[.$B$1]&amp;[.A1193]&amp;&quot;/[0:300]&quot;" office:value-type="string" office:string-value="https://reader.izneo.com/read/9782803644148/[0:300]" calcext:value-type="string">
            <text:p>https://reader.izneo.com/read/9782803644148/[0:300]</text:p>
          </table:table-cell>
        </table:table-row>
        <table:table-row table:style-name="ro1">
          <table:table-cell office:value-type="string" calcext:value-type="string">
            <text:p>9782803644155</text:p>
          </table:table-cell>
          <table:table-cell table:formula="of:=[.$B$1]&amp;[.A1194]&amp;&quot;/[0:300]&quot;" office:value-type="string" office:string-value="https://reader.izneo.com/read/9782803644155/[0:300]" calcext:value-type="string">
            <text:p>https://reader.izneo.com/read/9782803644155/[0:300]</text:p>
          </table:table-cell>
        </table:table-row>
        <table:table-row table:style-name="ro1">
          <table:table-cell office:value-type="string" calcext:value-type="string">
            <text:p>9782803644162</text:p>
          </table:table-cell>
          <table:table-cell table:formula="of:=[.$B$1]&amp;[.A1195]&amp;&quot;/[0:300]&quot;" office:value-type="string" office:string-value="https://reader.izneo.com/read/9782803644162/[0:300]" calcext:value-type="string">
            <text:p>https://reader.izneo.com/read/9782803644162/[0:300]</text:p>
          </table:table-cell>
        </table:table-row>
        <table:table-row table:style-name="ro1">
          <table:table-cell office:value-type="string" calcext:value-type="string">
            <text:p>9782803644179</text:p>
          </table:table-cell>
          <table:table-cell table:formula="of:=[.$B$1]&amp;[.A1196]&amp;&quot;/[0:300]&quot;" office:value-type="string" office:string-value="https://reader.izneo.com/read/9782803644179/[0:300]" calcext:value-type="string">
            <text:p>https://reader.izneo.com/read/9782803644179/[0:300]</text:p>
          </table:table-cell>
        </table:table-row>
        <table:table-row table:style-name="ro1">
          <table:table-cell office:value-type="string" calcext:value-type="string">
            <text:p>9782803644186</text:p>
          </table:table-cell>
          <table:table-cell table:formula="of:=[.$B$1]&amp;[.A1197]&amp;&quot;/[0:300]&quot;" office:value-type="string" office:string-value="https://reader.izneo.com/read/9782803644186/[0:300]" calcext:value-type="string">
            <text:p>https://reader.izneo.com/read/9782803644186/[0:300]</text:p>
          </table:table-cell>
        </table:table-row>
        <table:table-row table:style-name="ro1">
          <table:table-cell office:value-type="string" calcext:value-type="string">
            <text:p>9782803644209</text:p>
          </table:table-cell>
          <table:table-cell table:formula="of:=[.$B$1]&amp;[.A1198]&amp;&quot;/[0:300]&quot;" office:value-type="string" office:string-value="https://reader.izneo.com/read/9782803644209/[0:300]" calcext:value-type="string">
            <text:p>https://reader.izneo.com/read/9782803644209/[0:300]</text:p>
          </table:table-cell>
        </table:table-row>
        <table:table-row table:style-name="ro1">
          <table:table-cell office:value-type="string" calcext:value-type="string">
            <text:p>9782803644216</text:p>
          </table:table-cell>
          <table:table-cell table:formula="of:=[.$B$1]&amp;[.A1199]&amp;&quot;/[0:300]&quot;" office:value-type="string" office:string-value="https://reader.izneo.com/read/9782803644216/[0:300]" calcext:value-type="string">
            <text:p>https://reader.izneo.com/read/9782803644216/[0:300]</text:p>
          </table:table-cell>
        </table:table-row>
        <table:table-row table:style-name="ro1">
          <table:table-cell office:value-type="string" calcext:value-type="string">
            <text:p>9782803644223</text:p>
          </table:table-cell>
          <table:table-cell table:formula="of:=[.$B$1]&amp;[.A1200]&amp;&quot;/[0:300]&quot;" office:value-type="string" office:string-value="https://reader.izneo.com/read/9782803644223/[0:300]" calcext:value-type="string">
            <text:p>https://reader.izneo.com/read/9782803644223/[0:300]</text:p>
          </table:table-cell>
        </table:table-row>
        <table:table-row table:style-name="ro1">
          <table:table-cell office:value-type="string" calcext:value-type="string">
            <text:p>9782803644230</text:p>
          </table:table-cell>
          <table:table-cell table:formula="of:=[.$B$1]&amp;[.A1201]&amp;&quot;/[0:300]&quot;" office:value-type="string" office:string-value="https://reader.izneo.com/read/9782803644230/[0:300]" calcext:value-type="string">
            <text:p>https://reader.izneo.com/read/9782803644230/[0:300]</text:p>
          </table:table-cell>
        </table:table-row>
        <table:table-row table:style-name="ro1">
          <table:table-cell office:value-type="string" calcext:value-type="string">
            <text:p>9782803644247</text:p>
          </table:table-cell>
          <table:table-cell table:formula="of:=[.$B$1]&amp;[.A1202]&amp;&quot;/[0:300]&quot;" office:value-type="string" office:string-value="https://reader.izneo.com/read/9782803644247/[0:300]" calcext:value-type="string">
            <text:p>https://reader.izneo.com/read/9782803644247/[0:300]</text:p>
          </table:table-cell>
        </table:table-row>
        <table:table-row table:style-name="ro1">
          <table:table-cell office:value-type="string" calcext:value-type="string">
            <text:p>9782803644261</text:p>
          </table:table-cell>
          <table:table-cell table:formula="of:=[.$B$1]&amp;[.A1203]&amp;&quot;/[0:300]&quot;" office:value-type="string" office:string-value="https://reader.izneo.com/read/9782803644261/[0:300]" calcext:value-type="string">
            <text:p>https://reader.izneo.com/read/9782803644261/[0:300]</text:p>
          </table:table-cell>
        </table:table-row>
        <table:table-row table:style-name="ro1">
          <table:table-cell office:value-type="string" calcext:value-type="string">
            <text:p>9782803644278</text:p>
          </table:table-cell>
          <table:table-cell table:formula="of:=[.$B$1]&amp;[.A1204]&amp;&quot;/[0:300]&quot;" office:value-type="string" office:string-value="https://reader.izneo.com/read/9782803644278/[0:300]" calcext:value-type="string">
            <text:p>https://reader.izneo.com/read/9782803644278/[0:300]</text:p>
          </table:table-cell>
        </table:table-row>
        <table:table-row table:style-name="ro1">
          <table:table-cell office:value-type="string" calcext:value-type="string">
            <text:p>9782803644346</text:p>
          </table:table-cell>
          <table:table-cell table:formula="of:=[.$B$1]&amp;[.A1205]&amp;&quot;/[0:300]&quot;" office:value-type="string" office:string-value="https://reader.izneo.com/read/9782803644346/[0:300]" calcext:value-type="string">
            <text:p>https://reader.izneo.com/read/9782803644346/[0:300]</text:p>
          </table:table-cell>
        </table:table-row>
        <table:table-row table:style-name="ro1">
          <table:table-cell office:value-type="string" calcext:value-type="string">
            <text:p>9782803644360</text:p>
          </table:table-cell>
          <table:table-cell table:formula="of:=[.$B$1]&amp;[.A1206]&amp;&quot;/[0:300]&quot;" office:value-type="string" office:string-value="https://reader.izneo.com/read/9782803644360/[0:300]" calcext:value-type="string">
            <text:p>https://reader.izneo.com/read/9782803644360/[0:300]</text:p>
          </table:table-cell>
        </table:table-row>
        <table:table-row table:style-name="ro1">
          <table:table-cell office:value-type="string" calcext:value-type="string">
            <text:p>9782803644377</text:p>
          </table:table-cell>
          <table:table-cell table:formula="of:=[.$B$1]&amp;[.A1207]&amp;&quot;/[0:300]&quot;" office:value-type="string" office:string-value="https://reader.izneo.com/read/9782803644377/[0:300]" calcext:value-type="string">
            <text:p>https://reader.izneo.com/read/9782803644377/[0:300]</text:p>
          </table:table-cell>
        </table:table-row>
        <table:table-row table:style-name="ro1">
          <table:table-cell office:value-type="string" calcext:value-type="string">
            <text:p>9782803644384</text:p>
          </table:table-cell>
          <table:table-cell table:formula="of:=[.$B$1]&amp;[.A1208]&amp;&quot;/[0:300]&quot;" office:value-type="string" office:string-value="https://reader.izneo.com/read/9782803644384/[0:300]" calcext:value-type="string">
            <text:p>https://reader.izneo.com/read/9782803644384/[0:300]</text:p>
          </table:table-cell>
        </table:table-row>
        <table:table-row table:style-name="ro1">
          <table:table-cell office:value-type="string" calcext:value-type="string">
            <text:p>9782803644391</text:p>
          </table:table-cell>
          <table:table-cell table:formula="of:=[.$B$1]&amp;[.A1209]&amp;&quot;/[0:300]&quot;" office:value-type="string" office:string-value="https://reader.izneo.com/read/9782803644391/[0:300]" calcext:value-type="string">
            <text:p>https://reader.izneo.com/read/9782803644391/[0:300]</text:p>
          </table:table-cell>
        </table:table-row>
        <table:table-row table:style-name="ro1">
          <table:table-cell office:value-type="string" calcext:value-type="string">
            <text:p>9782803644407</text:p>
          </table:table-cell>
          <table:table-cell table:formula="of:=[.$B$1]&amp;[.A1210]&amp;&quot;/[0:300]&quot;" office:value-type="string" office:string-value="https://reader.izneo.com/read/9782803644407/[0:300]" calcext:value-type="string">
            <text:p>https://reader.izneo.com/read/9782803644407/[0:300]</text:p>
          </table:table-cell>
        </table:table-row>
        <table:table-row table:style-name="ro1">
          <table:table-cell office:value-type="string" calcext:value-type="string">
            <text:p>9782803644421</text:p>
          </table:table-cell>
          <table:table-cell table:formula="of:=[.$B$1]&amp;[.A1211]&amp;&quot;/[0:300]&quot;" office:value-type="string" office:string-value="https://reader.izneo.com/read/9782803644421/[0:300]" calcext:value-type="string">
            <text:p>https://reader.izneo.com/read/9782803644421/[0:300]</text:p>
          </table:table-cell>
        </table:table-row>
        <table:table-row table:style-name="ro1">
          <table:table-cell office:value-type="string" calcext:value-type="string">
            <text:p>9782803644438</text:p>
          </table:table-cell>
          <table:table-cell table:formula="of:=[.$B$1]&amp;[.A1212]&amp;&quot;/[0:300]&quot;" office:value-type="string" office:string-value="https://reader.izneo.com/read/9782803644438/[0:300]" calcext:value-type="string">
            <text:p>https://reader.izneo.com/read/9782803644438/[0:300]</text:p>
          </table:table-cell>
        </table:table-row>
        <table:table-row table:style-name="ro1">
          <table:table-cell office:value-type="string" calcext:value-type="string">
            <text:p>9782803644445</text:p>
          </table:table-cell>
          <table:table-cell table:formula="of:=[.$B$1]&amp;[.A1213]&amp;&quot;/[0:300]&quot;" office:value-type="string" office:string-value="https://reader.izneo.com/read/9782803644445/[0:300]" calcext:value-type="string">
            <text:p>https://reader.izneo.com/read/9782803644445/[0:300]</text:p>
          </table:table-cell>
        </table:table-row>
        <table:table-row table:style-name="ro1">
          <table:table-cell office:value-type="string" calcext:value-type="string">
            <text:p>9782803644452</text:p>
          </table:table-cell>
          <table:table-cell table:formula="of:=[.$B$1]&amp;[.A1214]&amp;&quot;/[0:300]&quot;" office:value-type="string" office:string-value="https://reader.izneo.com/read/9782803644452/[0:300]" calcext:value-type="string">
            <text:p>https://reader.izneo.com/read/9782803644452/[0:300]</text:p>
          </table:table-cell>
        </table:table-row>
        <table:table-row table:style-name="ro1">
          <table:table-cell office:value-type="string" calcext:value-type="string">
            <text:p>9782803644469</text:p>
          </table:table-cell>
          <table:table-cell table:formula="of:=[.$B$1]&amp;[.A1215]&amp;&quot;/[0:300]&quot;" office:value-type="string" office:string-value="https://reader.izneo.com/read/9782803644469/[0:300]" calcext:value-type="string">
            <text:p>https://reader.izneo.com/read/9782803644469/[0:300]</text:p>
          </table:table-cell>
        </table:table-row>
        <table:table-row table:style-name="ro1">
          <table:table-cell office:value-type="string" calcext:value-type="string">
            <text:p>9782803644490</text:p>
          </table:table-cell>
          <table:table-cell table:formula="of:=[.$B$1]&amp;[.A1216]&amp;&quot;/[0:300]&quot;" office:value-type="string" office:string-value="https://reader.izneo.com/read/9782803644490/[0:300]" calcext:value-type="string">
            <text:p>https://reader.izneo.com/read/9782803644490/[0:300]</text:p>
          </table:table-cell>
        </table:table-row>
        <table:table-row table:style-name="ro1">
          <table:table-cell office:value-type="string" calcext:value-type="string">
            <text:p>9782803644506</text:p>
          </table:table-cell>
          <table:table-cell table:formula="of:=[.$B$1]&amp;[.A1217]&amp;&quot;/[0:300]&quot;" office:value-type="string" office:string-value="https://reader.izneo.com/read/9782803644506/[0:300]" calcext:value-type="string">
            <text:p>https://reader.izneo.com/read/9782803644506/[0:300]</text:p>
          </table:table-cell>
        </table:table-row>
        <table:table-row table:style-name="ro1">
          <table:table-cell office:value-type="string" calcext:value-type="string">
            <text:p>9782803644513</text:p>
          </table:table-cell>
          <table:table-cell table:formula="of:=[.$B$1]&amp;[.A1218]&amp;&quot;/[0:300]&quot;" office:value-type="string" office:string-value="https://reader.izneo.com/read/9782803644513/[0:300]" calcext:value-type="string">
            <text:p>https://reader.izneo.com/read/9782803644513/[0:300]</text:p>
          </table:table-cell>
        </table:table-row>
        <table:table-row table:style-name="ro1">
          <table:table-cell office:value-type="string" calcext:value-type="string">
            <text:p>9782803644544</text:p>
          </table:table-cell>
          <table:table-cell table:formula="of:=[.$B$1]&amp;[.A1219]&amp;&quot;/[0:300]&quot;" office:value-type="string" office:string-value="https://reader.izneo.com/read/9782803644544/[0:300]" calcext:value-type="string">
            <text:p>https://reader.izneo.com/read/9782803644544/[0:300]</text:p>
          </table:table-cell>
        </table:table-row>
        <table:table-row table:style-name="ro1">
          <table:table-cell office:value-type="string" calcext:value-type="string">
            <text:p>9782803644599</text:p>
          </table:table-cell>
          <table:table-cell table:formula="of:=[.$B$1]&amp;[.A1220]&amp;&quot;/[0:300]&quot;" office:value-type="string" office:string-value="https://reader.izneo.com/read/9782803644599/[0:300]" calcext:value-type="string">
            <text:p>https://reader.izneo.com/read/9782803644599/[0:300]</text:p>
          </table:table-cell>
        </table:table-row>
        <table:table-row table:style-name="ro1">
          <table:table-cell office:value-type="string" calcext:value-type="string">
            <text:p>9782803644605</text:p>
          </table:table-cell>
          <table:table-cell table:formula="of:=[.$B$1]&amp;[.A1221]&amp;&quot;/[0:300]&quot;" office:value-type="string" office:string-value="https://reader.izneo.com/read/9782803644605/[0:300]" calcext:value-type="string">
            <text:p>https://reader.izneo.com/read/9782803644605/[0:300]</text:p>
          </table:table-cell>
        </table:table-row>
        <table:table-row table:style-name="ro1">
          <table:table-cell office:value-type="string" calcext:value-type="string">
            <text:p>9782803644698</text:p>
          </table:table-cell>
          <table:table-cell table:formula="of:=[.$B$1]&amp;[.A1222]&amp;&quot;/[0:300]&quot;" office:value-type="string" office:string-value="https://reader.izneo.com/read/9782803644698/[0:300]" calcext:value-type="string">
            <text:p>https://reader.izneo.com/read/9782803644698/[0:300]</text:p>
          </table:table-cell>
        </table:table-row>
        <table:table-row table:style-name="ro1">
          <table:table-cell office:value-type="string" calcext:value-type="string">
            <text:p>9782803644704</text:p>
          </table:table-cell>
          <table:table-cell table:formula="of:=[.$B$1]&amp;[.A1223]&amp;&quot;/[0:300]&quot;" office:value-type="string" office:string-value="https://reader.izneo.com/read/9782803644704/[0:300]" calcext:value-type="string">
            <text:p>https://reader.izneo.com/read/9782803644704/[0:300]</text:p>
          </table:table-cell>
        </table:table-row>
        <table:table-row table:style-name="ro1">
          <table:table-cell office:value-type="string" calcext:value-type="string">
            <text:p>9782803644711</text:p>
          </table:table-cell>
          <table:table-cell table:formula="of:=[.$B$1]&amp;[.A1224]&amp;&quot;/[0:300]&quot;" office:value-type="string" office:string-value="https://reader.izneo.com/read/9782803644711/[0:300]" calcext:value-type="string">
            <text:p>https://reader.izneo.com/read/9782803644711/[0:300]</text:p>
          </table:table-cell>
        </table:table-row>
        <table:table-row table:style-name="ro1">
          <table:table-cell office:value-type="string" calcext:value-type="string">
            <text:p>9782803644735</text:p>
          </table:table-cell>
          <table:table-cell table:formula="of:=[.$B$1]&amp;[.A1225]&amp;&quot;/[0:300]&quot;" office:value-type="string" office:string-value="https://reader.izneo.com/read/9782803644735/[0:300]" calcext:value-type="string">
            <text:p>https://reader.izneo.com/read/9782803644735/[0:300]</text:p>
          </table:table-cell>
        </table:table-row>
        <table:table-row table:style-name="ro1">
          <table:table-cell office:value-type="string" calcext:value-type="string">
            <text:p>9782803644766</text:p>
          </table:table-cell>
          <table:table-cell table:formula="of:=[.$B$1]&amp;[.A1226]&amp;&quot;/[0:300]&quot;" office:value-type="string" office:string-value="https://reader.izneo.com/read/9782803644766/[0:300]" calcext:value-type="string">
            <text:p>https://reader.izneo.com/read/9782803644766/[0:300]</text:p>
          </table:table-cell>
        </table:table-row>
        <table:table-row table:style-name="ro1">
          <table:table-cell office:value-type="string" calcext:value-type="string">
            <text:p>9782803644780</text:p>
          </table:table-cell>
          <table:table-cell table:formula="of:=[.$B$1]&amp;[.A1227]&amp;&quot;/[0:300]&quot;" office:value-type="string" office:string-value="https://reader.izneo.com/read/9782803644780/[0:300]" calcext:value-type="string">
            <text:p>https://reader.izneo.com/read/9782803644780/[0:300]</text:p>
          </table:table-cell>
        </table:table-row>
        <table:table-row table:style-name="ro1">
          <table:table-cell office:value-type="string" calcext:value-type="string">
            <text:p>9782803644810</text:p>
          </table:table-cell>
          <table:table-cell table:formula="of:=[.$B$1]&amp;[.A1228]&amp;&quot;/[0:300]&quot;" office:value-type="string" office:string-value="https://reader.izneo.com/read/9782803644810/[0:300]" calcext:value-type="string">
            <text:p>https://reader.izneo.com/read/9782803644810/[0:300]</text:p>
          </table:table-cell>
        </table:table-row>
        <table:table-row table:style-name="ro1">
          <table:table-cell office:value-type="string" calcext:value-type="string">
            <text:p>9782803644841</text:p>
          </table:table-cell>
          <table:table-cell table:formula="of:=[.$B$1]&amp;[.A1229]&amp;&quot;/[0:300]&quot;" office:value-type="string" office:string-value="https://reader.izneo.com/read/9782803644841/[0:300]" calcext:value-type="string">
            <text:p>https://reader.izneo.com/read/9782803644841/[0:300]</text:p>
          </table:table-cell>
        </table:table-row>
        <table:table-row table:style-name="ro1">
          <table:table-cell office:value-type="string" calcext:value-type="string">
            <text:p>9782803644865</text:p>
          </table:table-cell>
          <table:table-cell table:formula="of:=[.$B$1]&amp;[.A1230]&amp;&quot;/[0:300]&quot;" office:value-type="string" office:string-value="https://reader.izneo.com/read/9782803644865/[0:300]" calcext:value-type="string">
            <text:p>https://reader.izneo.com/read/9782803644865/[0:300]</text:p>
          </table:table-cell>
        </table:table-row>
        <table:table-row table:style-name="ro1">
          <table:table-cell office:value-type="string" calcext:value-type="string">
            <text:p>9782803645046</text:p>
          </table:table-cell>
          <table:table-cell table:formula="of:=[.$B$1]&amp;[.A1231]&amp;&quot;/[0:300]&quot;" office:value-type="string" office:string-value="https://reader.izneo.com/read/9782803645046/[0:300]" calcext:value-type="string">
            <text:p>https://reader.izneo.com/read/9782803645046/[0:300]</text:p>
          </table:table-cell>
        </table:table-row>
        <table:table-row table:style-name="ro1">
          <table:table-cell office:value-type="string" calcext:value-type="string">
            <text:p>9782803645534</text:p>
          </table:table-cell>
          <table:table-cell table:formula="of:=[.$B$1]&amp;[.A1232]&amp;&quot;/[0:300]&quot;" office:value-type="string" office:string-value="https://reader.izneo.com/read/9782803645534/[0:300]" calcext:value-type="string">
            <text:p>https://reader.izneo.com/read/9782803645534/[0:300]</text:p>
          </table:table-cell>
        </table:table-row>
        <table:table-row table:style-name="ro1">
          <table:table-cell office:value-type="string" calcext:value-type="string">
            <text:p>9782803645541</text:p>
          </table:table-cell>
          <table:table-cell table:formula="of:=[.$B$1]&amp;[.A1233]&amp;&quot;/[0:300]&quot;" office:value-type="string" office:string-value="https://reader.izneo.com/read/9782803645541/[0:300]" calcext:value-type="string">
            <text:p>https://reader.izneo.com/read/9782803645541/[0:300]</text:p>
          </table:table-cell>
        </table:table-row>
        <table:table-row table:style-name="ro1">
          <table:table-cell office:value-type="string" calcext:value-type="string">
            <text:p>9782803645558</text:p>
          </table:table-cell>
          <table:table-cell table:formula="of:=[.$B$1]&amp;[.A1234]&amp;&quot;/[0:300]&quot;" office:value-type="string" office:string-value="https://reader.izneo.com/read/9782803645558/[0:300]" calcext:value-type="string">
            <text:p>https://reader.izneo.com/read/9782803645558/[0:300]</text:p>
          </table:table-cell>
        </table:table-row>
        <table:table-row table:style-name="ro1">
          <table:table-cell office:value-type="string" calcext:value-type="string">
            <text:p>9782803645565</text:p>
          </table:table-cell>
          <table:table-cell table:formula="of:=[.$B$1]&amp;[.A1235]&amp;&quot;/[0:300]&quot;" office:value-type="string" office:string-value="https://reader.izneo.com/read/9782803645565/[0:300]" calcext:value-type="string">
            <text:p>https://reader.izneo.com/read/9782803645565/[0:300]</text:p>
          </table:table-cell>
        </table:table-row>
        <table:table-row table:style-name="ro1">
          <table:table-cell office:value-type="string" calcext:value-type="string">
            <text:p>9782803645589</text:p>
          </table:table-cell>
          <table:table-cell table:formula="of:=[.$B$1]&amp;[.A1236]&amp;&quot;/[0:300]&quot;" office:value-type="string" office:string-value="https://reader.izneo.com/read/9782803645589/[0:300]" calcext:value-type="string">
            <text:p>https://reader.izneo.com/read/9782803645589/[0:300]</text:p>
          </table:table-cell>
        </table:table-row>
        <table:table-row table:style-name="ro1">
          <table:table-cell office:value-type="string" calcext:value-type="string">
            <text:p>9782803645596</text:p>
          </table:table-cell>
          <table:table-cell table:formula="of:=[.$B$1]&amp;[.A1237]&amp;&quot;/[0:300]&quot;" office:value-type="string" office:string-value="https://reader.izneo.com/read/9782803645596/[0:300]" calcext:value-type="string">
            <text:p>https://reader.izneo.com/read/9782803645596/[0:300]</text:p>
          </table:table-cell>
        </table:table-row>
        <table:table-row table:style-name="ro1">
          <table:table-cell office:value-type="string" calcext:value-type="string">
            <text:p>9782803645626</text:p>
          </table:table-cell>
          <table:table-cell table:formula="of:=[.$B$1]&amp;[.A1238]&amp;&quot;/[0:300]&quot;" office:value-type="string" office:string-value="https://reader.izneo.com/read/9782803645626/[0:300]" calcext:value-type="string">
            <text:p>https://reader.izneo.com/read/9782803645626/[0:300]</text:p>
          </table:table-cell>
        </table:table-row>
        <table:table-row table:style-name="ro1">
          <table:table-cell office:value-type="string" calcext:value-type="string">
            <text:p>9782803645688</text:p>
          </table:table-cell>
          <table:table-cell table:formula="of:=[.$B$1]&amp;[.A1239]&amp;&quot;/[0:300]&quot;" office:value-type="string" office:string-value="https://reader.izneo.com/read/9782803645688/[0:300]" calcext:value-type="string">
            <text:p>https://reader.izneo.com/read/9782803645688/[0:300]</text:p>
          </table:table-cell>
        </table:table-row>
        <table:table-row table:style-name="ro1">
          <table:table-cell office:value-type="string" calcext:value-type="string">
            <text:p>9782803645695</text:p>
          </table:table-cell>
          <table:table-cell table:formula="of:=[.$B$1]&amp;[.A1240]&amp;&quot;/[0:300]&quot;" office:value-type="string" office:string-value="https://reader.izneo.com/read/9782803645695/[0:300]" calcext:value-type="string">
            <text:p>https://reader.izneo.com/read/9782803645695/[0:300]</text:p>
          </table:table-cell>
        </table:table-row>
        <table:table-row table:style-name="ro1">
          <table:table-cell office:value-type="string" calcext:value-type="string">
            <text:p>9782803645718</text:p>
          </table:table-cell>
          <table:table-cell table:formula="of:=[.$B$1]&amp;[.A1241]&amp;&quot;/[0:300]&quot;" office:value-type="string" office:string-value="https://reader.izneo.com/read/9782803645718/[0:300]" calcext:value-type="string">
            <text:p>https://reader.izneo.com/read/9782803645718/[0:300]</text:p>
          </table:table-cell>
        </table:table-row>
        <table:table-row table:style-name="ro1">
          <table:table-cell office:value-type="string" calcext:value-type="string">
            <text:p>9782803645732</text:p>
          </table:table-cell>
          <table:table-cell table:formula="of:=[.$B$1]&amp;[.A1242]&amp;&quot;/[0:300]&quot;" office:value-type="string" office:string-value="https://reader.izneo.com/read/9782803645732/[0:300]" calcext:value-type="string">
            <text:p>https://reader.izneo.com/read/9782803645732/[0:300]</text:p>
          </table:table-cell>
        </table:table-row>
        <table:table-row table:style-name="ro1">
          <table:table-cell office:value-type="string" calcext:value-type="string">
            <text:p>9782803645831</text:p>
          </table:table-cell>
          <table:table-cell table:formula="of:=[.$B$1]&amp;[.A1243]&amp;&quot;/[0:300]&quot;" office:value-type="string" office:string-value="https://reader.izneo.com/read/9782803645831/[0:300]" calcext:value-type="string">
            <text:p>https://reader.izneo.com/read/9782803645831/[0:300]</text:p>
          </table:table-cell>
        </table:table-row>
        <table:table-row table:style-name="ro1">
          <table:table-cell office:value-type="string" calcext:value-type="string">
            <text:p>9782803646074</text:p>
          </table:table-cell>
          <table:table-cell table:formula="of:=[.$B$1]&amp;[.A1244]&amp;&quot;/[0:300]&quot;" office:value-type="string" office:string-value="https://reader.izneo.com/read/9782803646074/[0:300]" calcext:value-type="string">
            <text:p>https://reader.izneo.com/read/9782803646074/[0:300]</text:p>
          </table:table-cell>
        </table:table-row>
        <table:table-row table:style-name="ro1">
          <table:table-cell office:value-type="string" calcext:value-type="string">
            <text:p>9782803646081</text:p>
          </table:table-cell>
          <table:table-cell table:formula="of:=[.$B$1]&amp;[.A1245]&amp;&quot;/[0:300]&quot;" office:value-type="string" office:string-value="https://reader.izneo.com/read/9782803646081/[0:300]" calcext:value-type="string">
            <text:p>https://reader.izneo.com/read/9782803646081/[0:300]</text:p>
          </table:table-cell>
        </table:table-row>
        <table:table-row table:style-name="ro1">
          <table:table-cell office:value-type="string" calcext:value-type="string">
            <text:p>9782803646098</text:p>
          </table:table-cell>
          <table:table-cell table:formula="of:=[.$B$1]&amp;[.A1246]&amp;&quot;/[0:300]&quot;" office:value-type="string" office:string-value="https://reader.izneo.com/read/9782803646098/[0:300]" calcext:value-type="string">
            <text:p>https://reader.izneo.com/read/9782803646098/[0:300]</text:p>
          </table:table-cell>
        </table:table-row>
        <table:table-row table:style-name="ro1">
          <table:table-cell office:value-type="string" calcext:value-type="string">
            <text:p>9782803646111</text:p>
          </table:table-cell>
          <table:table-cell table:formula="of:=[.$B$1]&amp;[.A1247]&amp;&quot;/[0:300]&quot;" office:value-type="string" office:string-value="https://reader.izneo.com/read/9782803646111/[0:300]" calcext:value-type="string">
            <text:p>https://reader.izneo.com/read/9782803646111/[0:300]</text:p>
          </table:table-cell>
        </table:table-row>
        <table:table-row table:style-name="ro1">
          <table:table-cell office:value-type="string" calcext:value-type="string">
            <text:p>9782803646128</text:p>
          </table:table-cell>
          <table:table-cell table:formula="of:=[.$B$1]&amp;[.A1248]&amp;&quot;/[0:300]&quot;" office:value-type="string" office:string-value="https://reader.izneo.com/read/9782803646128/[0:300]" calcext:value-type="string">
            <text:p>https://reader.izneo.com/read/9782803646128/[0:300]</text:p>
          </table:table-cell>
        </table:table-row>
        <table:table-row table:style-name="ro1">
          <table:table-cell office:value-type="string" calcext:value-type="string">
            <text:p>9782803646159</text:p>
          </table:table-cell>
          <table:table-cell table:formula="of:=[.$B$1]&amp;[.A1249]&amp;&quot;/[0:300]&quot;" office:value-type="string" office:string-value="https://reader.izneo.com/read/9782803646159/[0:300]" calcext:value-type="string">
            <text:p>https://reader.izneo.com/read/9782803646159/[0:300]</text:p>
          </table:table-cell>
        </table:table-row>
        <table:table-row table:style-name="ro1">
          <table:table-cell office:value-type="string" calcext:value-type="string">
            <text:p>9782803646166</text:p>
          </table:table-cell>
          <table:table-cell table:formula="of:=[.$B$1]&amp;[.A1250]&amp;&quot;/[0:300]&quot;" office:value-type="string" office:string-value="https://reader.izneo.com/read/9782803646166/[0:300]" calcext:value-type="string">
            <text:p>https://reader.izneo.com/read/9782803646166/[0:300]</text:p>
          </table:table-cell>
        </table:table-row>
        <table:table-row table:style-name="ro1">
          <table:table-cell office:value-type="string" calcext:value-type="string">
            <text:p>9782803646173</text:p>
          </table:table-cell>
          <table:table-cell table:formula="of:=[.$B$1]&amp;[.A1251]&amp;&quot;/[0:300]&quot;" office:value-type="string" office:string-value="https://reader.izneo.com/read/9782803646173/[0:300]" calcext:value-type="string">
            <text:p>https://reader.izneo.com/read/9782803646173/[0:300]</text:p>
          </table:table-cell>
        </table:table-row>
        <table:table-row table:style-name="ro1">
          <table:table-cell office:value-type="string" calcext:value-type="string">
            <text:p>9782803646395</text:p>
          </table:table-cell>
          <table:table-cell table:formula="of:=[.$B$1]&amp;[.A1252]&amp;&quot;/[0:300]&quot;" office:value-type="string" office:string-value="https://reader.izneo.com/read/9782803646395/[0:300]" calcext:value-type="string">
            <text:p>https://reader.izneo.com/read/9782803646395/[0:300]</text:p>
          </table:table-cell>
        </table:table-row>
        <table:table-row table:style-name="ro1">
          <table:table-cell office:value-type="string" calcext:value-type="string">
            <text:p>9782803646418</text:p>
          </table:table-cell>
          <table:table-cell table:formula="of:=[.$B$1]&amp;[.A1253]&amp;&quot;/[0:300]&quot;" office:value-type="string" office:string-value="https://reader.izneo.com/read/9782803646418/[0:300]" calcext:value-type="string">
            <text:p>https://reader.izneo.com/read/9782803646418/[0:300]</text:p>
          </table:table-cell>
        </table:table-row>
        <table:table-row table:style-name="ro1">
          <table:table-cell office:value-type="string" calcext:value-type="string">
            <text:p>9782803646432</text:p>
          </table:table-cell>
          <table:table-cell table:formula="of:=[.$B$1]&amp;[.A1254]&amp;&quot;/[0:300]&quot;" office:value-type="string" office:string-value="https://reader.izneo.com/read/9782803646432/[0:300]" calcext:value-type="string">
            <text:p>https://reader.izneo.com/read/9782803646432/[0:300]</text:p>
          </table:table-cell>
        </table:table-row>
        <table:table-row table:style-name="ro1">
          <table:table-cell office:value-type="string" calcext:value-type="string">
            <text:p>9782803646449</text:p>
          </table:table-cell>
          <table:table-cell table:formula="of:=[.$B$1]&amp;[.A1255]&amp;&quot;/[0:300]&quot;" office:value-type="string" office:string-value="https://reader.izneo.com/read/9782803646449/[0:300]" calcext:value-type="string">
            <text:p>https://reader.izneo.com/read/9782803646449/[0:300]</text:p>
          </table:table-cell>
        </table:table-row>
        <table:table-row table:style-name="ro1">
          <table:table-cell office:value-type="string" calcext:value-type="string">
            <text:p>9782803646456</text:p>
          </table:table-cell>
          <table:table-cell table:formula="of:=[.$B$1]&amp;[.A1256]&amp;&quot;/[0:300]&quot;" office:value-type="string" office:string-value="https://reader.izneo.com/read/9782803646456/[0:300]" calcext:value-type="string">
            <text:p>https://reader.izneo.com/read/9782803646456/[0:300]</text:p>
          </table:table-cell>
        </table:table-row>
        <table:table-row table:style-name="ro1">
          <table:table-cell office:value-type="string" calcext:value-type="string">
            <text:p>9782803646470</text:p>
          </table:table-cell>
          <table:table-cell table:formula="of:=[.$B$1]&amp;[.A1257]&amp;&quot;/[0:300]&quot;" office:value-type="string" office:string-value="https://reader.izneo.com/read/9782803646470/[0:300]" calcext:value-type="string">
            <text:p>https://reader.izneo.com/read/9782803646470/[0:300]</text:p>
          </table:table-cell>
        </table:table-row>
        <table:table-row table:style-name="ro1">
          <table:table-cell office:value-type="string" calcext:value-type="string">
            <text:p>9782803646487</text:p>
          </table:table-cell>
          <table:table-cell table:formula="of:=[.$B$1]&amp;[.A1258]&amp;&quot;/[0:300]&quot;" office:value-type="string" office:string-value="https://reader.izneo.com/read/9782803646487/[0:300]" calcext:value-type="string">
            <text:p>https://reader.izneo.com/read/9782803646487/[0:300]</text:p>
          </table:table-cell>
        </table:table-row>
        <table:table-row table:style-name="ro1">
          <table:table-cell office:value-type="string" calcext:value-type="string">
            <text:p>9782803646494</text:p>
          </table:table-cell>
          <table:table-cell table:formula="of:=[.$B$1]&amp;[.A1259]&amp;&quot;/[0:300]&quot;" office:value-type="string" office:string-value="https://reader.izneo.com/read/9782803646494/[0:300]" calcext:value-type="string">
            <text:p>https://reader.izneo.com/read/9782803646494/[0:300]</text:p>
          </table:table-cell>
        </table:table-row>
        <table:table-row table:style-name="ro1">
          <table:table-cell office:value-type="string" calcext:value-type="string">
            <text:p>9782803646500</text:p>
          </table:table-cell>
          <table:table-cell table:formula="of:=[.$B$1]&amp;[.A1260]&amp;&quot;/[0:300]&quot;" office:value-type="string" office:string-value="https://reader.izneo.com/read/9782803646500/[0:300]" calcext:value-type="string">
            <text:p>https://reader.izneo.com/read/9782803646500/[0:300]</text:p>
          </table:table-cell>
        </table:table-row>
        <table:table-row table:style-name="ro1">
          <table:table-cell office:value-type="string" calcext:value-type="string">
            <text:p>9782803646869</text:p>
          </table:table-cell>
          <table:table-cell table:formula="of:=[.$B$1]&amp;[.A1261]&amp;&quot;/[0:300]&quot;" office:value-type="string" office:string-value="https://reader.izneo.com/read/9782803646869/[0:300]" calcext:value-type="string">
            <text:p>https://reader.izneo.com/read/9782803646869/[0:300]</text:p>
          </table:table-cell>
        </table:table-row>
        <table:table-row table:style-name="ro1">
          <table:table-cell office:value-type="string" calcext:value-type="string">
            <text:p>9782803646876</text:p>
          </table:table-cell>
          <table:table-cell table:formula="of:=[.$B$1]&amp;[.A1262]&amp;&quot;/[0:300]&quot;" office:value-type="string" office:string-value="https://reader.izneo.com/read/9782803646876/[0:300]" calcext:value-type="string">
            <text:p>https://reader.izneo.com/read/9782803646876/[0:300]</text:p>
          </table:table-cell>
        </table:table-row>
        <table:table-row table:style-name="ro1">
          <table:table-cell office:value-type="string" calcext:value-type="string">
            <text:p>9782803646883</text:p>
          </table:table-cell>
          <table:table-cell table:formula="of:=[.$B$1]&amp;[.A1263]&amp;&quot;/[0:300]&quot;" office:value-type="string" office:string-value="https://reader.izneo.com/read/9782803646883/[0:300]" calcext:value-type="string">
            <text:p>https://reader.izneo.com/read/9782803646883/[0:300]</text:p>
          </table:table-cell>
        </table:table-row>
        <table:table-row table:style-name="ro1">
          <table:table-cell office:value-type="string" calcext:value-type="string">
            <text:p>9782803646890</text:p>
          </table:table-cell>
          <table:table-cell table:formula="of:=[.$B$1]&amp;[.A1264]&amp;&quot;/[0:300]&quot;" office:value-type="string" office:string-value="https://reader.izneo.com/read/9782803646890/[0:300]" calcext:value-type="string">
            <text:p>https://reader.izneo.com/read/9782803646890/[0:300]</text:p>
          </table:table-cell>
        </table:table-row>
        <table:table-row table:style-name="ro1">
          <table:table-cell office:value-type="string" calcext:value-type="string">
            <text:p>9782803646920</text:p>
          </table:table-cell>
          <table:table-cell table:formula="of:=[.$B$1]&amp;[.A1265]&amp;&quot;/[0:300]&quot;" office:value-type="string" office:string-value="https://reader.izneo.com/read/9782803646920/[0:300]" calcext:value-type="string">
            <text:p>https://reader.izneo.com/read/9782803646920/[0:300]</text:p>
          </table:table-cell>
        </table:table-row>
        <table:table-row table:style-name="ro1">
          <table:table-cell office:value-type="string" calcext:value-type="string">
            <text:p>9782803646944</text:p>
          </table:table-cell>
          <table:table-cell table:formula="of:=[.$B$1]&amp;[.A1266]&amp;&quot;/[0:300]&quot;" office:value-type="string" office:string-value="https://reader.izneo.com/read/9782803646944/[0:300]" calcext:value-type="string">
            <text:p>https://reader.izneo.com/read/9782803646944/[0:300]</text:p>
          </table:table-cell>
        </table:table-row>
        <table:table-row table:style-name="ro1">
          <table:table-cell office:value-type="string" calcext:value-type="string">
            <text:p>9782803646975</text:p>
          </table:table-cell>
          <table:table-cell table:formula="of:=[.$B$1]&amp;[.A1267]&amp;&quot;/[0:300]&quot;" office:value-type="string" office:string-value="https://reader.izneo.com/read/9782803646975/[0:300]" calcext:value-type="string">
            <text:p>https://reader.izneo.com/read/9782803646975/[0:300]</text:p>
          </table:table-cell>
        </table:table-row>
        <table:table-row table:style-name="ro1">
          <table:table-cell office:value-type="string" calcext:value-type="string">
            <text:p>9782803647095</text:p>
          </table:table-cell>
          <table:table-cell table:formula="of:=[.$B$1]&amp;[.A1268]&amp;&quot;/[0:300]&quot;" office:value-type="string" office:string-value="https://reader.izneo.com/read/9782803647095/[0:300]" calcext:value-type="string">
            <text:p>https://reader.izneo.com/read/9782803647095/[0:300]</text:p>
          </table:table-cell>
        </table:table-row>
        <table:table-row table:style-name="ro1">
          <table:table-cell office:value-type="string" calcext:value-type="string">
            <text:p>9782803647101</text:p>
          </table:table-cell>
          <table:table-cell table:formula="of:=[.$B$1]&amp;[.A1269]&amp;&quot;/[0:300]&quot;" office:value-type="string" office:string-value="https://reader.izneo.com/read/9782803647101/[0:300]" calcext:value-type="string">
            <text:p>https://reader.izneo.com/read/9782803647101/[0:300]</text:p>
          </table:table-cell>
        </table:table-row>
        <table:table-row table:style-name="ro1">
          <table:table-cell office:value-type="string" calcext:value-type="string">
            <text:p>9782803647118</text:p>
          </table:table-cell>
          <table:table-cell table:formula="of:=[.$B$1]&amp;[.A1270]&amp;&quot;/[0:300]&quot;" office:value-type="string" office:string-value="https://reader.izneo.com/read/9782803647118/[0:300]" calcext:value-type="string">
            <text:p>https://reader.izneo.com/read/9782803647118/[0:300]</text:p>
          </table:table-cell>
        </table:table-row>
        <table:table-row table:style-name="ro1">
          <table:table-cell office:value-type="string" calcext:value-type="string">
            <text:p>9782803647187</text:p>
          </table:table-cell>
          <table:table-cell table:formula="of:=[.$B$1]&amp;[.A1271]&amp;&quot;/[0:300]&quot;" office:value-type="string" office:string-value="https://reader.izneo.com/read/9782803647187/[0:300]" calcext:value-type="string">
            <text:p>https://reader.izneo.com/read/9782803647187/[0:300]</text:p>
          </table:table-cell>
        </table:table-row>
        <table:table-row table:style-name="ro1">
          <table:table-cell office:value-type="string" calcext:value-type="string">
            <text:p>9782803647453</text:p>
          </table:table-cell>
          <table:table-cell table:formula="of:=[.$B$1]&amp;[.A1272]&amp;&quot;/[0:300]&quot;" office:value-type="string" office:string-value="https://reader.izneo.com/read/9782803647453/[0:300]" calcext:value-type="string">
            <text:p>https://reader.izneo.com/read/9782803647453/[0:300]</text:p>
          </table:table-cell>
        </table:table-row>
        <table:table-row table:style-name="ro1">
          <table:table-cell office:value-type="string" calcext:value-type="string">
            <text:p>9782803647460</text:p>
          </table:table-cell>
          <table:table-cell table:formula="of:=[.$B$1]&amp;[.A1273]&amp;&quot;/[0:300]&quot;" office:value-type="string" office:string-value="https://reader.izneo.com/read/9782803647460/[0:300]" calcext:value-type="string">
            <text:p>https://reader.izneo.com/read/9782803647460/[0:300]</text:p>
          </table:table-cell>
        </table:table-row>
        <table:table-row table:style-name="ro1">
          <table:table-cell office:value-type="string" calcext:value-type="string">
            <text:p>9782803647972</text:p>
          </table:table-cell>
          <table:table-cell table:formula="of:=[.$B$1]&amp;[.A1274]&amp;&quot;/[0:300]&quot;" office:value-type="string" office:string-value="https://reader.izneo.com/read/9782803647972/[0:300]" calcext:value-type="string">
            <text:p>https://reader.izneo.com/read/9782803647972/[0:300]</text:p>
          </table:table-cell>
        </table:table-row>
        <table:table-row table:style-name="ro1">
          <table:table-cell office:value-type="string" calcext:value-type="string">
            <text:p>9782803648870</text:p>
          </table:table-cell>
          <table:table-cell table:formula="of:=[.$B$1]&amp;[.A1275]&amp;&quot;/[0:300]&quot;" office:value-type="string" office:string-value="https://reader.izneo.com/read/9782803648870/[0:300]" calcext:value-type="string">
            <text:p>https://reader.izneo.com/read/9782803648870/[0:300]</text:p>
          </table:table-cell>
        </table:table-row>
        <table:table-row table:style-name="ro1">
          <table:table-cell office:value-type="string" calcext:value-type="string">
            <text:p>9782803648917</text:p>
          </table:table-cell>
          <table:table-cell table:formula="of:=[.$B$1]&amp;[.A1276]&amp;&quot;/[0:300]&quot;" office:value-type="string" office:string-value="https://reader.izneo.com/read/9782803648917/[0:300]" calcext:value-type="string">
            <text:p>https://reader.izneo.com/read/9782803648917/[0:300]</text:p>
          </table:table-cell>
        </table:table-row>
        <table:table-row table:style-name="ro1">
          <table:table-cell office:value-type="string" calcext:value-type="string">
            <text:p>9782803648955</text:p>
          </table:table-cell>
          <table:table-cell table:formula="of:=[.$B$1]&amp;[.A1277]&amp;&quot;/[0:300]&quot;" office:value-type="string" office:string-value="https://reader.izneo.com/read/9782803648955/[0:300]" calcext:value-type="string">
            <text:p>https://reader.izneo.com/read/9782803648955/[0:300]</text:p>
          </table:table-cell>
        </table:table-row>
        <table:table-row table:style-name="ro1">
          <table:table-cell office:value-type="string" calcext:value-type="string">
            <text:p>9782803648986</text:p>
          </table:table-cell>
          <table:table-cell table:formula="of:=[.$B$1]&amp;[.A1278]&amp;&quot;/[0:300]&quot;" office:value-type="string" office:string-value="https://reader.izneo.com/read/9782803648986/[0:300]" calcext:value-type="string">
            <text:p>https://reader.izneo.com/read/9782803648986/[0:300]</text:p>
          </table:table-cell>
        </table:table-row>
        <table:table-row table:style-name="ro1">
          <table:table-cell office:value-type="string" calcext:value-type="string">
            <text:p>9782803648993</text:p>
          </table:table-cell>
          <table:table-cell table:formula="of:=[.$B$1]&amp;[.A1279]&amp;&quot;/[0:300]&quot;" office:value-type="string" office:string-value="https://reader.izneo.com/read/9782803648993/[0:300]" calcext:value-type="string">
            <text:p>https://reader.izneo.com/read/9782803648993/[0:300]</text:p>
          </table:table-cell>
        </table:table-row>
        <table:table-row table:style-name="ro1">
          <table:table-cell office:value-type="string" calcext:value-type="string">
            <text:p>9782803649006</text:p>
          </table:table-cell>
          <table:table-cell table:formula="of:=[.$B$1]&amp;[.A1280]&amp;&quot;/[0:300]&quot;" office:value-type="string" office:string-value="https://reader.izneo.com/read/9782803649006/[0:300]" calcext:value-type="string">
            <text:p>https://reader.izneo.com/read/9782803649006/[0:300]</text:p>
          </table:table-cell>
        </table:table-row>
        <table:table-row table:style-name="ro1">
          <table:table-cell office:value-type="string" calcext:value-type="string">
            <text:p>9782803649020</text:p>
          </table:table-cell>
          <table:table-cell table:formula="of:=[.$B$1]&amp;[.A1281]&amp;&quot;/[0:300]&quot;" office:value-type="string" office:string-value="https://reader.izneo.com/read/9782803649020/[0:300]" calcext:value-type="string">
            <text:p>https://reader.izneo.com/read/9782803649020/[0:300]</text:p>
          </table:table-cell>
        </table:table-row>
        <table:table-row table:style-name="ro1">
          <table:table-cell office:value-type="string" calcext:value-type="string">
            <text:p>9782803649037</text:p>
          </table:table-cell>
          <table:table-cell table:formula="of:=[.$B$1]&amp;[.A1282]&amp;&quot;/[0:300]&quot;" office:value-type="string" office:string-value="https://reader.izneo.com/read/9782803649037/[0:300]" calcext:value-type="string">
            <text:p>https://reader.izneo.com/read/9782803649037/[0:300]</text:p>
          </table:table-cell>
        </table:table-row>
        <table:table-row table:style-name="ro1">
          <table:table-cell office:value-type="string" calcext:value-type="string">
            <text:p>9782803649044</text:p>
          </table:table-cell>
          <table:table-cell table:formula="of:=[.$B$1]&amp;[.A1283]&amp;&quot;/[0:300]&quot;" office:value-type="string" office:string-value="https://reader.izneo.com/read/9782803649044/[0:300]" calcext:value-type="string">
            <text:p>https://reader.izneo.com/read/9782803649044/[0:300]</text:p>
          </table:table-cell>
        </table:table-row>
        <table:table-row table:style-name="ro1">
          <table:table-cell office:value-type="string" calcext:value-type="string">
            <text:p>9782803649143</text:p>
          </table:table-cell>
          <table:table-cell table:formula="of:=[.$B$1]&amp;[.A1284]&amp;&quot;/[0:300]&quot;" office:value-type="string" office:string-value="https://reader.izneo.com/read/9782803649143/[0:300]" calcext:value-type="string">
            <text:p>https://reader.izneo.com/read/9782803649143/[0:300]</text:p>
          </table:table-cell>
        </table:table-row>
        <table:table-row table:style-name="ro1">
          <table:table-cell office:value-type="string" calcext:value-type="string">
            <text:p>9782803649150</text:p>
          </table:table-cell>
          <table:table-cell table:formula="of:=[.$B$1]&amp;[.A1285]&amp;&quot;/[0:300]&quot;" office:value-type="string" office:string-value="https://reader.izneo.com/read/9782803649150/[0:300]" calcext:value-type="string">
            <text:p>https://reader.izneo.com/read/9782803649150/[0:300]</text:p>
          </table:table-cell>
        </table:table-row>
        <table:table-row table:style-name="ro1">
          <table:table-cell office:value-type="string" calcext:value-type="string">
            <text:p>9782803649167</text:p>
          </table:table-cell>
          <table:table-cell table:formula="of:=[.$B$1]&amp;[.A1286]&amp;&quot;/[0:300]&quot;" office:value-type="string" office:string-value="https://reader.izneo.com/read/9782803649167/[0:300]" calcext:value-type="string">
            <text:p>https://reader.izneo.com/read/9782803649167/[0:300]</text:p>
          </table:table-cell>
        </table:table-row>
        <table:table-row table:style-name="ro1">
          <table:table-cell office:value-type="string" calcext:value-type="string">
            <text:p>9782803649174</text:p>
          </table:table-cell>
          <table:table-cell table:formula="of:=[.$B$1]&amp;[.A1287]&amp;&quot;/[0:300]&quot;" office:value-type="string" office:string-value="https://reader.izneo.com/read/9782803649174/[0:300]" calcext:value-type="string">
            <text:p>https://reader.izneo.com/read/9782803649174/[0:300]</text:p>
          </table:table-cell>
        </table:table-row>
        <table:table-row table:style-name="ro1">
          <table:table-cell office:value-type="string" calcext:value-type="string">
            <text:p>9782803649181</text:p>
          </table:table-cell>
          <table:table-cell table:formula="of:=[.$B$1]&amp;[.A1288]&amp;&quot;/[0:300]&quot;" office:value-type="string" office:string-value="https://reader.izneo.com/read/9782803649181/[0:300]" calcext:value-type="string">
            <text:p>https://reader.izneo.com/read/9782803649181/[0:300]</text:p>
          </table:table-cell>
        </table:table-row>
        <table:table-row table:style-name="ro1">
          <table:table-cell office:value-type="string" calcext:value-type="string">
            <text:p>9782803649211</text:p>
          </table:table-cell>
          <table:table-cell table:formula="of:=[.$B$1]&amp;[.A1289]&amp;&quot;/[0:300]&quot;" office:value-type="string" office:string-value="https://reader.izneo.com/read/9782803649211/[0:300]" calcext:value-type="string">
            <text:p>https://reader.izneo.com/read/9782803649211/[0:300]</text:p>
          </table:table-cell>
        </table:table-row>
        <table:table-row table:style-name="ro1">
          <table:table-cell office:value-type="string" calcext:value-type="string">
            <text:p>9782803649228</text:p>
          </table:table-cell>
          <table:table-cell table:formula="of:=[.$B$1]&amp;[.A1290]&amp;&quot;/[0:300]&quot;" office:value-type="string" office:string-value="https://reader.izneo.com/read/9782803649228/[0:300]" calcext:value-type="string">
            <text:p>https://reader.izneo.com/read/9782803649228/[0:300]</text:p>
          </table:table-cell>
        </table:table-row>
        <table:table-row table:style-name="ro1">
          <table:table-cell office:value-type="string" calcext:value-type="string">
            <text:p>9782803649235</text:p>
          </table:table-cell>
          <table:table-cell table:formula="of:=[.$B$1]&amp;[.A1291]&amp;&quot;/[0:300]&quot;" office:value-type="string" office:string-value="https://reader.izneo.com/read/9782803649235/[0:300]" calcext:value-type="string">
            <text:p>https://reader.izneo.com/read/9782803649235/[0:300]</text:p>
          </table:table-cell>
        </table:table-row>
        <table:table-row table:style-name="ro1">
          <table:table-cell office:value-type="string" calcext:value-type="string">
            <text:p>9782803649242</text:p>
          </table:table-cell>
          <table:table-cell table:formula="of:=[.$B$1]&amp;[.A1292]&amp;&quot;/[0:300]&quot;" office:value-type="string" office:string-value="https://reader.izneo.com/read/9782803649242/[0:300]" calcext:value-type="string">
            <text:p>https://reader.izneo.com/read/9782803649242/[0:300]</text:p>
          </table:table-cell>
        </table:table-row>
        <table:table-row table:style-name="ro1">
          <table:table-cell office:value-type="string" calcext:value-type="string">
            <text:p>9782803649259</text:p>
          </table:table-cell>
          <table:table-cell table:formula="of:=[.$B$1]&amp;[.A1293]&amp;&quot;/[0:300]&quot;" office:value-type="string" office:string-value="https://reader.izneo.com/read/9782803649259/[0:300]" calcext:value-type="string">
            <text:p>https://reader.izneo.com/read/9782803649259/[0:300]</text:p>
          </table:table-cell>
        </table:table-row>
        <table:table-row table:style-name="ro1">
          <table:table-cell office:value-type="string" calcext:value-type="string">
            <text:p>9782803649297</text:p>
          </table:table-cell>
          <table:table-cell table:formula="of:=[.$B$1]&amp;[.A1294]&amp;&quot;/[0:300]&quot;" office:value-type="string" office:string-value="https://reader.izneo.com/read/9782803649297/[0:300]" calcext:value-type="string">
            <text:p>https://reader.izneo.com/read/9782803649297/[0:300]</text:p>
          </table:table-cell>
        </table:table-row>
        <table:table-row table:style-name="ro1">
          <table:table-cell office:value-type="string" calcext:value-type="string">
            <text:p>9782803649303</text:p>
          </table:table-cell>
          <table:table-cell table:formula="of:=[.$B$1]&amp;[.A1295]&amp;&quot;/[0:300]&quot;" office:value-type="string" office:string-value="https://reader.izneo.com/read/9782803649303/[0:300]" calcext:value-type="string">
            <text:p>https://reader.izneo.com/read/9782803649303/[0:300]</text:p>
          </table:table-cell>
        </table:table-row>
        <table:table-row table:style-name="ro1">
          <table:table-cell office:value-type="string" calcext:value-type="string">
            <text:p>9782803649310</text:p>
          </table:table-cell>
          <table:table-cell table:formula="of:=[.$B$1]&amp;[.A1296]&amp;&quot;/[0:300]&quot;" office:value-type="string" office:string-value="https://reader.izneo.com/read/9782803649310/[0:300]" calcext:value-type="string">
            <text:p>https://reader.izneo.com/read/9782803649310/[0:300]</text:p>
          </table:table-cell>
        </table:table-row>
        <table:table-row table:style-name="ro1">
          <table:table-cell office:value-type="string" calcext:value-type="string">
            <text:p>9782803649327</text:p>
          </table:table-cell>
          <table:table-cell table:formula="of:=[.$B$1]&amp;[.A1297]&amp;&quot;/[0:300]&quot;" office:value-type="string" office:string-value="https://reader.izneo.com/read/9782803649327/[0:300]" calcext:value-type="string">
            <text:p>https://reader.izneo.com/read/9782803649327/[0:300]</text:p>
          </table:table-cell>
        </table:table-row>
        <table:table-row table:style-name="ro1">
          <table:table-cell office:value-type="string" calcext:value-type="string">
            <text:p>9782803649334</text:p>
          </table:table-cell>
          <table:table-cell table:formula="of:=[.$B$1]&amp;[.A1298]&amp;&quot;/[0:300]&quot;" office:value-type="string" office:string-value="https://reader.izneo.com/read/9782803649334/[0:300]" calcext:value-type="string">
            <text:p>https://reader.izneo.com/read/9782803649334/[0:300]</text:p>
          </table:table-cell>
        </table:table-row>
        <table:table-row table:style-name="ro1">
          <table:table-cell office:value-type="string" calcext:value-type="string">
            <text:p>9782803649341</text:p>
          </table:table-cell>
          <table:table-cell table:formula="of:=[.$B$1]&amp;[.A1299]&amp;&quot;/[0:300]&quot;" office:value-type="string" office:string-value="https://reader.izneo.com/read/9782803649341/[0:300]" calcext:value-type="string">
            <text:p>https://reader.izneo.com/read/9782803649341/[0:300]</text:p>
          </table:table-cell>
        </table:table-row>
        <table:table-row table:style-name="ro1">
          <table:table-cell office:value-type="string" calcext:value-type="string">
            <text:p>9782803649365</text:p>
          </table:table-cell>
          <table:table-cell table:formula="of:=[.$B$1]&amp;[.A1300]&amp;&quot;/[0:300]&quot;" office:value-type="string" office:string-value="https://reader.izneo.com/read/9782803649365/[0:300]" calcext:value-type="string">
            <text:p>https://reader.izneo.com/read/9782803649365/[0:300]</text:p>
          </table:table-cell>
        </table:table-row>
        <table:table-row table:style-name="ro1">
          <table:table-cell office:value-type="string" calcext:value-type="string">
            <text:p>9782803649389</text:p>
          </table:table-cell>
          <table:table-cell table:formula="of:=[.$B$1]&amp;[.A1301]&amp;&quot;/[0:300]&quot;" office:value-type="string" office:string-value="https://reader.izneo.com/read/9782803649389/[0:300]" calcext:value-type="string">
            <text:p>https://reader.izneo.com/read/9782803649389/[0:300]</text:p>
          </table:table-cell>
        </table:table-row>
        <table:table-row table:style-name="ro1">
          <table:table-cell office:value-type="string" calcext:value-type="string">
            <text:p>9782803649396</text:p>
          </table:table-cell>
          <table:table-cell table:formula="of:=[.$B$1]&amp;[.A1302]&amp;&quot;/[0:300]&quot;" office:value-type="string" office:string-value="https://reader.izneo.com/read/9782803649396/[0:300]" calcext:value-type="string">
            <text:p>https://reader.izneo.com/read/9782803649396/[0:300]</text:p>
          </table:table-cell>
        </table:table-row>
        <table:table-row table:style-name="ro1">
          <table:table-cell office:value-type="string" calcext:value-type="string">
            <text:p>9782803649402</text:p>
          </table:table-cell>
          <table:table-cell table:formula="of:=[.$B$1]&amp;[.A1303]&amp;&quot;/[0:300]&quot;" office:value-type="string" office:string-value="https://reader.izneo.com/read/9782803649402/[0:300]" calcext:value-type="string">
            <text:p>https://reader.izneo.com/read/9782803649402/[0:300]</text:p>
          </table:table-cell>
        </table:table-row>
        <table:table-row table:style-name="ro1">
          <table:table-cell office:value-type="string" calcext:value-type="string">
            <text:p>9782803649419</text:p>
          </table:table-cell>
          <table:table-cell table:formula="of:=[.$B$1]&amp;[.A1304]&amp;&quot;/[0:300]&quot;" office:value-type="string" office:string-value="https://reader.izneo.com/read/9782803649419/[0:300]" calcext:value-type="string">
            <text:p>https://reader.izneo.com/read/9782803649419/[0:300]</text:p>
          </table:table-cell>
        </table:table-row>
        <table:table-row table:style-name="ro1">
          <table:table-cell office:value-type="string" calcext:value-type="string">
            <text:p>9782803649426</text:p>
          </table:table-cell>
          <table:table-cell table:formula="of:=[.$B$1]&amp;[.A1305]&amp;&quot;/[0:300]&quot;" office:value-type="string" office:string-value="https://reader.izneo.com/read/9782803649426/[0:300]" calcext:value-type="string">
            <text:p>https://reader.izneo.com/read/9782803649426/[0:300]</text:p>
          </table:table-cell>
        </table:table-row>
        <table:table-row table:style-name="ro1">
          <table:table-cell office:value-type="string" calcext:value-type="string">
            <text:p>9782803649501</text:p>
          </table:table-cell>
          <table:table-cell table:formula="of:=[.$B$1]&amp;[.A1306]&amp;&quot;/[0:300]&quot;" office:value-type="string" office:string-value="https://reader.izneo.com/read/9782803649501/[0:300]" calcext:value-type="string">
            <text:p>https://reader.izneo.com/read/9782803649501/[0:300]</text:p>
          </table:table-cell>
        </table:table-row>
        <table:table-row table:style-name="ro1">
          <table:table-cell office:value-type="string" calcext:value-type="string">
            <text:p>9782803649532</text:p>
          </table:table-cell>
          <table:table-cell table:formula="of:=[.$B$1]&amp;[.A1307]&amp;&quot;/[0:300]&quot;" office:value-type="string" office:string-value="https://reader.izneo.com/read/9782803649532/[0:300]" calcext:value-type="string">
            <text:p>https://reader.izneo.com/read/9782803649532/[0:300]</text:p>
          </table:table-cell>
        </table:table-row>
        <table:table-row table:style-name="ro1">
          <table:table-cell office:value-type="string" calcext:value-type="string">
            <text:p>9782803649556</text:p>
          </table:table-cell>
          <table:table-cell table:formula="of:=[.$B$1]&amp;[.A1308]&amp;&quot;/[0:300]&quot;" office:value-type="string" office:string-value="https://reader.izneo.com/read/9782803649556/[0:300]" calcext:value-type="string">
            <text:p>https://reader.izneo.com/read/9782803649556/[0:300]</text:p>
          </table:table-cell>
        </table:table-row>
        <table:table-row table:style-name="ro1">
          <table:table-cell office:value-type="string" calcext:value-type="string">
            <text:p>9782803649617</text:p>
          </table:table-cell>
          <table:table-cell table:formula="of:=[.$B$1]&amp;[.A1309]&amp;&quot;/[0:300]&quot;" office:value-type="string" office:string-value="https://reader.izneo.com/read/9782803649617/[0:300]" calcext:value-type="string">
            <text:p>https://reader.izneo.com/read/9782803649617/[0:300]</text:p>
          </table:table-cell>
        </table:table-row>
        <table:table-row table:style-name="ro1">
          <table:table-cell office:value-type="string" calcext:value-type="string">
            <text:p>9782803649792</text:p>
          </table:table-cell>
          <table:table-cell table:formula="of:=[.$B$1]&amp;[.A1310]&amp;&quot;/[0:300]&quot;" office:value-type="string" office:string-value="https://reader.izneo.com/read/9782803649792/[0:300]" calcext:value-type="string">
            <text:p>https://reader.izneo.com/read/9782803649792/[0:300]</text:p>
          </table:table-cell>
        </table:table-row>
        <table:table-row table:style-name="ro1">
          <table:table-cell office:value-type="string" calcext:value-type="string">
            <text:p>9782803649815</text:p>
          </table:table-cell>
          <table:table-cell table:formula="of:=[.$B$1]&amp;[.A1311]&amp;&quot;/[0:300]&quot;" office:value-type="string" office:string-value="https://reader.izneo.com/read/9782803649815/[0:300]" calcext:value-type="string">
            <text:p>https://reader.izneo.com/read/9782803649815/[0:300]</text:p>
          </table:table-cell>
        </table:table-row>
        <table:table-row table:style-name="ro1">
          <table:table-cell office:value-type="string" calcext:value-type="string">
            <text:p>9782803649822</text:p>
          </table:table-cell>
          <table:table-cell table:formula="of:=[.$B$1]&amp;[.A1312]&amp;&quot;/[0:300]&quot;" office:value-type="string" office:string-value="https://reader.izneo.com/read/9782803649822/[0:300]" calcext:value-type="string">
            <text:p>https://reader.izneo.com/read/9782803649822/[0:300]</text:p>
          </table:table-cell>
        </table:table-row>
        <table:table-row table:style-name="ro1">
          <table:table-cell office:value-type="string" calcext:value-type="string">
            <text:p>9782803649853</text:p>
          </table:table-cell>
          <table:table-cell table:formula="of:=[.$B$1]&amp;[.A1313]&amp;&quot;/[0:300]&quot;" office:value-type="string" office:string-value="https://reader.izneo.com/read/9782803649853/[0:300]" calcext:value-type="string">
            <text:p>https://reader.izneo.com/read/9782803649853/[0:300]</text:p>
          </table:table-cell>
        </table:table-row>
        <table:table-row table:style-name="ro1">
          <table:table-cell office:value-type="string" calcext:value-type="string">
            <text:p>9782803649969</text:p>
          </table:table-cell>
          <table:table-cell table:formula="of:=[.$B$1]&amp;[.A1314]&amp;&quot;/[0:300]&quot;" office:value-type="string" office:string-value="https://reader.izneo.com/read/9782803649969/[0:300]" calcext:value-type="string">
            <text:p>https://reader.izneo.com/read/9782803649969/[0:300]</text:p>
          </table:table-cell>
        </table:table-row>
        <table:table-row table:style-name="ro1">
          <table:table-cell office:value-type="string" calcext:value-type="string">
            <text:p>9782803650163</text:p>
          </table:table-cell>
          <table:table-cell table:formula="of:=[.$B$1]&amp;[.A1315]&amp;&quot;/[0:300]&quot;" office:value-type="string" office:string-value="https://reader.izneo.com/read/9782803650163/[0:300]" calcext:value-type="string">
            <text:p>https://reader.izneo.com/read/9782803650163/[0:300]</text:p>
          </table:table-cell>
        </table:table-row>
        <table:table-row table:style-name="ro1">
          <table:table-cell office:value-type="string" calcext:value-type="string">
            <text:p>9782803650262</text:p>
          </table:table-cell>
          <table:table-cell table:formula="of:=[.$B$1]&amp;[.A1316]&amp;&quot;/[0:300]&quot;" office:value-type="string" office:string-value="https://reader.izneo.com/read/9782803650262/[0:300]" calcext:value-type="string">
            <text:p>https://reader.izneo.com/read/9782803650262/[0:300]</text:p>
          </table:table-cell>
        </table:table-row>
        <table:table-row table:style-name="ro1">
          <table:table-cell office:value-type="string" calcext:value-type="string">
            <text:p>9782803650286</text:p>
          </table:table-cell>
          <table:table-cell table:formula="of:=[.$B$1]&amp;[.A1317]&amp;&quot;/[0:300]&quot;" office:value-type="string" office:string-value="https://reader.izneo.com/read/9782803650286/[0:300]" calcext:value-type="string">
            <text:p>https://reader.izneo.com/read/9782803650286/[0:300]</text:p>
          </table:table-cell>
        </table:table-row>
        <table:table-row table:style-name="ro1">
          <table:table-cell office:value-type="string" calcext:value-type="string">
            <text:p>9782803650293</text:p>
          </table:table-cell>
          <table:table-cell table:formula="of:=[.$B$1]&amp;[.A1318]&amp;&quot;/[0:300]&quot;" office:value-type="string" office:string-value="https://reader.izneo.com/read/9782803650293/[0:300]" calcext:value-type="string">
            <text:p>https://reader.izneo.com/read/9782803650293/[0:300]</text:p>
          </table:table-cell>
        </table:table-row>
        <table:table-row table:style-name="ro1">
          <table:table-cell office:value-type="string" calcext:value-type="string">
            <text:p>9782803650385</text:p>
          </table:table-cell>
          <table:table-cell table:formula="of:=[.$B$1]&amp;[.A1319]&amp;&quot;/[0:300]&quot;" office:value-type="string" office:string-value="https://reader.izneo.com/read/9782803650385/[0:300]" calcext:value-type="string">
            <text:p>https://reader.izneo.com/read/9782803650385/[0:300]</text:p>
          </table:table-cell>
        </table:table-row>
        <table:table-row table:style-name="ro1">
          <table:table-cell office:value-type="string" calcext:value-type="string">
            <text:p>9782803650392</text:p>
          </table:table-cell>
          <table:table-cell table:formula="of:=[.$B$1]&amp;[.A1320]&amp;&quot;/[0:300]&quot;" office:value-type="string" office:string-value="https://reader.izneo.com/read/9782803650392/[0:300]" calcext:value-type="string">
            <text:p>https://reader.izneo.com/read/9782803650392/[0:300]</text:p>
          </table:table-cell>
        </table:table-row>
        <table:table-row table:style-name="ro1">
          <table:table-cell office:value-type="string" calcext:value-type="string">
            <text:p>9782803650408</text:p>
          </table:table-cell>
          <table:table-cell table:formula="of:=[.$B$1]&amp;[.A1321]&amp;&quot;/[0:300]&quot;" office:value-type="string" office:string-value="https://reader.izneo.com/read/9782803650408/[0:300]" calcext:value-type="string">
            <text:p>https://reader.izneo.com/read/9782803650408/[0:300]</text:p>
          </table:table-cell>
        </table:table-row>
        <table:table-row table:style-name="ro1">
          <table:table-cell office:value-type="string" calcext:value-type="string">
            <text:p>9782803650415</text:p>
          </table:table-cell>
          <table:table-cell table:formula="of:=[.$B$1]&amp;[.A1322]&amp;&quot;/[0:300]&quot;" office:value-type="string" office:string-value="https://reader.izneo.com/read/9782803650415/[0:300]" calcext:value-type="string">
            <text:p>https://reader.izneo.com/read/9782803650415/[0:300]</text:p>
          </table:table-cell>
        </table:table-row>
        <table:table-row table:style-name="ro1">
          <table:table-cell office:value-type="string" calcext:value-type="string">
            <text:p>9782803650446</text:p>
          </table:table-cell>
          <table:table-cell table:formula="of:=[.$B$1]&amp;[.A1323]&amp;&quot;/[0:300]&quot;" office:value-type="string" office:string-value="https://reader.izneo.com/read/9782803650446/[0:300]" calcext:value-type="string">
            <text:p>https://reader.izneo.com/read/9782803650446/[0:300]</text:p>
          </table:table-cell>
        </table:table-row>
        <table:table-row table:style-name="ro1">
          <table:table-cell office:value-type="string" calcext:value-type="string">
            <text:p>9782803650453</text:p>
          </table:table-cell>
          <table:table-cell table:formula="of:=[.$B$1]&amp;[.A1324]&amp;&quot;/[0:300]&quot;" office:value-type="string" office:string-value="https://reader.izneo.com/read/9782803650453/[0:300]" calcext:value-type="string">
            <text:p>https://reader.izneo.com/read/9782803650453/[0:300]</text:p>
          </table:table-cell>
        </table:table-row>
        <table:table-row table:style-name="ro1">
          <table:table-cell office:value-type="string" calcext:value-type="string">
            <text:p>9782803650903</text:p>
          </table:table-cell>
          <table:table-cell table:formula="of:=[.$B$1]&amp;[.A1325]&amp;&quot;/[0:300]&quot;" office:value-type="string" office:string-value="https://reader.izneo.com/read/9782803650903/[0:300]" calcext:value-type="string">
            <text:p>https://reader.izneo.com/read/9782803650903/[0:300]</text:p>
          </table:table-cell>
        </table:table-row>
        <table:table-row table:style-name="ro1">
          <table:table-cell office:value-type="string" calcext:value-type="string">
            <text:p>9782803650910</text:p>
          </table:table-cell>
          <table:table-cell table:formula="of:=[.$B$1]&amp;[.A1326]&amp;&quot;/[0:300]&quot;" office:value-type="string" office:string-value="https://reader.izneo.com/read/9782803650910/[0:300]" calcext:value-type="string">
            <text:p>https://reader.izneo.com/read/9782803650910/[0:300]</text:p>
          </table:table-cell>
        </table:table-row>
        <table:table-row table:style-name="ro1">
          <table:table-cell office:value-type="string" calcext:value-type="string">
            <text:p>9782803650927</text:p>
          </table:table-cell>
          <table:table-cell table:formula="of:=[.$B$1]&amp;[.A1327]&amp;&quot;/[0:300]&quot;" office:value-type="string" office:string-value="https://reader.izneo.com/read/9782803650927/[0:300]" calcext:value-type="string">
            <text:p>https://reader.izneo.com/read/9782803650927/[0:300]</text:p>
          </table:table-cell>
        </table:table-row>
        <table:table-row table:style-name="ro1">
          <table:table-cell office:value-type="string" calcext:value-type="string">
            <text:p>9782803650941</text:p>
          </table:table-cell>
          <table:table-cell table:formula="of:=[.$B$1]&amp;[.A1328]&amp;&quot;/[0:300]&quot;" office:value-type="string" office:string-value="https://reader.izneo.com/read/9782803650941/[0:300]" calcext:value-type="string">
            <text:p>https://reader.izneo.com/read/9782803650941/[0:300]</text:p>
          </table:table-cell>
        </table:table-row>
        <table:table-row table:style-name="ro1">
          <table:table-cell office:value-type="string" calcext:value-type="string">
            <text:p>9782803650958</text:p>
          </table:table-cell>
          <table:table-cell table:formula="of:=[.$B$1]&amp;[.A1329]&amp;&quot;/[0:300]&quot;" office:value-type="string" office:string-value="https://reader.izneo.com/read/9782803650958/[0:300]" calcext:value-type="string">
            <text:p>https://reader.izneo.com/read/9782803650958/[0:300]</text:p>
          </table:table-cell>
        </table:table-row>
        <table:table-row table:style-name="ro1">
          <table:table-cell office:value-type="string" calcext:value-type="string">
            <text:p>9782803651016</text:p>
          </table:table-cell>
          <table:table-cell table:formula="of:=[.$B$1]&amp;[.A1330]&amp;&quot;/[0:300]&quot;" office:value-type="string" office:string-value="https://reader.izneo.com/read/9782803651016/[0:300]" calcext:value-type="string">
            <text:p>https://reader.izneo.com/read/9782803651016/[0:300]</text:p>
          </table:table-cell>
        </table:table-row>
        <table:table-row table:style-name="ro1">
          <table:table-cell office:value-type="string" calcext:value-type="string">
            <text:p>9782803651023</text:p>
          </table:table-cell>
          <table:table-cell table:formula="of:=[.$B$1]&amp;[.A1331]&amp;&quot;/[0:300]&quot;" office:value-type="string" office:string-value="https://reader.izneo.com/read/9782803651023/[0:300]" calcext:value-type="string">
            <text:p>https://reader.izneo.com/read/9782803651023/[0:300]</text:p>
          </table:table-cell>
        </table:table-row>
        <table:table-row table:style-name="ro1">
          <table:table-cell office:value-type="string" calcext:value-type="string">
            <text:p>9782803651191</text:p>
          </table:table-cell>
          <table:table-cell table:formula="of:=[.$B$1]&amp;[.A1332]&amp;&quot;/[0:300]&quot;" office:value-type="string" office:string-value="https://reader.izneo.com/read/9782803651191/[0:300]" calcext:value-type="string">
            <text:p>https://reader.izneo.com/read/9782803651191/[0:300]</text:p>
          </table:table-cell>
        </table:table-row>
        <table:table-row table:style-name="ro1">
          <table:table-cell office:value-type="string" calcext:value-type="string">
            <text:p>9782803651207</text:p>
          </table:table-cell>
          <table:table-cell table:formula="of:=[.$B$1]&amp;[.A1333]&amp;&quot;/[0:300]&quot;" office:value-type="string" office:string-value="https://reader.izneo.com/read/9782803651207/[0:300]" calcext:value-type="string">
            <text:p>https://reader.izneo.com/read/9782803651207/[0:300]</text:p>
          </table:table-cell>
        </table:table-row>
        <table:table-row table:style-name="ro1">
          <table:table-cell office:value-type="string" calcext:value-type="string">
            <text:p>9782803651214</text:p>
          </table:table-cell>
          <table:table-cell table:formula="of:=[.$B$1]&amp;[.A1334]&amp;&quot;/[0:300]&quot;" office:value-type="string" office:string-value="https://reader.izneo.com/read/9782803651214/[0:300]" calcext:value-type="string">
            <text:p>https://reader.izneo.com/read/9782803651214/[0:300]</text:p>
          </table:table-cell>
        </table:table-row>
        <table:table-row table:style-name="ro1">
          <table:table-cell office:value-type="string" calcext:value-type="string">
            <text:p>9782803651221</text:p>
          </table:table-cell>
          <table:table-cell table:formula="of:=[.$B$1]&amp;[.A1335]&amp;&quot;/[0:300]&quot;" office:value-type="string" office:string-value="https://reader.izneo.com/read/9782803651221/[0:300]" calcext:value-type="string">
            <text:p>https://reader.izneo.com/read/9782803651221/[0:300]</text:p>
          </table:table-cell>
        </table:table-row>
        <table:table-row table:style-name="ro1">
          <table:table-cell office:value-type="string" calcext:value-type="string">
            <text:p>9782803651238</text:p>
          </table:table-cell>
          <table:table-cell table:formula="of:=[.$B$1]&amp;[.A1336]&amp;&quot;/[0:300]&quot;" office:value-type="string" office:string-value="https://reader.izneo.com/read/9782803651238/[0:300]" calcext:value-type="string">
            <text:p>https://reader.izneo.com/read/9782803651238/[0:300]</text:p>
          </table:table-cell>
        </table:table-row>
        <table:table-row table:style-name="ro1">
          <table:table-cell office:value-type="string" calcext:value-type="string">
            <text:p>9782803651245</text:p>
          </table:table-cell>
          <table:table-cell table:formula="of:=[.$B$1]&amp;[.A1337]&amp;&quot;/[0:300]&quot;" office:value-type="string" office:string-value="https://reader.izneo.com/read/9782803651245/[0:300]" calcext:value-type="string">
            <text:p>https://reader.izneo.com/read/9782803651245/[0:300]</text:p>
          </table:table-cell>
        </table:table-row>
        <table:table-row table:style-name="ro1">
          <table:table-cell office:value-type="string" calcext:value-type="string">
            <text:p>9782803651252</text:p>
          </table:table-cell>
          <table:table-cell table:formula="of:=[.$B$1]&amp;[.A1338]&amp;&quot;/[0:300]&quot;" office:value-type="string" office:string-value="https://reader.izneo.com/read/9782803651252/[0:300]" calcext:value-type="string">
            <text:p>https://reader.izneo.com/read/9782803651252/[0:300]</text:p>
          </table:table-cell>
        </table:table-row>
        <table:table-row table:style-name="ro1">
          <table:table-cell office:value-type="string" calcext:value-type="string">
            <text:p>9782803651269</text:p>
          </table:table-cell>
          <table:table-cell table:formula="of:=[.$B$1]&amp;[.A1339]&amp;&quot;/[0:300]&quot;" office:value-type="string" office:string-value="https://reader.izneo.com/read/9782803651269/[0:300]" calcext:value-type="string">
            <text:p>https://reader.izneo.com/read/9782803651269/[0:300]</text:p>
          </table:table-cell>
        </table:table-row>
        <table:table-row table:style-name="ro1">
          <table:table-cell office:value-type="string" calcext:value-type="string">
            <text:p>9782803651306</text:p>
          </table:table-cell>
          <table:table-cell table:formula="of:=[.$B$1]&amp;[.A1340]&amp;&quot;/[0:300]&quot;" office:value-type="string" office:string-value="https://reader.izneo.com/read/9782803651306/[0:300]" calcext:value-type="string">
            <text:p>https://reader.izneo.com/read/9782803651306/[0:300]</text:p>
          </table:table-cell>
        </table:table-row>
        <table:table-row table:style-name="ro1">
          <table:table-cell office:value-type="string" calcext:value-type="string">
            <text:p>9782803651337</text:p>
          </table:table-cell>
          <table:table-cell table:formula="of:=[.$B$1]&amp;[.A1341]&amp;&quot;/[0:300]&quot;" office:value-type="string" office:string-value="https://reader.izneo.com/read/9782803651337/[0:300]" calcext:value-type="string">
            <text:p>https://reader.izneo.com/read/9782803651337/[0:300]</text:p>
          </table:table-cell>
        </table:table-row>
        <table:table-row table:style-name="ro1">
          <table:table-cell office:value-type="string" calcext:value-type="string">
            <text:p>9782803651429</text:p>
          </table:table-cell>
          <table:table-cell table:formula="of:=[.$B$1]&amp;[.A1342]&amp;&quot;/[0:300]&quot;" office:value-type="string" office:string-value="https://reader.izneo.com/read/9782803651429/[0:300]" calcext:value-type="string">
            <text:p>https://reader.izneo.com/read/9782803651429/[0:300]</text:p>
          </table:table-cell>
        </table:table-row>
        <table:table-row table:style-name="ro1">
          <table:table-cell office:value-type="string" calcext:value-type="string">
            <text:p>9782803651450</text:p>
          </table:table-cell>
          <table:table-cell table:formula="of:=[.$B$1]&amp;[.A1343]&amp;&quot;/[0:300]&quot;" office:value-type="string" office:string-value="https://reader.izneo.com/read/9782803651450/[0:300]" calcext:value-type="string">
            <text:p>https://reader.izneo.com/read/9782803651450/[0:300]</text:p>
          </table:table-cell>
        </table:table-row>
        <table:table-row table:style-name="ro1">
          <table:table-cell office:value-type="string" calcext:value-type="string">
            <text:p>9782803651467</text:p>
          </table:table-cell>
          <table:table-cell table:formula="of:=[.$B$1]&amp;[.A1344]&amp;&quot;/[0:300]&quot;" office:value-type="string" office:string-value="https://reader.izneo.com/read/9782803651467/[0:300]" calcext:value-type="string">
            <text:p>https://reader.izneo.com/read/9782803651467/[0:300]</text:p>
          </table:table-cell>
        </table:table-row>
        <table:table-row table:style-name="ro1">
          <table:table-cell office:value-type="string" calcext:value-type="string">
            <text:p>9782803651474</text:p>
          </table:table-cell>
          <table:table-cell table:formula="of:=[.$B$1]&amp;[.A1345]&amp;&quot;/[0:300]&quot;" office:value-type="string" office:string-value="https://reader.izneo.com/read/9782803651474/[0:300]" calcext:value-type="string">
            <text:p>https://reader.izneo.com/read/9782803651474/[0:300]</text:p>
          </table:table-cell>
        </table:table-row>
        <table:table-row table:style-name="ro1">
          <table:table-cell office:value-type="string" calcext:value-type="string">
            <text:p>9782803651481</text:p>
          </table:table-cell>
          <table:table-cell table:formula="of:=[.$B$1]&amp;[.A1346]&amp;&quot;/[0:300]&quot;" office:value-type="string" office:string-value="https://reader.izneo.com/read/9782803651481/[0:300]" calcext:value-type="string">
            <text:p>https://reader.izneo.com/read/9782803651481/[0:300]</text:p>
          </table:table-cell>
        </table:table-row>
        <table:table-row table:style-name="ro1">
          <table:table-cell office:value-type="string" calcext:value-type="string">
            <text:p>9782803651498</text:p>
          </table:table-cell>
          <table:table-cell table:formula="of:=[.$B$1]&amp;[.A1347]&amp;&quot;/[0:300]&quot;" office:value-type="string" office:string-value="https://reader.izneo.com/read/9782803651498/[0:300]" calcext:value-type="string">
            <text:p>https://reader.izneo.com/read/9782803651498/[0:300]</text:p>
          </table:table-cell>
        </table:table-row>
        <table:table-row table:style-name="ro1">
          <table:table-cell office:value-type="string" calcext:value-type="string">
            <text:p>9782803651504</text:p>
          </table:table-cell>
          <table:table-cell table:formula="of:=[.$B$1]&amp;[.A1348]&amp;&quot;/[0:300]&quot;" office:value-type="string" office:string-value="https://reader.izneo.com/read/9782803651504/[0:300]" calcext:value-type="string">
            <text:p>https://reader.izneo.com/read/9782803651504/[0:300]</text:p>
          </table:table-cell>
        </table:table-row>
        <table:table-row table:style-name="ro1">
          <table:table-cell office:value-type="string" calcext:value-type="string">
            <text:p>9782803651511</text:p>
          </table:table-cell>
          <table:table-cell table:formula="of:=[.$B$1]&amp;[.A1349]&amp;&quot;/[0:300]&quot;" office:value-type="string" office:string-value="https://reader.izneo.com/read/9782803651511/[0:300]" calcext:value-type="string">
            <text:p>https://reader.izneo.com/read/9782803651511/[0:300]</text:p>
          </table:table-cell>
        </table:table-row>
        <table:table-row table:style-name="ro1">
          <table:table-cell office:value-type="string" calcext:value-type="string">
            <text:p>9782803651535</text:p>
          </table:table-cell>
          <table:table-cell table:formula="of:=[.$B$1]&amp;[.A1350]&amp;&quot;/[0:300]&quot;" office:value-type="string" office:string-value="https://reader.izneo.com/read/9782803651535/[0:300]" calcext:value-type="string">
            <text:p>https://reader.izneo.com/read/9782803651535/[0:300]</text:p>
          </table:table-cell>
        </table:table-row>
        <table:table-row table:style-name="ro1">
          <table:table-cell office:value-type="string" calcext:value-type="string">
            <text:p>9782803651559</text:p>
          </table:table-cell>
          <table:table-cell table:formula="of:=[.$B$1]&amp;[.A1351]&amp;&quot;/[0:300]&quot;" office:value-type="string" office:string-value="https://reader.izneo.com/read/9782803651559/[0:300]" calcext:value-type="string">
            <text:p>https://reader.izneo.com/read/9782803651559/[0:300]</text:p>
          </table:table-cell>
        </table:table-row>
        <table:table-row table:style-name="ro1">
          <table:table-cell office:value-type="string" calcext:value-type="string">
            <text:p>9782803651566</text:p>
          </table:table-cell>
          <table:table-cell table:formula="of:=[.$B$1]&amp;[.A1352]&amp;&quot;/[0:300]&quot;" office:value-type="string" office:string-value="https://reader.izneo.com/read/9782803651566/[0:300]" calcext:value-type="string">
            <text:p>https://reader.izneo.com/read/9782803651566/[0:300]</text:p>
          </table:table-cell>
        </table:table-row>
        <table:table-row table:style-name="ro1">
          <table:table-cell office:value-type="string" calcext:value-type="string">
            <text:p>9782803651573</text:p>
          </table:table-cell>
          <table:table-cell table:formula="of:=[.$B$1]&amp;[.A1353]&amp;&quot;/[0:300]&quot;" office:value-type="string" office:string-value="https://reader.izneo.com/read/9782803651573/[0:300]" calcext:value-type="string">
            <text:p>https://reader.izneo.com/read/9782803651573/[0:300]</text:p>
          </table:table-cell>
        </table:table-row>
        <table:table-row table:style-name="ro1">
          <table:table-cell office:value-type="string" calcext:value-type="string">
            <text:p>9782803651580</text:p>
          </table:table-cell>
          <table:table-cell table:formula="of:=[.$B$1]&amp;[.A1354]&amp;&quot;/[0:300]&quot;" office:value-type="string" office:string-value="https://reader.izneo.com/read/9782803651580/[0:300]" calcext:value-type="string">
            <text:p>https://reader.izneo.com/read/9782803651580/[0:300]</text:p>
          </table:table-cell>
        </table:table-row>
        <table:table-row table:style-name="ro1">
          <table:table-cell office:value-type="string" calcext:value-type="string">
            <text:p>9782803651597</text:p>
          </table:table-cell>
          <table:table-cell table:formula="of:=[.$B$1]&amp;[.A1355]&amp;&quot;/[0:300]&quot;" office:value-type="string" office:string-value="https://reader.izneo.com/read/9782803651597/[0:300]" calcext:value-type="string">
            <text:p>https://reader.izneo.com/read/9782803651597/[0:300]</text:p>
          </table:table-cell>
        </table:table-row>
        <table:table-row table:style-name="ro1">
          <table:table-cell office:value-type="string" calcext:value-type="string">
            <text:p>9782803651610</text:p>
          </table:table-cell>
          <table:table-cell table:formula="of:=[.$B$1]&amp;[.A1356]&amp;&quot;/[0:300]&quot;" office:value-type="string" office:string-value="https://reader.izneo.com/read/9782803651610/[0:300]" calcext:value-type="string">
            <text:p>https://reader.izneo.com/read/9782803651610/[0:300]</text:p>
          </table:table-cell>
        </table:table-row>
        <table:table-row table:style-name="ro1">
          <table:table-cell office:value-type="string" calcext:value-type="string">
            <text:p>9782803651627</text:p>
          </table:table-cell>
          <table:table-cell table:formula="of:=[.$B$1]&amp;[.A1357]&amp;&quot;/[0:300]&quot;" office:value-type="string" office:string-value="https://reader.izneo.com/read/9782803651627/[0:300]" calcext:value-type="string">
            <text:p>https://reader.izneo.com/read/9782803651627/[0:300]</text:p>
          </table:table-cell>
        </table:table-row>
        <table:table-row table:style-name="ro1">
          <table:table-cell office:value-type="string" calcext:value-type="string">
            <text:p>9782803651634</text:p>
          </table:table-cell>
          <table:table-cell table:formula="of:=[.$B$1]&amp;[.A1358]&amp;&quot;/[0:300]&quot;" office:value-type="string" office:string-value="https://reader.izneo.com/read/9782803651634/[0:300]" calcext:value-type="string">
            <text:p>https://reader.izneo.com/read/9782803651634/[0:300]</text:p>
          </table:table-cell>
        </table:table-row>
        <table:table-row table:style-name="ro1">
          <table:table-cell office:value-type="string" calcext:value-type="string">
            <text:p>9782803651658</text:p>
          </table:table-cell>
          <table:table-cell table:formula="of:=[.$B$1]&amp;[.A1359]&amp;&quot;/[0:300]&quot;" office:value-type="string" office:string-value="https://reader.izneo.com/read/9782803651658/[0:300]" calcext:value-type="string">
            <text:p>https://reader.izneo.com/read/9782803651658/[0:300]</text:p>
          </table:table-cell>
        </table:table-row>
        <table:table-row table:style-name="ro1">
          <table:table-cell office:value-type="string" calcext:value-type="string">
            <text:p>9782803651665</text:p>
          </table:table-cell>
          <table:table-cell table:formula="of:=[.$B$1]&amp;[.A1360]&amp;&quot;/[0:300]&quot;" office:value-type="string" office:string-value="https://reader.izneo.com/read/9782803651665/[0:300]" calcext:value-type="string">
            <text:p>https://reader.izneo.com/read/9782803651665/[0:300]</text:p>
          </table:table-cell>
        </table:table-row>
        <table:table-row table:style-name="ro1">
          <table:table-cell office:value-type="string" calcext:value-type="string">
            <text:p>9782803651672</text:p>
          </table:table-cell>
          <table:table-cell table:formula="of:=[.$B$1]&amp;[.A1361]&amp;&quot;/[0:300]&quot;" office:value-type="string" office:string-value="https://reader.izneo.com/read/9782803651672/[0:300]" calcext:value-type="string">
            <text:p>https://reader.izneo.com/read/9782803651672/[0:300]</text:p>
          </table:table-cell>
        </table:table-row>
        <table:table-row table:style-name="ro1">
          <table:table-cell office:value-type="string" calcext:value-type="string">
            <text:p>9782803651689</text:p>
          </table:table-cell>
          <table:table-cell table:formula="of:=[.$B$1]&amp;[.A1362]&amp;&quot;/[0:300]&quot;" office:value-type="string" office:string-value="https://reader.izneo.com/read/9782803651689/[0:300]" calcext:value-type="string">
            <text:p>https://reader.izneo.com/read/9782803651689/[0:300]</text:p>
          </table:table-cell>
        </table:table-row>
        <table:table-row table:style-name="ro1">
          <table:table-cell office:value-type="string" calcext:value-type="string">
            <text:p>9782803651696</text:p>
          </table:table-cell>
          <table:table-cell table:formula="of:=[.$B$1]&amp;[.A1363]&amp;&quot;/[0:300]&quot;" office:value-type="string" office:string-value="https://reader.izneo.com/read/9782803651696/[0:300]" calcext:value-type="string">
            <text:p>https://reader.izneo.com/read/9782803651696/[0:300]</text:p>
          </table:table-cell>
        </table:table-row>
        <table:table-row table:style-name="ro1">
          <table:table-cell office:value-type="string" calcext:value-type="string">
            <text:p>9782803651702</text:p>
          </table:table-cell>
          <table:table-cell table:formula="of:=[.$B$1]&amp;[.A1364]&amp;&quot;/[0:300]&quot;" office:value-type="string" office:string-value="https://reader.izneo.com/read/9782803651702/[0:300]" calcext:value-type="string">
            <text:p>https://reader.izneo.com/read/9782803651702/[0:300]</text:p>
          </table:table-cell>
        </table:table-row>
        <table:table-row table:style-name="ro1">
          <table:table-cell office:value-type="string" calcext:value-type="string">
            <text:p>9782803651719</text:p>
          </table:table-cell>
          <table:table-cell table:formula="of:=[.$B$1]&amp;[.A1365]&amp;&quot;/[0:300]&quot;" office:value-type="string" office:string-value="https://reader.izneo.com/read/9782803651719/[0:300]" calcext:value-type="string">
            <text:p>https://reader.izneo.com/read/9782803651719/[0:300]</text:p>
          </table:table-cell>
        </table:table-row>
        <table:table-row table:style-name="ro1">
          <table:table-cell office:value-type="string" calcext:value-type="string">
            <text:p>9782803651726</text:p>
          </table:table-cell>
          <table:table-cell table:formula="of:=[.$B$1]&amp;[.A1366]&amp;&quot;/[0:300]&quot;" office:value-type="string" office:string-value="https://reader.izneo.com/read/9782803651726/[0:300]" calcext:value-type="string">
            <text:p>https://reader.izneo.com/read/9782803651726/[0:300]</text:p>
          </table:table-cell>
        </table:table-row>
        <table:table-row table:style-name="ro1">
          <table:table-cell office:value-type="string" calcext:value-type="string">
            <text:p>9782803651733</text:p>
          </table:table-cell>
          <table:table-cell table:formula="of:=[.$B$1]&amp;[.A1367]&amp;&quot;/[0:300]&quot;" office:value-type="string" office:string-value="https://reader.izneo.com/read/9782803651733/[0:300]" calcext:value-type="string">
            <text:p>https://reader.izneo.com/read/9782803651733/[0:300]</text:p>
          </table:table-cell>
        </table:table-row>
        <table:table-row table:style-name="ro1">
          <table:table-cell office:value-type="string" calcext:value-type="string">
            <text:p>9782803651764</text:p>
          </table:table-cell>
          <table:table-cell table:formula="of:=[.$B$1]&amp;[.A1368]&amp;&quot;/[0:300]&quot;" office:value-type="string" office:string-value="https://reader.izneo.com/read/9782803651764/[0:300]" calcext:value-type="string">
            <text:p>https://reader.izneo.com/read/9782803651764/[0:300]</text:p>
          </table:table-cell>
        </table:table-row>
        <table:table-row table:style-name="ro1">
          <table:table-cell office:value-type="string" calcext:value-type="string">
            <text:p>9782803651771</text:p>
          </table:table-cell>
          <table:table-cell table:formula="of:=[.$B$1]&amp;[.A1369]&amp;&quot;/[0:300]&quot;" office:value-type="string" office:string-value="https://reader.izneo.com/read/9782803651771/[0:300]" calcext:value-type="string">
            <text:p>https://reader.izneo.com/read/9782803651771/[0:300]</text:p>
          </table:table-cell>
        </table:table-row>
        <table:table-row table:style-name="ro1">
          <table:table-cell office:value-type="string" calcext:value-type="string">
            <text:p>9782803651788</text:p>
          </table:table-cell>
          <table:table-cell table:formula="of:=[.$B$1]&amp;[.A1370]&amp;&quot;/[0:300]&quot;" office:value-type="string" office:string-value="https://reader.izneo.com/read/9782803651788/[0:300]" calcext:value-type="string">
            <text:p>https://reader.izneo.com/read/9782803651788/[0:300]</text:p>
          </table:table-cell>
        </table:table-row>
        <table:table-row table:style-name="ro1">
          <table:table-cell office:value-type="string" calcext:value-type="string">
            <text:p>9782803651795</text:p>
          </table:table-cell>
          <table:table-cell table:formula="of:=[.$B$1]&amp;[.A1371]&amp;&quot;/[0:300]&quot;" office:value-type="string" office:string-value="https://reader.izneo.com/read/9782803651795/[0:300]" calcext:value-type="string">
            <text:p>https://reader.izneo.com/read/9782803651795/[0:300]</text:p>
          </table:table-cell>
        </table:table-row>
        <table:table-row table:style-name="ro1">
          <table:table-cell office:value-type="string" calcext:value-type="string">
            <text:p>9782803651801</text:p>
          </table:table-cell>
          <table:table-cell table:formula="of:=[.$B$1]&amp;[.A1372]&amp;&quot;/[0:300]&quot;" office:value-type="string" office:string-value="https://reader.izneo.com/read/9782803651801/[0:300]" calcext:value-type="string">
            <text:p>https://reader.izneo.com/read/9782803651801/[0:300]</text:p>
          </table:table-cell>
        </table:table-row>
        <table:table-row table:style-name="ro1">
          <table:table-cell office:value-type="string" calcext:value-type="string">
            <text:p>9782803651832</text:p>
          </table:table-cell>
          <table:table-cell table:formula="of:=[.$B$1]&amp;[.A1373]&amp;&quot;/[0:300]&quot;" office:value-type="string" office:string-value="https://reader.izneo.com/read/9782803651832/[0:300]" calcext:value-type="string">
            <text:p>https://reader.izneo.com/read/9782803651832/[0:300]</text:p>
          </table:table-cell>
        </table:table-row>
        <table:table-row table:style-name="ro1">
          <table:table-cell office:value-type="string" calcext:value-type="string">
            <text:p>9782803651849</text:p>
          </table:table-cell>
          <table:table-cell table:formula="of:=[.$B$1]&amp;[.A1374]&amp;&quot;/[0:300]&quot;" office:value-type="string" office:string-value="https://reader.izneo.com/read/9782803651849/[0:300]" calcext:value-type="string">
            <text:p>https://reader.izneo.com/read/9782803651849/[0:300]</text:p>
          </table:table-cell>
        </table:table-row>
        <table:table-row table:style-name="ro1">
          <table:table-cell office:value-type="string" calcext:value-type="string">
            <text:p>9782803651863</text:p>
          </table:table-cell>
          <table:table-cell table:formula="of:=[.$B$1]&amp;[.A1375]&amp;&quot;/[0:300]&quot;" office:value-type="string" office:string-value="https://reader.izneo.com/read/9782803651863/[0:300]" calcext:value-type="string">
            <text:p>https://reader.izneo.com/read/9782803651863/[0:300]</text:p>
          </table:table-cell>
        </table:table-row>
        <table:table-row table:style-name="ro1">
          <table:table-cell office:value-type="string" calcext:value-type="string">
            <text:p>9782803651870</text:p>
          </table:table-cell>
          <table:table-cell table:formula="of:=[.$B$1]&amp;[.A1376]&amp;&quot;/[0:300]&quot;" office:value-type="string" office:string-value="https://reader.izneo.com/read/9782803651870/[0:300]" calcext:value-type="string">
            <text:p>https://reader.izneo.com/read/9782803651870/[0:300]</text:p>
          </table:table-cell>
        </table:table-row>
        <table:table-row table:style-name="ro1">
          <table:table-cell office:value-type="string" calcext:value-type="string">
            <text:p>9782803651894</text:p>
          </table:table-cell>
          <table:table-cell table:formula="of:=[.$B$1]&amp;[.A1377]&amp;&quot;/[0:300]&quot;" office:value-type="string" office:string-value="https://reader.izneo.com/read/9782803651894/[0:300]" calcext:value-type="string">
            <text:p>https://reader.izneo.com/read/9782803651894/[0:300]</text:p>
          </table:table-cell>
        </table:table-row>
        <table:table-row table:style-name="ro1">
          <table:table-cell office:value-type="string" calcext:value-type="string">
            <text:p>9782803651900</text:p>
          </table:table-cell>
          <table:table-cell table:formula="of:=[.$B$1]&amp;[.A1378]&amp;&quot;/[0:300]&quot;" office:value-type="string" office:string-value="https://reader.izneo.com/read/9782803651900/[0:300]" calcext:value-type="string">
            <text:p>https://reader.izneo.com/read/9782803651900/[0:300]</text:p>
          </table:table-cell>
        </table:table-row>
        <table:table-row table:style-name="ro1">
          <table:table-cell office:value-type="string" calcext:value-type="string">
            <text:p>9782803651917</text:p>
          </table:table-cell>
          <table:table-cell table:formula="of:=[.$B$1]&amp;[.A1379]&amp;&quot;/[0:300]&quot;" office:value-type="string" office:string-value="https://reader.izneo.com/read/9782803651917/[0:300]" calcext:value-type="string">
            <text:p>https://reader.izneo.com/read/9782803651917/[0:300]</text:p>
          </table:table-cell>
        </table:table-row>
        <table:table-row table:style-name="ro1">
          <table:table-cell office:value-type="string" calcext:value-type="string">
            <text:p>9782803651931</text:p>
          </table:table-cell>
          <table:table-cell table:formula="of:=[.$B$1]&amp;[.A1380]&amp;&quot;/[0:300]&quot;" office:value-type="string" office:string-value="https://reader.izneo.com/read/9782803651931/[0:300]" calcext:value-type="string">
            <text:p>https://reader.izneo.com/read/9782803651931/[0:300]</text:p>
          </table:table-cell>
        </table:table-row>
        <table:table-row table:style-name="ro1">
          <table:table-cell office:value-type="string" calcext:value-type="string">
            <text:p>9782803651962</text:p>
          </table:table-cell>
          <table:table-cell table:formula="of:=[.$B$1]&amp;[.A1381]&amp;&quot;/[0:300]&quot;" office:value-type="string" office:string-value="https://reader.izneo.com/read/9782803651962/[0:300]" calcext:value-type="string">
            <text:p>https://reader.izneo.com/read/9782803651962/[0:300]</text:p>
          </table:table-cell>
        </table:table-row>
        <table:table-row table:style-name="ro1">
          <table:table-cell office:value-type="string" calcext:value-type="string">
            <text:p>9782803651979</text:p>
          </table:table-cell>
          <table:table-cell table:formula="of:=[.$B$1]&amp;[.A1382]&amp;&quot;/[0:300]&quot;" office:value-type="string" office:string-value="https://reader.izneo.com/read/9782803651979/[0:300]" calcext:value-type="string">
            <text:p>https://reader.izneo.com/read/9782803651979/[0:300]</text:p>
          </table:table-cell>
        </table:table-row>
        <table:table-row table:style-name="ro1">
          <table:table-cell office:value-type="string" calcext:value-type="string">
            <text:p>9782803651993</text:p>
          </table:table-cell>
          <table:table-cell table:formula="of:=[.$B$1]&amp;[.A1383]&amp;&quot;/[0:300]&quot;" office:value-type="string" office:string-value="https://reader.izneo.com/read/9782803651993/[0:300]" calcext:value-type="string">
            <text:p>https://reader.izneo.com/read/9782803651993/[0:300]</text:p>
          </table:table-cell>
        </table:table-row>
        <table:table-row table:style-name="ro1">
          <table:table-cell office:value-type="string" calcext:value-type="string">
            <text:p>9782803652006</text:p>
          </table:table-cell>
          <table:table-cell table:formula="of:=[.$B$1]&amp;[.A1384]&amp;&quot;/[0:300]&quot;" office:value-type="string" office:string-value="https://reader.izneo.com/read/9782803652006/[0:300]" calcext:value-type="string">
            <text:p>https://reader.izneo.com/read/9782803652006/[0:300]</text:p>
          </table:table-cell>
        </table:table-row>
        <table:table-row table:style-name="ro1">
          <table:table-cell office:value-type="string" calcext:value-type="string">
            <text:p>9782803652013</text:p>
          </table:table-cell>
          <table:table-cell table:formula="of:=[.$B$1]&amp;[.A1385]&amp;&quot;/[0:300]&quot;" office:value-type="string" office:string-value="https://reader.izneo.com/read/9782803652013/[0:300]" calcext:value-type="string">
            <text:p>https://reader.izneo.com/read/9782803652013/[0:300]</text:p>
          </table:table-cell>
        </table:table-row>
        <table:table-row table:style-name="ro1">
          <table:table-cell office:value-type="string" calcext:value-type="string">
            <text:p>9782803652020</text:p>
          </table:table-cell>
          <table:table-cell table:formula="of:=[.$B$1]&amp;[.A1386]&amp;&quot;/[0:300]&quot;" office:value-type="string" office:string-value="https://reader.izneo.com/read/9782803652020/[0:300]" calcext:value-type="string">
            <text:p>https://reader.izneo.com/read/9782803652020/[0:300]</text:p>
          </table:table-cell>
        </table:table-row>
        <table:table-row table:style-name="ro1">
          <table:table-cell office:value-type="string" calcext:value-type="string">
            <text:p>9782803652051</text:p>
          </table:table-cell>
          <table:table-cell table:formula="of:=[.$B$1]&amp;[.A1387]&amp;&quot;/[0:300]&quot;" office:value-type="string" office:string-value="https://reader.izneo.com/read/9782803652051/[0:300]" calcext:value-type="string">
            <text:p>https://reader.izneo.com/read/9782803652051/[0:300]</text:p>
          </table:table-cell>
        </table:table-row>
        <table:table-row table:style-name="ro1">
          <table:table-cell office:value-type="string" calcext:value-type="string">
            <text:p>9782803652068</text:p>
          </table:table-cell>
          <table:table-cell table:formula="of:=[.$B$1]&amp;[.A1388]&amp;&quot;/[0:300]&quot;" office:value-type="string" office:string-value="https://reader.izneo.com/read/9782803652068/[0:300]" calcext:value-type="string">
            <text:p>https://reader.izneo.com/read/9782803652068/[0:300]</text:p>
          </table:table-cell>
        </table:table-row>
        <table:table-row table:style-name="ro1">
          <table:table-cell office:value-type="string" calcext:value-type="string">
            <text:p>9782803652082</text:p>
          </table:table-cell>
          <table:table-cell table:formula="of:=[.$B$1]&amp;[.A1389]&amp;&quot;/[0:300]&quot;" office:value-type="string" office:string-value="https://reader.izneo.com/read/9782803652082/[0:300]" calcext:value-type="string">
            <text:p>https://reader.izneo.com/read/9782803652082/[0:300]</text:p>
          </table:table-cell>
        </table:table-row>
        <table:table-row table:style-name="ro1">
          <table:table-cell office:value-type="string" calcext:value-type="string">
            <text:p>9782803652099</text:p>
          </table:table-cell>
          <table:table-cell table:formula="of:=[.$B$1]&amp;[.A1390]&amp;&quot;/[0:300]&quot;" office:value-type="string" office:string-value="https://reader.izneo.com/read/9782803652099/[0:300]" calcext:value-type="string">
            <text:p>https://reader.izneo.com/read/9782803652099/[0:300]</text:p>
          </table:table-cell>
        </table:table-row>
        <table:table-row table:style-name="ro1">
          <table:table-cell office:value-type="string" calcext:value-type="string">
            <text:p>9782803652105</text:p>
          </table:table-cell>
          <table:table-cell table:formula="of:=[.$B$1]&amp;[.A1391]&amp;&quot;/[0:300]&quot;" office:value-type="string" office:string-value="https://reader.izneo.com/read/9782803652105/[0:300]" calcext:value-type="string">
            <text:p>https://reader.izneo.com/read/9782803652105/[0:300]</text:p>
          </table:table-cell>
        </table:table-row>
        <table:table-row table:style-name="ro1">
          <table:table-cell office:value-type="string" calcext:value-type="string">
            <text:p>9782803652112</text:p>
          </table:table-cell>
          <table:table-cell table:formula="of:=[.$B$1]&amp;[.A1392]&amp;&quot;/[0:300]&quot;" office:value-type="string" office:string-value="https://reader.izneo.com/read/9782803652112/[0:300]" calcext:value-type="string">
            <text:p>https://reader.izneo.com/read/9782803652112/[0:300]</text:p>
          </table:table-cell>
        </table:table-row>
        <table:table-row table:style-name="ro1">
          <table:table-cell office:value-type="string" calcext:value-type="string">
            <text:p>9782803652129</text:p>
          </table:table-cell>
          <table:table-cell table:formula="of:=[.$B$1]&amp;[.A1393]&amp;&quot;/[0:300]&quot;" office:value-type="string" office:string-value="https://reader.izneo.com/read/9782803652129/[0:300]" calcext:value-type="string">
            <text:p>https://reader.izneo.com/read/9782803652129/[0:300]</text:p>
          </table:table-cell>
        </table:table-row>
        <table:table-row table:style-name="ro1">
          <table:table-cell office:value-type="string" calcext:value-type="string">
            <text:p>9782803652143</text:p>
          </table:table-cell>
          <table:table-cell table:formula="of:=[.$B$1]&amp;[.A1394]&amp;&quot;/[0:300]&quot;" office:value-type="string" office:string-value="https://reader.izneo.com/read/9782803652143/[0:300]" calcext:value-type="string">
            <text:p>https://reader.izneo.com/read/9782803652143/[0:300]</text:p>
          </table:table-cell>
        </table:table-row>
        <table:table-row table:style-name="ro1">
          <table:table-cell office:value-type="string" calcext:value-type="string">
            <text:p>9782803652174</text:p>
          </table:table-cell>
          <table:table-cell table:formula="of:=[.$B$1]&amp;[.A1395]&amp;&quot;/[0:300]&quot;" office:value-type="string" office:string-value="https://reader.izneo.com/read/9782803652174/[0:300]" calcext:value-type="string">
            <text:p>https://reader.izneo.com/read/9782803652174/[0:300]</text:p>
          </table:table-cell>
        </table:table-row>
        <table:table-row table:style-name="ro1">
          <table:table-cell office:value-type="string" calcext:value-type="string">
            <text:p>9782803652198</text:p>
          </table:table-cell>
          <table:table-cell table:formula="of:=[.$B$1]&amp;[.A1396]&amp;&quot;/[0:300]&quot;" office:value-type="string" office:string-value="https://reader.izneo.com/read/9782803652198/[0:300]" calcext:value-type="string">
            <text:p>https://reader.izneo.com/read/9782803652198/[0:300]</text:p>
          </table:table-cell>
        </table:table-row>
        <table:table-row table:style-name="ro1">
          <table:table-cell office:value-type="string" calcext:value-type="string">
            <text:p>9782803652204</text:p>
          </table:table-cell>
          <table:table-cell table:formula="of:=[.$B$1]&amp;[.A1397]&amp;&quot;/[0:300]&quot;" office:value-type="string" office:string-value="https://reader.izneo.com/read/9782803652204/[0:300]" calcext:value-type="string">
            <text:p>https://reader.izneo.com/read/9782803652204/[0:300]</text:p>
          </table:table-cell>
        </table:table-row>
        <table:table-row table:style-name="ro1">
          <table:table-cell office:value-type="string" calcext:value-type="string">
            <text:p>9782803652211</text:p>
          </table:table-cell>
          <table:table-cell table:formula="of:=[.$B$1]&amp;[.A1398]&amp;&quot;/[0:300]&quot;" office:value-type="string" office:string-value="https://reader.izneo.com/read/9782803652211/[0:300]" calcext:value-type="string">
            <text:p>https://reader.izneo.com/read/9782803652211/[0:300]</text:p>
          </table:table-cell>
        </table:table-row>
        <table:table-row table:style-name="ro1">
          <table:table-cell office:value-type="string" calcext:value-type="string">
            <text:p>9782803652228</text:p>
          </table:table-cell>
          <table:table-cell table:formula="of:=[.$B$1]&amp;[.A1399]&amp;&quot;/[0:300]&quot;" office:value-type="string" office:string-value="https://reader.izneo.com/read/9782803652228/[0:300]" calcext:value-type="string">
            <text:p>https://reader.izneo.com/read/9782803652228/[0:300]</text:p>
          </table:table-cell>
        </table:table-row>
        <table:table-row table:style-name="ro1">
          <table:table-cell office:value-type="string" calcext:value-type="string">
            <text:p>9782803652235</text:p>
          </table:table-cell>
          <table:table-cell table:formula="of:=[.$B$1]&amp;[.A1400]&amp;&quot;/[0:300]&quot;" office:value-type="string" office:string-value="https://reader.izneo.com/read/9782803652235/[0:300]" calcext:value-type="string">
            <text:p>https://reader.izneo.com/read/9782803652235/[0:300]</text:p>
          </table:table-cell>
        </table:table-row>
        <table:table-row table:style-name="ro1">
          <table:table-cell office:value-type="string" calcext:value-type="string">
            <text:p>9782803652242</text:p>
          </table:table-cell>
          <table:table-cell table:formula="of:=[.$B$1]&amp;[.A1401]&amp;&quot;/[0:300]&quot;" office:value-type="string" office:string-value="https://reader.izneo.com/read/9782803652242/[0:300]" calcext:value-type="string">
            <text:p>https://reader.izneo.com/read/9782803652242/[0:300]</text:p>
          </table:table-cell>
        </table:table-row>
        <table:table-row table:style-name="ro1">
          <table:table-cell office:value-type="string" calcext:value-type="string">
            <text:p>9782803652259</text:p>
          </table:table-cell>
          <table:table-cell table:formula="of:=[.$B$1]&amp;[.A1402]&amp;&quot;/[0:300]&quot;" office:value-type="string" office:string-value="https://reader.izneo.com/read/9782803652259/[0:300]" calcext:value-type="string">
            <text:p>https://reader.izneo.com/read/9782803652259/[0:300]</text:p>
          </table:table-cell>
        </table:table-row>
        <table:table-row table:style-name="ro1">
          <table:table-cell office:value-type="string" calcext:value-type="string">
            <text:p>9782803652266</text:p>
          </table:table-cell>
          <table:table-cell table:formula="of:=[.$B$1]&amp;[.A1403]&amp;&quot;/[0:300]&quot;" office:value-type="string" office:string-value="https://reader.izneo.com/read/9782803652266/[0:300]" calcext:value-type="string">
            <text:p>https://reader.izneo.com/read/9782803652266/[0:300]</text:p>
          </table:table-cell>
        </table:table-row>
        <table:table-row table:style-name="ro1">
          <table:table-cell office:value-type="string" calcext:value-type="string">
            <text:p>9782803652273</text:p>
          </table:table-cell>
          <table:table-cell table:formula="of:=[.$B$1]&amp;[.A1404]&amp;&quot;/[0:300]&quot;" office:value-type="string" office:string-value="https://reader.izneo.com/read/9782803652273/[0:300]" calcext:value-type="string">
            <text:p>https://reader.izneo.com/read/9782803652273/[0:300]</text:p>
          </table:table-cell>
        </table:table-row>
        <table:table-row table:style-name="ro1">
          <table:table-cell office:value-type="string" calcext:value-type="string">
            <text:p>9782803652297</text:p>
          </table:table-cell>
          <table:table-cell table:formula="of:=[.$B$1]&amp;[.A1405]&amp;&quot;/[0:300]&quot;" office:value-type="string" office:string-value="https://reader.izneo.com/read/9782803652297/[0:300]" calcext:value-type="string">
            <text:p>https://reader.izneo.com/read/9782803652297/[0:300]</text:p>
          </table:table-cell>
        </table:table-row>
        <table:table-row table:style-name="ro1">
          <table:table-cell office:value-type="string" calcext:value-type="string">
            <text:p>9782803652327</text:p>
          </table:table-cell>
          <table:table-cell table:formula="of:=[.$B$1]&amp;[.A1406]&amp;&quot;/[0:300]&quot;" office:value-type="string" office:string-value="https://reader.izneo.com/read/9782803652327/[0:300]" calcext:value-type="string">
            <text:p>https://reader.izneo.com/read/9782803652327/[0:300]</text:p>
          </table:table-cell>
        </table:table-row>
        <table:table-row table:style-name="ro1">
          <table:table-cell office:value-type="string" calcext:value-type="string">
            <text:p>9782803652341</text:p>
          </table:table-cell>
          <table:table-cell table:formula="of:=[.$B$1]&amp;[.A1407]&amp;&quot;/[0:300]&quot;" office:value-type="string" office:string-value="https://reader.izneo.com/read/9782803652341/[0:300]" calcext:value-type="string">
            <text:p>https://reader.izneo.com/read/9782803652341/[0:300]</text:p>
          </table:table-cell>
        </table:table-row>
        <table:table-row table:style-name="ro1">
          <table:table-cell office:value-type="string" calcext:value-type="string">
            <text:p>9782803652358</text:p>
          </table:table-cell>
          <table:table-cell table:formula="of:=[.$B$1]&amp;[.A1408]&amp;&quot;/[0:300]&quot;" office:value-type="string" office:string-value="https://reader.izneo.com/read/9782803652358/[0:300]" calcext:value-type="string">
            <text:p>https://reader.izneo.com/read/9782803652358/[0:300]</text:p>
          </table:table-cell>
        </table:table-row>
        <table:table-row table:style-name="ro1">
          <table:table-cell office:value-type="string" calcext:value-type="string">
            <text:p>9782803652365</text:p>
          </table:table-cell>
          <table:table-cell table:formula="of:=[.$B$1]&amp;[.A1409]&amp;&quot;/[0:300]&quot;" office:value-type="string" office:string-value="https://reader.izneo.com/read/9782803652365/[0:300]" calcext:value-type="string">
            <text:p>https://reader.izneo.com/read/9782803652365/[0:300]</text:p>
          </table:table-cell>
        </table:table-row>
        <table:table-row table:style-name="ro1">
          <table:table-cell office:value-type="string" calcext:value-type="string">
            <text:p>9782803652389</text:p>
          </table:table-cell>
          <table:table-cell table:formula="of:=[.$B$1]&amp;[.A1410]&amp;&quot;/[0:300]&quot;" office:value-type="string" office:string-value="https://reader.izneo.com/read/9782803652389/[0:300]" calcext:value-type="string">
            <text:p>https://reader.izneo.com/read/9782803652389/[0:300]</text:p>
          </table:table-cell>
        </table:table-row>
        <table:table-row table:style-name="ro1">
          <table:table-cell office:value-type="string" calcext:value-type="string">
            <text:p>9782803652396</text:p>
          </table:table-cell>
          <table:table-cell table:formula="of:=[.$B$1]&amp;[.A1411]&amp;&quot;/[0:300]&quot;" office:value-type="string" office:string-value="https://reader.izneo.com/read/9782803652396/[0:300]" calcext:value-type="string">
            <text:p>https://reader.izneo.com/read/9782803652396/[0:300]</text:p>
          </table:table-cell>
        </table:table-row>
        <table:table-row table:style-name="ro1">
          <table:table-cell office:value-type="string" calcext:value-type="string">
            <text:p>9782803652402</text:p>
          </table:table-cell>
          <table:table-cell table:formula="of:=[.$B$1]&amp;[.A1412]&amp;&quot;/[0:300]&quot;" office:value-type="string" office:string-value="https://reader.izneo.com/read/9782803652402/[0:300]" calcext:value-type="string">
            <text:p>https://reader.izneo.com/read/9782803652402/[0:300]</text:p>
          </table:table-cell>
        </table:table-row>
        <table:table-row table:style-name="ro1">
          <table:table-cell office:value-type="string" calcext:value-type="string">
            <text:p>9782803652433</text:p>
          </table:table-cell>
          <table:table-cell table:formula="of:=[.$B$1]&amp;[.A1413]&amp;&quot;/[0:300]&quot;" office:value-type="string" office:string-value="https://reader.izneo.com/read/9782803652433/[0:300]" calcext:value-type="string">
            <text:p>https://reader.izneo.com/read/9782803652433/[0:300]</text:p>
          </table:table-cell>
        </table:table-row>
        <table:table-row table:style-name="ro1">
          <table:table-cell office:value-type="string" calcext:value-type="string">
            <text:p>9782803652440</text:p>
          </table:table-cell>
          <table:table-cell table:formula="of:=[.$B$1]&amp;[.A1414]&amp;&quot;/[0:300]&quot;" office:value-type="string" office:string-value="https://reader.izneo.com/read/9782803652440/[0:300]" calcext:value-type="string">
            <text:p>https://reader.izneo.com/read/9782803652440/[0:300]</text:p>
          </table:table-cell>
        </table:table-row>
        <table:table-row table:style-name="ro1">
          <table:table-cell office:value-type="string" calcext:value-type="string">
            <text:p>9782803652457</text:p>
          </table:table-cell>
          <table:table-cell table:formula="of:=[.$B$1]&amp;[.A1415]&amp;&quot;/[0:300]&quot;" office:value-type="string" office:string-value="https://reader.izneo.com/read/9782803652457/[0:300]" calcext:value-type="string">
            <text:p>https://reader.izneo.com/read/9782803652457/[0:300]</text:p>
          </table:table-cell>
        </table:table-row>
        <table:table-row table:style-name="ro1">
          <table:table-cell office:value-type="string" calcext:value-type="string">
            <text:p>9782803652464</text:p>
          </table:table-cell>
          <table:table-cell table:formula="of:=[.$B$1]&amp;[.A1416]&amp;&quot;/[0:300]&quot;" office:value-type="string" office:string-value="https://reader.izneo.com/read/9782803652464/[0:300]" calcext:value-type="string">
            <text:p>https://reader.izneo.com/read/9782803652464/[0:300]</text:p>
          </table:table-cell>
        </table:table-row>
        <table:table-row table:style-name="ro1">
          <table:table-cell office:value-type="string" calcext:value-type="string">
            <text:p>9782803652471</text:p>
          </table:table-cell>
          <table:table-cell table:formula="of:=[.$B$1]&amp;[.A1417]&amp;&quot;/[0:300]&quot;" office:value-type="string" office:string-value="https://reader.izneo.com/read/9782803652471/[0:300]" calcext:value-type="string">
            <text:p>https://reader.izneo.com/read/9782803652471/[0:300]</text:p>
          </table:table-cell>
        </table:table-row>
        <table:table-row table:style-name="ro1">
          <table:table-cell office:value-type="string" calcext:value-type="string">
            <text:p>9782803652488</text:p>
          </table:table-cell>
          <table:table-cell table:formula="of:=[.$B$1]&amp;[.A1418]&amp;&quot;/[0:300]&quot;" office:value-type="string" office:string-value="https://reader.izneo.com/read/9782803652488/[0:300]" calcext:value-type="string">
            <text:p>https://reader.izneo.com/read/9782803652488/[0:300]</text:p>
          </table:table-cell>
        </table:table-row>
        <table:table-row table:style-name="ro1">
          <table:table-cell office:value-type="string" calcext:value-type="string">
            <text:p>9782803652495</text:p>
          </table:table-cell>
          <table:table-cell table:formula="of:=[.$B$1]&amp;[.A1419]&amp;&quot;/[0:300]&quot;" office:value-type="string" office:string-value="https://reader.izneo.com/read/9782803652495/[0:300]" calcext:value-type="string">
            <text:p>https://reader.izneo.com/read/9782803652495/[0:300]</text:p>
          </table:table-cell>
        </table:table-row>
        <table:table-row table:style-name="ro1">
          <table:table-cell office:value-type="string" calcext:value-type="string">
            <text:p>9782803652501</text:p>
          </table:table-cell>
          <table:table-cell table:formula="of:=[.$B$1]&amp;[.A1420]&amp;&quot;/[0:300]&quot;" office:value-type="string" office:string-value="https://reader.izneo.com/read/9782803652501/[0:300]" calcext:value-type="string">
            <text:p>https://reader.izneo.com/read/9782803652501/[0:300]</text:p>
          </table:table-cell>
        </table:table-row>
        <table:table-row table:style-name="ro1">
          <table:table-cell office:value-type="string" calcext:value-type="string">
            <text:p>9782803652532</text:p>
          </table:table-cell>
          <table:table-cell table:formula="of:=[.$B$1]&amp;[.A1421]&amp;&quot;/[0:300]&quot;" office:value-type="string" office:string-value="https://reader.izneo.com/read/9782803652532/[0:300]" calcext:value-type="string">
            <text:p>https://reader.izneo.com/read/9782803652532/[0:300]</text:p>
          </table:table-cell>
        </table:table-row>
        <table:table-row table:style-name="ro1">
          <table:table-cell office:value-type="string" calcext:value-type="string">
            <text:p>9782803652549</text:p>
          </table:table-cell>
          <table:table-cell table:formula="of:=[.$B$1]&amp;[.A1422]&amp;&quot;/[0:300]&quot;" office:value-type="string" office:string-value="https://reader.izneo.com/read/9782803652549/[0:300]" calcext:value-type="string">
            <text:p>https://reader.izneo.com/read/9782803652549/[0:300]</text:p>
          </table:table-cell>
        </table:table-row>
        <table:table-row table:style-name="ro1">
          <table:table-cell office:value-type="string" calcext:value-type="string">
            <text:p>9782803652556</text:p>
          </table:table-cell>
          <table:table-cell table:formula="of:=[.$B$1]&amp;[.A1423]&amp;&quot;/[0:300]&quot;" office:value-type="string" office:string-value="https://reader.izneo.com/read/9782803652556/[0:300]" calcext:value-type="string">
            <text:p>https://reader.izneo.com/read/9782803652556/[0:300]</text:p>
          </table:table-cell>
        </table:table-row>
        <table:table-row table:style-name="ro1">
          <table:table-cell office:value-type="string" calcext:value-type="string">
            <text:p>9782803652563</text:p>
          </table:table-cell>
          <table:table-cell table:formula="of:=[.$B$1]&amp;[.A1424]&amp;&quot;/[0:300]&quot;" office:value-type="string" office:string-value="https://reader.izneo.com/read/9782803652563/[0:300]" calcext:value-type="string">
            <text:p>https://reader.izneo.com/read/9782803652563/[0:300]</text:p>
          </table:table-cell>
        </table:table-row>
        <table:table-row table:style-name="ro1">
          <table:table-cell office:value-type="string" calcext:value-type="string">
            <text:p>9782803652570</text:p>
          </table:table-cell>
          <table:table-cell table:formula="of:=[.$B$1]&amp;[.A1425]&amp;&quot;/[0:300]&quot;" office:value-type="string" office:string-value="https://reader.izneo.com/read/9782803652570/[0:300]" calcext:value-type="string">
            <text:p>https://reader.izneo.com/read/9782803652570/[0:300]</text:p>
          </table:table-cell>
        </table:table-row>
        <table:table-row table:style-name="ro1">
          <table:table-cell office:value-type="string" calcext:value-type="string">
            <text:p>9782803652587</text:p>
          </table:table-cell>
          <table:table-cell table:formula="of:=[.$B$1]&amp;[.A1426]&amp;&quot;/[0:300]&quot;" office:value-type="string" office:string-value="https://reader.izneo.com/read/9782803652587/[0:300]" calcext:value-type="string">
            <text:p>https://reader.izneo.com/read/9782803652587/[0:300]</text:p>
          </table:table-cell>
        </table:table-row>
        <table:table-row table:style-name="ro1">
          <table:table-cell office:value-type="string" calcext:value-type="string">
            <text:p>9782803652594</text:p>
          </table:table-cell>
          <table:table-cell table:formula="of:=[.$B$1]&amp;[.A1427]&amp;&quot;/[0:300]&quot;" office:value-type="string" office:string-value="https://reader.izneo.com/read/9782803652594/[0:300]" calcext:value-type="string">
            <text:p>https://reader.izneo.com/read/9782803652594/[0:300]</text:p>
          </table:table-cell>
        </table:table-row>
        <table:table-row table:style-name="ro1">
          <table:table-cell office:value-type="string" calcext:value-type="string">
            <text:p>9782803652600</text:p>
          </table:table-cell>
          <table:table-cell table:formula="of:=[.$B$1]&amp;[.A1428]&amp;&quot;/[0:300]&quot;" office:value-type="string" office:string-value="https://reader.izneo.com/read/9782803652600/[0:300]" calcext:value-type="string">
            <text:p>https://reader.izneo.com/read/9782803652600/[0:300]</text:p>
          </table:table-cell>
        </table:table-row>
        <table:table-row table:style-name="ro1">
          <table:table-cell office:value-type="string" calcext:value-type="string">
            <text:p>9782803652648</text:p>
          </table:table-cell>
          <table:table-cell table:formula="of:=[.$B$1]&amp;[.A1429]&amp;&quot;/[0:300]&quot;" office:value-type="string" office:string-value="https://reader.izneo.com/read/9782803652648/[0:300]" calcext:value-type="string">
            <text:p>https://reader.izneo.com/read/9782803652648/[0:300]</text:p>
          </table:table-cell>
        </table:table-row>
        <table:table-row table:style-name="ro1">
          <table:table-cell office:value-type="string" calcext:value-type="string">
            <text:p>9782803652655</text:p>
          </table:table-cell>
          <table:table-cell table:formula="of:=[.$B$1]&amp;[.A1430]&amp;&quot;/[0:300]&quot;" office:value-type="string" office:string-value="https://reader.izneo.com/read/9782803652655/[0:300]" calcext:value-type="string">
            <text:p>https://reader.izneo.com/read/9782803652655/[0:300]</text:p>
          </table:table-cell>
        </table:table-row>
        <table:table-row table:style-name="ro1">
          <table:table-cell office:value-type="string" calcext:value-type="string">
            <text:p>9782803652662</text:p>
          </table:table-cell>
          <table:table-cell table:formula="of:=[.$B$1]&amp;[.A1431]&amp;&quot;/[0:300]&quot;" office:value-type="string" office:string-value="https://reader.izneo.com/read/9782803652662/[0:300]" calcext:value-type="string">
            <text:p>https://reader.izneo.com/read/9782803652662/[0:300]</text:p>
          </table:table-cell>
        </table:table-row>
        <table:table-row table:style-name="ro1">
          <table:table-cell office:value-type="string" calcext:value-type="string">
            <text:p>9782803652679</text:p>
          </table:table-cell>
          <table:table-cell table:formula="of:=[.$B$1]&amp;[.A1432]&amp;&quot;/[0:300]&quot;" office:value-type="string" office:string-value="https://reader.izneo.com/read/9782803652679/[0:300]" calcext:value-type="string">
            <text:p>https://reader.izneo.com/read/9782803652679/[0:300]</text:p>
          </table:table-cell>
        </table:table-row>
        <table:table-row table:style-name="ro1">
          <table:table-cell office:value-type="string" calcext:value-type="string">
            <text:p>9782803652686</text:p>
          </table:table-cell>
          <table:table-cell table:formula="of:=[.$B$1]&amp;[.A1433]&amp;&quot;/[0:300]&quot;" office:value-type="string" office:string-value="https://reader.izneo.com/read/9782803652686/[0:300]" calcext:value-type="string">
            <text:p>https://reader.izneo.com/read/9782803652686/[0:300]</text:p>
          </table:table-cell>
        </table:table-row>
        <table:table-row table:style-name="ro1">
          <table:table-cell office:value-type="string" calcext:value-type="string">
            <text:p>9782803652693</text:p>
          </table:table-cell>
          <table:table-cell table:formula="of:=[.$B$1]&amp;[.A1434]&amp;&quot;/[0:300]&quot;" office:value-type="string" office:string-value="https://reader.izneo.com/read/9782803652693/[0:300]" calcext:value-type="string">
            <text:p>https://reader.izneo.com/read/9782803652693/[0:300]</text:p>
          </table:table-cell>
        </table:table-row>
        <table:table-row table:style-name="ro1">
          <table:table-cell office:value-type="string" calcext:value-type="string">
            <text:p>9782803652709</text:p>
          </table:table-cell>
          <table:table-cell table:formula="of:=[.$B$1]&amp;[.A1435]&amp;&quot;/[0:300]&quot;" office:value-type="string" office:string-value="https://reader.izneo.com/read/9782803652709/[0:300]" calcext:value-type="string">
            <text:p>https://reader.izneo.com/read/9782803652709/[0:300]</text:p>
          </table:table-cell>
        </table:table-row>
        <table:table-row table:style-name="ro1">
          <table:table-cell office:value-type="string" calcext:value-type="string">
            <text:p>9782803652723</text:p>
          </table:table-cell>
          <table:table-cell table:formula="of:=[.$B$1]&amp;[.A1436]&amp;&quot;/[0:300]&quot;" office:value-type="string" office:string-value="https://reader.izneo.com/read/9782803652723/[0:300]" calcext:value-type="string">
            <text:p>https://reader.izneo.com/read/9782803652723/[0:300]</text:p>
          </table:table-cell>
        </table:table-row>
        <table:table-row table:style-name="ro1">
          <table:table-cell office:value-type="string" calcext:value-type="string">
            <text:p>9782803652730</text:p>
          </table:table-cell>
          <table:table-cell table:formula="of:=[.$B$1]&amp;[.A1437]&amp;&quot;/[0:300]&quot;" office:value-type="string" office:string-value="https://reader.izneo.com/read/9782803652730/[0:300]" calcext:value-type="string">
            <text:p>https://reader.izneo.com/read/9782803652730/[0:300]</text:p>
          </table:table-cell>
        </table:table-row>
        <table:table-row table:style-name="ro1">
          <table:table-cell office:value-type="string" calcext:value-type="string">
            <text:p>9782803652747</text:p>
          </table:table-cell>
          <table:table-cell table:formula="of:=[.$B$1]&amp;[.A1438]&amp;&quot;/[0:300]&quot;" office:value-type="string" office:string-value="https://reader.izneo.com/read/9782803652747/[0:300]" calcext:value-type="string">
            <text:p>https://reader.izneo.com/read/9782803652747/[0:300]</text:p>
          </table:table-cell>
        </table:table-row>
        <table:table-row table:style-name="ro1">
          <table:table-cell office:value-type="string" calcext:value-type="string">
            <text:p>9782803652754</text:p>
          </table:table-cell>
          <table:table-cell table:formula="of:=[.$B$1]&amp;[.A1439]&amp;&quot;/[0:300]&quot;" office:value-type="string" office:string-value="https://reader.izneo.com/read/9782803652754/[0:300]" calcext:value-type="string">
            <text:p>https://reader.izneo.com/read/9782803652754/[0:300]</text:p>
          </table:table-cell>
        </table:table-row>
        <table:table-row table:style-name="ro1">
          <table:table-cell office:value-type="string" calcext:value-type="string">
            <text:p>9782803652761</text:p>
          </table:table-cell>
          <table:table-cell table:formula="of:=[.$B$1]&amp;[.A1440]&amp;&quot;/[0:300]&quot;" office:value-type="string" office:string-value="https://reader.izneo.com/read/9782803652761/[0:300]" calcext:value-type="string">
            <text:p>https://reader.izneo.com/read/9782803652761/[0:300]</text:p>
          </table:table-cell>
        </table:table-row>
        <table:table-row table:style-name="ro1">
          <table:table-cell office:value-type="string" calcext:value-type="string">
            <text:p>9782803652778</text:p>
          </table:table-cell>
          <table:table-cell table:formula="of:=[.$B$1]&amp;[.A1441]&amp;&quot;/[0:300]&quot;" office:value-type="string" office:string-value="https://reader.izneo.com/read/9782803652778/[0:300]" calcext:value-type="string">
            <text:p>https://reader.izneo.com/read/9782803652778/[0:300]</text:p>
          </table:table-cell>
        </table:table-row>
        <table:table-row table:style-name="ro1">
          <table:table-cell office:value-type="string" calcext:value-type="string">
            <text:p>9782803652785</text:p>
          </table:table-cell>
          <table:table-cell table:formula="of:=[.$B$1]&amp;[.A1442]&amp;&quot;/[0:300]&quot;" office:value-type="string" office:string-value="https://reader.izneo.com/read/9782803652785/[0:300]" calcext:value-type="string">
            <text:p>https://reader.izneo.com/read/9782803652785/[0:300]</text:p>
          </table:table-cell>
        </table:table-row>
        <table:table-row table:style-name="ro1">
          <table:table-cell office:value-type="string" calcext:value-type="string">
            <text:p>9782803652792</text:p>
          </table:table-cell>
          <table:table-cell table:formula="of:=[.$B$1]&amp;[.A1443]&amp;&quot;/[0:300]&quot;" office:value-type="string" office:string-value="https://reader.izneo.com/read/9782803652792/[0:300]" calcext:value-type="string">
            <text:p>https://reader.izneo.com/read/9782803652792/[0:300]</text:p>
          </table:table-cell>
        </table:table-row>
        <table:table-row table:style-name="ro1">
          <table:table-cell office:value-type="string" calcext:value-type="string">
            <text:p>9782803652808</text:p>
          </table:table-cell>
          <table:table-cell table:formula="of:=[.$B$1]&amp;[.A1444]&amp;&quot;/[0:300]&quot;" office:value-type="string" office:string-value="https://reader.izneo.com/read/9782803652808/[0:300]" calcext:value-type="string">
            <text:p>https://reader.izneo.com/read/9782803652808/[0:300]</text:p>
          </table:table-cell>
        </table:table-row>
        <table:table-row table:style-name="ro1">
          <table:table-cell office:value-type="string" calcext:value-type="string">
            <text:p>9782803652815</text:p>
          </table:table-cell>
          <table:table-cell table:formula="of:=[.$B$1]&amp;[.A1445]&amp;&quot;/[0:300]&quot;" office:value-type="string" office:string-value="https://reader.izneo.com/read/9782803652815/[0:300]" calcext:value-type="string">
            <text:p>https://reader.izneo.com/read/9782803652815/[0:300]</text:p>
          </table:table-cell>
        </table:table-row>
        <table:table-row table:style-name="ro1">
          <table:table-cell office:value-type="string" calcext:value-type="string">
            <text:p>9782803652822</text:p>
          </table:table-cell>
          <table:table-cell table:formula="of:=[.$B$1]&amp;[.A1446]&amp;&quot;/[0:300]&quot;" office:value-type="string" office:string-value="https://reader.izneo.com/read/9782803652822/[0:300]" calcext:value-type="string">
            <text:p>https://reader.izneo.com/read/9782803652822/[0:300]</text:p>
          </table:table-cell>
        </table:table-row>
        <table:table-row table:style-name="ro1">
          <table:table-cell office:value-type="string" calcext:value-type="string">
            <text:p>9782803652839</text:p>
          </table:table-cell>
          <table:table-cell table:formula="of:=[.$B$1]&amp;[.A1447]&amp;&quot;/[0:300]&quot;" office:value-type="string" office:string-value="https://reader.izneo.com/read/9782803652839/[0:300]" calcext:value-type="string">
            <text:p>https://reader.izneo.com/read/9782803652839/[0:300]</text:p>
          </table:table-cell>
        </table:table-row>
        <table:table-row table:style-name="ro1">
          <table:table-cell office:value-type="string" calcext:value-type="string">
            <text:p>9782803652846</text:p>
          </table:table-cell>
          <table:table-cell table:formula="of:=[.$B$1]&amp;[.A1448]&amp;&quot;/[0:300]&quot;" office:value-type="string" office:string-value="https://reader.izneo.com/read/9782803652846/[0:300]" calcext:value-type="string">
            <text:p>https://reader.izneo.com/read/9782803652846/[0:300]</text:p>
          </table:table-cell>
        </table:table-row>
        <table:table-row table:style-name="ro1">
          <table:table-cell office:value-type="string" calcext:value-type="string">
            <text:p>9782803652853</text:p>
          </table:table-cell>
          <table:table-cell table:formula="of:=[.$B$1]&amp;[.A1449]&amp;&quot;/[0:300]&quot;" office:value-type="string" office:string-value="https://reader.izneo.com/read/9782803652853/[0:300]" calcext:value-type="string">
            <text:p>https://reader.izneo.com/read/9782803652853/[0:300]</text:p>
          </table:table-cell>
        </table:table-row>
        <table:table-row table:style-name="ro1">
          <table:table-cell office:value-type="string" calcext:value-type="string">
            <text:p>9782803652860</text:p>
          </table:table-cell>
          <table:table-cell table:formula="of:=[.$B$1]&amp;[.A1450]&amp;&quot;/[0:300]&quot;" office:value-type="string" office:string-value="https://reader.izneo.com/read/9782803652860/[0:300]" calcext:value-type="string">
            <text:p>https://reader.izneo.com/read/9782803652860/[0:300]</text:p>
          </table:table-cell>
        </table:table-row>
        <table:table-row table:style-name="ro1">
          <table:table-cell office:value-type="string" calcext:value-type="string">
            <text:p>9782803653294</text:p>
          </table:table-cell>
          <table:table-cell table:formula="of:=[.$B$1]&amp;[.A1451]&amp;&quot;/[0:300]&quot;" office:value-type="string" office:string-value="https://reader.izneo.com/read/9782803653294/[0:300]" calcext:value-type="string">
            <text:p>https://reader.izneo.com/read/9782803653294/[0:300]</text:p>
          </table:table-cell>
        </table:table-row>
        <table:table-row table:style-name="ro1">
          <table:table-cell office:value-type="string" calcext:value-type="string">
            <text:p>9782803653300</text:p>
          </table:table-cell>
          <table:table-cell table:formula="of:=[.$B$1]&amp;[.A1452]&amp;&quot;/[0:300]&quot;" office:value-type="string" office:string-value="https://reader.izneo.com/read/9782803653300/[0:300]" calcext:value-type="string">
            <text:p>https://reader.izneo.com/read/9782803653300/[0:300]</text:p>
          </table:table-cell>
        </table:table-row>
        <table:table-row table:style-name="ro1">
          <table:table-cell office:value-type="string" calcext:value-type="string">
            <text:p>9782803653324</text:p>
          </table:table-cell>
          <table:table-cell table:formula="of:=[.$B$1]&amp;[.A1453]&amp;&quot;/[0:300]&quot;" office:value-type="string" office:string-value="https://reader.izneo.com/read/9782803653324/[0:300]" calcext:value-type="string">
            <text:p>https://reader.izneo.com/read/9782803653324/[0:300]</text:p>
          </table:table-cell>
        </table:table-row>
        <table:table-row table:style-name="ro1">
          <table:table-cell office:value-type="string" calcext:value-type="string">
            <text:p>9782803653331</text:p>
          </table:table-cell>
          <table:table-cell table:formula="of:=[.$B$1]&amp;[.A1454]&amp;&quot;/[0:300]&quot;" office:value-type="string" office:string-value="https://reader.izneo.com/read/9782803653331/[0:300]" calcext:value-type="string">
            <text:p>https://reader.izneo.com/read/9782803653331/[0:300]</text:p>
          </table:table-cell>
        </table:table-row>
        <table:table-row table:style-name="ro1">
          <table:table-cell office:value-type="string" calcext:value-type="string">
            <text:p>9782803653348</text:p>
          </table:table-cell>
          <table:table-cell table:formula="of:=[.$B$1]&amp;[.A1455]&amp;&quot;/[0:300]&quot;" office:value-type="string" office:string-value="https://reader.izneo.com/read/9782803653348/[0:300]" calcext:value-type="string">
            <text:p>https://reader.izneo.com/read/9782803653348/[0:300]</text:p>
          </table:table-cell>
        </table:table-row>
        <table:table-row table:style-name="ro1">
          <table:table-cell office:value-type="string" calcext:value-type="string">
            <text:p>9782803653416</text:p>
          </table:table-cell>
          <table:table-cell table:formula="of:=[.$B$1]&amp;[.A1456]&amp;&quot;/[0:300]&quot;" office:value-type="string" office:string-value="https://reader.izneo.com/read/9782803653416/[0:300]" calcext:value-type="string">
            <text:p>https://reader.izneo.com/read/9782803653416/[0:300]</text:p>
          </table:table-cell>
        </table:table-row>
        <table:table-row table:style-name="ro1">
          <table:table-cell office:value-type="string" calcext:value-type="string">
            <text:p>9782803653423</text:p>
          </table:table-cell>
          <table:table-cell table:formula="of:=[.$B$1]&amp;[.A1457]&amp;&quot;/[0:300]&quot;" office:value-type="string" office:string-value="https://reader.izneo.com/read/9782803653423/[0:300]" calcext:value-type="string">
            <text:p>https://reader.izneo.com/read/9782803653423/[0:300]</text:p>
          </table:table-cell>
        </table:table-row>
        <table:table-row table:style-name="ro1">
          <table:table-cell office:value-type="string" calcext:value-type="string">
            <text:p>9782803653430</text:p>
          </table:table-cell>
          <table:table-cell table:formula="of:=[.$B$1]&amp;[.A1458]&amp;&quot;/[0:300]&quot;" office:value-type="string" office:string-value="https://reader.izneo.com/read/9782803653430/[0:300]" calcext:value-type="string">
            <text:p>https://reader.izneo.com/read/9782803653430/[0:300]</text:p>
          </table:table-cell>
        </table:table-row>
        <table:table-row table:style-name="ro1">
          <table:table-cell office:value-type="string" calcext:value-type="string">
            <text:p>9782803653447</text:p>
          </table:table-cell>
          <table:table-cell table:formula="of:=[.$B$1]&amp;[.A1459]&amp;&quot;/[0:300]&quot;" office:value-type="string" office:string-value="https://reader.izneo.com/read/9782803653447/[0:300]" calcext:value-type="string">
            <text:p>https://reader.izneo.com/read/9782803653447/[0:300]</text:p>
          </table:table-cell>
        </table:table-row>
        <table:table-row table:style-name="ro1">
          <table:table-cell office:value-type="string" calcext:value-type="string">
            <text:p>9782803653461</text:p>
          </table:table-cell>
          <table:table-cell table:formula="of:=[.$B$1]&amp;[.A1460]&amp;&quot;/[0:300]&quot;" office:value-type="string" office:string-value="https://reader.izneo.com/read/9782803653461/[0:300]" calcext:value-type="string">
            <text:p>https://reader.izneo.com/read/9782803653461/[0:300]</text:p>
          </table:table-cell>
        </table:table-row>
        <table:table-row table:style-name="ro1">
          <table:table-cell office:value-type="string" calcext:value-type="string">
            <text:p>9782803653515</text:p>
          </table:table-cell>
          <table:table-cell table:formula="of:=[.$B$1]&amp;[.A1461]&amp;&quot;/[0:300]&quot;" office:value-type="string" office:string-value="https://reader.izneo.com/read/9782803653515/[0:300]" calcext:value-type="string">
            <text:p>https://reader.izneo.com/read/9782803653515/[0:300]</text:p>
          </table:table-cell>
        </table:table-row>
        <table:table-row table:style-name="ro1">
          <table:table-cell office:value-type="string" calcext:value-type="string">
            <text:p>9782803653577</text:p>
          </table:table-cell>
          <table:table-cell table:formula="of:=[.$B$1]&amp;[.A1462]&amp;&quot;/[0:300]&quot;" office:value-type="string" office:string-value="https://reader.izneo.com/read/9782803653577/[0:300]" calcext:value-type="string">
            <text:p>https://reader.izneo.com/read/9782803653577/[0:300]</text:p>
          </table:table-cell>
        </table:table-row>
        <table:table-row table:style-name="ro1">
          <table:table-cell office:value-type="string" calcext:value-type="string">
            <text:p>9782803653607</text:p>
          </table:table-cell>
          <table:table-cell table:formula="of:=[.$B$1]&amp;[.A1463]&amp;&quot;/[0:300]&quot;" office:value-type="string" office:string-value="https://reader.izneo.com/read/9782803653607/[0:300]" calcext:value-type="string">
            <text:p>https://reader.izneo.com/read/9782803653607/[0:300]</text:p>
          </table:table-cell>
        </table:table-row>
        <table:table-row table:style-name="ro1">
          <table:table-cell office:value-type="string" calcext:value-type="string">
            <text:p>9782803653652</text:p>
          </table:table-cell>
          <table:table-cell table:formula="of:=[.$B$1]&amp;[.A1464]&amp;&quot;/[0:300]&quot;" office:value-type="string" office:string-value="https://reader.izneo.com/read/9782803653652/[0:300]" calcext:value-type="string">
            <text:p>https://reader.izneo.com/read/9782803653652/[0:300]</text:p>
          </table:table-cell>
        </table:table-row>
        <table:table-row table:style-name="ro1">
          <table:table-cell office:value-type="string" calcext:value-type="string">
            <text:p>9782803653669</text:p>
          </table:table-cell>
          <table:table-cell table:formula="of:=[.$B$1]&amp;[.A1465]&amp;&quot;/[0:300]&quot;" office:value-type="string" office:string-value="https://reader.izneo.com/read/9782803653669/[0:300]" calcext:value-type="string">
            <text:p>https://reader.izneo.com/read/9782803653669/[0:300]</text:p>
          </table:table-cell>
        </table:table-row>
        <table:table-row table:style-name="ro1">
          <table:table-cell office:value-type="string" calcext:value-type="string">
            <text:p>9782803653713</text:p>
          </table:table-cell>
          <table:table-cell table:formula="of:=[.$B$1]&amp;[.A1466]&amp;&quot;/[0:300]&quot;" office:value-type="string" office:string-value="https://reader.izneo.com/read/9782803653713/[0:300]" calcext:value-type="string">
            <text:p>https://reader.izneo.com/read/9782803653713/[0:300]</text:p>
          </table:table-cell>
        </table:table-row>
        <table:table-row table:style-name="ro1">
          <table:table-cell office:value-type="string" calcext:value-type="string">
            <text:p>9782803653843</text:p>
          </table:table-cell>
          <table:table-cell table:formula="of:=[.$B$1]&amp;[.A1467]&amp;&quot;/[0:300]&quot;" office:value-type="string" office:string-value="https://reader.izneo.com/read/9782803653843/[0:300]" calcext:value-type="string">
            <text:p>https://reader.izneo.com/read/9782803653843/[0:300]</text:p>
          </table:table-cell>
        </table:table-row>
        <table:table-row table:style-name="ro1">
          <table:table-cell office:value-type="string" calcext:value-type="string">
            <text:p>9782803653928</text:p>
          </table:table-cell>
          <table:table-cell table:formula="of:=[.$B$1]&amp;[.A1468]&amp;&quot;/[0:300]&quot;" office:value-type="string" office:string-value="https://reader.izneo.com/read/9782803653928/[0:300]" calcext:value-type="string">
            <text:p>https://reader.izneo.com/read/9782803653928/[0:300]</text:p>
          </table:table-cell>
        </table:table-row>
        <table:table-row table:style-name="ro1">
          <table:table-cell office:value-type="string" calcext:value-type="string">
            <text:p>9782803654079</text:p>
          </table:table-cell>
          <table:table-cell table:formula="of:=[.$B$1]&amp;[.A1469]&amp;&quot;/[0:300]&quot;" office:value-type="string" office:string-value="https://reader.izneo.com/read/9782803654079/[0:300]" calcext:value-type="string">
            <text:p>https://reader.izneo.com/read/9782803654079/[0:300]</text:p>
          </table:table-cell>
        </table:table-row>
        <table:table-row table:style-name="ro1">
          <table:table-cell office:value-type="string" calcext:value-type="string">
            <text:p>9782803654949</text:p>
          </table:table-cell>
          <table:table-cell table:formula="of:=[.$B$1]&amp;[.A1470]&amp;&quot;/[0:300]&quot;" office:value-type="string" office:string-value="https://reader.izneo.com/read/9782803654949/[0:300]" calcext:value-type="string">
            <text:p>https://reader.izneo.com/read/9782803654949/[0:300]</text:p>
          </table:table-cell>
        </table:table-row>
        <table:table-row table:style-name="ro1">
          <table:table-cell office:value-type="string" calcext:value-type="string">
            <text:p>9782803654963</text:p>
          </table:table-cell>
          <table:table-cell table:formula="of:=[.$B$1]&amp;[.A1471]&amp;&quot;/[0:300]&quot;" office:value-type="string" office:string-value="https://reader.izneo.com/read/9782803654963/[0:300]" calcext:value-type="string">
            <text:p>https://reader.izneo.com/read/9782803654963/[0:300]</text:p>
          </table:table-cell>
        </table:table-row>
        <table:table-row table:style-name="ro1">
          <table:table-cell office:value-type="string" calcext:value-type="string">
            <text:p>9782803654970</text:p>
          </table:table-cell>
          <table:table-cell table:formula="of:=[.$B$1]&amp;[.A1472]&amp;&quot;/[0:300]&quot;" office:value-type="string" office:string-value="https://reader.izneo.com/read/9782803654970/[0:300]" calcext:value-type="string">
            <text:p>https://reader.izneo.com/read/9782803654970/[0:300]</text:p>
          </table:table-cell>
        </table:table-row>
        <table:table-row table:style-name="ro1">
          <table:table-cell office:value-type="string" calcext:value-type="string">
            <text:p>9782803654994</text:p>
          </table:table-cell>
          <table:table-cell table:formula="of:=[.$B$1]&amp;[.A1473]&amp;&quot;/[0:300]&quot;" office:value-type="string" office:string-value="https://reader.izneo.com/read/9782803654994/[0:300]" calcext:value-type="string">
            <text:p>https://reader.izneo.com/read/9782803654994/[0:300]</text:p>
          </table:table-cell>
        </table:table-row>
        <table:table-row table:style-name="ro1">
          <table:table-cell office:value-type="string" calcext:value-type="string">
            <text:p>9782803655007</text:p>
          </table:table-cell>
          <table:table-cell table:formula="of:=[.$B$1]&amp;[.A1474]&amp;&quot;/[0:300]&quot;" office:value-type="string" office:string-value="https://reader.izneo.com/read/9782803655007/[0:300]" calcext:value-type="string">
            <text:p>https://reader.izneo.com/read/9782803655007/[0:300]</text:p>
          </table:table-cell>
        </table:table-row>
        <table:table-row table:style-name="ro1">
          <table:table-cell office:value-type="string" calcext:value-type="string">
            <text:p>9782803655014</text:p>
          </table:table-cell>
          <table:table-cell table:formula="of:=[.$B$1]&amp;[.A1475]&amp;&quot;/[0:300]&quot;" office:value-type="string" office:string-value="https://reader.izneo.com/read/9782803655014/[0:300]" calcext:value-type="string">
            <text:p>https://reader.izneo.com/read/9782803655014/[0:300]</text:p>
          </table:table-cell>
        </table:table-row>
        <table:table-row table:style-name="ro1">
          <table:table-cell office:value-type="string" calcext:value-type="string">
            <text:p>9782803655021</text:p>
          </table:table-cell>
          <table:table-cell table:formula="of:=[.$B$1]&amp;[.A1476]&amp;&quot;/[0:300]&quot;" office:value-type="string" office:string-value="https://reader.izneo.com/read/9782803655021/[0:300]" calcext:value-type="string">
            <text:p>https://reader.izneo.com/read/9782803655021/[0:300]</text:p>
          </table:table-cell>
        </table:table-row>
        <table:table-row table:style-name="ro1">
          <table:table-cell office:value-type="string" calcext:value-type="string">
            <text:p>9782803655038</text:p>
          </table:table-cell>
          <table:table-cell table:formula="of:=[.$B$1]&amp;[.A1477]&amp;&quot;/[0:300]&quot;" office:value-type="string" office:string-value="https://reader.izneo.com/read/9782803655038/[0:300]" calcext:value-type="string">
            <text:p>https://reader.izneo.com/read/9782803655038/[0:300]</text:p>
          </table:table-cell>
        </table:table-row>
        <table:table-row table:style-name="ro1">
          <table:table-cell office:value-type="string" calcext:value-type="string">
            <text:p>9782803655472</text:p>
          </table:table-cell>
          <table:table-cell table:formula="of:=[.$B$1]&amp;[.A1478]&amp;&quot;/[0:300]&quot;" office:value-type="string" office:string-value="https://reader.izneo.com/read/9782803655472/[0:300]" calcext:value-type="string">
            <text:p>https://reader.izneo.com/read/9782803655472/[0:300]</text:p>
          </table:table-cell>
        </table:table-row>
        <table:table-row table:style-name="ro1">
          <table:table-cell office:value-type="string" calcext:value-type="string">
            <text:p>9782803670147</text:p>
          </table:table-cell>
          <table:table-cell table:formula="of:=[.$B$1]&amp;[.A1479]&amp;&quot;/[0:300]&quot;" office:value-type="string" office:string-value="https://reader.izneo.com/read/9782803670147/[0:300]" calcext:value-type="string">
            <text:p>https://reader.izneo.com/read/9782803670147/[0:300]</text:p>
          </table:table-cell>
        </table:table-row>
        <table:table-row table:style-name="ro1">
          <table:table-cell office:value-type="string" calcext:value-type="string">
            <text:p>9782803671601</text:p>
          </table:table-cell>
          <table:table-cell table:formula="of:=[.$B$1]&amp;[.A1480]&amp;&quot;/[0:300]&quot;" office:value-type="string" office:string-value="https://reader.izneo.com/read/9782803671601/[0:300]" calcext:value-type="string">
            <text:p>https://reader.izneo.com/read/9782803671601/[0:300]</text:p>
          </table:table-cell>
        </table:table-row>
        <table:table-row table:style-name="ro1" table:number-rows-repeated="104709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istes à parcourir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/>
          <table:table-cell table:style-name="ce2" office:value-type="string" calcext:value-type="string">
            <text:p><text:a xlink:href="https://reader.izneo.com/read/" xlink:type="simple">https://reader.izneo.com/read/</text:a></text:p>
          </table:table-cell>
          <table:table-cell office:value-type="string" calcext:value-type="string">
            <text:p>[00000:99999]/13</text:p>
          </table:table-cell>
        </table:table-row>
        <table:table-row table:style-name="ro1">
          <table:table-cell table:formula="of:=MID([.C2];30;8)" office:value-type="string" office:string-value="97820121" calcext:value-type="string">
            <text:p>97820121</text:p>
          </table:table-cell>
          <table:table-cell office:value-type="string" calcext:value-type="string">
            <text:p>Terminé</text:p>
          </table:table-cell>
          <table:table-cell office:value-type="string" calcext:value-type="string">
            <text:p><text:a xlink:href="http://reader.izneo.com/read/978201212359109153" xlink:type="simple">http://reader.izneo.com/read/978201212359109153</text:a>?exiturl=https://www.izneo.com:443/fr/evenement/245</text:p>
          </table:table-cell>
        </table:table-row>
        <table:table-row table:style-name="ro1">
          <table:table-cell table:formula="of:=MID([.C3];30;8)" office:value-type="string" office:string-value="97822050" calcext:value-type="string">
            <text:p>97822050</text:p>
          </table:table-cell>
          <table:table-cell office:value-type="string" calcext:value-type="string">
            <text:p>Terminé</text:p>
          </table:table-cell>
          <table:table-cell office:value-type="string" calcext:value-type="string">
            <text:p>http://reader.izneo.com/read/9782205055047?exiturl=https://www.izneo.com:443/fr/evenement/162</text:p>
          </table:table-cell>
        </table:table-row>
        <table:table-row table:style-name="ro1">
          <table:table-cell table:formula="of:=MID([.C4];30;8)" office:value-type="string" office:string-value="97823591" calcext:value-type="string">
            <text:p>97823591</text:p>
          </table:table-cell>
          <table:table-cell office:value-type="string" calcext:value-type="string">
            <text:p>A lister</text:p>
          </table:table-cell>
          <table:table-cell office:value-type="string" calcext:value-type="string">
            <text:p>http://reader.izneo.com/read/9782359109153?exiturl=https://www.izneo.com:443/fr/evenement/245</text:p>
          </table:table-cell>
        </table:table-row>
        <table:table-row table:style-name="ro1">
          <table:table-cell table:formula="of:=MID([.C5];30;8)" office:value-type="string" office:string-value="97823657" calcext:value-type="string">
            <text:p>97823657</text:p>
          </table:table-cell>
          <table:table-cell office:value-type="string" calcext:value-type="string">
            <text:p>Listage en cours</text:p>
          </table:table-cell>
          <table:table-cell office:value-type="string" calcext:value-type="string">
            <text:p>http://reader.izneo.com/read/9782365772570?exiturl=https://www.izneo.com/fr/</text:p>
          </table:table-cell>
        </table:table-row>
        <table:table-row table:style-name="ro1">
          <table:table-cell table:formula="of:=MID([.C6];30;8)" office:value-type="string" office:string-value="97823698" calcext:value-type="string">
            <text:p>97823698</text:p>
          </table:table-cell>
          <table:table-cell table:formula="of:=[.$B$1]&amp;[.A6]&amp;[.$C$1]" office:value-type="string" office:string-value="https://reader.izneo.com/read/97823698[00000:99999]/13" calcext:value-type="string">
            <text:p>https://reader.izneo.com/read/97823698[00000:99999]/13</text:p>
          </table:table-cell>
          <table:table-cell office:value-type="string" calcext:value-type="string">
            <text:p>http://reader.izneo.com/read/9782369811435?exiturl=https://www.izneo.com:443/fr/evenement/246</text:p>
          </table:table-cell>
        </table:table-row>
        <table:table-row table:style-name="ro1">
          <table:table-cell table:formula="of:=MID([.C7];30;8)" office:value-type="string" office:string-value="97825050" calcext:value-type="string">
            <text:p>97825050</text:p>
          </table:table-cell>
          <table:table-cell office:value-type="string" calcext:value-type="string">
            <text:p>En pause (beaucoup de mangas → abandon?)</text:p>
          </table:table-cell>
          <table:table-cell office:value-type="string" calcext:value-type="string">
            <text:p>http://reader.izneo.com/read/9782505000488?exiturl=https://www.izneo.com:443/fr/evenement/162</text:p>
          </table:table-cell>
        </table:table-row>
        <table:table-row table:style-name="ro1">
          <table:table-cell table:formula="of:=MID([.C8];30;8)" office:value-type="string" office:string-value="97827316" calcext:value-type="string">
            <text:p>97827316</text:p>
          </table:table-cell>
          <table:table-cell office:value-type="string" calcext:value-type="string">
            <text:p>Terminé</text:p>
          </table:table-cell>
          <table:table-cell office:value-type="string" calcext:value-type="string">
            <text:p>http://reader.izneo.com/read/9782731634365?exiturl=https://www.izneo.com:443/fr/evenement/162</text:p>
          </table:table-cell>
        </table:table-row>
        <table:table-row table:style-name="ro1">
          <table:table-cell table:formula="of:=MID([.C9];30;8)" office:value-type="string" office:string-value="97827459" calcext:value-type="string">
            <text:p>97827459</text:p>
          </table:table-cell>
          <table:table-cell office:value-type="string" calcext:value-type="string">
            <text:p>Terminé</text:p>
          </table:table-cell>
          <table:table-cell office:value-type="string" calcext:value-type="string">
            <text:p>http://reader.izneo.com/read/9782745968494</text:p>
          </table:table-cell>
        </table:table-row>
        <table:table-row table:style-name="ro1">
          <table:table-cell table:formula="of:=MID([.C10];30;8)" office:value-type="string" office:string-value="97827470" calcext:value-type="string">
            <text:p>97827470</text:p>
          </table:table-cell>
          <table:table-cell table:formula="of:=[.$B$1]&amp;[.A10]&amp;[.$C$1]" office:value-type="string" office:string-value="https://reader.izneo.com/read/97827470[00000:99999]/13" calcext:value-type="string">
            <text:p>https://reader.izneo.com/read/97827470[00000:99999]/13</text:p>
          </table:table-cell>
          <table:table-cell office:value-type="string" calcext:value-type="string">
            <text:p>http://reader.izneo.com/read/9782747076449</text:p>
          </table:table-cell>
        </table:table-row>
        <table:table-row table:style-name="ro1">
          <table:table-cell table:formula="of:=MID([.C11];30;8)" office:value-type="string" office:string-value="97828001" calcext:value-type="string">
            <text:p>97828001</text:p>
          </table:table-cell>
          <table:table-cell office:value-type="string" calcext:value-type="string">
            <text:p>Terminé</text:p>
          </table:table-cell>
          <table:table-cell office:value-type="string" calcext:value-type="string">
            <text:p>http://reader.izneo.com/read/9782800100142?exiturl=https://www.izneo.com:443/fr/evenement/162</text:p>
          </table:table-cell>
        </table:table-row>
        <table:table-row table:style-name="ro1">
          <table:table-cell table:formula="of:=MID([.C12];30;8)" office:value-type="string" office:string-value="97828036" calcext:value-type="string">
            <text:p>97828036</text:p>
          </table:table-cell>
          <table:table-cell office:value-type="string" calcext:value-type="string">
            <text:p>Listé</text:p>
          </table:table-cell>
          <table:table-cell office:value-type="string" calcext:value-type="string">
            <text:p>http://reader.izneo.com/read/9782803604609?exiturl=https://www.izneo.com:443/fr/evenement/162</text:p>
          </table:table-cell>
        </table:table-row>
        <table:table-row table:style-name="ro1">
          <table:table-cell table:formula="of:=MID([.C13];30;8)" office:value-type="string" office:string-value="97828189" calcext:value-type="string">
            <text:p>97828189</text:p>
          </table:table-cell>
          <table:table-cell table:formula="of:=[.$B$1]&amp;[.A13]&amp;[.$C$1]" office:value-type="string" office:string-value="https://reader.izneo.com/read/97828189[00000:99999]/13" calcext:value-type="string">
            <text:p>https://reader.izneo.com/read/97828189[00000:99999]/13</text:p>
          </table:table-cell>
          <table:table-cell office:value-type="string" calcext:value-type="string">
            <text:p>http://reader.izneo.com/read/9782818909706?exiturl=https://www.izneo.com:443/fr/evenement/247</text:p>
          </table:table-cell>
        </table:table-row>
        <table:table-row table:style-name="ro1">
          <table:table-cell table:formula="of:=MID([.C14];30;8)" office:value-type="string" office:string-value="97828222" calcext:value-type="string">
            <text:p>97828222</text:p>
          </table:table-cell>
          <table:table-cell table:formula="of:=[.$B$1]&amp;[.A14]&amp;[.$C$1]" office:value-type="string" office:string-value="https://reader.izneo.com/read/97828222[00000:99999]/13" calcext:value-type="string">
            <text:p>https://reader.izneo.com/read/97828222[00000:99999]/13</text:p>
          </table:table-cell>
          <table:table-cell office:value-type="string" calcext:value-type="string">
            <text:p>http://reader.izneo.com/read/9782822215657</text:p>
          </table:table-cell>
        </table:table-row>
        <table:table-row table:style-name="ro1">
          <table:table-cell table:formula="of:=MID([.C15];30;8)" office:value-type="string" office:string-value="97828709" calcext:value-type="string">
            <text:p>97828709</text:p>
          </table:table-cell>
          <table:table-cell table:formula="of:=[.$B$1]&amp;[.A15]&amp;[.$C$1]" office:value-type="string" office:string-value="https://reader.izneo.com/read/97828709[00000:99999]/13" calcext:value-type="string">
            <text:p>https://reader.izneo.com/read/97828709[00000:99999]/13</text:p>
          </table:table-cell>
          <table:table-cell office:value-type="string" calcext:value-type="string">
            <text:p>http://reader.izneo.com/read/9782870970102?exiturl=https://www.izneo.com:443/fr/evenement/162</text:p>
          </table:table-cell>
        </table:table-row>
        <table:table-row table:style-name="ro1">
          <table:table-cell table:formula="of:=MID([.C16];30;8)" office:value-type="string" office:string-value="97828712" calcext:value-type="string">
            <text:p>97828712</text:p>
          </table:table-cell>
          <table:table-cell table:formula="of:=[.$B$1]&amp;[.A16]&amp;[.$C$1]" office:value-type="string" office:string-value="https://reader.izneo.com/read/97828712[00000:99999]/13" calcext:value-type="string">
            <text:p>https://reader.izneo.com/read/97828712[00000:99999]/13</text:p>
          </table:table-cell>
          <table:table-cell office:value-type="string" calcext:value-type="string">
            <text:p>http://reader.izneo.com/read/9782871290001?exiturl=https://www.izneo.com:443/fr/evenement/162</text:p>
          </table:table-cell>
        </table:table-row>
        <table:table-row table:style-name="ro1">
          <table:table-cell table:formula="of:=MID([.C17];30;8)" office:value-type="string" office:string-value="97828847" calcext:value-type="string">
            <text:p>97828847</text:p>
          </table:table-cell>
          <table:table-cell table:formula="of:=[.$B$1]&amp;[.A17]&amp;[.$C$1]" office:value-type="string" office:string-value="https://reader.izneo.com/read/97828847[00000:99999]/13" calcext:value-type="string">
            <text:p>https://reader.izneo.com/read/97828847[00000:99999]/13</text:p>
          </table:table-cell>
          <table:table-cell office:value-type="string" calcext:value-type="string">
            <text:p>http://reader.izneo.com/read/9782884713634?exiturl=https://www.izneo.com/fr/</text:p>
          </table:table-cell>
        </table:table-row>
        <table:table-row table:style-name="ro1">
          <table:table-cell table:formula="of:=MID([.C18];30;8)" office:value-type="string" office:string-value="97829084" calcext:value-type="string">
            <text:p>97829084</text:p>
          </table:table-cell>
          <table:table-cell table:formula="of:=[.$B$1]&amp;[.A18]&amp;[.$C$1]" office:value-type="string" office:string-value="https://reader.izneo.com/read/97829084[00000:99999]/13" calcext:value-type="string">
            <text:p>https://reader.izneo.com/read/97829084[00000:99999]/13</text:p>
          </table:table-cell>
          <table:table-cell office:value-type="string" calcext:value-type="string">
            <text:p>http://reader.izneo.com/read/9782908462098?exiturl=https://www.izneo.com:443/fr/evenement/245</text:p>
          </table:table-cell>
        </table:table-row>
        <table:table-row table:style-name="ro1">
          <table:table-cell table:formula="of:=MID([.C19];30;8)" office:value-type="string" office:string-value="97829127" calcext:value-type="string">
            <text:p>97829127</text:p>
          </table:table-cell>
          <table:table-cell table:formula="of:=[.$B$1]&amp;[.A19]&amp;[.$C$1]" office:value-type="string" office:string-value="https://reader.izneo.com/read/97829127[00000:99999]/13" calcext:value-type="string">
            <text:p>https://reader.izneo.com/read/97829127[00000:99999]/13</text:p>
          </table:table-cell>
          <table:table-cell office:value-type="string" calcext:value-type="string">
            <text:p>http://reader.izneo.com/read/9782912715128?exiturl=https://www.izneo.com/fr/abo/catalogue</text:p>
          </table:table-cell>
        </table:table-row>
        <table:table-row table:style-name="ro1">
          <table:table-cell table:formula="of:=MID([.C20];30;8)" office:value-type="string" office:string-value="97910335" calcext:value-type="string">
            <text:p>97910335</text:p>
          </table:table-cell>
          <table:table-cell table:formula="of:=[.$B$1]&amp;[.A20]&amp;[.$C$1]" office:value-type="string" office:string-value="https://reader.izneo.com/read/97910335[00000:99999]/13" calcext:value-type="string">
            <text:p>https://reader.izneo.com/read/97910335[00000:99999]/13</text:p>
          </table:table-cell>
          <table:table-cell office:value-type="string" calcext:value-type="string">
            <text:p>http://reader.izneo.com/read/9791033503781?exiturl=https://www.izneo.com/fr/abo/catalog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://reader.izneo.com/read/9791026810452?exiturl=https://www.izneo.com/fr/abo/catalogue</text:p>
          </table:table-cell>
        </table:table-row>
      </table:table>
      <table:table table:name="Albums specifiques" table:style-name="ta1">
        <table:table-column table:style-name="co5" table:default-cell-style-name="Default"/>
        <table:table-column table:style-name="co6" table:default-cell-style-name="ce1"/>
        <table:table-column table:style-name="co3" table:default-cell-style-name="Default"/>
        <table:table-row table:style-name="ro1">
          <table:table-cell/>
          <table:table-cell table:style-name="ce2" office:value-type="string" calcext:value-type="string">
            <text:p><text:a xlink:href="https://reader.izneo.com/read/" xlink:type="simple">https://reader.izneo.com/read/</text:a></text:p>
          </table:table-cell>
          <table:table-cell office:value-type="string" calcext:value-type="string">
            <text:p>/[0:300]</text:p>
          </table:table-cell>
        </table:table-row>
        <table:table-row table:style-name="ro1">
          <table:table-cell table:formula="of:=MID([.C2];30;13)" office:value-type="string" office:string-value="___exemple___" calcext:value-type="string">
            <text:p>___exemple___</text:p>
          </table:table-cell>
          <table:table-cell table:style-name="Default" table:formula="of:=[.$B$1]&amp;[.A2]&amp;[.$C$1]" office:value-type="string" office:string-value="https://reader.izneo.com/read/___exemple___/[0:300]" calcext:value-type="string">
            <text:p>https://reader.izneo.com/read/___exemple___/[0:300]</text:p>
          </table:table-cell>
          <table:table-cell office:value-type="string" calcext:value-type="string">
            <text:p><text:a xlink:href="http://reader.izneo.com/read/___exemple" xlink:type="simple">http://reader.izneo.com/read/___exemple</text:a>___?exiturl=https://www.izneo.com/fr/catalogue</text:p>
          </table:table-cell>
        </table:table-row>
        <table:table-row table:style-name="ro1" table:number-rows-repeated="127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1" table:target-range-address="'Listes à parcourir'.A3:'Listes à parcourir'.C19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Albums specifiques'.A2:'Albums specifiques'.A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9">00/00/0000</text:date>, <text:time style:data-style-name="N2" text:time-value="10:27:04.8569305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oum </meta:initial-creator>
    <meta:creation-date>2017-11-06T12:57:11.198043000</meta:creation-date>
    <dc:date>2017-12-19T15:34:23.444252839</dc:date>
    <meta:editing-duration>P6DT11H28M29S</meta:editing-duration>
    <meta:editing-cycles>181</meta:editing-cycles>
    <meta:generator>LibreOffice/5.0.3.2$Linux_X86_64 LibreOffice_project/00m0$Build-2</meta:generator>
    <dc:creator>Froum </dc:creator>
    <meta:document-statistic meta:table-count="3" meta:cell-count="2923" meta:object-count="0"/>
  </office:meta>
</office:document-meta>
</file>